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lasses_color" table:style-name="ta1">
        <table:table-column table:style-name="co1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ONCATENATE(&quot;/home/driverless/ras_perception/DL_training/RAS_DATASET/&quot;;[.A1];&quot;.jpg&quot;)" office:value-type="string" office:string-value="/home/driverless/ras_perception/DL_training/RAS_DATASET/1.jpg" calcext:value-type="string">
            <text:p>/home/driverless/ras_perception/DL_training/RAS_DATASET/1.jpg</text:p>
          </table:table-cell>
          <table:table-cell table:number-columns-repeated="5"/>
          <table:table-cell office:value-type="string" calcext:value-type="string">
            <text:p>TRAINING</text:p>
          </table:table-cell>
          <table:table-cell table:number-columns-repeated="5"/>
          <table:table-cell office:value-type="string" calcext:value-type="string">
            <text:p>VALIDATION</text:p>
          </table:table-cell>
        </table:table-row>
        <table:table-row table:style-name="ro1">
          <table:table-cell office:value-type="string" calcext:value-type="string">
            <text:p>1(1)</text:p>
          </table:table-cell>
          <table:table-cell/>
          <table:table-cell table:formula="of:=CONCATENATE(&quot;/home/driverless/ras_perception/DL_training/RAS_DATASET/&quot;;[.A2];&quot;.jpg&quot;)" office:value-type="string" office:string-value="/home/driverless/ras_perception/DL_training/RAS_DATASET/1(1).jpg" calcext:value-type="string">
            <text:p>/home/driverless/ras_perception/DL_training/RAS_DATASET/1(1).jpg</text:p>
          </table:table-cell>
          <table:table-cell table:number-columns-repeated="5"/>
          <table:table-cell table:formula="of:=CONCATENATE(&quot;/home/driverless/ras_perception/DL_training/RAS_DATASET/&quot;;[.A2];&quot;.jpg&quot;)" office:value-type="string" office:string-value="/home/driverless/ras_perception/DL_training/RAS_DATASET/1(1).jpg" calcext:value-type="string">
            <text:p>/home/driverless/ras_perception/DL_training/RAS_DATASET/1(1).jpg</text:p>
          </table:table-cell>
          <table:table-cell table:number-columns-repeated="5"/>
          <table:table-cell table:formula="of:=CONCATENATE(&quot;/home/driverless/ras_perception/RAS_DATASET/&quot;;[.A2];&quot;.jpg&quot;)" office:value-type="string" office:string-value="/home/driverless/ras_perception/RAS_DATASET/1(1).jpg" calcext:value-type="string">
            <text:p>/home/driverless/ras_perception/RAS_DATASET/1(1).jpg</text:p>
          </table:table-cell>
        </table:table-row>
        <table:table-row table:style-name="ro1">
          <table:table-cell office:value-type="string" calcext:value-type="string">
            <text:p>1(2)</text:p>
          </table:table-cell>
          <table:table-cell/>
          <table:table-cell table:formula="of:=CONCATENATE(&quot;/home/driverless/ras_perception/DL_training/RAS_DATASET/&quot;;[.A3];&quot;.jpg&quot;)" office:value-type="string" office:string-value="/home/driverless/ras_perception/DL_training/RAS_DATASET/1(2).jpg" calcext:value-type="string">
            <text:p>/home/driverless/ras_perception/DL_training/RAS_DATASET/1(2).jpg</text:p>
          </table:table-cell>
          <table:table-cell table:number-columns-repeated="5"/>
          <table:table-cell table:formula="of:=CONCATENATE(&quot;/home/driverless/ras_perception/DL_training/RAS_DATASET/&quot;;[.A3];&quot;.jpg&quot;)" office:value-type="string" office:string-value="/home/driverless/ras_perception/DL_training/RAS_DATASET/1(2).jpg" calcext:value-type="string">
            <text:p>/home/driverless/ras_perception/DL_training/RAS_DATASET/1(2).jpg</text:p>
          </table:table-cell>
          <table:table-cell table:number-columns-repeated="5"/>
          <table:table-cell table:formula="of:=CONCATENATE(&quot;/home/driverless/ras_perception/RAS_DATASET/&quot;;[.A3];&quot;.jpg&quot;)" office:value-type="string" office:string-value="/home/driverless/ras_perception/RAS_DATASET/1(2).jpg" calcext:value-type="string">
            <text:p>/home/driverless/ras_perception/RAS_DATASET/1(2).jpg</text:p>
          </table:table-cell>
        </table:table-row>
        <table:table-row table:style-name="ro1">
          <table:table-cell office:value-type="string" calcext:value-type="string">
            <text:p>1(3)</text:p>
          </table:table-cell>
          <table:table-cell/>
          <table:table-cell table:formula="of:=CONCATENATE(&quot;/home/driverless/ras_perception/DL_training/RAS_DATASET/&quot;;[.A4];&quot;.jpg&quot;)" office:value-type="string" office:string-value="/home/driverless/ras_perception/DL_training/RAS_DATASET/1(3).jpg" calcext:value-type="string">
            <text:p>/home/driverless/ras_perception/DL_training/RAS_DATASET/1(3).jpg</text:p>
          </table:table-cell>
          <table:table-cell table:number-columns-repeated="5"/>
          <table:table-cell table:formula="of:=CONCATENATE(&quot;/home/driverless/ras_perception/DL_training/RAS_DATASET/&quot;;[.A4];&quot;.jpg&quot;)" office:value-type="string" office:string-value="/home/driverless/ras_perception/DL_training/RAS_DATASET/1(3).jpg" calcext:value-type="string">
            <text:p>/home/driverless/ras_perception/DL_training/RAS_DATASET/1(3).jpg</text:p>
          </table:table-cell>
          <table:table-cell table:number-columns-repeated="5"/>
          <table:table-cell table:formula="of:=CONCATENATE(&quot;/home/driverless/ras_perception/RAS_DATASET/&quot;;[.A4];&quot;.jpg&quot;)" office:value-type="string" office:string-value="/home/driverless/ras_perception/RAS_DATASET/1(3).jpg" calcext:value-type="string">
            <text:p>/home/driverless/ras_perception/RAS_DATASET/1(3).jpg</text:p>
          </table:table-cell>
        </table:table-row>
        <table:table-row table:style-name="ro1">
          <table:table-cell office:value-type="string" calcext:value-type="string">
            <text:p>1(4)</text:p>
          </table:table-cell>
          <table:table-cell/>
          <table:table-cell table:formula="of:=CONCATENATE(&quot;/home/driverless/ras_perception/DL_training/RAS_DATASET/&quot;;[.A5];&quot;.jpg&quot;)" office:value-type="string" office:string-value="/home/driverless/ras_perception/DL_training/RAS_DATASET/1(4).jpg" calcext:value-type="string">
            <text:p>/home/driverless/ras_perception/DL_training/RAS_DATASET/1(4).jpg</text:p>
          </table:table-cell>
          <table:table-cell table:number-columns-repeated="5"/>
          <table:table-cell table:formula="of:=CONCATENATE(&quot;/home/driverless/ras_perception/DL_training/RAS_DATASET/&quot;;[.A5];&quot;.jpg&quot;)" office:value-type="string" office:string-value="/home/driverless/ras_perception/DL_training/RAS_DATASET/1(4).jpg" calcext:value-type="string">
            <text:p>/home/driverless/ras_perception/DL_training/RAS_DATASET/1(4).jpg</text:p>
          </table:table-cell>
          <table:table-cell table:number-columns-repeated="5"/>
          <table:table-cell table:formula="of:=CONCATENATE(&quot;/home/driverless/ras_perception/RAS_DATASET/&quot;;[.A5];&quot;.jpg&quot;)" office:value-type="string" office:string-value="/home/driverless/ras_perception/RAS_DATASET/1(4).jpg" calcext:value-type="string">
            <text:p>/home/driverless/ras_perception/RAS_DATASET/1(4).jpg</text:p>
          </table:table-cell>
        </table:table-row>
        <table:table-row table:style-name="ro1">
          <table:table-cell office:value-type="string" calcext:value-type="string">
            <text:p>1(5)</text:p>
          </table:table-cell>
          <table:table-cell/>
          <table:table-cell table:formula="of:=CONCATENATE(&quot;/home/driverless/ras_perception/DL_training/RAS_DATASET/&quot;;[.A6];&quot;.jpg&quot;)" office:value-type="string" office:string-value="/home/driverless/ras_perception/DL_training/RAS_DATASET/1(5).jpg" calcext:value-type="string">
            <text:p>/home/driverless/ras_perception/DL_training/RAS_DATASET/1(5).jpg</text:p>
          </table:table-cell>
          <table:table-cell table:number-columns-repeated="5"/>
          <table:table-cell table:formula="of:=CONCATENATE(&quot;/home/driverless/ras_perception/DL_training/RAS_DATASET/&quot;;[.A6];&quot;.jpg&quot;)" office:value-type="string" office:string-value="/home/driverless/ras_perception/DL_training/RAS_DATASET/1(5).jpg" calcext:value-type="string">
            <text:p>/home/driverless/ras_perception/DL_training/RAS_DATASET/1(5).jpg</text:p>
          </table:table-cell>
          <table:table-cell table:number-columns-repeated="5"/>
          <table:table-cell table:formula="of:=CONCATENATE(&quot;/home/driverless/ras_perception/RAS_DATASET/&quot;;[.A6];&quot;.jpg&quot;)" office:value-type="string" office:string-value="/home/driverless/ras_perception/RAS_DATASET/1(5).jpg" calcext:value-type="string">
            <text:p>/home/driverless/ras_perception/RAS_DATASET/1(5).jpg</text:p>
          </table:table-cell>
        </table:table-row>
        <table:table-row table:style-name="ro1">
          <table:table-cell office:value-type="string" calcext:value-type="string">
            <text:p>1(7)</text:p>
          </table:table-cell>
          <table:table-cell/>
          <table:table-cell table:formula="of:=CONCATENATE(&quot;/home/driverless/ras_perception/DL_training/RAS_DATASET/&quot;;[.A7];&quot;.jpg&quot;)" office:value-type="string" office:string-value="/home/driverless/ras_perception/DL_training/RAS_DATASET/1(7).jpg" calcext:value-type="string">
            <text:p>/home/driverless/ras_perception/DL_training/RAS_DATASET/1(7).jpg</text:p>
          </table:table-cell>
          <table:table-cell table:number-columns-repeated="5"/>
          <table:table-cell table:formula="of:=CONCATENATE(&quot;/home/driverless/ras_perception/DL_training/RAS_DATASET/&quot;;[.A7];&quot;.jpg&quot;)" office:value-type="string" office:string-value="/home/driverless/ras_perception/DL_training/RAS_DATASET/1(7).jpg" calcext:value-type="string">
            <text:p>/home/driverless/ras_perception/DL_training/RAS_DATASET/1(7).jpg</text:p>
          </table:table-cell>
          <table:table-cell table:number-columns-repeated="5"/>
          <table:table-cell table:formula="of:=CONCATENATE(&quot;/home/driverless/ras_perception/RAS_DATASET/&quot;;[.A7];&quot;.jpg&quot;)" office:value-type="string" office:string-value="/home/driverless/ras_perception/RAS_DATASET/1(7).jpg" calcext:value-type="string">
            <text:p>/home/driverless/ras_perception/RAS_DATASET/1(7).jpg</text:p>
          </table:table-cell>
        </table:table-row>
        <table:table-row table:style-name="ro1">
          <table:table-cell office:value-type="string" calcext:value-type="string">
            <text:p>1(8)</text:p>
          </table:table-cell>
          <table:table-cell/>
          <table:table-cell table:formula="of:=CONCATENATE(&quot;/home/driverless/ras_perception/DL_training/RAS_DATASET/&quot;;[.A8];&quot;.jpg&quot;)" office:value-type="string" office:string-value="/home/driverless/ras_perception/DL_training/RAS_DATASET/1(8).jpg" calcext:value-type="string">
            <text:p>/home/driverless/ras_perception/DL_training/RAS_DATASET/1(8).jpg</text:p>
          </table:table-cell>
          <table:table-cell table:number-columns-repeated="5"/>
          <table:table-cell table:formula="of:=CONCATENATE(&quot;/home/driverless/ras_perception/DL_training/RAS_DATASET/&quot;;[.A8];&quot;.jpg&quot;)" office:value-type="string" office:string-value="/home/driverless/ras_perception/DL_training/RAS_DATASET/1(8).jpg" calcext:value-type="string">
            <text:p>/home/driverless/ras_perception/DL_training/RAS_DATASET/1(8).jpg</text:p>
          </table:table-cell>
          <table:table-cell table:number-columns-repeated="5"/>
          <table:table-cell table:formula="of:=CONCATENATE(&quot;/home/driverless/ras_perception/RAS_DATASET/&quot;;[.A8];&quot;.jpg&quot;)" office:value-type="string" office:string-value="/home/driverless/ras_perception/RAS_DATASET/1(8).jpg" calcext:value-type="string">
            <text:p>/home/driverless/ras_perception/RAS_DATASET/1(8).jpg</text:p>
          </table:table-cell>
        </table:table-row>
        <table:table-row table:style-name="ro1">
          <table:table-cell office:value-type="string" calcext:value-type="string">
            <text:p>1(10)</text:p>
          </table:table-cell>
          <table:table-cell/>
          <table:table-cell table:formula="of:=CONCATENATE(&quot;/home/driverless/ras_perception/DL_training/RAS_DATASET/&quot;;[.A9];&quot;.jpg&quot;)" office:value-type="string" office:string-value="/home/driverless/ras_perception/DL_training/RAS_DATASET/1(10).jpg" calcext:value-type="string">
            <text:p>/home/driverless/ras_perception/DL_training/RAS_DATASET/1(10).jpg</text:p>
          </table:table-cell>
          <table:table-cell table:number-columns-repeated="5"/>
          <table:table-cell table:formula="of:=CONCATENATE(&quot;/home/driverless/ras_perception/DL_training/RAS_DATASET/&quot;;[.A9];&quot;.jpg&quot;)" office:value-type="string" office:string-value="/home/driverless/ras_perception/DL_training/RAS_DATASET/1(10).jpg" calcext:value-type="string">
            <text:p>/home/driverless/ras_perception/DL_training/RAS_DATASET/1(10).jpg</text:p>
          </table:table-cell>
          <table:table-cell table:number-columns-repeated="5"/>
          <table:table-cell table:formula="of:=CONCATENATE(&quot;/home/driverless/ras_perception/RAS_DATASET/&quot;;[.A9];&quot;.jpg&quot;)" office:value-type="string" office:string-value="/home/driverless/ras_perception/RAS_DATASET/1(10).jpg" calcext:value-type="string">
            <text:p>/home/driverless/ras_perception/RAS_DATASET/1(10).jpg</text:p>
          </table:table-cell>
        </table:table-row>
        <table:table-row table:style-name="ro1">
          <table:table-cell office:value-type="string" calcext:value-type="string">
            <text:p>1(11)</text:p>
          </table:table-cell>
          <table:table-cell/>
          <table:table-cell table:formula="of:=CONCATENATE(&quot;/home/driverless/ras_perception/DL_training/RAS_DATASET/&quot;;[.A10];&quot;.jpg&quot;)" office:value-type="string" office:string-value="/home/driverless/ras_perception/DL_training/RAS_DATASET/1(11).jpg" calcext:value-type="string">
            <text:p>/home/driverless/ras_perception/DL_training/RAS_DATASET/1(11).jpg</text:p>
          </table:table-cell>
          <table:table-cell table:number-columns-repeated="5"/>
          <table:table-cell table:formula="of:=CONCATENATE(&quot;/home/driverless/ras_perception/DL_training/RAS_DATASET/&quot;;[.A10];&quot;.jpg&quot;)" office:value-type="string" office:string-value="/home/driverless/ras_perception/DL_training/RAS_DATASET/1(11).jpg" calcext:value-type="string">
            <text:p>/home/driverless/ras_perception/DL_training/RAS_DATASET/1(11).jpg</text:p>
          </table:table-cell>
          <table:table-cell table:number-columns-repeated="5"/>
          <table:table-cell table:formula="of:=CONCATENATE(&quot;/home/driverless/ras_perception/RAS_DATASET/&quot;;[.A10];&quot;.jpg&quot;)" office:value-type="string" office:string-value="/home/driverless/ras_perception/RAS_DATASET/1(11).jpg" calcext:value-type="string">
            <text:p>/home/driverless/ras_perception/RAS_DATASET/1(11).jpg</text:p>
          </table:table-cell>
        </table:table-row>
        <table:table-row table:style-name="ro1">
          <table:table-cell office:value-type="string" calcext:value-type="string">
            <text:p>1(12)</text:p>
          </table:table-cell>
          <table:table-cell/>
          <table:table-cell table:formula="of:=CONCATENATE(&quot;/home/driverless/ras_perception/DL_training/RAS_DATASET/&quot;;[.A11];&quot;.jpg&quot;)" office:value-type="string" office:string-value="/home/driverless/ras_perception/DL_training/RAS_DATASET/1(12).jpg" calcext:value-type="string">
            <text:p>/home/driverless/ras_perception/DL_training/RAS_DATASET/1(12).jpg</text:p>
          </table:table-cell>
          <table:table-cell table:number-columns-repeated="5"/>
          <table:table-cell table:formula="of:=CONCATENATE(&quot;/home/driverless/ras_perception/DL_training/RAS_DATASET/&quot;;[.A11];&quot;.jpg&quot;)" office:value-type="string" office:string-value="/home/driverless/ras_perception/DL_training/RAS_DATASET/1(12).jpg" calcext:value-type="string">
            <text:p>/home/driverless/ras_perception/DL_training/RAS_DATASET/1(12).jpg</text:p>
          </table:table-cell>
          <table:table-cell table:number-columns-repeated="5"/>
          <table:table-cell table:formula="of:=CONCATENATE(&quot;/home/driverless/ras_perception/RAS_DATASET/&quot;;[.A11];&quot;.jpg&quot;)" office:value-type="string" office:string-value="/home/driverless/ras_perception/RAS_DATASET/1(12).jpg" calcext:value-type="string">
            <text:p>/home/driverless/ras_perception/RAS_DATASET/1(12).jpg</text:p>
          </table:table-cell>
        </table:table-row>
        <table:table-row table:style-name="ro1">
          <table:table-cell office:value-type="string" calcext:value-type="string">
            <text:p>1(13)</text:p>
          </table:table-cell>
          <table:table-cell/>
          <table:table-cell table:formula="of:=CONCATENATE(&quot;/home/driverless/ras_perception/DL_training/RAS_DATASET/&quot;;[.A12];&quot;.jpg&quot;)" office:value-type="string" office:string-value="/home/driverless/ras_perception/DL_training/RAS_DATASET/1(13).jpg" calcext:value-type="string">
            <text:p>/home/driverless/ras_perception/DL_training/RAS_DATASET/1(13).jpg</text:p>
          </table:table-cell>
          <table:table-cell table:number-columns-repeated="5"/>
          <table:table-cell table:formula="of:=CONCATENATE(&quot;/home/driverless/ras_perception/DL_training/RAS_DATASET/&quot;;[.A12];&quot;.jpg&quot;)" office:value-type="string" office:string-value="/home/driverless/ras_perception/DL_training/RAS_DATASET/1(13).jpg" calcext:value-type="string">
            <text:p>/home/driverless/ras_perception/DL_training/RAS_DATASET/1(13).jpg</text:p>
          </table:table-cell>
          <table:table-cell table:number-columns-repeated="5"/>
          <table:table-cell table:formula="of:=CONCATENATE(&quot;/home/driverless/ras_perception/RAS_DATASET/&quot;;[.A12];&quot;.jpg&quot;)" office:value-type="string" office:string-value="/home/driverless/ras_perception/RAS_DATASET/1(13).jpg" calcext:value-type="string">
            <text:p>/home/driverless/ras_perception/RAS_DATASET/1(13)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CONCATENATE(&quot;/home/driverless/ras_perception/DL_training/RAS_DATASET/&quot;;[.A13];&quot;.jpg&quot;)" office:value-type="string" office:string-value="/home/driverless/ras_perception/DL_training/RAS_DATASET/2.jpg" calcext:value-type="string">
            <text:p>/home/driverless/ras_perception/DL_training/RAS_DATASET/2.jpg</text:p>
          </table:table-cell>
          <table:table-cell table:number-columns-repeated="5"/>
          <table:table-cell table:formula="of:=CONCATENATE(&quot;/home/driverless/ras_perception/DL_training/RAS_DATASET/&quot;;[.A13];&quot;.jpg&quot;)" office:value-type="string" office:string-value="/home/driverless/ras_perception/DL_training/RAS_DATASET/2.jpg" calcext:value-type="string">
            <text:p>/home/driverless/ras_perception/DL_training/RAS_DATASET/2.jpg</text:p>
          </table:table-cell>
          <table:table-cell table:number-columns-repeated="5"/>
          <table:table-cell table:formula="of:=CONCATENATE(&quot;/home/driverless/ras_perception/RAS_DATASET/&quot;;[.A13];&quot;.jpg&quot;)" office:value-type="string" office:string-value="/home/driverless/ras_perception/RAS_DATASET/2.jpg" calcext:value-type="string">
            <text:p>/home/driverless/ras_perception/RAS_DATASET/2.jpg</text:p>
          </table:table-cell>
        </table:table-row>
        <table:table-row table:style-name="ro1">
          <table:table-cell office:value-type="string" calcext:value-type="string">
            <text:p>2(1)</text:p>
          </table:table-cell>
          <table:table-cell/>
          <table:table-cell table:formula="of:=CONCATENATE(&quot;/home/driverless/ras_perception/DL_training/RAS_DATASET/&quot;;[.A14];&quot;.jpg&quot;)" office:value-type="string" office:string-value="/home/driverless/ras_perception/DL_training/RAS_DATASET/2(1).jpg" calcext:value-type="string">
            <text:p>/home/driverless/ras_perception/DL_training/RAS_DATASET/2(1).jpg</text:p>
          </table:table-cell>
          <table:table-cell table:number-columns-repeated="5"/>
          <table:table-cell table:formula="of:=CONCATENATE(&quot;/home/driverless/ras_perception/DL_training/RAS_DATASET/&quot;;[.A14];&quot;.jpg&quot;)" office:value-type="string" office:string-value="/home/driverless/ras_perception/DL_training/RAS_DATASET/2(1).jpg" calcext:value-type="string">
            <text:p>/home/driverless/ras_perception/DL_training/RAS_DATASET/2(1).jpg</text:p>
          </table:table-cell>
          <table:table-cell table:number-columns-repeated="5"/>
          <table:table-cell table:formula="of:=CONCATENATE(&quot;/home/driverless/ras_perception/RAS_DATASET/&quot;;[.A14];&quot;.jpg&quot;)" office:value-type="string" office:string-value="/home/driverless/ras_perception/RAS_DATASET/2(1).jpg" calcext:value-type="string">
            <text:p>/home/driverless/ras_perception/RAS_DATASET/2(1).jpg</text:p>
          </table:table-cell>
        </table:table-row>
        <table:table-row table:style-name="ro1">
          <table:table-cell office:value-type="string" calcext:value-type="string">
            <text:p>2(2)</text:p>
          </table:table-cell>
          <table:table-cell/>
          <table:table-cell table:formula="of:=CONCATENATE(&quot;/home/driverless/ras_perception/DL_training/RAS_DATASET/&quot;;[.A15];&quot;.jpg&quot;)" office:value-type="string" office:string-value="/home/driverless/ras_perception/DL_training/RAS_DATASET/2(2).jpg" calcext:value-type="string">
            <text:p>/home/driverless/ras_perception/DL_training/RAS_DATASET/2(2).jpg</text:p>
          </table:table-cell>
          <table:table-cell table:number-columns-repeated="5"/>
          <table:table-cell table:formula="of:=CONCATENATE(&quot;/home/driverless/ras_perception/DL_training/RAS_DATASET/&quot;;[.A15];&quot;.jpg&quot;)" office:value-type="string" office:string-value="/home/driverless/ras_perception/DL_training/RAS_DATASET/2(2).jpg" calcext:value-type="string">
            <text:p>/home/driverless/ras_perception/DL_training/RAS_DATASET/2(2).jpg</text:p>
          </table:table-cell>
          <table:table-cell table:number-columns-repeated="5"/>
          <table:table-cell table:formula="of:=CONCATENATE(&quot;/home/driverless/ras_perception/RAS_DATASET/&quot;;[.A15];&quot;.jpg&quot;)" office:value-type="string" office:string-value="/home/driverless/ras_perception/RAS_DATASET/2(2).jpg" calcext:value-type="string">
            <text:p>/home/driverless/ras_perception/RAS_DATASET/2(2).jpg</text:p>
          </table:table-cell>
        </table:table-row>
        <table:table-row table:style-name="ro1">
          <table:table-cell office:value-type="string" calcext:value-type="string">
            <text:p>2(4)</text:p>
          </table:table-cell>
          <table:table-cell/>
          <table:table-cell table:formula="of:=CONCATENATE(&quot;/home/driverless/ras_perception/DL_training/RAS_DATASET/&quot;;[.A16];&quot;.jpg&quot;)" office:value-type="string" office:string-value="/home/driverless/ras_perception/DL_training/RAS_DATASET/2(4).jpg" calcext:value-type="string">
            <text:p>/home/driverless/ras_perception/DL_training/RAS_DATASET/2(4).jpg</text:p>
          </table:table-cell>
          <table:table-cell table:number-columns-repeated="5"/>
          <table:table-cell table:formula="of:=CONCATENATE(&quot;/home/driverless/ras_perception/DL_training/RAS_DATASET/&quot;;[.A16];&quot;.jpg&quot;)" office:value-type="string" office:string-value="/home/driverless/ras_perception/DL_training/RAS_DATASET/2(4).jpg" calcext:value-type="string">
            <text:p>/home/driverless/ras_perception/DL_training/RAS_DATASET/2(4).jpg</text:p>
          </table:table-cell>
          <table:table-cell table:number-columns-repeated="5"/>
          <table:table-cell table:formula="of:=CONCATENATE(&quot;/home/driverless/ras_perception/RAS_DATASET/&quot;;[.A16];&quot;.jpg&quot;)" office:value-type="string" office:string-value="/home/driverless/ras_perception/RAS_DATASET/2(4).jpg" calcext:value-type="string">
            <text:p>/home/driverless/ras_perception/RAS_DATASET/2(4).jpg</text:p>
          </table:table-cell>
        </table:table-row>
        <table:table-row table:style-name="ro1">
          <table:table-cell office:value-type="string" calcext:value-type="string">
            <text:p>2(7)</text:p>
          </table:table-cell>
          <table:table-cell/>
          <table:table-cell table:formula="of:=CONCATENATE(&quot;/home/driverless/ras_perception/DL_training/RAS_DATASET/&quot;;[.A17];&quot;.jpg&quot;)" office:value-type="string" office:string-value="/home/driverless/ras_perception/DL_training/RAS_DATASET/2(7).jpg" calcext:value-type="string">
            <text:p>/home/driverless/ras_perception/DL_training/RAS_DATASET/2(7).jpg</text:p>
          </table:table-cell>
          <table:table-cell table:number-columns-repeated="5"/>
          <table:table-cell table:formula="of:=CONCATENATE(&quot;/home/driverless/ras_perception/DL_training/RAS_DATASET/&quot;;[.A17];&quot;.jpg&quot;)" office:value-type="string" office:string-value="/home/driverless/ras_perception/DL_training/RAS_DATASET/2(7).jpg" calcext:value-type="string">
            <text:p>/home/driverless/ras_perception/DL_training/RAS_DATASET/2(7).jpg</text:p>
          </table:table-cell>
          <table:table-cell table:number-columns-repeated="5"/>
          <table:table-cell table:formula="of:=CONCATENATE(&quot;/home/driverless/ras_perception/RAS_DATASET/&quot;;[.A17];&quot;.jpg&quot;)" office:value-type="string" office:string-value="/home/driverless/ras_perception/RAS_DATASET/2(7).jpg" calcext:value-type="string">
            <text:p>/home/driverless/ras_perception/RAS_DATASET/2(7).jpg</text:p>
          </table:table-cell>
        </table:table-row>
        <table:table-row table:style-name="ro1">
          <table:table-cell office:value-type="string" calcext:value-type="string">
            <text:p>2(8)</text:p>
          </table:table-cell>
          <table:table-cell/>
          <table:table-cell table:formula="of:=CONCATENATE(&quot;/home/driverless/ras_perception/DL_training/RAS_DATASET/&quot;;[.A18];&quot;.jpg&quot;)" office:value-type="string" office:string-value="/home/driverless/ras_perception/DL_training/RAS_DATASET/2(8).jpg" calcext:value-type="string">
            <text:p>/home/driverless/ras_perception/DL_training/RAS_DATASET/2(8).jpg</text:p>
          </table:table-cell>
          <table:table-cell table:number-columns-repeated="5"/>
          <table:table-cell table:formula="of:=CONCATENATE(&quot;/home/driverless/ras_perception/DL_training/RAS_DATASET/&quot;;[.A18];&quot;.jpg&quot;)" office:value-type="string" office:string-value="/home/driverless/ras_perception/DL_training/RAS_DATASET/2(8).jpg" calcext:value-type="string">
            <text:p>/home/driverless/ras_perception/DL_training/RAS_DATASET/2(8).jpg</text:p>
          </table:table-cell>
          <table:table-cell table:number-columns-repeated="5"/>
          <table:table-cell table:formula="of:=CONCATENATE(&quot;/home/driverless/ras_perception/RAS_DATASET/&quot;;[.A18];&quot;.jpg&quot;)" office:value-type="string" office:string-value="/home/driverless/ras_perception/RAS_DATASET/2(8).jpg" calcext:value-type="string">
            <text:p>/home/driverless/ras_perception/RAS_DATASET/2(8).jpg</text:p>
          </table:table-cell>
        </table:table-row>
        <table:table-row table:style-name="ro1">
          <table:table-cell office:value-type="string" calcext:value-type="string">
            <text:p>2(9)</text:p>
          </table:table-cell>
          <table:table-cell/>
          <table:table-cell table:formula="of:=CONCATENATE(&quot;/home/driverless/ras_perception/DL_training/RAS_DATASET/&quot;;[.A19];&quot;.jpg&quot;)" office:value-type="string" office:string-value="/home/driverless/ras_perception/DL_training/RAS_DATASET/2(9).jpg" calcext:value-type="string">
            <text:p>/home/driverless/ras_perception/DL_training/RAS_DATASET/2(9).jpg</text:p>
          </table:table-cell>
          <table:table-cell table:number-columns-repeated="5"/>
          <table:table-cell table:formula="of:=CONCATENATE(&quot;/home/driverless/ras_perception/DL_training/RAS_DATASET/&quot;;[.A19];&quot;.jpg&quot;)" office:value-type="string" office:string-value="/home/driverless/ras_perception/DL_training/RAS_DATASET/2(9).jpg" calcext:value-type="string">
            <text:p>/home/driverless/ras_perception/DL_training/RAS_DATASET/2(9).jpg</text:p>
          </table:table-cell>
          <table:table-cell table:number-columns-repeated="5"/>
          <table:table-cell table:formula="of:=CONCATENATE(&quot;/home/driverless/ras_perception/RAS_DATASET/&quot;;[.A19];&quot;.jpg&quot;)" office:value-type="string" office:string-value="/home/driverless/ras_perception/RAS_DATASET/2(9).jpg" calcext:value-type="string">
            <text:p>/home/driverless/ras_perception/RAS_DATASET/2(9).jpg</text:p>
          </table:table-cell>
        </table:table-row>
        <table:table-row table:style-name="ro1">
          <table:table-cell office:value-type="string" calcext:value-type="string">
            <text:p>2(10)</text:p>
          </table:table-cell>
          <table:table-cell/>
          <table:table-cell table:formula="of:=CONCATENATE(&quot;/home/driverless/ras_perception/DL_training/RAS_DATASET/&quot;;[.A20];&quot;.jpg&quot;)" office:value-type="string" office:string-value="/home/driverless/ras_perception/DL_training/RAS_DATASET/2(10).jpg" calcext:value-type="string">
            <text:p>/home/driverless/ras_perception/DL_training/RAS_DATASET/2(10).jpg</text:p>
          </table:table-cell>
          <table:table-cell table:number-columns-repeated="5"/>
          <table:table-cell table:formula="of:=CONCATENATE(&quot;/home/driverless/ras_perception/DL_training/RAS_DATASET/&quot;;[.A20];&quot;.jpg&quot;)" office:value-type="string" office:string-value="/home/driverless/ras_perception/DL_training/RAS_DATASET/2(10).jpg" calcext:value-type="string">
            <text:p>/home/driverless/ras_perception/DL_training/RAS_DATASET/2(10).jpg</text:p>
          </table:table-cell>
          <table:table-cell table:number-columns-repeated="5"/>
          <table:table-cell table:formula="of:=CONCATENATE(&quot;/home/driverless/ras_perception/RAS_DATASET/&quot;;[.A20];&quot;.jpg&quot;)" office:value-type="string" office:string-value="/home/driverless/ras_perception/RAS_DATASET/2(10).jpg" calcext:value-type="string">
            <text:p>/home/driverless/ras_perception/RAS_DATASET/2(10).jpg</text:p>
          </table:table-cell>
        </table:table-row>
        <table:table-row table:style-name="ro1">
          <table:table-cell office:value-type="string" calcext:value-type="string">
            <text:p>2(11)</text:p>
          </table:table-cell>
          <table:table-cell/>
          <table:table-cell table:formula="of:=CONCATENATE(&quot;/home/driverless/ras_perception/DL_training/RAS_DATASET/&quot;;[.A21];&quot;.jpg&quot;)" office:value-type="string" office:string-value="/home/driverless/ras_perception/DL_training/RAS_DATASET/2(11).jpg" calcext:value-type="string">
            <text:p>/home/driverless/ras_perception/DL_training/RAS_DATASET/2(11).jpg</text:p>
          </table:table-cell>
          <table:table-cell table:number-columns-repeated="5"/>
          <table:table-cell table:formula="of:=CONCATENATE(&quot;/home/driverless/ras_perception/DL_training/RAS_DATASET/&quot;;[.A21];&quot;.jpg&quot;)" office:value-type="string" office:string-value="/home/driverless/ras_perception/DL_training/RAS_DATASET/2(11).jpg" calcext:value-type="string">
            <text:p>/home/driverless/ras_perception/DL_training/RAS_DATASET/2(11).jpg</text:p>
          </table:table-cell>
          <table:table-cell table:number-columns-repeated="5"/>
          <table:table-cell table:formula="of:=CONCATENATE(&quot;/home/driverless/ras_perception/RAS_DATASET/&quot;;[.A21];&quot;.jpg&quot;)" office:value-type="string" office:string-value="/home/driverless/ras_perception/RAS_DATASET/2(11).jpg" calcext:value-type="string">
            <text:p>/home/driverless/ras_perception/RAS_DATASET/2(11).jpg</text:p>
          </table:table-cell>
        </table:table-row>
        <table:table-row table:style-name="ro1">
          <table:table-cell office:value-type="string" calcext:value-type="string">
            <text:p>2(12)</text:p>
          </table:table-cell>
          <table:table-cell/>
          <table:table-cell table:formula="of:=CONCATENATE(&quot;/home/driverless/ras_perception/DL_training/RAS_DATASET/&quot;;[.A22];&quot;.jpg&quot;)" office:value-type="string" office:string-value="/home/driverless/ras_perception/DL_training/RAS_DATASET/2(12).jpg" calcext:value-type="string">
            <text:p>/home/driverless/ras_perception/DL_training/RAS_DATASET/2(12).jpg</text:p>
          </table:table-cell>
          <table:table-cell table:number-columns-repeated="5"/>
          <table:table-cell table:formula="of:=CONCATENATE(&quot;/home/driverless/ras_perception/DL_training/RAS_DATASET/&quot;;[.A22];&quot;.jpg&quot;)" office:value-type="string" office:string-value="/home/driverless/ras_perception/DL_training/RAS_DATASET/2(12).jpg" calcext:value-type="string">
            <text:p>/home/driverless/ras_perception/DL_training/RAS_DATASET/2(12).jpg</text:p>
          </table:table-cell>
          <table:table-cell table:number-columns-repeated="5"/>
          <table:table-cell table:formula="of:=CONCATENATE(&quot;/home/driverless/ras_perception/RAS_DATASET/&quot;;[.A22];&quot;.jpg&quot;)" office:value-type="string" office:string-value="/home/driverless/ras_perception/RAS_DATASET/2(12).jpg" calcext:value-type="string">
            <text:p>/home/driverless/ras_perception/RAS_DATASET/2(12).jpg</text:p>
          </table:table-cell>
        </table:table-row>
        <table:table-row table:style-name="ro1">
          <table:table-cell office:value-type="string" calcext:value-type="string">
            <text:p>2(13)</text:p>
          </table:table-cell>
          <table:table-cell/>
          <table:table-cell table:formula="of:=CONCATENATE(&quot;/home/driverless/ras_perception/DL_training/RAS_DATASET/&quot;;[.A23];&quot;.jpg&quot;)" office:value-type="string" office:string-value="/home/driverless/ras_perception/DL_training/RAS_DATASET/2(13).jpg" calcext:value-type="string">
            <text:p>/home/driverless/ras_perception/DL_training/RAS_DATASET/2(13).jpg</text:p>
          </table:table-cell>
          <table:table-cell table:number-columns-repeated="5"/>
          <table:table-cell table:formula="of:=CONCATENATE(&quot;/home/driverless/ras_perception/DL_training/RAS_DATASET/&quot;;[.A23];&quot;.jpg&quot;)" office:value-type="string" office:string-value="/home/driverless/ras_perception/DL_training/RAS_DATASET/2(13).jpg" calcext:value-type="string">
            <text:p>/home/driverless/ras_perception/DL_training/RAS_DATASET/2(13).jpg</text:p>
          </table:table-cell>
          <table:table-cell table:number-columns-repeated="5"/>
          <table:table-cell table:formula="of:=CONCATENATE(&quot;/home/driverless/ras_perception/RAS_DATASET/&quot;;[.A23];&quot;.jpg&quot;)" office:value-type="string" office:string-value="/home/driverless/ras_perception/RAS_DATASET/2(13).jpg" calcext:value-type="string">
            <text:p>/home/driverless/ras_perception/RAS_DATASET/2(13)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ONCATENATE(&quot;/home/driverless/ras_perception/DL_training/RAS_DATASET/&quot;;[.A24];&quot;.jpg&quot;)" office:value-type="string" office:string-value="/home/driverless/ras_perception/DL_training/RAS_DATASET/3.jpg" calcext:value-type="string">
            <text:p>/home/driverless/ras_perception/DL_training/RAS_DATASET/3.jpg</text:p>
          </table:table-cell>
          <table:table-cell table:number-columns-repeated="5"/>
          <table:table-cell table:formula="of:=CONCATENATE(&quot;/home/driverless/ras_perception/DL_training/RAS_DATASET/&quot;;[.A24];&quot;.jpg&quot;)" office:value-type="string" office:string-value="/home/driverless/ras_perception/DL_training/RAS_DATASET/3.jpg" calcext:value-type="string">
            <text:p>/home/driverless/ras_perception/DL_training/RAS_DATASET/3.jpg</text:p>
          </table:table-cell>
          <table:table-cell table:number-columns-repeated="5"/>
          <table:table-cell table:formula="of:=CONCATENATE(&quot;/home/driverless/ras_perception/RAS_DATASET/&quot;;[.A24];&quot;.jpg&quot;)" office:value-type="string" office:string-value="/home/driverless/ras_perception/RAS_DATASET/3.jpg" calcext:value-type="string">
            <text:p>/home/driverless/ras_perception/RAS_DATASET/3.jpg</text:p>
          </table:table-cell>
        </table:table-row>
        <table:table-row table:style-name="ro1">
          <table:table-cell office:value-type="string" calcext:value-type="string">
            <text:p>3(2)</text:p>
          </table:table-cell>
          <table:table-cell/>
          <table:table-cell table:formula="of:=CONCATENATE(&quot;/home/driverless/ras_perception/DL_training/RAS_DATASET/&quot;;[.A25];&quot;.jpg&quot;)" office:value-type="string" office:string-value="/home/driverless/ras_perception/DL_training/RAS_DATASET/3(2).jpg" calcext:value-type="string">
            <text:p>/home/driverless/ras_perception/DL_training/RAS_DATASET/3(2).jpg</text:p>
          </table:table-cell>
          <table:table-cell table:number-columns-repeated="5"/>
          <table:table-cell table:formula="of:=CONCATENATE(&quot;/home/driverless/ras_perception/DL_training/RAS_DATASET/&quot;;[.A25];&quot;.jpg&quot;)" office:value-type="string" office:string-value="/home/driverless/ras_perception/DL_training/RAS_DATASET/3(2).jpg" calcext:value-type="string">
            <text:p>/home/driverless/ras_perception/DL_training/RAS_DATASET/3(2).jpg</text:p>
          </table:table-cell>
          <table:table-cell table:number-columns-repeated="5"/>
          <table:table-cell table:formula="of:=CONCATENATE(&quot;/home/driverless/ras_perception/RAS_DATASET/&quot;;[.A25];&quot;.jpg&quot;)" office:value-type="string" office:string-value="/home/driverless/ras_perception/RAS_DATASET/3(2).jpg" calcext:value-type="string">
            <text:p>/home/driverless/ras_perception/RAS_DATASET/3(2).jpg</text:p>
          </table:table-cell>
        </table:table-row>
        <table:table-row table:style-name="ro1">
          <table:table-cell office:value-type="string" calcext:value-type="string">
            <text:p>3(4)</text:p>
          </table:table-cell>
          <table:table-cell/>
          <table:table-cell table:formula="of:=CONCATENATE(&quot;/home/driverless/ras_perception/DL_training/RAS_DATASET/&quot;;[.A26];&quot;.jpg&quot;)" office:value-type="string" office:string-value="/home/driverless/ras_perception/DL_training/RAS_DATASET/3(4).jpg" calcext:value-type="string">
            <text:p>/home/driverless/ras_perception/DL_training/RAS_DATASET/3(4).jpg</text:p>
          </table:table-cell>
          <table:table-cell table:number-columns-repeated="5"/>
          <table:table-cell table:formula="of:=CONCATENATE(&quot;/home/driverless/ras_perception/DL_training/RAS_DATASET/&quot;;[.A26];&quot;.jpg&quot;)" office:value-type="string" office:string-value="/home/driverless/ras_perception/DL_training/RAS_DATASET/3(4).jpg" calcext:value-type="string">
            <text:p>/home/driverless/ras_perception/DL_training/RAS_DATASET/3(4).jpg</text:p>
          </table:table-cell>
          <table:table-cell table:number-columns-repeated="5"/>
          <table:table-cell table:formula="of:=CONCATENATE(&quot;/home/driverless/ras_perception/RAS_DATASET/&quot;;[.A26];&quot;.jpg&quot;)" office:value-type="string" office:string-value="/home/driverless/ras_perception/RAS_DATASET/3(4).jpg" calcext:value-type="string">
            <text:p>/home/driverless/ras_perception/RAS_DATASET/3(4).jpg</text:p>
          </table:table-cell>
        </table:table-row>
        <table:table-row table:style-name="ro1">
          <table:table-cell office:value-type="string" calcext:value-type="string">
            <text:p>3(7)</text:p>
          </table:table-cell>
          <table:table-cell/>
          <table:table-cell table:formula="of:=CONCATENATE(&quot;/home/driverless/ras_perception/DL_training/RAS_DATASET/&quot;;[.A27];&quot;.jpg&quot;)" office:value-type="string" office:string-value="/home/driverless/ras_perception/DL_training/RAS_DATASET/3(7).jpg" calcext:value-type="string">
            <text:p>/home/driverless/ras_perception/DL_training/RAS_DATASET/3(7).jpg</text:p>
          </table:table-cell>
          <table:table-cell table:number-columns-repeated="5"/>
          <table:table-cell table:formula="of:=CONCATENATE(&quot;/home/driverless/ras_perception/DL_training/RAS_DATASET/&quot;;[.A27];&quot;.jpg&quot;)" office:value-type="string" office:string-value="/home/driverless/ras_perception/DL_training/RAS_DATASET/3(7).jpg" calcext:value-type="string">
            <text:p>/home/driverless/ras_perception/DL_training/RAS_DATASET/3(7).jpg</text:p>
          </table:table-cell>
          <table:table-cell table:number-columns-repeated="5"/>
          <table:table-cell table:formula="of:=CONCATENATE(&quot;/home/driverless/ras_perception/RAS_DATASET/&quot;;[.A27];&quot;.jpg&quot;)" office:value-type="string" office:string-value="/home/driverless/ras_perception/RAS_DATASET/3(7).jpg" calcext:value-type="string">
            <text:p>/home/driverless/ras_perception/RAS_DATASET/3(7).jpg</text:p>
          </table:table-cell>
        </table:table-row>
        <table:table-row table:style-name="ro1">
          <table:table-cell office:value-type="string" calcext:value-type="string">
            <text:p>3(8)</text:p>
          </table:table-cell>
          <table:table-cell/>
          <table:table-cell table:formula="of:=CONCATENATE(&quot;/home/driverless/ras_perception/DL_training/RAS_DATASET/&quot;;[.A28];&quot;.jpg&quot;)" office:value-type="string" office:string-value="/home/driverless/ras_perception/DL_training/RAS_DATASET/3(8).jpg" calcext:value-type="string">
            <text:p>/home/driverless/ras_perception/DL_training/RAS_DATASET/3(8).jpg</text:p>
          </table:table-cell>
          <table:table-cell table:number-columns-repeated="5"/>
          <table:table-cell table:formula="of:=CONCATENATE(&quot;/home/driverless/ras_perception/DL_training/RAS_DATASET/&quot;;[.A28];&quot;.jpg&quot;)" office:value-type="string" office:string-value="/home/driverless/ras_perception/DL_training/RAS_DATASET/3(8).jpg" calcext:value-type="string">
            <text:p>/home/driverless/ras_perception/DL_training/RAS_DATASET/3(8).jpg</text:p>
          </table:table-cell>
          <table:table-cell table:number-columns-repeated="5"/>
          <table:table-cell table:formula="of:=CONCATENATE(&quot;/home/driverless/ras_perception/RAS_DATASET/&quot;;[.A28];&quot;.jpg&quot;)" office:value-type="string" office:string-value="/home/driverless/ras_perception/RAS_DATASET/3(8).jpg" calcext:value-type="string">
            <text:p>/home/driverless/ras_perception/RAS_DATASET/3(8).jpg</text:p>
          </table:table-cell>
        </table:table-row>
        <table:table-row table:style-name="ro1">
          <table:table-cell office:value-type="string" calcext:value-type="string">
            <text:p>3(9)</text:p>
          </table:table-cell>
          <table:table-cell/>
          <table:table-cell table:formula="of:=CONCATENATE(&quot;/home/driverless/ras_perception/DL_training/RAS_DATASET/&quot;;[.A29];&quot;.jpg&quot;)" office:value-type="string" office:string-value="/home/driverless/ras_perception/DL_training/RAS_DATASET/3(9).jpg" calcext:value-type="string">
            <text:p>/home/driverless/ras_perception/DL_training/RAS_DATASET/3(9).jpg</text:p>
          </table:table-cell>
          <table:table-cell table:number-columns-repeated="5"/>
          <table:table-cell table:formula="of:=CONCATENATE(&quot;/home/driverless/ras_perception/DL_training/RAS_DATASET/&quot;;[.A29];&quot;.jpg&quot;)" office:value-type="string" office:string-value="/home/driverless/ras_perception/DL_training/RAS_DATASET/3(9).jpg" calcext:value-type="string">
            <text:p>/home/driverless/ras_perception/DL_training/RAS_DATASET/3(9).jpg</text:p>
          </table:table-cell>
          <table:table-cell table:number-columns-repeated="5"/>
          <table:table-cell table:formula="of:=CONCATENATE(&quot;/home/driverless/ras_perception/RAS_DATASET/&quot;;[.A29];&quot;.jpg&quot;)" office:value-type="string" office:string-value="/home/driverless/ras_perception/RAS_DATASET/3(9).jpg" calcext:value-type="string">
            <text:p>/home/driverless/ras_perception/RAS_DATASET/3(9).jpg</text:p>
          </table:table-cell>
        </table:table-row>
        <table:table-row table:style-name="ro1">
          <table:table-cell office:value-type="string" calcext:value-type="string">
            <text:p>3(11)</text:p>
          </table:table-cell>
          <table:table-cell/>
          <table:table-cell table:formula="of:=CONCATENATE(&quot;/home/driverless/ras_perception/DL_training/RAS_DATASET/&quot;;[.A30];&quot;.jpg&quot;)" office:value-type="string" office:string-value="/home/driverless/ras_perception/DL_training/RAS_DATASET/3(11).jpg" calcext:value-type="string">
            <text:p>/home/driverless/ras_perception/DL_training/RAS_DATASET/3(11).jpg</text:p>
          </table:table-cell>
          <table:table-cell table:number-columns-repeated="5"/>
          <table:table-cell table:formula="of:=CONCATENATE(&quot;/home/driverless/ras_perception/DL_training/RAS_DATASET/&quot;;[.A30];&quot;.jpg&quot;)" office:value-type="string" office:string-value="/home/driverless/ras_perception/DL_training/RAS_DATASET/3(11).jpg" calcext:value-type="string">
            <text:p>/home/driverless/ras_perception/DL_training/RAS_DATASET/3(11).jpg</text:p>
          </table:table-cell>
          <table:table-cell table:number-columns-repeated="5"/>
          <table:table-cell table:formula="of:=CONCATENATE(&quot;/home/driverless/ras_perception/RAS_DATASET/&quot;;[.A30];&quot;.jpg&quot;)" office:value-type="string" office:string-value="/home/driverless/ras_perception/RAS_DATASET/3(11).jpg" calcext:value-type="string">
            <text:p>/home/driverless/ras_perception/RAS_DATASET/3(11).jpg</text:p>
          </table:table-cell>
        </table:table-row>
        <table:table-row table:style-name="ro1">
          <table:table-cell office:value-type="string" calcext:value-type="string">
            <text:p>3(12)</text:p>
          </table:table-cell>
          <table:table-cell/>
          <table:table-cell table:formula="of:=CONCATENATE(&quot;/home/driverless/ras_perception/DL_training/RAS_DATASET/&quot;;[.A31];&quot;.jpg&quot;)" office:value-type="string" office:string-value="/home/driverless/ras_perception/DL_training/RAS_DATASET/3(12).jpg" calcext:value-type="string">
            <text:p>/home/driverless/ras_perception/DL_training/RAS_DATASET/3(12).jpg</text:p>
          </table:table-cell>
          <table:table-cell table:number-columns-repeated="5"/>
          <table:table-cell table:formula="of:=CONCATENATE(&quot;/home/driverless/ras_perception/DL_training/RAS_DATASET/&quot;;[.A31];&quot;.jpg&quot;)" office:value-type="string" office:string-value="/home/driverless/ras_perception/DL_training/RAS_DATASET/3(12).jpg" calcext:value-type="string">
            <text:p>/home/driverless/ras_perception/DL_training/RAS_DATASET/3(12).jpg</text:p>
          </table:table-cell>
          <table:table-cell table:number-columns-repeated="5"/>
          <table:table-cell table:formula="of:=CONCATENATE(&quot;/home/driverless/ras_perception/RAS_DATASET/&quot;;[.A31];&quot;.jpg&quot;)" office:value-type="string" office:string-value="/home/driverless/ras_perception/RAS_DATASET/3(12).jpg" calcext:value-type="string">
            <text:p>/home/driverless/ras_perception/RAS_DATASET/3(12).jpg</text:p>
          </table:table-cell>
        </table:table-row>
        <table:table-row table:style-name="ro1">
          <table:table-cell office:value-type="string" calcext:value-type="string">
            <text:p>3(13)</text:p>
          </table:table-cell>
          <table:table-cell/>
          <table:table-cell table:formula="of:=CONCATENATE(&quot;/home/driverless/ras_perception/DL_training/RAS_DATASET/&quot;;[.A32];&quot;.jpg&quot;)" office:value-type="string" office:string-value="/home/driverless/ras_perception/DL_training/RAS_DATASET/3(13).jpg" calcext:value-type="string">
            <text:p>/home/driverless/ras_perception/DL_training/RAS_DATASET/3(13).jpg</text:p>
          </table:table-cell>
          <table:table-cell table:number-columns-repeated="5"/>
          <table:table-cell table:formula="of:=CONCATENATE(&quot;/home/driverless/ras_perception/DL_training/RAS_DATASET/&quot;;[.A32];&quot;.jpg&quot;)" office:value-type="string" office:string-value="/home/driverless/ras_perception/DL_training/RAS_DATASET/3(13).jpg" calcext:value-type="string">
            <text:p>/home/driverless/ras_perception/DL_training/RAS_DATASET/3(13).jpg</text:p>
          </table:table-cell>
          <table:table-cell table:number-columns-repeated="5"/>
          <table:table-cell table:formula="of:=CONCATENATE(&quot;/home/driverless/ras_perception/RAS_DATASET/&quot;;[.A32];&quot;.jpg&quot;)" office:value-type="string" office:string-value="/home/driverless/ras_perception/RAS_DATASET/3(13).jpg" calcext:value-type="string">
            <text:p>/home/driverless/ras_perception/RAS_DATASET/3(13)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NCATENATE(&quot;/home/driverless/ras_perception/DL_training/RAS_DATASET/&quot;;[.A33];&quot;.jpg&quot;)" office:value-type="string" office:string-value="/home/driverless/ras_perception/DL_training/RAS_DATASET/4.jpg" calcext:value-type="string">
            <text:p>/home/driverless/ras_perception/DL_training/RAS_DATASET/4.jpg</text:p>
          </table:table-cell>
          <table:table-cell table:number-columns-repeated="5"/>
          <table:table-cell table:formula="of:=CONCATENATE(&quot;/home/driverless/ras_perception/DL_training/RAS_DATASET/&quot;;[.A33];&quot;.jpg&quot;)" office:value-type="string" office:string-value="/home/driverless/ras_perception/DL_training/RAS_DATASET/4.jpg" calcext:value-type="string">
            <text:p>/home/driverless/ras_perception/DL_training/RAS_DATASET/4.jpg</text:p>
          </table:table-cell>
          <table:table-cell table:number-columns-repeated="5"/>
          <table:table-cell table:formula="of:=CONCATENATE(&quot;/home/driverless/ras_perception/RAS_DATASET/&quot;;[.A33];&quot;.jpg&quot;)" office:value-type="string" office:string-value="/home/driverless/ras_perception/RAS_DATASET/4.jpg" calcext:value-type="string">
            <text:p>/home/driverless/ras_perception/RAS_DATASET/4.jpg</text:p>
          </table:table-cell>
        </table:table-row>
        <table:table-row table:style-name="ro1">
          <table:table-cell office:value-type="string" calcext:value-type="string">
            <text:p>4(9)</text:p>
          </table:table-cell>
          <table:table-cell/>
          <table:table-cell table:formula="of:=CONCATENATE(&quot;/home/driverless/ras_perception/DL_training/RAS_DATASET/&quot;;[.A34];&quot;.jpg&quot;)" office:value-type="string" office:string-value="/home/driverless/ras_perception/DL_training/RAS_DATASET/4(9).jpg" calcext:value-type="string">
            <text:p>/home/driverless/ras_perception/DL_training/RAS_DATASET/4(9).jpg</text:p>
          </table:table-cell>
          <table:table-cell table:number-columns-repeated="5"/>
          <table:table-cell table:formula="of:=CONCATENATE(&quot;/home/driverless/ras_perception/DL_training/RAS_DATASET/&quot;;[.A34];&quot;.jpg&quot;)" office:value-type="string" office:string-value="/home/driverless/ras_perception/DL_training/RAS_DATASET/4(9).jpg" calcext:value-type="string">
            <text:p>/home/driverless/ras_perception/DL_training/RAS_DATASET/4(9).jpg</text:p>
          </table:table-cell>
          <table:table-cell table:number-columns-repeated="5"/>
          <table:table-cell table:formula="of:=CONCATENATE(&quot;/home/driverless/ras_perception/RAS_DATASET/&quot;;[.A34];&quot;.jpg&quot;)" office:value-type="string" office:string-value="/home/driverless/ras_perception/RAS_DATASET/4(9).jpg" calcext:value-type="string">
            <text:p>/home/driverless/ras_perception/RAS_DATASET/4(9).jpg</text:p>
          </table:table-cell>
        </table:table-row>
        <table:table-row table:style-name="ro1">
          <table:table-cell office:value-type="string" calcext:value-type="string">
            <text:p>4(11)</text:p>
          </table:table-cell>
          <table:table-cell/>
          <table:table-cell table:formula="of:=CONCATENATE(&quot;/home/driverless/ras_perception/DL_training/RAS_DATASET/&quot;;[.A35];&quot;.jpg&quot;)" office:value-type="string" office:string-value="/home/driverless/ras_perception/DL_training/RAS_DATASET/4(11).jpg" calcext:value-type="string">
            <text:p>/home/driverless/ras_perception/DL_training/RAS_DATASET/4(11).jpg</text:p>
          </table:table-cell>
          <table:table-cell table:number-columns-repeated="5"/>
          <table:table-cell table:formula="of:=CONCATENATE(&quot;/home/driverless/ras_perception/DL_training/RAS_DATASET/&quot;;[.A35];&quot;.jpg&quot;)" office:value-type="string" office:string-value="/home/driverless/ras_perception/DL_training/RAS_DATASET/4(11).jpg" calcext:value-type="string">
            <text:p>/home/driverless/ras_perception/DL_training/RAS_DATASET/4(11).jpg</text:p>
          </table:table-cell>
          <table:table-cell table:number-columns-repeated="5"/>
          <table:table-cell table:formula="of:=CONCATENATE(&quot;/home/driverless/ras_perception/RAS_DATASET/&quot;;[.A35];&quot;.jpg&quot;)" office:value-type="string" office:string-value="/home/driverless/ras_perception/RAS_DATASET/4(11).jpg" calcext:value-type="string">
            <text:p>/home/driverless/ras_perception/RAS_DATASET/4(11).jpg</text:p>
          </table:table-cell>
        </table:table-row>
        <table:table-row table:style-name="ro1">
          <table:table-cell office:value-type="string" calcext:value-type="string">
            <text:p>4(13)</text:p>
          </table:table-cell>
          <table:table-cell/>
          <table:table-cell table:formula="of:=CONCATENATE(&quot;/home/driverless/ras_perception/DL_training/RAS_DATASET/&quot;;[.A36];&quot;.jpg&quot;)" office:value-type="string" office:string-value="/home/driverless/ras_perception/DL_training/RAS_DATASET/4(13).jpg" calcext:value-type="string">
            <text:p>/home/driverless/ras_perception/DL_training/RAS_DATASET/4(13).jpg</text:p>
          </table:table-cell>
          <table:table-cell table:number-columns-repeated="5"/>
          <table:table-cell table:formula="of:=CONCATENATE(&quot;/home/driverless/ras_perception/DL_training/RAS_DATASET/&quot;;[.A36];&quot;.jpg&quot;)" office:value-type="string" office:string-value="/home/driverless/ras_perception/DL_training/RAS_DATASET/4(13).jpg" calcext:value-type="string">
            <text:p>/home/driverless/ras_perception/DL_training/RAS_DATASET/4(13).jpg</text:p>
          </table:table-cell>
          <table:table-cell table:number-columns-repeated="5"/>
          <table:table-cell table:formula="of:=CONCATENATE(&quot;/home/driverless/ras_perception/RAS_DATASET/&quot;;[.A36];&quot;.jpg&quot;)" office:value-type="string" office:string-value="/home/driverless/ras_perception/RAS_DATASET/4(13).jpg" calcext:value-type="string">
            <text:p>/home/driverless/ras_perception/RAS_DATASET/4(13)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NCATENATE(&quot;/home/driverless/ras_perception/DL_training/RAS_DATASET/&quot;;[.A37];&quot;.jpg&quot;)" office:value-type="string" office:string-value="/home/driverless/ras_perception/DL_training/RAS_DATASET/5.jpg" calcext:value-type="string">
            <text:p>/home/driverless/ras_perception/DL_training/RAS_DATASET/5.jpg</text:p>
          </table:table-cell>
          <table:table-cell table:number-columns-repeated="5"/>
          <table:table-cell table:formula="of:=CONCATENATE(&quot;/home/driverless/ras_perception/DL_training/RAS_DATASET/&quot;;[.A37];&quot;.jpg&quot;)" office:value-type="string" office:string-value="/home/driverless/ras_perception/DL_training/RAS_DATASET/5.jpg" calcext:value-type="string">
            <text:p>/home/driverless/ras_perception/DL_training/RAS_DATASET/5.jpg</text:p>
          </table:table-cell>
          <table:table-cell table:number-columns-repeated="5"/>
          <table:table-cell table:formula="of:=CONCATENATE(&quot;/home/driverless/ras_perception/RAS_DATASET/&quot;;[.A37];&quot;.jpg&quot;)" office:value-type="string" office:string-value="/home/driverless/ras_perception/RAS_DATASET/5.jpg" calcext:value-type="string">
            <text:p>/home/driverless/ras_perception/RAS_DATASET/5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NCATENATE(&quot;/home/driverless/ras_perception/DL_training/RAS_DATASET/&quot;;[.A38];&quot;.jpg&quot;)" office:value-type="string" office:string-value="/home/driverless/ras_perception/DL_training/RAS_DATASET/10.jpg" calcext:value-type="string">
            <text:p>/home/driverless/ras_perception/DL_training/RAS_DATASET/10.jpg</text:p>
          </table:table-cell>
          <table:table-cell table:number-columns-repeated="5"/>
          <table:table-cell table:formula="of:=CONCATENATE(&quot;/home/driverless/ras_perception/DL_training/RAS_DATASET/&quot;;[.A38];&quot;.jpg&quot;)" office:value-type="string" office:string-value="/home/driverless/ras_perception/DL_training/RAS_DATASET/10.jpg" calcext:value-type="string">
            <text:p>/home/driverless/ras_perception/DL_training/RAS_DATASET/10.jpg</text:p>
          </table:table-cell>
          <table:table-cell table:number-columns-repeated="5"/>
          <table:table-cell table:formula="of:=CONCATENATE(&quot;/home/driverless/ras_perception/RAS_DATASET/&quot;;[.A38];&quot;.jpg&quot;)" office:value-type="string" office:string-value="/home/driverless/ras_perception/RAS_DATASET/10.jpg" calcext:value-type="string">
            <text:p>/home/driverless/ras_perception/RAS_DATASET/10.jpg</text:p>
          </table:table-cell>
        </table:table-row>
        <table:table-row table:style-name="ro1">
          <table:table-cell office:value-type="string" calcext:value-type="string">
            <text:p>10(1)</text:p>
          </table:table-cell>
          <table:table-cell/>
          <table:table-cell table:formula="of:=CONCATENATE(&quot;/home/driverless/ras_perception/DL_training/RAS_DATASET/&quot;;[.A39];&quot;.jpg&quot;)" office:value-type="string" office:string-value="/home/driverless/ras_perception/DL_training/RAS_DATASET/10(1).jpg" calcext:value-type="string">
            <text:p>/home/driverless/ras_perception/DL_training/RAS_DATASET/10(1).jpg</text:p>
          </table:table-cell>
          <table:table-cell table:number-columns-repeated="5"/>
          <table:table-cell table:formula="of:=CONCATENATE(&quot;/home/driverless/ras_perception/DL_training/RAS_DATASET/&quot;;[.A39];&quot;.jpg&quot;)" office:value-type="string" office:string-value="/home/driverless/ras_perception/DL_training/RAS_DATASET/10(1).jpg" calcext:value-type="string">
            <text:p>/home/driverless/ras_perception/DL_training/RAS_DATASET/10(1).jpg</text:p>
          </table:table-cell>
          <table:table-cell table:number-columns-repeated="5"/>
          <table:table-cell table:formula="of:=CONCATENATE(&quot;/home/driverless/ras_perception/RAS_DATASET/&quot;;[.A39];&quot;.jpg&quot;)" office:value-type="string" office:string-value="/home/driverless/ras_perception/RAS_DATASET/10(1).jpg" calcext:value-type="string">
            <text:p>/home/driverless/ras_perception/RAS_DATASET/10(1).jpg</text:p>
          </table:table-cell>
        </table:table-row>
        <table:table-row table:style-name="ro1">
          <table:table-cell office:value-type="string" calcext:value-type="string">
            <text:p>10(2)</text:p>
          </table:table-cell>
          <table:table-cell/>
          <table:table-cell table:formula="of:=CONCATENATE(&quot;/home/driverless/ras_perception/DL_training/RAS_DATASET/&quot;;[.A40];&quot;.jpg&quot;)" office:value-type="string" office:string-value="/home/driverless/ras_perception/DL_training/RAS_DATASET/10(2).jpg" calcext:value-type="string">
            <text:p>/home/driverless/ras_perception/DL_training/RAS_DATASET/10(2).jpg</text:p>
          </table:table-cell>
          <table:table-cell table:number-columns-repeated="5"/>
          <table:table-cell table:formula="of:=CONCATENATE(&quot;/home/driverless/ras_perception/DL_training/RAS_DATASET/&quot;;[.A40];&quot;.jpg&quot;)" office:value-type="string" office:string-value="/home/driverless/ras_perception/DL_training/RAS_DATASET/10(2).jpg" calcext:value-type="string">
            <text:p>/home/driverless/ras_perception/DL_training/RAS_DATASET/10(2).jpg</text:p>
          </table:table-cell>
          <table:table-cell table:number-columns-repeated="5"/>
          <table:table-cell table:formula="of:=CONCATENATE(&quot;/home/driverless/ras_perception/RAS_DATASET/&quot;;[.A40];&quot;.jpg&quot;)" office:value-type="string" office:string-value="/home/driverless/ras_perception/RAS_DATASET/10(2).jpg" calcext:value-type="string">
            <text:p>/home/driverless/ras_perception/RAS_DATASET/10(2).jpg</text:p>
          </table:table-cell>
        </table:table-row>
        <table:table-row table:style-name="ro1">
          <table:table-cell office:value-type="string" calcext:value-type="string">
            <text:p>10(3)</text:p>
          </table:table-cell>
          <table:table-cell/>
          <table:table-cell table:formula="of:=CONCATENATE(&quot;/home/driverless/ras_perception/DL_training/RAS_DATASET/&quot;;[.A41];&quot;.jpg&quot;)" office:value-type="string" office:string-value="/home/driverless/ras_perception/DL_training/RAS_DATASET/10(3).jpg" calcext:value-type="string">
            <text:p>/home/driverless/ras_perception/DL_training/RAS_DATASET/10(3).jpg</text:p>
          </table:table-cell>
          <table:table-cell table:number-columns-repeated="5"/>
          <table:table-cell table:formula="of:=CONCATENATE(&quot;/home/driverless/ras_perception/DL_training/RAS_DATASET/&quot;;[.A41];&quot;.jpg&quot;)" office:value-type="string" office:string-value="/home/driverless/ras_perception/DL_training/RAS_DATASET/10(3).jpg" calcext:value-type="string">
            <text:p>/home/driverless/ras_perception/DL_training/RAS_DATASET/10(3).jpg</text:p>
          </table:table-cell>
          <table:table-cell table:number-columns-repeated="5"/>
          <table:table-cell table:formula="of:=CONCATENATE(&quot;/home/driverless/ras_perception/RAS_DATASET/&quot;;[.A41];&quot;.jpg&quot;)" office:value-type="string" office:string-value="/home/driverless/ras_perception/RAS_DATASET/10(3).jpg" calcext:value-type="string">
            <text:p>/home/driverless/ras_perception/RAS_DATASET/10(3).jpg</text:p>
          </table:table-cell>
        </table:table-row>
        <table:table-row table:style-name="ro1">
          <table:table-cell office:value-type="string" calcext:value-type="string">
            <text:p>10(4)</text:p>
          </table:table-cell>
          <table:table-cell/>
          <table:table-cell table:formula="of:=CONCATENATE(&quot;/home/driverless/ras_perception/DL_training/RAS_DATASET/&quot;;[.A42];&quot;.jpg&quot;)" office:value-type="string" office:string-value="/home/driverless/ras_perception/DL_training/RAS_DATASET/10(4).jpg" calcext:value-type="string">
            <text:p>/home/driverless/ras_perception/DL_training/RAS_DATASET/10(4).jpg</text:p>
          </table:table-cell>
          <table:table-cell table:number-columns-repeated="5"/>
          <table:table-cell table:formula="of:=CONCATENATE(&quot;/home/driverless/ras_perception/DL_training/RAS_DATASET/&quot;;[.A42];&quot;.jpg&quot;)" office:value-type="string" office:string-value="/home/driverless/ras_perception/DL_training/RAS_DATASET/10(4).jpg" calcext:value-type="string">
            <text:p>/home/driverless/ras_perception/DL_training/RAS_DATASET/10(4).jpg</text:p>
          </table:table-cell>
          <table:table-cell table:number-columns-repeated="5"/>
          <table:table-cell table:formula="of:=CONCATENATE(&quot;/home/driverless/ras_perception/RAS_DATASET/&quot;;[.A42];&quot;.jpg&quot;)" office:value-type="string" office:string-value="/home/driverless/ras_perception/RAS_DATASET/10(4).jpg" calcext:value-type="string">
            <text:p>/home/driverless/ras_perception/RAS_DATASET/10(4).jpg</text:p>
          </table:table-cell>
        </table:table-row>
        <table:table-row table:style-name="ro1">
          <table:table-cell office:value-type="string" calcext:value-type="string">
            <text:p>10(5)</text:p>
          </table:table-cell>
          <table:table-cell/>
          <table:table-cell table:formula="of:=CONCATENATE(&quot;/home/driverless/ras_perception/DL_training/RAS_DATASET/&quot;;[.A43];&quot;.jpg&quot;)" office:value-type="string" office:string-value="/home/driverless/ras_perception/DL_training/RAS_DATASET/10(5).jpg" calcext:value-type="string">
            <text:p>/home/driverless/ras_perception/DL_training/RAS_DATASET/10(5).jpg</text:p>
          </table:table-cell>
          <table:table-cell table:number-columns-repeated="5"/>
          <table:table-cell table:formula="of:=CONCATENATE(&quot;/home/driverless/ras_perception/DL_training/RAS_DATASET/&quot;;[.A43];&quot;.jpg&quot;)" office:value-type="string" office:string-value="/home/driverless/ras_perception/DL_training/RAS_DATASET/10(5).jpg" calcext:value-type="string">
            <text:p>/home/driverless/ras_perception/DL_training/RAS_DATASET/10(5).jpg</text:p>
          </table:table-cell>
          <table:table-cell table:number-columns-repeated="5"/>
          <table:table-cell table:formula="of:=CONCATENATE(&quot;/home/driverless/ras_perception/RAS_DATASET/&quot;;[.A43];&quot;.jpg&quot;)" office:value-type="string" office:string-value="/home/driverless/ras_perception/RAS_DATASET/10(5).jpg" calcext:value-type="string">
            <text:p>/home/driverless/ras_perception/RAS_DATASET/10(5).jpg</text:p>
          </table:table-cell>
        </table:table-row>
        <table:table-row table:style-name="ro1">
          <table:table-cell office:value-type="string" calcext:value-type="string">
            <text:p>10(6)</text:p>
          </table:table-cell>
          <table:table-cell/>
          <table:table-cell table:formula="of:=CONCATENATE(&quot;/home/driverless/ras_perception/DL_training/RAS_DATASET/&quot;;[.A44];&quot;.jpg&quot;)" office:value-type="string" office:string-value="/home/driverless/ras_perception/DL_training/RAS_DATASET/10(6).jpg" calcext:value-type="string">
            <text:p>/home/driverless/ras_perception/DL_training/RAS_DATASET/10(6).jpg</text:p>
          </table:table-cell>
          <table:table-cell table:number-columns-repeated="5"/>
          <table:table-cell table:formula="of:=CONCATENATE(&quot;/home/driverless/ras_perception/DL_training/RAS_DATASET/&quot;;[.A44];&quot;.jpg&quot;)" office:value-type="string" office:string-value="/home/driverless/ras_perception/DL_training/RAS_DATASET/10(6).jpg" calcext:value-type="string">
            <text:p>/home/driverless/ras_perception/DL_training/RAS_DATASET/10(6).jpg</text:p>
          </table:table-cell>
          <table:table-cell table:number-columns-repeated="5"/>
          <table:table-cell table:formula="of:=CONCATENATE(&quot;/home/driverless/ras_perception/RAS_DATASET/&quot;;[.A44];&quot;.jpg&quot;)" office:value-type="string" office:string-value="/home/driverless/ras_perception/RAS_DATASET/10(6).jpg" calcext:value-type="string">
            <text:p>/home/driverless/ras_perception/RAS_DATASET/10(6).jpg</text:p>
          </table:table-cell>
        </table:table-row>
        <table:table-row table:style-name="ro1">
          <table:table-cell office:value-type="string" calcext:value-type="string">
            <text:p>10(7)</text:p>
          </table:table-cell>
          <table:table-cell/>
          <table:table-cell table:formula="of:=CONCATENATE(&quot;/home/driverless/ras_perception/DL_training/RAS_DATASET/&quot;;[.A45];&quot;.jpg&quot;)" office:value-type="string" office:string-value="/home/driverless/ras_perception/DL_training/RAS_DATASET/10(7).jpg" calcext:value-type="string">
            <text:p>/home/driverless/ras_perception/DL_training/RAS_DATASET/10(7).jpg</text:p>
          </table:table-cell>
          <table:table-cell table:number-columns-repeated="5"/>
          <table:table-cell table:formula="of:=CONCATENATE(&quot;/home/driverless/ras_perception/DL_training/RAS_DATASET/&quot;;[.A45];&quot;.jpg&quot;)" office:value-type="string" office:string-value="/home/driverless/ras_perception/DL_training/RAS_DATASET/10(7).jpg" calcext:value-type="string">
            <text:p>/home/driverless/ras_perception/DL_training/RAS_DATASET/10(7).jpg</text:p>
          </table:table-cell>
          <table:table-cell table:number-columns-repeated="5"/>
          <table:table-cell table:formula="of:=CONCATENATE(&quot;/home/driverless/ras_perception/RAS_DATASET/&quot;;[.A45];&quot;.jpg&quot;)" office:value-type="string" office:string-value="/home/driverless/ras_perception/RAS_DATASET/10(7).jpg" calcext:value-type="string">
            <text:p>/home/driverless/ras_perception/RAS_DATASET/10(7).jpg</text:p>
          </table:table-cell>
        </table:table-row>
        <table:table-row table:style-name="ro1">
          <table:table-cell office:value-type="string" calcext:value-type="string">
            <text:p>10(8)</text:p>
          </table:table-cell>
          <table:table-cell/>
          <table:table-cell table:formula="of:=CONCATENATE(&quot;/home/driverless/ras_perception/DL_training/RAS_DATASET/&quot;;[.A46];&quot;.jpg&quot;)" office:value-type="string" office:string-value="/home/driverless/ras_perception/DL_training/RAS_DATASET/10(8).jpg" calcext:value-type="string">
            <text:p>/home/driverless/ras_perception/DL_training/RAS_DATASET/10(8).jpg</text:p>
          </table:table-cell>
          <table:table-cell table:number-columns-repeated="5"/>
          <table:table-cell table:formula="of:=CONCATENATE(&quot;/home/driverless/ras_perception/DL_training/RAS_DATASET/&quot;;[.A46];&quot;.jpg&quot;)" office:value-type="string" office:string-value="/home/driverless/ras_perception/DL_training/RAS_DATASET/10(8).jpg" calcext:value-type="string">
            <text:p>/home/driverless/ras_perception/DL_training/RAS_DATASET/10(8).jpg</text:p>
          </table:table-cell>
          <table:table-cell table:number-columns-repeated="5"/>
          <table:table-cell table:formula="of:=CONCATENATE(&quot;/home/driverless/ras_perception/RAS_DATASET/&quot;;[.A46];&quot;.jpg&quot;)" office:value-type="string" office:string-value="/home/driverless/ras_perception/RAS_DATASET/10(8).jpg" calcext:value-type="string">
            <text:p>/home/driverless/ras_perception/RAS_DATASET/10(8).jpg</text:p>
          </table:table-cell>
        </table:table-row>
        <table:table-row table:style-name="ro1">
          <table:table-cell office:value-type="string" calcext:value-type="string">
            <text:p>10(9)</text:p>
          </table:table-cell>
          <table:table-cell/>
          <table:table-cell table:formula="of:=CONCATENATE(&quot;/home/driverless/ras_perception/DL_training/RAS_DATASET/&quot;;[.A47];&quot;.jpg&quot;)" office:value-type="string" office:string-value="/home/driverless/ras_perception/DL_training/RAS_DATASET/10(9).jpg" calcext:value-type="string">
            <text:p>/home/driverless/ras_perception/DL_training/RAS_DATASET/10(9).jpg</text:p>
          </table:table-cell>
          <table:table-cell table:number-columns-repeated="5"/>
          <table:table-cell table:formula="of:=CONCATENATE(&quot;/home/driverless/ras_perception/DL_training/RAS_DATASET/&quot;;[.A47];&quot;.jpg&quot;)" office:value-type="string" office:string-value="/home/driverless/ras_perception/DL_training/RAS_DATASET/10(9).jpg" calcext:value-type="string">
            <text:p>/home/driverless/ras_perception/DL_training/RAS_DATASET/10(9).jpg</text:p>
          </table:table-cell>
          <table:table-cell table:number-columns-repeated="5"/>
          <table:table-cell table:formula="of:=CONCATENATE(&quot;/home/driverless/ras_perception/RAS_DATASET/&quot;;[.A47];&quot;.jpg&quot;)" office:value-type="string" office:string-value="/home/driverless/ras_perception/RAS_DATASET/10(9).jpg" calcext:value-type="string">
            <text:p>/home/driverless/ras_perception/RAS_DATASET/10(9).jpg</text:p>
          </table:table-cell>
        </table:table-row>
        <table:table-row table:style-name="ro1">
          <table:table-cell office:value-type="string" calcext:value-type="string">
            <text:p>10(11)</text:p>
          </table:table-cell>
          <table:table-cell/>
          <table:table-cell table:formula="of:=CONCATENATE(&quot;/home/driverless/ras_perception/DL_training/RAS_DATASET/&quot;;[.A48];&quot;.jpg&quot;)" office:value-type="string" office:string-value="/home/driverless/ras_perception/DL_training/RAS_DATASET/10(11).jpg" calcext:value-type="string">
            <text:p>/home/driverless/ras_perception/DL_training/RAS_DATASET/10(11).jpg</text:p>
          </table:table-cell>
          <table:table-cell table:number-columns-repeated="5"/>
          <table:table-cell table:formula="of:=CONCATENATE(&quot;/home/driverless/ras_perception/DL_training/RAS_DATASET/&quot;;[.A48];&quot;.jpg&quot;)" office:value-type="string" office:string-value="/home/driverless/ras_perception/DL_training/RAS_DATASET/10(11).jpg" calcext:value-type="string">
            <text:p>/home/driverless/ras_perception/DL_training/RAS_DATASET/10(11).jpg</text:p>
          </table:table-cell>
          <table:table-cell table:number-columns-repeated="5"/>
          <table:table-cell table:formula="of:=CONCATENATE(&quot;/home/driverless/ras_perception/RAS_DATASET/&quot;;[.A48];&quot;.jpg&quot;)" office:value-type="string" office:string-value="/home/driverless/ras_perception/RAS_DATASET/10(11).jpg" calcext:value-type="string">
            <text:p>/home/driverless/ras_perception/RAS_DATASET/10(11).jpg</text:p>
          </table:table-cell>
        </table:table-row>
        <table:table-row table:style-name="ro1">
          <table:table-cell office:value-type="string" calcext:value-type="string">
            <text:p>10(12)</text:p>
          </table:table-cell>
          <table:table-cell/>
          <table:table-cell table:formula="of:=CONCATENATE(&quot;/home/driverless/ras_perception/DL_training/RAS_DATASET/&quot;;[.A49];&quot;.jpg&quot;)" office:value-type="string" office:string-value="/home/driverless/ras_perception/DL_training/RAS_DATASET/10(12).jpg" calcext:value-type="string">
            <text:p>/home/driverless/ras_perception/DL_training/RAS_DATASET/10(12).jpg</text:p>
          </table:table-cell>
          <table:table-cell table:number-columns-repeated="5"/>
          <table:table-cell table:formula="of:=CONCATENATE(&quot;/home/driverless/ras_perception/DL_training/RAS_DATASET/&quot;;[.A49];&quot;.jpg&quot;)" office:value-type="string" office:string-value="/home/driverless/ras_perception/DL_training/RAS_DATASET/10(12).jpg" calcext:value-type="string">
            <text:p>/home/driverless/ras_perception/DL_training/RAS_DATASET/10(12).jpg</text:p>
          </table:table-cell>
          <table:table-cell table:number-columns-repeated="5"/>
          <table:table-cell table:formula="of:=CONCATENATE(&quot;/home/driverless/ras_perception/RAS_DATASET/&quot;;[.A49];&quot;.jpg&quot;)" office:value-type="string" office:string-value="/home/driverless/ras_perception/RAS_DATASET/10(12).jpg" calcext:value-type="string">
            <text:p>/home/driverless/ras_perception/RAS_DATASET/10(12).jpg</text:p>
          </table:table-cell>
        </table:table-row>
        <table:table-row table:style-name="ro1">
          <table:table-cell office:value-type="string" calcext:value-type="string">
            <text:p>10(13)</text:p>
          </table:table-cell>
          <table:table-cell/>
          <table:table-cell table:formula="of:=CONCATENATE(&quot;/home/driverless/ras_perception/DL_training/RAS_DATASET/&quot;;[.A50];&quot;.jpg&quot;)" office:value-type="string" office:string-value="/home/driverless/ras_perception/DL_training/RAS_DATASET/10(13).jpg" calcext:value-type="string">
            <text:p>/home/driverless/ras_perception/DL_training/RAS_DATASET/10(13).jpg</text:p>
          </table:table-cell>
          <table:table-cell table:number-columns-repeated="5"/>
          <table:table-cell table:formula="of:=CONCATENATE(&quot;/home/driverless/ras_perception/DL_training/RAS_DATASET/&quot;;[.A50];&quot;.jpg&quot;)" office:value-type="string" office:string-value="/home/driverless/ras_perception/DL_training/RAS_DATASET/10(13).jpg" calcext:value-type="string">
            <text:p>/home/driverless/ras_perception/DL_training/RAS_DATASET/10(13).jpg</text:p>
          </table:table-cell>
          <table:table-cell table:number-columns-repeated="5"/>
          <table:table-cell table:formula="of:=CONCATENATE(&quot;/home/driverless/ras_perception/RAS_DATASET/&quot;;[.A50];&quot;.jpg&quot;)" office:value-type="string" office:string-value="/home/driverless/ras_perception/RAS_DATASET/10(13).jpg" calcext:value-type="string">
            <text:p>/home/driverless/ras_perception/RAS_DATASET/10(13)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NCATENATE(&quot;/home/driverless/ras_perception/DL_training/RAS_DATASET/&quot;;[.A51];&quot;.jpg&quot;)" office:value-type="string" office:string-value="/home/driverless/ras_perception/DL_training/RAS_DATASET/11.jpg" calcext:value-type="string">
            <text:p>/home/driverless/ras_perception/DL_training/RAS_DATASET/11.jpg</text:p>
          </table:table-cell>
          <table:table-cell table:number-columns-repeated="5"/>
          <table:table-cell table:formula="of:=CONCATENATE(&quot;/home/driverless/ras_perception/DL_training/RAS_DATASET/&quot;;[.A51];&quot;.jpg&quot;)" office:value-type="string" office:string-value="/home/driverless/ras_perception/DL_training/RAS_DATASET/11.jpg" calcext:value-type="string">
            <text:p>/home/driverless/ras_perception/DL_training/RAS_DATASET/11.jpg</text:p>
          </table:table-cell>
          <table:table-cell table:number-columns-repeated="5"/>
          <table:table-cell table:formula="of:=CONCATENATE(&quot;/home/driverless/ras_perception/RAS_DATASET/&quot;;[.A51];&quot;.jpg&quot;)" office:value-type="string" office:string-value="/home/driverless/ras_perception/RAS_DATASET/11.jpg" calcext:value-type="string">
            <text:p>/home/driverless/ras_perception/RAS_DATASET/11.jpg</text:p>
          </table:table-cell>
        </table:table-row>
        <table:table-row table:style-name="ro1">
          <table:table-cell office:value-type="string" calcext:value-type="string">
            <text:p>11(1)</text:p>
          </table:table-cell>
          <table:table-cell/>
          <table:table-cell table:formula="of:=CONCATENATE(&quot;/home/driverless/ras_perception/DL_training/RAS_DATASET/&quot;;[.A52];&quot;.jpg&quot;)" office:value-type="string" office:string-value="/home/driverless/ras_perception/DL_training/RAS_DATASET/11(1).jpg" calcext:value-type="string">
            <text:p>/home/driverless/ras_perception/DL_training/RAS_DATASET/11(1).jpg</text:p>
          </table:table-cell>
          <table:table-cell table:number-columns-repeated="5"/>
          <table:table-cell table:formula="of:=CONCATENATE(&quot;/home/driverless/ras_perception/DL_training/RAS_DATASET/&quot;;[.A52];&quot;.jpg&quot;)" office:value-type="string" office:string-value="/home/driverless/ras_perception/DL_training/RAS_DATASET/11(1).jpg" calcext:value-type="string">
            <text:p>/home/driverless/ras_perception/DL_training/RAS_DATASET/11(1).jpg</text:p>
          </table:table-cell>
          <table:table-cell table:number-columns-repeated="5"/>
          <table:table-cell table:formula="of:=CONCATENATE(&quot;/home/driverless/ras_perception/RAS_DATASET/&quot;;[.A52];&quot;.jpg&quot;)" office:value-type="string" office:string-value="/home/driverless/ras_perception/RAS_DATASET/11(1).jpg" calcext:value-type="string">
            <text:p>/home/driverless/ras_perception/RAS_DATASET/11(1).jpg</text:p>
          </table:table-cell>
        </table:table-row>
        <table:table-row table:style-name="ro1">
          <table:table-cell office:value-type="string" calcext:value-type="string">
            <text:p>11(2)</text:p>
          </table:table-cell>
          <table:table-cell/>
          <table:table-cell table:formula="of:=CONCATENATE(&quot;/home/driverless/ras_perception/DL_training/RAS_DATASET/&quot;;[.A53];&quot;.jpg&quot;)" office:value-type="string" office:string-value="/home/driverless/ras_perception/DL_training/RAS_DATASET/11(2).jpg" calcext:value-type="string">
            <text:p>/home/driverless/ras_perception/DL_training/RAS_DATASET/11(2).jpg</text:p>
          </table:table-cell>
          <table:table-cell table:number-columns-repeated="5"/>
          <table:table-cell table:formula="of:=CONCATENATE(&quot;/home/driverless/ras_perception/DL_training/RAS_DATASET/&quot;;[.A53];&quot;.jpg&quot;)" office:value-type="string" office:string-value="/home/driverless/ras_perception/DL_training/RAS_DATASET/11(2).jpg" calcext:value-type="string">
            <text:p>/home/driverless/ras_perception/DL_training/RAS_DATASET/11(2).jpg</text:p>
          </table:table-cell>
          <table:table-cell table:number-columns-repeated="5"/>
          <table:table-cell table:formula="of:=CONCATENATE(&quot;/home/driverless/ras_perception/RAS_DATASET/&quot;;[.A53];&quot;.jpg&quot;)" office:value-type="string" office:string-value="/home/driverless/ras_perception/RAS_DATASET/11(2).jpg" calcext:value-type="string">
            <text:p>/home/driverless/ras_perception/RAS_DATASET/11(2).jpg</text:p>
          </table:table-cell>
        </table:table-row>
        <table:table-row table:style-name="ro1">
          <table:table-cell office:value-type="string" calcext:value-type="string">
            <text:p>11(3)</text:p>
          </table:table-cell>
          <table:table-cell/>
          <table:table-cell table:formula="of:=CONCATENATE(&quot;/home/driverless/ras_perception/DL_training/RAS_DATASET/&quot;;[.A54];&quot;.jpg&quot;)" office:value-type="string" office:string-value="/home/driverless/ras_perception/DL_training/RAS_DATASET/11(3).jpg" calcext:value-type="string">
            <text:p>/home/driverless/ras_perception/DL_training/RAS_DATASET/11(3).jpg</text:p>
          </table:table-cell>
          <table:table-cell table:number-columns-repeated="5"/>
          <table:table-cell table:formula="of:=CONCATENATE(&quot;/home/driverless/ras_perception/DL_training/RAS_DATASET/&quot;;[.A54];&quot;.jpg&quot;)" office:value-type="string" office:string-value="/home/driverless/ras_perception/DL_training/RAS_DATASET/11(3).jpg" calcext:value-type="string">
            <text:p>/home/driverless/ras_perception/DL_training/RAS_DATASET/11(3).jpg</text:p>
          </table:table-cell>
          <table:table-cell table:number-columns-repeated="5"/>
          <table:table-cell table:formula="of:=CONCATENATE(&quot;/home/driverless/ras_perception/RAS_DATASET/&quot;;[.A54];&quot;.jpg&quot;)" office:value-type="string" office:string-value="/home/driverless/ras_perception/RAS_DATASET/11(3).jpg" calcext:value-type="string">
            <text:p>/home/driverless/ras_perception/RAS_DATASET/11(3).jpg</text:p>
          </table:table-cell>
        </table:table-row>
        <table:table-row table:style-name="ro1">
          <table:table-cell office:value-type="string" calcext:value-type="string">
            <text:p>11(4)</text:p>
          </table:table-cell>
          <table:table-cell/>
          <table:table-cell table:formula="of:=CONCATENATE(&quot;/home/driverless/ras_perception/DL_training/RAS_DATASET/&quot;;[.A55];&quot;.jpg&quot;)" office:value-type="string" office:string-value="/home/driverless/ras_perception/DL_training/RAS_DATASET/11(4).jpg" calcext:value-type="string">
            <text:p>/home/driverless/ras_perception/DL_training/RAS_DATASET/11(4).jpg</text:p>
          </table:table-cell>
          <table:table-cell table:number-columns-repeated="5"/>
          <table:table-cell table:formula="of:=CONCATENATE(&quot;/home/driverless/ras_perception/DL_training/RAS_DATASET/&quot;;[.A55];&quot;.jpg&quot;)" office:value-type="string" office:string-value="/home/driverless/ras_perception/DL_training/RAS_DATASET/11(4).jpg" calcext:value-type="string">
            <text:p>/home/driverless/ras_perception/DL_training/RAS_DATASET/11(4).jpg</text:p>
          </table:table-cell>
          <table:table-cell table:number-columns-repeated="5"/>
          <table:table-cell table:formula="of:=CONCATENATE(&quot;/home/driverless/ras_perception/RAS_DATASET/&quot;;[.A55];&quot;.jpg&quot;)" office:value-type="string" office:string-value="/home/driverless/ras_perception/RAS_DATASET/11(4).jpg" calcext:value-type="string">
            <text:p>/home/driverless/ras_perception/RAS_DATASET/11(4).jpg</text:p>
          </table:table-cell>
        </table:table-row>
        <table:table-row table:style-name="ro1">
          <table:table-cell office:value-type="string" calcext:value-type="string">
            <text:p>11(5)</text:p>
          </table:table-cell>
          <table:table-cell/>
          <table:table-cell table:formula="of:=CONCATENATE(&quot;/home/driverless/ras_perception/DL_training/RAS_DATASET/&quot;;[.A56];&quot;.jpg&quot;)" office:value-type="string" office:string-value="/home/driverless/ras_perception/DL_training/RAS_DATASET/11(5).jpg" calcext:value-type="string">
            <text:p>/home/driverless/ras_perception/DL_training/RAS_DATASET/11(5).jpg</text:p>
          </table:table-cell>
          <table:table-cell table:number-columns-repeated="5"/>
          <table:table-cell table:formula="of:=CONCATENATE(&quot;/home/driverless/ras_perception/DL_training/RAS_DATASET/&quot;;[.A56];&quot;.jpg&quot;)" office:value-type="string" office:string-value="/home/driverless/ras_perception/DL_training/RAS_DATASET/11(5).jpg" calcext:value-type="string">
            <text:p>/home/driverless/ras_perception/DL_training/RAS_DATASET/11(5).jpg</text:p>
          </table:table-cell>
          <table:table-cell table:number-columns-repeated="5"/>
          <table:table-cell table:formula="of:=CONCATENATE(&quot;/home/driverless/ras_perception/RAS_DATASET/&quot;;[.A56];&quot;.jpg&quot;)" office:value-type="string" office:string-value="/home/driverless/ras_perception/RAS_DATASET/11(5).jpg" calcext:value-type="string">
            <text:p>/home/driverless/ras_perception/RAS_DATASET/11(5).jpg</text:p>
          </table:table-cell>
        </table:table-row>
        <table:table-row table:style-name="ro1">
          <table:table-cell office:value-type="string" calcext:value-type="string">
            <text:p>11(6)</text:p>
          </table:table-cell>
          <table:table-cell/>
          <table:table-cell table:formula="of:=CONCATENATE(&quot;/home/driverless/ras_perception/DL_training/RAS_DATASET/&quot;;[.A57];&quot;.jpg&quot;)" office:value-type="string" office:string-value="/home/driverless/ras_perception/DL_training/RAS_DATASET/11(6).jpg" calcext:value-type="string">
            <text:p>/home/driverless/ras_perception/DL_training/RAS_DATASET/11(6).jpg</text:p>
          </table:table-cell>
          <table:table-cell table:number-columns-repeated="5"/>
          <table:table-cell table:formula="of:=CONCATENATE(&quot;/home/driverless/ras_perception/DL_training/RAS_DATASET/&quot;;[.A57];&quot;.jpg&quot;)" office:value-type="string" office:string-value="/home/driverless/ras_perception/DL_training/RAS_DATASET/11(6).jpg" calcext:value-type="string">
            <text:p>/home/driverless/ras_perception/DL_training/RAS_DATASET/11(6).jpg</text:p>
          </table:table-cell>
          <table:table-cell table:number-columns-repeated="5"/>
          <table:table-cell table:formula="of:=CONCATENATE(&quot;/home/driverless/ras_perception/RAS_DATASET/&quot;;[.A57];&quot;.jpg&quot;)" office:value-type="string" office:string-value="/home/driverless/ras_perception/RAS_DATASET/11(6).jpg" calcext:value-type="string">
            <text:p>/home/driverless/ras_perception/RAS_DATASET/11(6).jpg</text:p>
          </table:table-cell>
        </table:table-row>
        <table:table-row table:style-name="ro1">
          <table:table-cell office:value-type="string" calcext:value-type="string">
            <text:p>11(7)</text:p>
          </table:table-cell>
          <table:table-cell/>
          <table:table-cell table:formula="of:=CONCATENATE(&quot;/home/driverless/ras_perception/DL_training/RAS_DATASET/&quot;;[.A58];&quot;.jpg&quot;)" office:value-type="string" office:string-value="/home/driverless/ras_perception/DL_training/RAS_DATASET/11(7).jpg" calcext:value-type="string">
            <text:p>/home/driverless/ras_perception/DL_training/RAS_DATASET/11(7).jpg</text:p>
          </table:table-cell>
          <table:table-cell table:number-columns-repeated="5"/>
          <table:table-cell table:formula="of:=CONCATENATE(&quot;/home/driverless/ras_perception/DL_training/RAS_DATASET/&quot;;[.A58];&quot;.jpg&quot;)" office:value-type="string" office:string-value="/home/driverless/ras_perception/DL_training/RAS_DATASET/11(7).jpg" calcext:value-type="string">
            <text:p>/home/driverless/ras_perception/DL_training/RAS_DATASET/11(7).jpg</text:p>
          </table:table-cell>
          <table:table-cell table:number-columns-repeated="5"/>
          <table:table-cell table:formula="of:=CONCATENATE(&quot;/home/driverless/ras_perception/RAS_DATASET/&quot;;[.A58];&quot;.jpg&quot;)" office:value-type="string" office:string-value="/home/driverless/ras_perception/RAS_DATASET/11(7).jpg" calcext:value-type="string">
            <text:p>/home/driverless/ras_perception/RAS_DATASET/11(7).jpg</text:p>
          </table:table-cell>
        </table:table-row>
        <table:table-row table:style-name="ro1">
          <table:table-cell office:value-type="string" calcext:value-type="string">
            <text:p>11(8)</text:p>
          </table:table-cell>
          <table:table-cell/>
          <table:table-cell table:formula="of:=CONCATENATE(&quot;/home/driverless/ras_perception/DL_training/RAS_DATASET/&quot;;[.A59];&quot;.jpg&quot;)" office:value-type="string" office:string-value="/home/driverless/ras_perception/DL_training/RAS_DATASET/11(8).jpg" calcext:value-type="string">
            <text:p>/home/driverless/ras_perception/DL_training/RAS_DATASET/11(8).jpg</text:p>
          </table:table-cell>
          <table:table-cell table:number-columns-repeated="5"/>
          <table:table-cell table:formula="of:=CONCATENATE(&quot;/home/driverless/ras_perception/DL_training/RAS_DATASET/&quot;;[.A59];&quot;.jpg&quot;)" office:value-type="string" office:string-value="/home/driverless/ras_perception/DL_training/RAS_DATASET/11(8).jpg" calcext:value-type="string">
            <text:p>/home/driverless/ras_perception/DL_training/RAS_DATASET/11(8).jpg</text:p>
          </table:table-cell>
          <table:table-cell table:number-columns-repeated="5"/>
          <table:table-cell table:formula="of:=CONCATENATE(&quot;/home/driverless/ras_perception/RAS_DATASET/&quot;;[.A59];&quot;.jpg&quot;)" office:value-type="string" office:string-value="/home/driverless/ras_perception/RAS_DATASET/11(8).jpg" calcext:value-type="string">
            <text:p>/home/driverless/ras_perception/RAS_DATASET/11(8).jpg</text:p>
          </table:table-cell>
        </table:table-row>
        <table:table-row table:style-name="ro1">
          <table:table-cell office:value-type="string" calcext:value-type="string">
            <text:p>11(10)</text:p>
          </table:table-cell>
          <table:table-cell/>
          <table:table-cell table:formula="of:=CONCATENATE(&quot;/home/driverless/ras_perception/DL_training/RAS_DATASET/&quot;;[.A60];&quot;.jpg&quot;)" office:value-type="string" office:string-value="/home/driverless/ras_perception/DL_training/RAS_DATASET/11(10).jpg" calcext:value-type="string">
            <text:p>/home/driverless/ras_perception/DL_training/RAS_DATASET/11(10).jpg</text:p>
          </table:table-cell>
          <table:table-cell table:number-columns-repeated="5"/>
          <table:table-cell table:formula="of:=CONCATENATE(&quot;/home/driverless/ras_perception/DL_training/RAS_DATASET/&quot;;[.A60];&quot;.jpg&quot;)" office:value-type="string" office:string-value="/home/driverless/ras_perception/DL_training/RAS_DATASET/11(10).jpg" calcext:value-type="string">
            <text:p>/home/driverless/ras_perception/DL_training/RAS_DATASET/11(10).jpg</text:p>
          </table:table-cell>
          <table:table-cell table:number-columns-repeated="5"/>
          <table:table-cell table:formula="of:=CONCATENATE(&quot;/home/driverless/ras_perception/RAS_DATASET/&quot;;[.A60];&quot;.jpg&quot;)" office:value-type="string" office:string-value="/home/driverless/ras_perception/RAS_DATASET/11(10).jpg" calcext:value-type="string">
            <text:p>/home/driverless/ras_perception/RAS_DATASET/11(10).jpg</text:p>
          </table:table-cell>
        </table:table-row>
        <table:table-row table:style-name="ro1">
          <table:table-cell office:value-type="string" calcext:value-type="string">
            <text:p>11(12)</text:p>
          </table:table-cell>
          <table:table-cell/>
          <table:table-cell table:formula="of:=CONCATENATE(&quot;/home/driverless/ras_perception/DL_training/RAS_DATASET/&quot;;[.A61];&quot;.jpg&quot;)" office:value-type="string" office:string-value="/home/driverless/ras_perception/DL_training/RAS_DATASET/11(12).jpg" calcext:value-type="string">
            <text:p>/home/driverless/ras_perception/DL_training/RAS_DATASET/11(12).jpg</text:p>
          </table:table-cell>
          <table:table-cell table:number-columns-repeated="5"/>
          <table:table-cell table:formula="of:=CONCATENATE(&quot;/home/driverless/ras_perception/DL_training/RAS_DATASET/&quot;;[.A61];&quot;.jpg&quot;)" office:value-type="string" office:string-value="/home/driverless/ras_perception/DL_training/RAS_DATASET/11(12).jpg" calcext:value-type="string">
            <text:p>/home/driverless/ras_perception/DL_training/RAS_DATASET/11(12).jpg</text:p>
          </table:table-cell>
          <table:table-cell table:number-columns-repeated="5"/>
          <table:table-cell table:formula="of:=CONCATENATE(&quot;/home/driverless/ras_perception/RAS_DATASET/&quot;;[.A61];&quot;.jpg&quot;)" office:value-type="string" office:string-value="/home/driverless/ras_perception/RAS_DATASET/11(12).jpg" calcext:value-type="string">
            <text:p>/home/driverless/ras_perception/RAS_DATASET/11(12)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NCATENATE(&quot;/home/driverless/ras_perception/DL_training/RAS_DATASET/&quot;;[.A62];&quot;.jpg&quot;)" office:value-type="string" office:string-value="/home/driverless/ras_perception/DL_training/RAS_DATASET/12.jpg" calcext:value-type="string">
            <text:p>/home/driverless/ras_perception/DL_training/RAS_DATASET/12.jpg</text:p>
          </table:table-cell>
          <table:table-cell table:number-columns-repeated="5"/>
          <table:table-cell table:formula="of:=CONCATENATE(&quot;/home/driverless/ras_perception/DL_training/RAS_DATASET/&quot;;[.A62];&quot;.jpg&quot;)" office:value-type="string" office:string-value="/home/driverless/ras_perception/DL_training/RAS_DATASET/12.jpg" calcext:value-type="string">
            <text:p>/home/driverless/ras_perception/DL_training/RAS_DATASET/12.jpg</text:p>
          </table:table-cell>
          <table:table-cell table:number-columns-repeated="5"/>
          <table:table-cell table:formula="of:=CONCATENATE(&quot;/home/driverless/ras_perception/RAS_DATASET/&quot;;[.A62];&quot;.jpg&quot;)" office:value-type="string" office:string-value="/home/driverless/ras_perception/RAS_DATASET/12.jpg" calcext:value-type="string">
            <text:p>/home/driverless/ras_perception/RAS_DATASET/12.jpg</text:p>
          </table:table-cell>
        </table:table-row>
        <table:table-row table:style-name="ro1">
          <table:table-cell office:value-type="string" calcext:value-type="string">
            <text:p>12(2)</text:p>
          </table:table-cell>
          <table:table-cell/>
          <table:table-cell table:formula="of:=CONCATENATE(&quot;/home/driverless/ras_perception/DL_training/RAS_DATASET/&quot;;[.A63];&quot;.jpg&quot;)" office:value-type="string" office:string-value="/home/driverless/ras_perception/DL_training/RAS_DATASET/12(2).jpg" calcext:value-type="string">
            <text:p>/home/driverless/ras_perception/DL_training/RAS_DATASET/12(2).jpg</text:p>
          </table:table-cell>
          <table:table-cell table:number-columns-repeated="5"/>
          <table:table-cell table:formula="of:=CONCATENATE(&quot;/home/driverless/ras_perception/DL_training/RAS_DATASET/&quot;;[.A63];&quot;.jpg&quot;)" office:value-type="string" office:string-value="/home/driverless/ras_perception/DL_training/RAS_DATASET/12(2).jpg" calcext:value-type="string">
            <text:p>/home/driverless/ras_perception/DL_training/RAS_DATASET/12(2).jpg</text:p>
          </table:table-cell>
          <table:table-cell table:number-columns-repeated="5"/>
          <table:table-cell table:formula="of:=CONCATENATE(&quot;/home/driverless/ras_perception/RAS_DATASET/&quot;;[.A63];&quot;.jpg&quot;)" office:value-type="string" office:string-value="/home/driverless/ras_perception/RAS_DATASET/12(2).jpg" calcext:value-type="string">
            <text:p>/home/driverless/ras_perception/RAS_DATASET/12(2).jpg</text:p>
          </table:table-cell>
        </table:table-row>
        <table:table-row table:style-name="ro1">
          <table:table-cell office:value-type="string" calcext:value-type="string">
            <text:p>12(3)</text:p>
          </table:table-cell>
          <table:table-cell/>
          <table:table-cell table:formula="of:=CONCATENATE(&quot;/home/driverless/ras_perception/DL_training/RAS_DATASET/&quot;;[.A64];&quot;.jpg&quot;)" office:value-type="string" office:string-value="/home/driverless/ras_perception/DL_training/RAS_DATASET/12(3).jpg" calcext:value-type="string">
            <text:p>/home/driverless/ras_perception/DL_training/RAS_DATASET/12(3).jpg</text:p>
          </table:table-cell>
          <table:table-cell table:number-columns-repeated="5"/>
          <table:table-cell table:formula="of:=CONCATENATE(&quot;/home/driverless/ras_perception/DL_training/RAS_DATASET/&quot;;[.A64];&quot;.jpg&quot;)" office:value-type="string" office:string-value="/home/driverless/ras_perception/DL_training/RAS_DATASET/12(3).jpg" calcext:value-type="string">
            <text:p>/home/driverless/ras_perception/DL_training/RAS_DATASET/12(3).jpg</text:p>
          </table:table-cell>
          <table:table-cell table:number-columns-repeated="5"/>
          <table:table-cell table:formula="of:=CONCATENATE(&quot;/home/driverless/ras_perception/RAS_DATASET/&quot;;[.A64];&quot;.jpg&quot;)" office:value-type="string" office:string-value="/home/driverless/ras_perception/RAS_DATASET/12(3).jpg" calcext:value-type="string">
            <text:p>/home/driverless/ras_perception/RAS_DATASET/12(3).jpg</text:p>
          </table:table-cell>
        </table:table-row>
        <table:table-row table:style-name="ro1">
          <table:table-cell office:value-type="string" calcext:value-type="string">
            <text:p>12(4)</text:p>
          </table:table-cell>
          <table:table-cell/>
          <table:table-cell table:formula="of:=CONCATENATE(&quot;/home/driverless/ras_perception/DL_training/RAS_DATASET/&quot;;[.A65];&quot;.jpg&quot;)" office:value-type="string" office:string-value="/home/driverless/ras_perception/DL_training/RAS_DATASET/12(4).jpg" calcext:value-type="string">
            <text:p>/home/driverless/ras_perception/DL_training/RAS_DATASET/12(4).jpg</text:p>
          </table:table-cell>
          <table:table-cell table:number-columns-repeated="5"/>
          <table:table-cell table:formula="of:=CONCATENATE(&quot;/home/driverless/ras_perception/DL_training/RAS_DATASET/&quot;;[.A65];&quot;.jpg&quot;)" office:value-type="string" office:string-value="/home/driverless/ras_perception/DL_training/RAS_DATASET/12(4).jpg" calcext:value-type="string">
            <text:p>/home/driverless/ras_perception/DL_training/RAS_DATASET/12(4).jpg</text:p>
          </table:table-cell>
          <table:table-cell table:number-columns-repeated="5"/>
          <table:table-cell table:formula="of:=CONCATENATE(&quot;/home/driverless/ras_perception/RAS_DATASET/&quot;;[.A65];&quot;.jpg&quot;)" office:value-type="string" office:string-value="/home/driverless/ras_perception/RAS_DATASET/12(4).jpg" calcext:value-type="string">
            <text:p>/home/driverless/ras_perception/RAS_DATASET/12(4).jpg</text:p>
          </table:table-cell>
        </table:table-row>
        <table:table-row table:style-name="ro1">
          <table:table-cell office:value-type="string" calcext:value-type="string">
            <text:p>12(5)</text:p>
          </table:table-cell>
          <table:table-cell/>
          <table:table-cell table:formula="of:=CONCATENATE(&quot;/home/driverless/ras_perception/DL_training/RAS_DATASET/&quot;;[.A66];&quot;.jpg&quot;)" office:value-type="string" office:string-value="/home/driverless/ras_perception/DL_training/RAS_DATASET/12(5).jpg" calcext:value-type="string">
            <text:p>/home/driverless/ras_perception/DL_training/RAS_DATASET/12(5).jpg</text:p>
          </table:table-cell>
          <table:table-cell table:number-columns-repeated="5"/>
          <table:table-cell table:formula="of:=CONCATENATE(&quot;/home/driverless/ras_perception/DL_training/RAS_DATASET/&quot;;[.A66];&quot;.jpg&quot;)" office:value-type="string" office:string-value="/home/driverless/ras_perception/DL_training/RAS_DATASET/12(5).jpg" calcext:value-type="string">
            <text:p>/home/driverless/ras_perception/DL_training/RAS_DATASET/12(5).jpg</text:p>
          </table:table-cell>
          <table:table-cell table:number-columns-repeated="5"/>
          <table:table-cell table:formula="of:=CONCATENATE(&quot;/home/driverless/ras_perception/RAS_DATASET/&quot;;[.A66];&quot;.jpg&quot;)" office:value-type="string" office:string-value="/home/driverless/ras_perception/RAS_DATASET/12(5).jpg" calcext:value-type="string">
            <text:p>/home/driverless/ras_perception/RAS_DATASET/12(5).jpg</text:p>
          </table:table-cell>
        </table:table-row>
        <table:table-row table:style-name="ro1">
          <table:table-cell office:value-type="string" calcext:value-type="string">
            <text:p>12(6)</text:p>
          </table:table-cell>
          <table:table-cell/>
          <table:table-cell table:formula="of:=CONCATENATE(&quot;/home/driverless/ras_perception/DL_training/RAS_DATASET/&quot;;[.A67];&quot;.jpg&quot;)" office:value-type="string" office:string-value="/home/driverless/ras_perception/DL_training/RAS_DATASET/12(6).jpg" calcext:value-type="string">
            <text:p>/home/driverless/ras_perception/DL_training/RAS_DATASET/12(6).jpg</text:p>
          </table:table-cell>
          <table:table-cell table:number-columns-repeated="5"/>
          <table:table-cell table:formula="of:=CONCATENATE(&quot;/home/driverless/ras_perception/DL_training/RAS_DATASET/&quot;;[.A67];&quot;.jpg&quot;)" office:value-type="string" office:string-value="/home/driverless/ras_perception/DL_training/RAS_DATASET/12(6).jpg" calcext:value-type="string">
            <text:p>/home/driverless/ras_perception/DL_training/RAS_DATASET/12(6).jpg</text:p>
          </table:table-cell>
          <table:table-cell table:number-columns-repeated="5"/>
          <table:table-cell table:formula="of:=CONCATENATE(&quot;/home/driverless/ras_perception/RAS_DATASET/&quot;;[.A67];&quot;.jpg&quot;)" office:value-type="string" office:string-value="/home/driverless/ras_perception/RAS_DATASET/12(6).jpg" calcext:value-type="string">
            <text:p>/home/driverless/ras_perception/RAS_DATASET/12(6).jpg</text:p>
          </table:table-cell>
        </table:table-row>
        <table:table-row table:style-name="ro1">
          <table:table-cell office:value-type="string" calcext:value-type="string">
            <text:p>12(8)</text:p>
          </table:table-cell>
          <table:table-cell/>
          <table:table-cell table:formula="of:=CONCATENATE(&quot;/home/driverless/ras_perception/DL_training/RAS_DATASET/&quot;;[.A68];&quot;.jpg&quot;)" office:value-type="string" office:string-value="/home/driverless/ras_perception/DL_training/RAS_DATASET/12(8).jpg" calcext:value-type="string">
            <text:p>/home/driverless/ras_perception/DL_training/RAS_DATASET/12(8).jpg</text:p>
          </table:table-cell>
          <table:table-cell table:number-columns-repeated="5"/>
          <table:table-cell table:formula="of:=CONCATENATE(&quot;/home/driverless/ras_perception/DL_training/RAS_DATASET/&quot;;[.A68];&quot;.jpg&quot;)" office:value-type="string" office:string-value="/home/driverless/ras_perception/DL_training/RAS_DATASET/12(8).jpg" calcext:value-type="string">
            <text:p>/home/driverless/ras_perception/DL_training/RAS_DATASET/12(8).jpg</text:p>
          </table:table-cell>
          <table:table-cell table:number-columns-repeated="5"/>
          <table:table-cell table:formula="of:=CONCATENATE(&quot;/home/driverless/ras_perception/RAS_DATASET/&quot;;[.A68];&quot;.jpg&quot;)" office:value-type="string" office:string-value="/home/driverless/ras_perception/RAS_DATASET/12(8).jpg" calcext:value-type="string">
            <text:p>/home/driverless/ras_perception/RAS_DATASET/12(8).jpg</text:p>
          </table:table-cell>
        </table:table-row>
        <table:table-row table:style-name="ro1">
          <table:table-cell office:value-type="string" calcext:value-type="string">
            <text:p>12(11)</text:p>
          </table:table-cell>
          <table:table-cell/>
          <table:table-cell table:formula="of:=CONCATENATE(&quot;/home/driverless/ras_perception/DL_training/RAS_DATASET/&quot;;[.A69];&quot;.jpg&quot;)" office:value-type="string" office:string-value="/home/driverless/ras_perception/DL_training/RAS_DATASET/12(11).jpg" calcext:value-type="string">
            <text:p>/home/driverless/ras_perception/DL_training/RAS_DATASET/12(11).jpg</text:p>
          </table:table-cell>
          <table:table-cell table:number-columns-repeated="5"/>
          <table:table-cell table:formula="of:=CONCATENATE(&quot;/home/driverless/ras_perception/DL_training/RAS_DATASET/&quot;;[.A69];&quot;.jpg&quot;)" office:value-type="string" office:string-value="/home/driverless/ras_perception/DL_training/RAS_DATASET/12(11).jpg" calcext:value-type="string">
            <text:p>/home/driverless/ras_perception/DL_training/RAS_DATASET/12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(13)</text:p>
          </table:table-cell>
          <table:table-cell/>
          <table:table-cell table:formula="of:=CONCATENATE(&quot;/home/driverless/ras_perception/DL_training/RAS_DATASET/&quot;;[.A70];&quot;.jpg&quot;)" office:value-type="string" office:string-value="/home/driverless/ras_perception/DL_training/RAS_DATASET/12(13).jpg" calcext:value-type="string">
            <text:p>/home/driverless/ras_perception/DL_training/RAS_DATASET/12(13).jpg</text:p>
          </table:table-cell>
          <table:table-cell table:number-columns-repeated="5"/>
          <table:table-cell table:formula="of:=CONCATENATE(&quot;/home/driverless/ras_perception/DL_training/RAS_DATASET/&quot;;[.A70];&quot;.jpg&quot;)" office:value-type="string" office:string-value="/home/driverless/ras_perception/DL_training/RAS_DATASET/12(13).jpg" calcext:value-type="string">
            <text:p>/home/driverless/ras_perception/DL_training/RAS_DATASET/12(13).jpg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NCATENATE(&quot;/home/driverless/ras_perception/DL_training/RAS_DATASET/&quot;;[.A71];&quot;.jpg&quot;)" office:value-type="string" office:string-value="/home/driverless/ras_perception/DL_training/RAS_DATASET/13.jpg" calcext:value-type="string">
            <text:p>/home/driverless/ras_perception/DL_training/RAS_DATASET/13.jpg</text:p>
          </table:table-cell>
          <table:table-cell table:number-columns-repeated="5"/>
          <table:table-cell table:formula="of:=CONCATENATE(&quot;/home/driverless/ras_perception/DL_training/RAS_DATASET/&quot;;[.A71];&quot;.jpg&quot;)" office:value-type="string" office:string-value="/home/driverless/ras_perception/DL_training/RAS_DATASET/13.jpg" calcext:value-type="string">
            <text:p>/home/driverless/ras_perception/DL_training/RAS_DATASET/13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)</text:p>
          </table:table-cell>
          <table:table-cell/>
          <table:table-cell table:formula="of:=CONCATENATE(&quot;/home/driverless/ras_perception/DL_training/RAS_DATASET/&quot;;[.A72];&quot;.jpg&quot;)" office:value-type="string" office:string-value="/home/driverless/ras_perception/DL_training/RAS_DATASET/13(1).jpg" calcext:value-type="string">
            <text:p>/home/driverless/ras_perception/DL_training/RAS_DATASET/13(1).jpg</text:p>
          </table:table-cell>
          <table:table-cell table:number-columns-repeated="5"/>
          <table:table-cell table:formula="of:=CONCATENATE(&quot;/home/driverless/ras_perception/DL_training/RAS_DATASET/&quot;;[.A72];&quot;.jpg&quot;)" office:value-type="string" office:string-value="/home/driverless/ras_perception/DL_training/RAS_DATASET/13(1).jpg" calcext:value-type="string">
            <text:p>/home/driverless/ras_perception/DL_training/RAS_DATASET/13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3)</text:p>
          </table:table-cell>
          <table:table-cell/>
          <table:table-cell table:formula="of:=CONCATENATE(&quot;/home/driverless/ras_perception/DL_training/RAS_DATASET/&quot;;[.A73];&quot;.jpg&quot;)" office:value-type="string" office:string-value="/home/driverless/ras_perception/DL_training/RAS_DATASET/13(3).jpg" calcext:value-type="string">
            <text:p>/home/driverless/ras_perception/DL_training/RAS_DATASET/13(3).jpg</text:p>
          </table:table-cell>
          <table:table-cell table:number-columns-repeated="5"/>
          <table:table-cell table:formula="of:=CONCATENATE(&quot;/home/driverless/ras_perception/DL_training/RAS_DATASET/&quot;;[.A73];&quot;.jpg&quot;)" office:value-type="string" office:string-value="/home/driverless/ras_perception/DL_training/RAS_DATASET/13(3).jpg" calcext:value-type="string">
            <text:p>/home/driverless/ras_perception/DL_training/RAS_DATASET/13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7)</text:p>
          </table:table-cell>
          <table:table-cell/>
          <table:table-cell table:formula="of:=CONCATENATE(&quot;/home/driverless/ras_perception/DL_training/RAS_DATASET/&quot;;[.A74];&quot;.jpg&quot;)" office:value-type="string" office:string-value="/home/driverless/ras_perception/DL_training/RAS_DATASET/13(7).jpg" calcext:value-type="string">
            <text:p>/home/driverless/ras_perception/DL_training/RAS_DATASET/13(7).jpg</text:p>
          </table:table-cell>
          <table:table-cell table:number-columns-repeated="5"/>
          <table:table-cell table:formula="of:=CONCATENATE(&quot;/home/driverless/ras_perception/DL_training/RAS_DATASET/&quot;;[.A74];&quot;.jpg&quot;)" office:value-type="string" office:string-value="/home/driverless/ras_perception/DL_training/RAS_DATASET/13(7).jpg" calcext:value-type="string">
            <text:p>/home/driverless/ras_perception/DL_training/RAS_DATASET/13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9)</text:p>
          </table:table-cell>
          <table:table-cell/>
          <table:table-cell table:formula="of:=CONCATENATE(&quot;/home/driverless/ras_perception/DL_training/RAS_DATASET/&quot;;[.A75];&quot;.jpg&quot;)" office:value-type="string" office:string-value="/home/driverless/ras_perception/DL_training/RAS_DATASET/13(9).jpg" calcext:value-type="string">
            <text:p>/home/driverless/ras_perception/DL_training/RAS_DATASET/13(9).jpg</text:p>
          </table:table-cell>
          <table:table-cell table:number-columns-repeated="5"/>
          <table:table-cell table:formula="of:=CONCATENATE(&quot;/home/driverless/ras_perception/DL_training/RAS_DATASET/&quot;;[.A75];&quot;.jpg&quot;)" office:value-type="string" office:string-value="/home/driverless/ras_perception/DL_training/RAS_DATASET/13(9).jpg" calcext:value-type="string">
            <text:p>/home/driverless/ras_perception/DL_training/RAS_DATASET/13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0)</text:p>
          </table:table-cell>
          <table:table-cell/>
          <table:table-cell table:formula="of:=CONCATENATE(&quot;/home/driverless/ras_perception/DL_training/RAS_DATASET/&quot;;[.A76];&quot;.jpg&quot;)" office:value-type="string" office:string-value="/home/driverless/ras_perception/DL_training/RAS_DATASET/13(10).jpg" calcext:value-type="string">
            <text:p>/home/driverless/ras_perception/DL_training/RAS_DATASET/13(10).jpg</text:p>
          </table:table-cell>
          <table:table-cell table:number-columns-repeated="5"/>
          <table:table-cell table:formula="of:=CONCATENATE(&quot;/home/driverless/ras_perception/DL_training/RAS_DATASET/&quot;;[.A76];&quot;.jpg&quot;)" office:value-type="string" office:string-value="/home/driverless/ras_perception/DL_training/RAS_DATASET/13(10).jpg" calcext:value-type="string">
            <text:p>/home/driverless/ras_perception/DL_training/RAS_DATASET/13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2)</text:p>
          </table:table-cell>
          <table:table-cell/>
          <table:table-cell table:formula="of:=CONCATENATE(&quot;/home/driverless/ras_perception/DL_training/RAS_DATASET/&quot;;[.A77];&quot;.jpg&quot;)" office:value-type="string" office:string-value="/home/driverless/ras_perception/DL_training/RAS_DATASET/13(12).jpg" calcext:value-type="string">
            <text:p>/home/driverless/ras_perception/DL_training/RAS_DATASET/13(12).jpg</text:p>
          </table:table-cell>
          <table:table-cell table:number-columns-repeated="5"/>
          <table:table-cell table:formula="of:=CONCATENATE(&quot;/home/driverless/ras_perception/DL_training/RAS_DATASET/&quot;;[.A77];&quot;.jpg&quot;)" office:value-type="string" office:string-value="/home/driverless/ras_perception/DL_training/RAS_DATASET/13(12).jpg" calcext:value-type="string">
            <text:p>/home/driverless/ras_perception/DL_training/RAS_DATASET/13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3)</text:p>
          </table:table-cell>
          <table:table-cell/>
          <table:table-cell table:formula="of:=CONCATENATE(&quot;/home/driverless/ras_perception/DL_training/RAS_DATASET/&quot;;[.A78];&quot;.jpg&quot;)" office:value-type="string" office:string-value="/home/driverless/ras_perception/DL_training/RAS_DATASET/13(13).jpg" calcext:value-type="string">
            <text:p>/home/driverless/ras_perception/DL_training/RAS_DATASET/13(13).jpg</text:p>
          </table:table-cell>
          <table:table-cell table:number-columns-repeated="5"/>
          <table:table-cell table:formula="of:=CONCATENATE(&quot;/home/driverless/ras_perception/DL_training/RAS_DATASET/&quot;;[.A78];&quot;.jpg&quot;)" office:value-type="string" office:string-value="/home/driverless/ras_perception/DL_training/RAS_DATASET/13(13).jpg" calcext:value-type="string">
            <text:p>/home/driverless/ras_perception/DL_training/RAS_DATASET/13(13).jpg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NCATENATE(&quot;/home/driverless/ras_perception/DL_training/RAS_DATASET/&quot;;[.A79];&quot;.jpg&quot;)" office:value-type="string" office:string-value="/home/driverless/ras_perception/DL_training/RAS_DATASET/14.jpg" calcext:value-type="string">
            <text:p>/home/driverless/ras_perception/DL_training/RAS_DATASET/14.jpg</text:p>
          </table:table-cell>
          <table:table-cell table:number-columns-repeated="5"/>
          <table:table-cell table:formula="of:=CONCATENATE(&quot;/home/driverless/ras_perception/DL_training/RAS_DATASET/&quot;;[.A79];&quot;.jpg&quot;)" office:value-type="string" office:string-value="/home/driverless/ras_perception/DL_training/RAS_DATASET/14.jpg" calcext:value-type="string">
            <text:p>/home/driverless/ras_perception/DL_training/RAS_DATASET/1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2)</text:p>
          </table:table-cell>
          <table:table-cell/>
          <table:table-cell table:formula="of:=CONCATENATE(&quot;/home/driverless/ras_perception/DL_training/RAS_DATASET/&quot;;[.A80];&quot;.jpg&quot;)" office:value-type="string" office:string-value="/home/driverless/ras_perception/DL_training/RAS_DATASET/14(2).jpg" calcext:value-type="string">
            <text:p>/home/driverless/ras_perception/DL_training/RAS_DATASET/14(2).jpg</text:p>
          </table:table-cell>
          <table:table-cell table:number-columns-repeated="5"/>
          <table:table-cell table:formula="of:=CONCATENATE(&quot;/home/driverless/ras_perception/DL_training/RAS_DATASET/&quot;;[.A80];&quot;.jpg&quot;)" office:value-type="string" office:string-value="/home/driverless/ras_perception/DL_training/RAS_DATASET/14(2).jpg" calcext:value-type="string">
            <text:p>/home/driverless/ras_perception/DL_training/RAS_DATASET/14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3)</text:p>
          </table:table-cell>
          <table:table-cell/>
          <table:table-cell table:formula="of:=CONCATENATE(&quot;/home/driverless/ras_perception/DL_training/RAS_DATASET/&quot;;[.A81];&quot;.jpg&quot;)" office:value-type="string" office:string-value="/home/driverless/ras_perception/DL_training/RAS_DATASET/14(3).jpg" calcext:value-type="string">
            <text:p>/home/driverless/ras_perception/DL_training/RAS_DATASET/14(3).jpg</text:p>
          </table:table-cell>
          <table:table-cell table:number-columns-repeated="5"/>
          <table:table-cell table:formula="of:=CONCATENATE(&quot;/home/driverless/ras_perception/DL_training/RAS_DATASET/&quot;;[.A81];&quot;.jpg&quot;)" office:value-type="string" office:string-value="/home/driverless/ras_perception/DL_training/RAS_DATASET/14(3).jpg" calcext:value-type="string">
            <text:p>/home/driverless/ras_perception/DL_training/RAS_DATASET/14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5)</text:p>
          </table:table-cell>
          <table:table-cell/>
          <table:table-cell table:formula="of:=CONCATENATE(&quot;/home/driverless/ras_perception/DL_training/RAS_DATASET/&quot;;[.A82];&quot;.jpg&quot;)" office:value-type="string" office:string-value="/home/driverless/ras_perception/DL_training/RAS_DATASET/14(5).jpg" calcext:value-type="string">
            <text:p>/home/driverless/ras_perception/DL_training/RAS_DATASET/14(5).jpg</text:p>
          </table:table-cell>
          <table:table-cell table:number-columns-repeated="5"/>
          <table:table-cell table:formula="of:=CONCATENATE(&quot;/home/driverless/ras_perception/DL_training/RAS_DATASET/&quot;;[.A82];&quot;.jpg&quot;)" office:value-type="string" office:string-value="/home/driverless/ras_perception/DL_training/RAS_DATASET/14(5).jpg" calcext:value-type="string">
            <text:p>/home/driverless/ras_perception/DL_training/RAS_DATASET/14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6)</text:p>
          </table:table-cell>
          <table:table-cell/>
          <table:table-cell table:formula="of:=CONCATENATE(&quot;/home/driverless/ras_perception/DL_training/RAS_DATASET/&quot;;[.A83];&quot;.jpg&quot;)" office:value-type="string" office:string-value="/home/driverless/ras_perception/DL_training/RAS_DATASET/14(6).jpg" calcext:value-type="string">
            <text:p>/home/driverless/ras_perception/DL_training/RAS_DATASET/14(6).jpg</text:p>
          </table:table-cell>
          <table:table-cell table:number-columns-repeated="5"/>
          <table:table-cell table:formula="of:=CONCATENATE(&quot;/home/driverless/ras_perception/DL_training/RAS_DATASET/&quot;;[.A83];&quot;.jpg&quot;)" office:value-type="string" office:string-value="/home/driverless/ras_perception/DL_training/RAS_DATASET/14(6).jpg" calcext:value-type="string">
            <text:p>/home/driverless/ras_perception/DL_training/RAS_DATASET/14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8)</text:p>
          </table:table-cell>
          <table:table-cell/>
          <table:table-cell table:formula="of:=CONCATENATE(&quot;/home/driverless/ras_perception/DL_training/RAS_DATASET/&quot;;[.A84];&quot;.jpg&quot;)" office:value-type="string" office:string-value="/home/driverless/ras_perception/DL_training/RAS_DATASET/14(8).jpg" calcext:value-type="string">
            <text:p>/home/driverless/ras_perception/DL_training/RAS_DATASET/14(8).jpg</text:p>
          </table:table-cell>
          <table:table-cell table:number-columns-repeated="5"/>
          <table:table-cell table:formula="of:=CONCATENATE(&quot;/home/driverless/ras_perception/DL_training/RAS_DATASET/&quot;;[.A84];&quot;.jpg&quot;)" office:value-type="string" office:string-value="/home/driverless/ras_perception/DL_training/RAS_DATASET/14(8).jpg" calcext:value-type="string">
            <text:p>/home/driverless/ras_perception/DL_training/RAS_DATASET/14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9)</text:p>
          </table:table-cell>
          <table:table-cell/>
          <table:table-cell table:formula="of:=CONCATENATE(&quot;/home/driverless/ras_perception/DL_training/RAS_DATASET/&quot;;[.A85];&quot;.jpg&quot;)" office:value-type="string" office:string-value="/home/driverless/ras_perception/DL_training/RAS_DATASET/14(9).jpg" calcext:value-type="string">
            <text:p>/home/driverless/ras_perception/DL_training/RAS_DATASET/14(9).jpg</text:p>
          </table:table-cell>
          <table:table-cell table:number-columns-repeated="5"/>
          <table:table-cell table:formula="of:=CONCATENATE(&quot;/home/driverless/ras_perception/DL_training/RAS_DATASET/&quot;;[.A85];&quot;.jpg&quot;)" office:value-type="string" office:string-value="/home/driverless/ras_perception/DL_training/RAS_DATASET/14(9).jpg" calcext:value-type="string">
            <text:p>/home/driverless/ras_perception/DL_training/RAS_DATASET/14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0)</text:p>
          </table:table-cell>
          <table:table-cell/>
          <table:table-cell table:formula="of:=CONCATENATE(&quot;/home/driverless/ras_perception/DL_training/RAS_DATASET/&quot;;[.A86];&quot;.jpg&quot;)" office:value-type="string" office:string-value="/home/driverless/ras_perception/DL_training/RAS_DATASET/14(10).jpg" calcext:value-type="string">
            <text:p>/home/driverless/ras_perception/DL_training/RAS_DATASET/14(10).jpg</text:p>
          </table:table-cell>
          <table:table-cell table:number-columns-repeated="5"/>
          <table:table-cell table:formula="of:=CONCATENATE(&quot;/home/driverless/ras_perception/DL_training/RAS_DATASET/&quot;;[.A86];&quot;.jpg&quot;)" office:value-type="string" office:string-value="/home/driverless/ras_perception/DL_training/RAS_DATASET/14(10).jpg" calcext:value-type="string">
            <text:p>/home/driverless/ras_perception/DL_training/RAS_DATASET/14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1)</text:p>
          </table:table-cell>
          <table:table-cell/>
          <table:table-cell table:formula="of:=CONCATENATE(&quot;/home/driverless/ras_perception/DL_training/RAS_DATASET/&quot;;[.A87];&quot;.jpg&quot;)" office:value-type="string" office:string-value="/home/driverless/ras_perception/DL_training/RAS_DATASET/14(11).jpg" calcext:value-type="string">
            <text:p>/home/driverless/ras_perception/DL_training/RAS_DATASET/14(11).jpg</text:p>
          </table:table-cell>
          <table:table-cell table:number-columns-repeated="5"/>
          <table:table-cell table:formula="of:=CONCATENATE(&quot;/home/driverless/ras_perception/DL_training/RAS_DATASET/&quot;;[.A87];&quot;.jpg&quot;)" office:value-type="string" office:string-value="/home/driverless/ras_perception/DL_training/RAS_DATASET/14(11).jpg" calcext:value-type="string">
            <text:p>/home/driverless/ras_perception/DL_training/RAS_DATASET/14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2)</text:p>
          </table:table-cell>
          <table:table-cell/>
          <table:table-cell table:formula="of:=CONCATENATE(&quot;/home/driverless/ras_perception/DL_training/RAS_DATASET/&quot;;[.A88];&quot;.jpg&quot;)" office:value-type="string" office:string-value="/home/driverless/ras_perception/DL_training/RAS_DATASET/14(12).jpg" calcext:value-type="string">
            <text:p>/home/driverless/ras_perception/DL_training/RAS_DATASET/14(12).jpg</text:p>
          </table:table-cell>
          <table:table-cell table:number-columns-repeated="5"/>
          <table:table-cell table:formula="of:=CONCATENATE(&quot;/home/driverless/ras_perception/DL_training/RAS_DATASET/&quot;;[.A88];&quot;.jpg&quot;)" office:value-type="string" office:string-value="/home/driverless/ras_perception/DL_training/RAS_DATASET/14(12).jpg" calcext:value-type="string">
            <text:p>/home/driverless/ras_perception/DL_training/RAS_DATASET/14(12).jpg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NCATENATE(&quot;/home/driverless/ras_perception/DL_training/RAS_DATASET/&quot;;[.A89];&quot;.jpg&quot;)" office:value-type="string" office:string-value="/home/driverless/ras_perception/DL_training/RAS_DATASET/15.jpg" calcext:value-type="string">
            <text:p>/home/driverless/ras_perception/DL_training/RAS_DATASET/15.jpg</text:p>
          </table:table-cell>
          <table:table-cell table:number-columns-repeated="5"/>
          <table:table-cell table:formula="of:=CONCATENATE(&quot;/home/driverless/ras_perception/DL_training/RAS_DATASET/&quot;;[.A89];&quot;.jpg&quot;)" office:value-type="string" office:string-value="/home/driverless/ras_perception/DL_training/RAS_DATASET/15.jpg" calcext:value-type="string">
            <text:p>/home/driverless/ras_perception/DL_training/RAS_DATASET/15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)</text:p>
          </table:table-cell>
          <table:table-cell/>
          <table:table-cell table:formula="of:=CONCATENATE(&quot;/home/driverless/ras_perception/DL_training/RAS_DATASET/&quot;;[.A90];&quot;.jpg&quot;)" office:value-type="string" office:string-value="/home/driverless/ras_perception/DL_training/RAS_DATASET/15(1).jpg" calcext:value-type="string">
            <text:p>/home/driverless/ras_perception/DL_training/RAS_DATASET/15(1).jpg</text:p>
          </table:table-cell>
          <table:table-cell table:number-columns-repeated="5"/>
          <table:table-cell table:formula="of:=CONCATENATE(&quot;/home/driverless/ras_perception/DL_training/RAS_DATASET/&quot;;[.A90];&quot;.jpg&quot;)" office:value-type="string" office:string-value="/home/driverless/ras_perception/DL_training/RAS_DATASET/15(1).jpg" calcext:value-type="string">
            <text:p>/home/driverless/ras_perception/DL_training/RAS_DATASET/15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2)</text:p>
          </table:table-cell>
          <table:table-cell/>
          <table:table-cell table:formula="of:=CONCATENATE(&quot;/home/driverless/ras_perception/DL_training/RAS_DATASET/&quot;;[.A91];&quot;.jpg&quot;)" office:value-type="string" office:string-value="/home/driverless/ras_perception/DL_training/RAS_DATASET/15(2).jpg" calcext:value-type="string">
            <text:p>/home/driverless/ras_perception/DL_training/RAS_DATASET/15(2).jpg</text:p>
          </table:table-cell>
          <table:table-cell table:number-columns-repeated="5"/>
          <table:table-cell table:formula="of:=CONCATENATE(&quot;/home/driverless/ras_perception/DL_training/RAS_DATASET/&quot;;[.A91];&quot;.jpg&quot;)" office:value-type="string" office:string-value="/home/driverless/ras_perception/DL_training/RAS_DATASET/15(2).jpg" calcext:value-type="string">
            <text:p>/home/driverless/ras_perception/DL_training/RAS_DATASET/15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4)</text:p>
          </table:table-cell>
          <table:table-cell/>
          <table:table-cell table:formula="of:=CONCATENATE(&quot;/home/driverless/ras_perception/DL_training/RAS_DATASET/&quot;;[.A92];&quot;.jpg&quot;)" office:value-type="string" office:string-value="/home/driverless/ras_perception/DL_training/RAS_DATASET/15(4).jpg" calcext:value-type="string">
            <text:p>/home/driverless/ras_perception/DL_training/RAS_DATASET/15(4).jpg</text:p>
          </table:table-cell>
          <table:table-cell table:number-columns-repeated="5"/>
          <table:table-cell table:formula="of:=CONCATENATE(&quot;/home/driverless/ras_perception/DL_training/RAS_DATASET/&quot;;[.A92];&quot;.jpg&quot;)" office:value-type="string" office:string-value="/home/driverless/ras_perception/DL_training/RAS_DATASET/15(4).jpg" calcext:value-type="string">
            <text:p>/home/driverless/ras_perception/DL_training/RAS_DATASET/15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5)</text:p>
          </table:table-cell>
          <table:table-cell/>
          <table:table-cell table:formula="of:=CONCATENATE(&quot;/home/driverless/ras_perception/DL_training/RAS_DATASET/&quot;;[.A93];&quot;.jpg&quot;)" office:value-type="string" office:string-value="/home/driverless/ras_perception/DL_training/RAS_DATASET/15(5).jpg" calcext:value-type="string">
            <text:p>/home/driverless/ras_perception/DL_training/RAS_DATASET/15(5).jpg</text:p>
          </table:table-cell>
          <table:table-cell table:number-columns-repeated="5"/>
          <table:table-cell table:formula="of:=CONCATENATE(&quot;/home/driverless/ras_perception/DL_training/RAS_DATASET/&quot;;[.A93];&quot;.jpg&quot;)" office:value-type="string" office:string-value="/home/driverless/ras_perception/DL_training/RAS_DATASET/15(5).jpg" calcext:value-type="string">
            <text:p>/home/driverless/ras_perception/DL_training/RAS_DATASET/15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7)</text:p>
          </table:table-cell>
          <table:table-cell/>
          <table:table-cell table:formula="of:=CONCATENATE(&quot;/home/driverless/ras_perception/DL_training/RAS_DATASET/&quot;;[.A94];&quot;.jpg&quot;)" office:value-type="string" office:string-value="/home/driverless/ras_perception/DL_training/RAS_DATASET/15(7).jpg" calcext:value-type="string">
            <text:p>/home/driverless/ras_perception/DL_training/RAS_DATASET/15(7).jpg</text:p>
          </table:table-cell>
          <table:table-cell table:number-columns-repeated="5"/>
          <table:table-cell table:formula="of:=CONCATENATE(&quot;/home/driverless/ras_perception/DL_training/RAS_DATASET/&quot;;[.A94];&quot;.jpg&quot;)" office:value-type="string" office:string-value="/home/driverless/ras_perception/DL_training/RAS_DATASET/15(7).jpg" calcext:value-type="string">
            <text:p>/home/driverless/ras_perception/DL_training/RAS_DATASET/15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9)</text:p>
          </table:table-cell>
          <table:table-cell/>
          <table:table-cell table:formula="of:=CONCATENATE(&quot;/home/driverless/ras_perception/DL_training/RAS_DATASET/&quot;;[.A95];&quot;.jpg&quot;)" office:value-type="string" office:string-value="/home/driverless/ras_perception/DL_training/RAS_DATASET/15(9).jpg" calcext:value-type="string">
            <text:p>/home/driverless/ras_perception/DL_training/RAS_DATASET/15(9).jpg</text:p>
          </table:table-cell>
          <table:table-cell table:number-columns-repeated="5"/>
          <table:table-cell table:formula="of:=CONCATENATE(&quot;/home/driverless/ras_perception/DL_training/RAS_DATASET/&quot;;[.A95];&quot;.jpg&quot;)" office:value-type="string" office:string-value="/home/driverless/ras_perception/DL_training/RAS_DATASET/15(9).jpg" calcext:value-type="string">
            <text:p>/home/driverless/ras_perception/DL_training/RAS_DATASET/15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0)</text:p>
          </table:table-cell>
          <table:table-cell/>
          <table:table-cell table:formula="of:=CONCATENATE(&quot;/home/driverless/ras_perception/DL_training/RAS_DATASET/&quot;;[.A96];&quot;.jpg&quot;)" office:value-type="string" office:string-value="/home/driverless/ras_perception/DL_training/RAS_DATASET/15(10).jpg" calcext:value-type="string">
            <text:p>/home/driverless/ras_perception/DL_training/RAS_DATASET/15(10).jpg</text:p>
          </table:table-cell>
          <table:table-cell table:number-columns-repeated="5"/>
          <table:table-cell table:formula="of:=CONCATENATE(&quot;/home/driverless/ras_perception/DL_training/RAS_DATASET/&quot;;[.A96];&quot;.jpg&quot;)" office:value-type="string" office:string-value="/home/driverless/ras_perception/DL_training/RAS_DATASET/15(10).jpg" calcext:value-type="string">
            <text:p>/home/driverless/ras_perception/DL_training/RAS_DATASET/15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2)</text:p>
          </table:table-cell>
          <table:table-cell/>
          <table:table-cell table:formula="of:=CONCATENATE(&quot;/home/driverless/ras_perception/DL_training/RAS_DATASET/&quot;;[.A97];&quot;.jpg&quot;)" office:value-type="string" office:string-value="/home/driverless/ras_perception/DL_training/RAS_DATASET/15(12).jpg" calcext:value-type="string">
            <text:p>/home/driverless/ras_perception/DL_training/RAS_DATASET/15(12).jpg</text:p>
          </table:table-cell>
          <table:table-cell table:number-columns-repeated="5"/>
          <table:table-cell table:formula="of:=CONCATENATE(&quot;/home/driverless/ras_perception/DL_training/RAS_DATASET/&quot;;[.A97];&quot;.jpg&quot;)" office:value-type="string" office:string-value="/home/driverless/ras_perception/DL_training/RAS_DATASET/15(12).jpg" calcext:value-type="string">
            <text:p>/home/driverless/ras_perception/DL_training/RAS_DATASET/15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3)</text:p>
          </table:table-cell>
          <table:table-cell/>
          <table:table-cell table:formula="of:=CONCATENATE(&quot;/home/driverless/ras_perception/DL_training/RAS_DATASET/&quot;;[.A98];&quot;.jpg&quot;)" office:value-type="string" office:string-value="/home/driverless/ras_perception/DL_training/RAS_DATASET/15(13).jpg" calcext:value-type="string">
            <text:p>/home/driverless/ras_perception/DL_training/RAS_DATASET/15(13).jpg</text:p>
          </table:table-cell>
          <table:table-cell table:number-columns-repeated="5"/>
          <table:table-cell table:formula="of:=CONCATENATE(&quot;/home/driverless/ras_perception/DL_training/RAS_DATASET/&quot;;[.A98];&quot;.jpg&quot;)" office:value-type="string" office:string-value="/home/driverless/ras_perception/DL_training/RAS_DATASET/15(13).jpg" calcext:value-type="string">
            <text:p>/home/driverless/ras_perception/DL_training/RAS_DATASET/15(13).jpg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NCATENATE(&quot;/home/driverless/ras_perception/DL_training/RAS_DATASET/&quot;;[.A99];&quot;.jpg&quot;)" office:value-type="string" office:string-value="/home/driverless/ras_perception/DL_training/RAS_DATASET/16.jpg" calcext:value-type="string">
            <text:p>/home/driverless/ras_perception/DL_training/RAS_DATASET/16.jpg</text:p>
          </table:table-cell>
          <table:table-cell table:number-columns-repeated="5"/>
          <table:table-cell table:formula="of:=CONCATENATE(&quot;/home/driverless/ras_perception/DL_training/RAS_DATASET/&quot;;[.A99];&quot;.jpg&quot;)" office:value-type="string" office:string-value="/home/driverless/ras_perception/DL_training/RAS_DATASET/16.jpg" calcext:value-type="string">
            <text:p>/home/driverless/ras_perception/DL_training/RAS_DATASET/16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)</text:p>
          </table:table-cell>
          <table:table-cell/>
          <table:table-cell table:formula="of:=CONCATENATE(&quot;/home/driverless/ras_perception/DL_training/RAS_DATASET/&quot;;[.A100];&quot;.jpg&quot;)" office:value-type="string" office:string-value="/home/driverless/ras_perception/DL_training/RAS_DATASET/16(1).jpg" calcext:value-type="string">
            <text:p>/home/driverless/ras_perception/DL_training/RAS_DATASET/16(1).jpg</text:p>
          </table:table-cell>
          <table:table-cell table:number-columns-repeated="5"/>
          <table:table-cell table:formula="of:=CONCATENATE(&quot;/home/driverless/ras_perception/DL_training/RAS_DATASET/&quot;;[.A100];&quot;.jpg&quot;)" office:value-type="string" office:string-value="/home/driverless/ras_perception/DL_training/RAS_DATASET/16(1).jpg" calcext:value-type="string">
            <text:p>/home/driverless/ras_perception/DL_training/RAS_DATASET/16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2)</text:p>
          </table:table-cell>
          <table:table-cell/>
          <table:table-cell table:formula="of:=CONCATENATE(&quot;/home/driverless/ras_perception/DL_training/RAS_DATASET/&quot;;[.A101];&quot;.jpg&quot;)" office:value-type="string" office:string-value="/home/driverless/ras_perception/DL_training/RAS_DATASET/16(2).jpg" calcext:value-type="string">
            <text:p>/home/driverless/ras_perception/DL_training/RAS_DATASET/16(2).jpg</text:p>
          </table:table-cell>
          <table:table-cell table:number-columns-repeated="5"/>
          <table:table-cell table:formula="of:=CONCATENATE(&quot;/home/driverless/ras_perception/DL_training/RAS_DATASET/&quot;;[.A101];&quot;.jpg&quot;)" office:value-type="string" office:string-value="/home/driverless/ras_perception/DL_training/RAS_DATASET/16(2).jpg" calcext:value-type="string">
            <text:p>/home/driverless/ras_perception/DL_training/RAS_DATASET/16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3)</text:p>
          </table:table-cell>
          <table:table-cell/>
          <table:table-cell table:formula="of:=CONCATENATE(&quot;/home/driverless/ras_perception/DL_training/RAS_DATASET/&quot;;[.A102];&quot;.jpg&quot;)" office:value-type="string" office:string-value="/home/driverless/ras_perception/DL_training/RAS_DATASET/16(3).jpg" calcext:value-type="string">
            <text:p>/home/driverless/ras_perception/DL_training/RAS_DATASET/16(3).jpg</text:p>
          </table:table-cell>
          <table:table-cell table:number-columns-repeated="5"/>
          <table:table-cell table:formula="of:=CONCATENATE(&quot;/home/driverless/ras_perception/DL_training/RAS_DATASET/&quot;;[.A102];&quot;.jpg&quot;)" office:value-type="string" office:string-value="/home/driverless/ras_perception/DL_training/RAS_DATASET/16(3).jpg" calcext:value-type="string">
            <text:p>/home/driverless/ras_perception/DL_training/RAS_DATASET/16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4)</text:p>
          </table:table-cell>
          <table:table-cell/>
          <table:table-cell table:formula="of:=CONCATENATE(&quot;/home/driverless/ras_perception/DL_training/RAS_DATASET/&quot;;[.A103];&quot;.jpg&quot;)" office:value-type="string" office:string-value="/home/driverless/ras_perception/DL_training/RAS_DATASET/16(4).jpg" calcext:value-type="string">
            <text:p>/home/driverless/ras_perception/DL_training/RAS_DATASET/16(4).jpg</text:p>
          </table:table-cell>
          <table:table-cell table:number-columns-repeated="5"/>
          <table:table-cell table:formula="of:=CONCATENATE(&quot;/home/driverless/ras_perception/DL_training/RAS_DATASET/&quot;;[.A103];&quot;.jpg&quot;)" office:value-type="string" office:string-value="/home/driverless/ras_perception/DL_training/RAS_DATASET/16(4).jpg" calcext:value-type="string">
            <text:p>/home/driverless/ras_perception/DL_training/RAS_DATASET/16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5)</text:p>
          </table:table-cell>
          <table:table-cell/>
          <table:table-cell table:formula="of:=CONCATENATE(&quot;/home/driverless/ras_perception/DL_training/RAS_DATASET/&quot;;[.A104];&quot;.jpg&quot;)" office:value-type="string" office:string-value="/home/driverless/ras_perception/DL_training/RAS_DATASET/16(5).jpg" calcext:value-type="string">
            <text:p>/home/driverless/ras_perception/DL_training/RAS_DATASET/16(5).jpg</text:p>
          </table:table-cell>
          <table:table-cell table:number-columns-repeated="5"/>
          <table:table-cell table:formula="of:=CONCATENATE(&quot;/home/driverless/ras_perception/DL_training/RAS_DATASET/&quot;;[.A104];&quot;.jpg&quot;)" office:value-type="string" office:string-value="/home/driverless/ras_perception/DL_training/RAS_DATASET/16(5).jpg" calcext:value-type="string">
            <text:p>/home/driverless/ras_perception/DL_training/RAS_DATASET/16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6)</text:p>
          </table:table-cell>
          <table:table-cell/>
          <table:table-cell table:formula="of:=CONCATENATE(&quot;/home/driverless/ras_perception/DL_training/RAS_DATASET/&quot;;[.A105];&quot;.jpg&quot;)" office:value-type="string" office:string-value="/home/driverless/ras_perception/DL_training/RAS_DATASET/16(6).jpg" calcext:value-type="string">
            <text:p>/home/driverless/ras_perception/DL_training/RAS_DATASET/16(6).jpg</text:p>
          </table:table-cell>
          <table:table-cell table:number-columns-repeated="5"/>
          <table:table-cell table:formula="of:=CONCATENATE(&quot;/home/driverless/ras_perception/DL_training/RAS_DATASET/&quot;;[.A105];&quot;.jpg&quot;)" office:value-type="string" office:string-value="/home/driverless/ras_perception/DL_training/RAS_DATASET/16(6).jpg" calcext:value-type="string">
            <text:p>/home/driverless/ras_perception/DL_training/RAS_DATASET/16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7)</text:p>
          </table:table-cell>
          <table:table-cell/>
          <table:table-cell table:formula="of:=CONCATENATE(&quot;/home/driverless/ras_perception/DL_training/RAS_DATASET/&quot;;[.A106];&quot;.jpg&quot;)" office:value-type="string" office:string-value="/home/driverless/ras_perception/DL_training/RAS_DATASET/16(7).jpg" calcext:value-type="string">
            <text:p>/home/driverless/ras_perception/DL_training/RAS_DATASET/16(7).jpg</text:p>
          </table:table-cell>
          <table:table-cell table:number-columns-repeated="5"/>
          <table:table-cell table:formula="of:=CONCATENATE(&quot;/home/driverless/ras_perception/DL_training/RAS_DATASET/&quot;;[.A106];&quot;.jpg&quot;)" office:value-type="string" office:string-value="/home/driverless/ras_perception/DL_training/RAS_DATASET/16(7).jpg" calcext:value-type="string">
            <text:p>/home/driverless/ras_perception/DL_training/RAS_DATASET/16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8)</text:p>
          </table:table-cell>
          <table:table-cell/>
          <table:table-cell table:formula="of:=CONCATENATE(&quot;/home/driverless/ras_perception/DL_training/RAS_DATASET/&quot;;[.A107];&quot;.jpg&quot;)" office:value-type="string" office:string-value="/home/driverless/ras_perception/DL_training/RAS_DATASET/16(8).jpg" calcext:value-type="string">
            <text:p>/home/driverless/ras_perception/DL_training/RAS_DATASET/16(8).jpg</text:p>
          </table:table-cell>
          <table:table-cell table:number-columns-repeated="5"/>
          <table:table-cell table:formula="of:=CONCATENATE(&quot;/home/driverless/ras_perception/DL_training/RAS_DATASET/&quot;;[.A107];&quot;.jpg&quot;)" office:value-type="string" office:string-value="/home/driverless/ras_perception/DL_training/RAS_DATASET/16(8).jpg" calcext:value-type="string">
            <text:p>/home/driverless/ras_perception/DL_training/RAS_DATASET/16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9)</text:p>
          </table:table-cell>
          <table:table-cell/>
          <table:table-cell table:formula="of:=CONCATENATE(&quot;/home/driverless/ras_perception/DL_training/RAS_DATASET/&quot;;[.A108];&quot;.jpg&quot;)" office:value-type="string" office:string-value="/home/driverless/ras_perception/DL_training/RAS_DATASET/16(9).jpg" calcext:value-type="string">
            <text:p>/home/driverless/ras_perception/DL_training/RAS_DATASET/16(9).jpg</text:p>
          </table:table-cell>
          <table:table-cell table:number-columns-repeated="5"/>
          <table:table-cell table:formula="of:=CONCATENATE(&quot;/home/driverless/ras_perception/DL_training/RAS_DATASET/&quot;;[.A108];&quot;.jpg&quot;)" office:value-type="string" office:string-value="/home/driverless/ras_perception/DL_training/RAS_DATASET/16(9).jpg" calcext:value-type="string">
            <text:p>/home/driverless/ras_perception/DL_training/RAS_DATASET/16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1)</text:p>
          </table:table-cell>
          <table:table-cell/>
          <table:table-cell table:formula="of:=CONCATENATE(&quot;/home/driverless/ras_perception/DL_training/RAS_DATASET/&quot;;[.A109];&quot;.jpg&quot;)" office:value-type="string" office:string-value="/home/driverless/ras_perception/DL_training/RAS_DATASET/16(11).jpg" calcext:value-type="string">
            <text:p>/home/driverless/ras_perception/DL_training/RAS_DATASET/16(11).jpg</text:p>
          </table:table-cell>
          <table:table-cell table:number-columns-repeated="5"/>
          <table:table-cell table:formula="of:=CONCATENATE(&quot;/home/driverless/ras_perception/DL_training/RAS_DATASET/&quot;;[.A109];&quot;.jpg&quot;)" office:value-type="string" office:string-value="/home/driverless/ras_perception/DL_training/RAS_DATASET/16(11).jpg" calcext:value-type="string">
            <text:p>/home/driverless/ras_perception/DL_training/RAS_DATASET/16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2)</text:p>
          </table:table-cell>
          <table:table-cell/>
          <table:table-cell table:formula="of:=CONCATENATE(&quot;/home/driverless/ras_perception/DL_training/RAS_DATASET/&quot;;[.A110];&quot;.jpg&quot;)" office:value-type="string" office:string-value="/home/driverless/ras_perception/DL_training/RAS_DATASET/16(12).jpg" calcext:value-type="string">
            <text:p>/home/driverless/ras_perception/DL_training/RAS_DATASET/16(12).jpg</text:p>
          </table:table-cell>
          <table:table-cell table:number-columns-repeated="5"/>
          <table:table-cell table:formula="of:=CONCATENATE(&quot;/home/driverless/ras_perception/DL_training/RAS_DATASET/&quot;;[.A110];&quot;.jpg&quot;)" office:value-type="string" office:string-value="/home/driverless/ras_perception/DL_training/RAS_DATASET/16(12).jpg" calcext:value-type="string">
            <text:p>/home/driverless/ras_perception/DL_training/RAS_DATASET/16(12).jpg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NCATENATE(&quot;/home/driverless/ras_perception/DL_training/RAS_DATASET/&quot;;[.A111];&quot;.jpg&quot;)" office:value-type="string" office:string-value="/home/driverless/ras_perception/DL_training/RAS_DATASET/17.jpg" calcext:value-type="string">
            <text:p>/home/driverless/ras_perception/DL_training/RAS_DATASET/17.jpg</text:p>
          </table:table-cell>
          <table:table-cell table:number-columns-repeated="5"/>
          <table:table-cell table:formula="of:=CONCATENATE(&quot;/home/driverless/ras_perception/DL_training/RAS_DATASET/&quot;;[.A111];&quot;.jpg&quot;)" office:value-type="string" office:string-value="/home/driverless/ras_perception/DL_training/RAS_DATASET/17.jpg" calcext:value-type="string">
            <text:p>/home/driverless/ras_perception/DL_training/RAS_DATASET/17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3)</text:p>
          </table:table-cell>
          <table:table-cell/>
          <table:table-cell table:formula="of:=CONCATENATE(&quot;/home/driverless/ras_perception/DL_training/RAS_DATASET/&quot;;[.A112];&quot;.jpg&quot;)" office:value-type="string" office:string-value="/home/driverless/ras_perception/DL_training/RAS_DATASET/17(3).jpg" calcext:value-type="string">
            <text:p>/home/driverless/ras_perception/DL_training/RAS_DATASET/17(3).jpg</text:p>
          </table:table-cell>
          <table:table-cell table:number-columns-repeated="5"/>
          <table:table-cell table:formula="of:=CONCATENATE(&quot;/home/driverless/ras_perception/DL_training/RAS_DATASET/&quot;;[.A112];&quot;.jpg&quot;)" office:value-type="string" office:string-value="/home/driverless/ras_perception/DL_training/RAS_DATASET/17(3).jpg" calcext:value-type="string">
            <text:p>/home/driverless/ras_perception/DL_training/RAS_DATASET/17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5)</text:p>
          </table:table-cell>
          <table:table-cell/>
          <table:table-cell table:formula="of:=CONCATENATE(&quot;/home/driverless/ras_perception/DL_training/RAS_DATASET/&quot;;[.A113];&quot;.jpg&quot;)" office:value-type="string" office:string-value="/home/driverless/ras_perception/DL_training/RAS_DATASET/17(5).jpg" calcext:value-type="string">
            <text:p>/home/driverless/ras_perception/DL_training/RAS_DATASET/17(5).jpg</text:p>
          </table:table-cell>
          <table:table-cell table:number-columns-repeated="5"/>
          <table:table-cell table:formula="of:=CONCATENATE(&quot;/home/driverless/ras_perception/DL_training/RAS_DATASET/&quot;;[.A113];&quot;.jpg&quot;)" office:value-type="string" office:string-value="/home/driverless/ras_perception/DL_training/RAS_DATASET/17(5).jpg" calcext:value-type="string">
            <text:p>/home/driverless/ras_perception/DL_training/RAS_DATASET/17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6)</text:p>
          </table:table-cell>
          <table:table-cell/>
          <table:table-cell table:formula="of:=CONCATENATE(&quot;/home/driverless/ras_perception/DL_training/RAS_DATASET/&quot;;[.A114];&quot;.jpg&quot;)" office:value-type="string" office:string-value="/home/driverless/ras_perception/DL_training/RAS_DATASET/17(6).jpg" calcext:value-type="string">
            <text:p>/home/driverless/ras_perception/DL_training/RAS_DATASET/17(6).jpg</text:p>
          </table:table-cell>
          <table:table-cell table:number-columns-repeated="5"/>
          <table:table-cell table:formula="of:=CONCATENATE(&quot;/home/driverless/ras_perception/DL_training/RAS_DATASET/&quot;;[.A114];&quot;.jpg&quot;)" office:value-type="string" office:string-value="/home/driverless/ras_perception/DL_training/RAS_DATASET/17(6).jpg" calcext:value-type="string">
            <text:p>/home/driverless/ras_perception/DL_training/RAS_DATASET/17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7)</text:p>
          </table:table-cell>
          <table:table-cell/>
          <table:table-cell table:formula="of:=CONCATENATE(&quot;/home/driverless/ras_perception/DL_training/RAS_DATASET/&quot;;[.A115];&quot;.jpg&quot;)" office:value-type="string" office:string-value="/home/driverless/ras_perception/DL_training/RAS_DATASET/17(7).jpg" calcext:value-type="string">
            <text:p>/home/driverless/ras_perception/DL_training/RAS_DATASET/17(7).jpg</text:p>
          </table:table-cell>
          <table:table-cell table:number-columns-repeated="5"/>
          <table:table-cell table:formula="of:=CONCATENATE(&quot;/home/driverless/ras_perception/DL_training/RAS_DATASET/&quot;;[.A115];&quot;.jpg&quot;)" office:value-type="string" office:string-value="/home/driverless/ras_perception/DL_training/RAS_DATASET/17(7).jpg" calcext:value-type="string">
            <text:p>/home/driverless/ras_perception/DL_training/RAS_DATASET/17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9)</text:p>
          </table:table-cell>
          <table:table-cell/>
          <table:table-cell table:formula="of:=CONCATENATE(&quot;/home/driverless/ras_perception/DL_training/RAS_DATASET/&quot;;[.A116];&quot;.jpg&quot;)" office:value-type="string" office:string-value="/home/driverless/ras_perception/DL_training/RAS_DATASET/17(9).jpg" calcext:value-type="string">
            <text:p>/home/driverless/ras_perception/DL_training/RAS_DATASET/17(9).jpg</text:p>
          </table:table-cell>
          <table:table-cell table:number-columns-repeated="5"/>
          <table:table-cell table:formula="of:=CONCATENATE(&quot;/home/driverless/ras_perception/DL_training/RAS_DATASET/&quot;;[.A116];&quot;.jpg&quot;)" office:value-type="string" office:string-value="/home/driverless/ras_perception/DL_training/RAS_DATASET/17(9).jpg" calcext:value-type="string">
            <text:p>/home/driverless/ras_perception/DL_training/RAS_DATASET/17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0)</text:p>
          </table:table-cell>
          <table:table-cell/>
          <table:table-cell table:formula="of:=CONCATENATE(&quot;/home/driverless/ras_perception/DL_training/RAS_DATASET/&quot;;[.A117];&quot;.jpg&quot;)" office:value-type="string" office:string-value="/home/driverless/ras_perception/DL_training/RAS_DATASET/17(10).jpg" calcext:value-type="string">
            <text:p>/home/driverless/ras_perception/DL_training/RAS_DATASET/17(10).jpg</text:p>
          </table:table-cell>
          <table:table-cell table:number-columns-repeated="5"/>
          <table:table-cell table:formula="of:=CONCATENATE(&quot;/home/driverless/ras_perception/DL_training/RAS_DATASET/&quot;;[.A117];&quot;.jpg&quot;)" office:value-type="string" office:string-value="/home/driverless/ras_perception/DL_training/RAS_DATASET/17(10).jpg" calcext:value-type="string">
            <text:p>/home/driverless/ras_perception/DL_training/RAS_DATASET/17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2)</text:p>
          </table:table-cell>
          <table:table-cell/>
          <table:table-cell table:formula="of:=CONCATENATE(&quot;/home/driverless/ras_perception/DL_training/RAS_DATASET/&quot;;[.A118];&quot;.jpg&quot;)" office:value-type="string" office:string-value="/home/driverless/ras_perception/DL_training/RAS_DATASET/17(12).jpg" calcext:value-type="string">
            <text:p>/home/driverless/ras_perception/DL_training/RAS_DATASET/17(12).jpg</text:p>
          </table:table-cell>
          <table:table-cell table:number-columns-repeated="5"/>
          <table:table-cell table:formula="of:=CONCATENATE(&quot;/home/driverless/ras_perception/DL_training/RAS_DATASET/&quot;;[.A118];&quot;.jpg&quot;)" office:value-type="string" office:string-value="/home/driverless/ras_perception/DL_training/RAS_DATASET/17(12).jpg" calcext:value-type="string">
            <text:p>/home/driverless/ras_perception/DL_training/RAS_DATASET/17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3)</text:p>
          </table:table-cell>
          <table:table-cell/>
          <table:table-cell table:formula="of:=CONCATENATE(&quot;/home/driverless/ras_perception/DL_training/RAS_DATASET/&quot;;[.A119];&quot;.jpg&quot;)" office:value-type="string" office:string-value="/home/driverless/ras_perception/DL_training/RAS_DATASET/17(13).jpg" calcext:value-type="string">
            <text:p>/home/driverless/ras_perception/DL_training/RAS_DATASET/17(13).jpg</text:p>
          </table:table-cell>
          <table:table-cell table:number-columns-repeated="5"/>
          <table:table-cell table:formula="of:=CONCATENATE(&quot;/home/driverless/ras_perception/DL_training/RAS_DATASET/&quot;;[.A119];&quot;.jpg&quot;)" office:value-type="string" office:string-value="/home/driverless/ras_perception/DL_training/RAS_DATASET/17(13).jpg" calcext:value-type="string">
            <text:p>/home/driverless/ras_perception/DL_training/RAS_DATASET/17(13).jpg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NCATENATE(&quot;/home/driverless/ras_perception/DL_training/RAS_DATASET/&quot;;[.A120];&quot;.jpg&quot;)" office:value-type="string" office:string-value="/home/driverless/ras_perception/DL_training/RAS_DATASET/18.jpg" calcext:value-type="string">
            <text:p>/home/driverless/ras_perception/DL_training/RAS_DATASET/18.jpg</text:p>
          </table:table-cell>
          <table:table-cell table:number-columns-repeated="5"/>
          <table:table-cell table:formula="of:=CONCATENATE(&quot;/home/driverless/ras_perception/DL_training/RAS_DATASET/&quot;;[.A120];&quot;.jpg&quot;)" office:value-type="string" office:string-value="/home/driverless/ras_perception/DL_training/RAS_DATASET/18.jpg" calcext:value-type="string">
            <text:p>/home/driverless/ras_perception/DL_training/RAS_DATASET/18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2)</text:p>
          </table:table-cell>
          <table:table-cell/>
          <table:table-cell table:formula="of:=CONCATENATE(&quot;/home/driverless/ras_perception/DL_training/RAS_DATASET/&quot;;[.A121];&quot;.jpg&quot;)" office:value-type="string" office:string-value="/home/driverless/ras_perception/DL_training/RAS_DATASET/18(2).jpg" calcext:value-type="string">
            <text:p>/home/driverless/ras_perception/DL_training/RAS_DATASET/18(2).jpg</text:p>
          </table:table-cell>
          <table:table-cell table:number-columns-repeated="5"/>
          <table:table-cell table:formula="of:=CONCATENATE(&quot;/home/driverless/ras_perception/DL_training/RAS_DATASET/&quot;;[.A121];&quot;.jpg&quot;)" office:value-type="string" office:string-value="/home/driverless/ras_perception/DL_training/RAS_DATASET/18(2).jpg" calcext:value-type="string">
            <text:p>/home/driverless/ras_perception/DL_training/RAS_DATASET/18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4)</text:p>
          </table:table-cell>
          <table:table-cell/>
          <table:table-cell table:formula="of:=CONCATENATE(&quot;/home/driverless/ras_perception/DL_training/RAS_DATASET/&quot;;[.A122];&quot;.jpg&quot;)" office:value-type="string" office:string-value="/home/driverless/ras_perception/DL_training/RAS_DATASET/18(4).jpg" calcext:value-type="string">
            <text:p>/home/driverless/ras_perception/DL_training/RAS_DATASET/18(4).jpg</text:p>
          </table:table-cell>
          <table:table-cell table:number-columns-repeated="5"/>
          <table:table-cell table:formula="of:=CONCATENATE(&quot;/home/driverless/ras_perception/DL_training/RAS_DATASET/&quot;;[.A122];&quot;.jpg&quot;)" office:value-type="string" office:string-value="/home/driverless/ras_perception/DL_training/RAS_DATASET/18(4).jpg" calcext:value-type="string">
            <text:p>/home/driverless/ras_perception/DL_training/RAS_DATASET/18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7)</text:p>
          </table:table-cell>
          <table:table-cell/>
          <table:table-cell table:formula="of:=CONCATENATE(&quot;/home/driverless/ras_perception/DL_training/RAS_DATASET/&quot;;[.A123];&quot;.jpg&quot;)" office:value-type="string" office:string-value="/home/driverless/ras_perception/DL_training/RAS_DATASET/18(7).jpg" calcext:value-type="string">
            <text:p>/home/driverless/ras_perception/DL_training/RAS_DATASET/18(7).jpg</text:p>
          </table:table-cell>
          <table:table-cell table:number-columns-repeated="5"/>
          <table:table-cell table:formula="of:=CONCATENATE(&quot;/home/driverless/ras_perception/DL_training/RAS_DATASET/&quot;;[.A123];&quot;.jpg&quot;)" office:value-type="string" office:string-value="/home/driverless/ras_perception/DL_training/RAS_DATASET/18(7).jpg" calcext:value-type="string">
            <text:p>/home/driverless/ras_perception/DL_training/RAS_DATASET/18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8)</text:p>
          </table:table-cell>
          <table:table-cell/>
          <table:table-cell table:formula="of:=CONCATENATE(&quot;/home/driverless/ras_perception/DL_training/RAS_DATASET/&quot;;[.A124];&quot;.jpg&quot;)" office:value-type="string" office:string-value="/home/driverless/ras_perception/DL_training/RAS_DATASET/18(8).jpg" calcext:value-type="string">
            <text:p>/home/driverless/ras_perception/DL_training/RAS_DATASET/18(8).jpg</text:p>
          </table:table-cell>
          <table:table-cell table:number-columns-repeated="5"/>
          <table:table-cell table:formula="of:=CONCATENATE(&quot;/home/driverless/ras_perception/DL_training/RAS_DATASET/&quot;;[.A124];&quot;.jpg&quot;)" office:value-type="string" office:string-value="/home/driverless/ras_perception/DL_training/RAS_DATASET/18(8).jpg" calcext:value-type="string">
            <text:p>/home/driverless/ras_perception/DL_training/RAS_DATASET/18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0)</text:p>
          </table:table-cell>
          <table:table-cell/>
          <table:table-cell table:formula="of:=CONCATENATE(&quot;/home/driverless/ras_perception/DL_training/RAS_DATASET/&quot;;[.A125];&quot;.jpg&quot;)" office:value-type="string" office:string-value="/home/driverless/ras_perception/DL_training/RAS_DATASET/18(10).jpg" calcext:value-type="string">
            <text:p>/home/driverless/ras_perception/DL_training/RAS_DATASET/18(10).jpg</text:p>
          </table:table-cell>
          <table:table-cell table:number-columns-repeated="5"/>
          <table:table-cell table:formula="of:=CONCATENATE(&quot;/home/driverless/ras_perception/DL_training/RAS_DATASET/&quot;;[.A125];&quot;.jpg&quot;)" office:value-type="string" office:string-value="/home/driverless/ras_perception/DL_training/RAS_DATASET/18(10).jpg" calcext:value-type="string">
            <text:p>/home/driverless/ras_perception/DL_training/RAS_DATASET/18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1)</text:p>
          </table:table-cell>
          <table:table-cell/>
          <table:table-cell table:formula="of:=CONCATENATE(&quot;/home/driverless/ras_perception/DL_training/RAS_DATASET/&quot;;[.A126];&quot;.jpg&quot;)" office:value-type="string" office:string-value="/home/driverless/ras_perception/DL_training/RAS_DATASET/18(11).jpg" calcext:value-type="string">
            <text:p>/home/driverless/ras_perception/DL_training/RAS_DATASET/18(11).jpg</text:p>
          </table:table-cell>
          <table:table-cell table:number-columns-repeated="5"/>
          <table:table-cell table:formula="of:=CONCATENATE(&quot;/home/driverless/ras_perception/DL_training/RAS_DATASET/&quot;;[.A126];&quot;.jpg&quot;)" office:value-type="string" office:string-value="/home/driverless/ras_perception/DL_training/RAS_DATASET/18(11).jpg" calcext:value-type="string">
            <text:p>/home/driverless/ras_perception/DL_training/RAS_DATASET/18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3)</text:p>
          </table:table-cell>
          <table:table-cell/>
          <table:table-cell table:formula="of:=CONCATENATE(&quot;/home/driverless/ras_perception/DL_training/RAS_DATASET/&quot;;[.A127];&quot;.jpg&quot;)" office:value-type="string" office:string-value="/home/driverless/ras_perception/DL_training/RAS_DATASET/18(13).jpg" calcext:value-type="string">
            <text:p>/home/driverless/ras_perception/DL_training/RAS_DATASET/18(13).jpg</text:p>
          </table:table-cell>
          <table:table-cell table:number-columns-repeated="5"/>
          <table:table-cell table:formula="of:=CONCATENATE(&quot;/home/driverless/ras_perception/DL_training/RAS_DATASET/&quot;;[.A127];&quot;.jpg&quot;)" office:value-type="string" office:string-value="/home/driverless/ras_perception/DL_training/RAS_DATASET/18(13).jpg" calcext:value-type="string">
            <text:p>/home/driverless/ras_perception/DL_training/RAS_DATASET/18(13).jpg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NCATENATE(&quot;/home/driverless/ras_perception/DL_training/RAS_DATASET/&quot;;[.A128];&quot;.jpg&quot;)" office:value-type="string" office:string-value="/home/driverless/ras_perception/DL_training/RAS_DATASET/19.jpg" calcext:value-type="string">
            <text:p>/home/driverless/ras_perception/DL_training/RAS_DATASET/19.jpg</text:p>
          </table:table-cell>
          <table:table-cell table:number-columns-repeated="5"/>
          <table:table-cell table:formula="of:=CONCATENATE(&quot;/home/driverless/ras_perception/DL_training/RAS_DATASET/&quot;;[.A128];&quot;.jpg&quot;)" office:value-type="string" office:string-value="/home/driverless/ras_perception/DL_training/RAS_DATASET/19.jpg" calcext:value-type="string">
            <text:p>/home/driverless/ras_perception/DL_training/RAS_DATASET/19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2)</text:p>
          </table:table-cell>
          <table:table-cell/>
          <table:table-cell table:formula="of:=CONCATENATE(&quot;/home/driverless/ras_perception/DL_training/RAS_DATASET/&quot;;[.A129];&quot;.jpg&quot;)" office:value-type="string" office:string-value="/home/driverless/ras_perception/DL_training/RAS_DATASET/19(2).jpg" calcext:value-type="string">
            <text:p>/home/driverless/ras_perception/DL_training/RAS_DATASET/19(2).jpg</text:p>
          </table:table-cell>
          <table:table-cell table:number-columns-repeated="5"/>
          <table:table-cell table:formula="of:=CONCATENATE(&quot;/home/driverless/ras_perception/DL_training/RAS_DATASET/&quot;;[.A129];&quot;.jpg&quot;)" office:value-type="string" office:string-value="/home/driverless/ras_perception/DL_training/RAS_DATASET/19(2).jpg" calcext:value-type="string">
            <text:p>/home/driverless/ras_perception/DL_training/RAS_DATASET/19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3)</text:p>
          </table:table-cell>
          <table:table-cell/>
          <table:table-cell table:formula="of:=CONCATENATE(&quot;/home/driverless/ras_perception/DL_training/RAS_DATASET/&quot;;[.A130];&quot;.jpg&quot;)" office:value-type="string" office:string-value="/home/driverless/ras_perception/DL_training/RAS_DATASET/19(3).jpg" calcext:value-type="string">
            <text:p>/home/driverless/ras_perception/DL_training/RAS_DATASET/19(3).jpg</text:p>
          </table:table-cell>
          <table:table-cell table:number-columns-repeated="5"/>
          <table:table-cell table:formula="of:=CONCATENATE(&quot;/home/driverless/ras_perception/DL_training/RAS_DATASET/&quot;;[.A130];&quot;.jpg&quot;)" office:value-type="string" office:string-value="/home/driverless/ras_perception/DL_training/RAS_DATASET/19(3).jpg" calcext:value-type="string">
            <text:p>/home/driverless/ras_perception/DL_training/RAS_DATASET/19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5)</text:p>
          </table:table-cell>
          <table:table-cell/>
          <table:table-cell table:formula="of:=CONCATENATE(&quot;/home/driverless/ras_perception/DL_training/RAS_DATASET/&quot;;[.A131];&quot;.jpg&quot;)" office:value-type="string" office:string-value="/home/driverless/ras_perception/DL_training/RAS_DATASET/19(5).jpg" calcext:value-type="string">
            <text:p>/home/driverless/ras_perception/DL_training/RAS_DATASET/19(5).jpg</text:p>
          </table:table-cell>
          <table:table-cell table:number-columns-repeated="5"/>
          <table:table-cell table:formula="of:=CONCATENATE(&quot;/home/driverless/ras_perception/DL_training/RAS_DATASET/&quot;;[.A131];&quot;.jpg&quot;)" office:value-type="string" office:string-value="/home/driverless/ras_perception/DL_training/RAS_DATASET/19(5).jpg" calcext:value-type="string">
            <text:p>/home/driverless/ras_perception/DL_training/RAS_DATASET/19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6)</text:p>
          </table:table-cell>
          <table:table-cell/>
          <table:table-cell table:formula="of:=CONCATENATE(&quot;/home/driverless/ras_perception/DL_training/RAS_DATASET/&quot;;[.A132];&quot;.jpg&quot;)" office:value-type="string" office:string-value="/home/driverless/ras_perception/DL_training/RAS_DATASET/19(6).jpg" calcext:value-type="string">
            <text:p>/home/driverless/ras_perception/DL_training/RAS_DATASET/19(6).jpg</text:p>
          </table:table-cell>
          <table:table-cell table:number-columns-repeated="5"/>
          <table:table-cell table:formula="of:=CONCATENATE(&quot;/home/driverless/ras_perception/DL_training/RAS_DATASET/&quot;;[.A132];&quot;.jpg&quot;)" office:value-type="string" office:string-value="/home/driverless/ras_perception/DL_training/RAS_DATASET/19(6).jpg" calcext:value-type="string">
            <text:p>/home/driverless/ras_perception/DL_training/RAS_DATASET/19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8)</text:p>
          </table:table-cell>
          <table:table-cell/>
          <table:table-cell table:formula="of:=CONCATENATE(&quot;/home/driverless/ras_perception/DL_training/RAS_DATASET/&quot;;[.A133];&quot;.jpg&quot;)" office:value-type="string" office:string-value="/home/driverless/ras_perception/DL_training/RAS_DATASET/19(8).jpg" calcext:value-type="string">
            <text:p>/home/driverless/ras_perception/DL_training/RAS_DATASET/19(8).jpg</text:p>
          </table:table-cell>
          <table:table-cell table:number-columns-repeated="5"/>
          <table:table-cell table:formula="of:=CONCATENATE(&quot;/home/driverless/ras_perception/DL_training/RAS_DATASET/&quot;;[.A133];&quot;.jpg&quot;)" office:value-type="string" office:string-value="/home/driverless/ras_perception/DL_training/RAS_DATASET/19(8).jpg" calcext:value-type="string">
            <text:p>/home/driverless/ras_perception/DL_training/RAS_DATASET/19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12)</text:p>
          </table:table-cell>
          <table:table-cell/>
          <table:table-cell table:formula="of:=CONCATENATE(&quot;/home/driverless/ras_perception/DL_training/RAS_DATASET/&quot;;[.A134];&quot;.jpg&quot;)" office:value-type="string" office:string-value="/home/driverless/ras_perception/DL_training/RAS_DATASET/19(12).jpg" calcext:value-type="string">
            <text:p>/home/driverless/ras_perception/DL_training/RAS_DATASET/19(12).jpg</text:p>
          </table:table-cell>
          <table:table-cell table:number-columns-repeated="5"/>
          <table:table-cell table:formula="of:=CONCATENATE(&quot;/home/driverless/ras_perception/DL_training/RAS_DATASET/&quot;;[.A134];&quot;.jpg&quot;)" office:value-type="string" office:string-value="/home/driverless/ras_perception/DL_training/RAS_DATASET/19(12).jpg" calcext:value-type="string">
            <text:p>/home/driverless/ras_perception/DL_training/RAS_DATASET/19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13)</text:p>
          </table:table-cell>
          <table:table-cell/>
          <table:table-cell table:formula="of:=CONCATENATE(&quot;/home/driverless/ras_perception/DL_training/RAS_DATASET/&quot;;[.A135];&quot;.jpg&quot;)" office:value-type="string" office:string-value="/home/driverless/ras_perception/DL_training/RAS_DATASET/19(13).jpg" calcext:value-type="string">
            <text:p>/home/driverless/ras_perception/DL_training/RAS_DATASET/19(13).jpg</text:p>
          </table:table-cell>
          <table:table-cell table:number-columns-repeated="5"/>
          <table:table-cell table:formula="of:=CONCATENATE(&quot;/home/driverless/ras_perception/DL_training/RAS_DATASET/&quot;;[.A135];&quot;.jpg&quot;)" office:value-type="string" office:string-value="/home/driverless/ras_perception/DL_training/RAS_DATASET/19(13).jpg" calcext:value-type="string">
            <text:p>/home/driverless/ras_perception/DL_training/RAS_DATASET/19(13).jpg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NCATENATE(&quot;/home/driverless/ras_perception/DL_training/RAS_DATASET/&quot;;[.A136];&quot;.jpg&quot;)" office:value-type="string" office:string-value="/home/driverless/ras_perception/DL_training/RAS_DATASET/20.jpg" calcext:value-type="string">
            <text:p>/home/driverless/ras_perception/DL_training/RAS_DATASET/20.jpg</text:p>
          </table:table-cell>
          <table:table-cell table:number-columns-repeated="5"/>
          <table:table-cell table:formula="of:=CONCATENATE(&quot;/home/driverless/ras_perception/DL_training/RAS_DATASET/&quot;;[.A136];&quot;.jpg&quot;)" office:value-type="string" office:string-value="/home/driverless/ras_perception/DL_training/RAS_DATASET/20.jpg" calcext:value-type="string">
            <text:p>/home/driverless/ras_perception/DL_training/RAS_DATASET/20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)</text:p>
          </table:table-cell>
          <table:table-cell/>
          <table:table-cell table:formula="of:=CONCATENATE(&quot;/home/driverless/ras_perception/DL_training/RAS_DATASET/&quot;;[.A137];&quot;.jpg&quot;)" office:value-type="string" office:string-value="/home/driverless/ras_perception/DL_training/RAS_DATASET/20(1).jpg" calcext:value-type="string">
            <text:p>/home/driverless/ras_perception/DL_training/RAS_DATASET/20(1).jpg</text:p>
          </table:table-cell>
          <table:table-cell table:number-columns-repeated="5"/>
          <table:table-cell table:formula="of:=CONCATENATE(&quot;/home/driverless/ras_perception/DL_training/RAS_DATASET/&quot;;[.A137];&quot;.jpg&quot;)" office:value-type="string" office:string-value="/home/driverless/ras_perception/DL_training/RAS_DATASET/20(1).jpg" calcext:value-type="string">
            <text:p>/home/driverless/ras_perception/DL_training/RAS_DATASET/20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2)</text:p>
          </table:table-cell>
          <table:table-cell/>
          <table:table-cell table:formula="of:=CONCATENATE(&quot;/home/driverless/ras_perception/DL_training/RAS_DATASET/&quot;;[.A138];&quot;.jpg&quot;)" office:value-type="string" office:string-value="/home/driverless/ras_perception/DL_training/RAS_DATASET/20(2).jpg" calcext:value-type="string">
            <text:p>/home/driverless/ras_perception/DL_training/RAS_DATASET/20(2).jpg</text:p>
          </table:table-cell>
          <table:table-cell table:number-columns-repeated="5"/>
          <table:table-cell table:formula="of:=CONCATENATE(&quot;/home/driverless/ras_perception/DL_training/RAS_DATASET/&quot;;[.A138];&quot;.jpg&quot;)" office:value-type="string" office:string-value="/home/driverless/ras_perception/DL_training/RAS_DATASET/20(2).jpg" calcext:value-type="string">
            <text:p>/home/driverless/ras_perception/DL_training/RAS_DATASET/20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3)</text:p>
          </table:table-cell>
          <table:table-cell/>
          <table:table-cell table:formula="of:=CONCATENATE(&quot;/home/driverless/ras_perception/DL_training/RAS_DATASET/&quot;;[.A139];&quot;.jpg&quot;)" office:value-type="string" office:string-value="/home/driverless/ras_perception/DL_training/RAS_DATASET/20(3).jpg" calcext:value-type="string">
            <text:p>/home/driverless/ras_perception/DL_training/RAS_DATASET/20(3).jpg</text:p>
          </table:table-cell>
          <table:table-cell table:number-columns-repeated="5"/>
          <table:table-cell table:formula="of:=CONCATENATE(&quot;/home/driverless/ras_perception/DL_training/RAS_DATASET/&quot;;[.A139];&quot;.jpg&quot;)" office:value-type="string" office:string-value="/home/driverless/ras_perception/DL_training/RAS_DATASET/20(3).jpg" calcext:value-type="string">
            <text:p>/home/driverless/ras_perception/DL_training/RAS_DATASET/20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4)</text:p>
          </table:table-cell>
          <table:table-cell/>
          <table:table-cell table:formula="of:=CONCATENATE(&quot;/home/driverless/ras_perception/DL_training/RAS_DATASET/&quot;;[.A140];&quot;.jpg&quot;)" office:value-type="string" office:string-value="/home/driverless/ras_perception/DL_training/RAS_DATASET/20(4).jpg" calcext:value-type="string">
            <text:p>/home/driverless/ras_perception/DL_training/RAS_DATASET/20(4).jpg</text:p>
          </table:table-cell>
          <table:table-cell table:number-columns-repeated="5"/>
          <table:table-cell table:formula="of:=CONCATENATE(&quot;/home/driverless/ras_perception/DL_training/RAS_DATASET/&quot;;[.A140];&quot;.jpg&quot;)" office:value-type="string" office:string-value="/home/driverless/ras_perception/DL_training/RAS_DATASET/20(4).jpg" calcext:value-type="string">
            <text:p>/home/driverless/ras_perception/DL_training/RAS_DATASET/20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5)</text:p>
          </table:table-cell>
          <table:table-cell/>
          <table:table-cell table:formula="of:=CONCATENATE(&quot;/home/driverless/ras_perception/DL_training/RAS_DATASET/&quot;;[.A141];&quot;.jpg&quot;)" office:value-type="string" office:string-value="/home/driverless/ras_perception/DL_training/RAS_DATASET/20(5).jpg" calcext:value-type="string">
            <text:p>/home/driverless/ras_perception/DL_training/RAS_DATASET/20(5).jpg</text:p>
          </table:table-cell>
          <table:table-cell table:number-columns-repeated="5"/>
          <table:table-cell table:formula="of:=CONCATENATE(&quot;/home/driverless/ras_perception/DL_training/RAS_DATASET/&quot;;[.A141];&quot;.jpg&quot;)" office:value-type="string" office:string-value="/home/driverless/ras_perception/DL_training/RAS_DATASET/20(5).jpg" calcext:value-type="string">
            <text:p>/home/driverless/ras_perception/DL_training/RAS_DATASET/20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7)</text:p>
          </table:table-cell>
          <table:table-cell/>
          <table:table-cell table:formula="of:=CONCATENATE(&quot;/home/driverless/ras_perception/DL_training/RAS_DATASET/&quot;;[.A142];&quot;.jpg&quot;)" office:value-type="string" office:string-value="/home/driverless/ras_perception/DL_training/RAS_DATASET/20(7).jpg" calcext:value-type="string">
            <text:p>/home/driverless/ras_perception/DL_training/RAS_DATASET/20(7).jpg</text:p>
          </table:table-cell>
          <table:table-cell table:number-columns-repeated="5"/>
          <table:table-cell table:formula="of:=CONCATENATE(&quot;/home/driverless/ras_perception/DL_training/RAS_DATASET/&quot;;[.A142];&quot;.jpg&quot;)" office:value-type="string" office:string-value="/home/driverless/ras_perception/DL_training/RAS_DATASET/20(7).jpg" calcext:value-type="string">
            <text:p>/home/driverless/ras_perception/DL_training/RAS_DATASET/20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8)</text:p>
          </table:table-cell>
          <table:table-cell/>
          <table:table-cell table:formula="of:=CONCATENATE(&quot;/home/driverless/ras_perception/DL_training/RAS_DATASET/&quot;;[.A143];&quot;.jpg&quot;)" office:value-type="string" office:string-value="/home/driverless/ras_perception/DL_training/RAS_DATASET/20(8).jpg" calcext:value-type="string">
            <text:p>/home/driverless/ras_perception/DL_training/RAS_DATASET/20(8).jpg</text:p>
          </table:table-cell>
          <table:table-cell table:number-columns-repeated="5"/>
          <table:table-cell table:formula="of:=CONCATENATE(&quot;/home/driverless/ras_perception/DL_training/RAS_DATASET/&quot;;[.A143];&quot;.jpg&quot;)" office:value-type="string" office:string-value="/home/driverless/ras_perception/DL_training/RAS_DATASET/20(8).jpg" calcext:value-type="string">
            <text:p>/home/driverless/ras_perception/DL_training/RAS_DATASET/20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9)</text:p>
          </table:table-cell>
          <table:table-cell/>
          <table:table-cell table:formula="of:=CONCATENATE(&quot;/home/driverless/ras_perception/DL_training/RAS_DATASET/&quot;;[.A144];&quot;.jpg&quot;)" office:value-type="string" office:string-value="/home/driverless/ras_perception/DL_training/RAS_DATASET/20(9).jpg" calcext:value-type="string">
            <text:p>/home/driverless/ras_perception/DL_training/RAS_DATASET/20(9).jpg</text:p>
          </table:table-cell>
          <table:table-cell table:number-columns-repeated="5"/>
          <table:table-cell table:formula="of:=CONCATENATE(&quot;/home/driverless/ras_perception/DL_training/RAS_DATASET/&quot;;[.A144];&quot;.jpg&quot;)" office:value-type="string" office:string-value="/home/driverless/ras_perception/DL_training/RAS_DATASET/20(9).jpg" calcext:value-type="string">
            <text:p>/home/driverless/ras_perception/DL_training/RAS_DATASET/20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0)</text:p>
          </table:table-cell>
          <table:table-cell/>
          <table:table-cell table:formula="of:=CONCATENATE(&quot;/home/driverless/ras_perception/DL_training/RAS_DATASET/&quot;;[.A145];&quot;.jpg&quot;)" office:value-type="string" office:string-value="/home/driverless/ras_perception/DL_training/RAS_DATASET/20(10).jpg" calcext:value-type="string">
            <text:p>/home/driverless/ras_perception/DL_training/RAS_DATASET/20(10).jpg</text:p>
          </table:table-cell>
          <table:table-cell table:number-columns-repeated="5"/>
          <table:table-cell table:formula="of:=CONCATENATE(&quot;/home/driverless/ras_perception/DL_training/RAS_DATASET/&quot;;[.A145];&quot;.jpg&quot;)" office:value-type="string" office:string-value="/home/driverless/ras_perception/DL_training/RAS_DATASET/20(10).jpg" calcext:value-type="string">
            <text:p>/home/driverless/ras_perception/DL_training/RAS_DATASET/20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2)</text:p>
          </table:table-cell>
          <table:table-cell/>
          <table:table-cell table:formula="of:=CONCATENATE(&quot;/home/driverless/ras_perception/DL_training/RAS_DATASET/&quot;;[.A146];&quot;.jpg&quot;)" office:value-type="string" office:string-value="/home/driverless/ras_perception/DL_training/RAS_DATASET/20(12).jpg" calcext:value-type="string">
            <text:p>/home/driverless/ras_perception/DL_training/RAS_DATASET/20(12).jpg</text:p>
          </table:table-cell>
          <table:table-cell table:number-columns-repeated="5"/>
          <table:table-cell table:formula="of:=CONCATENATE(&quot;/home/driverless/ras_perception/DL_training/RAS_DATASET/&quot;;[.A146];&quot;.jpg&quot;)" office:value-type="string" office:string-value="/home/driverless/ras_perception/DL_training/RAS_DATASET/20(12).jpg" calcext:value-type="string">
            <text:p>/home/driverless/ras_perception/DL_training/RAS_DATASET/20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3)</text:p>
          </table:table-cell>
          <table:table-cell/>
          <table:table-cell table:formula="of:=CONCATENATE(&quot;/home/driverless/ras_perception/DL_training/RAS_DATASET/&quot;;[.A147];&quot;.jpg&quot;)" office:value-type="string" office:string-value="/home/driverless/ras_perception/DL_training/RAS_DATASET/20(13).jpg" calcext:value-type="string">
            <text:p>/home/driverless/ras_perception/DL_training/RAS_DATASET/20(13).jpg</text:p>
          </table:table-cell>
          <table:table-cell table:number-columns-repeated="5"/>
          <table:table-cell table:formula="of:=CONCATENATE(&quot;/home/driverless/ras_perception/DL_training/RAS_DATASET/&quot;;[.A147];&quot;.jpg&quot;)" office:value-type="string" office:string-value="/home/driverless/ras_perception/DL_training/RAS_DATASET/20(13).jpg" calcext:value-type="string">
            <text:p>/home/driverless/ras_perception/DL_training/RAS_DATASET/20(13).jpg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NCATENATE(&quot;/home/driverless/ras_perception/DL_training/RAS_DATASET/&quot;;[.A148];&quot;.jpg&quot;)" office:value-type="string" office:string-value="/home/driverless/ras_perception/DL_training/RAS_DATASET/21.jpg" calcext:value-type="string">
            <text:p>/home/driverless/ras_perception/DL_training/RAS_DATASET/21.jpg</text:p>
          </table:table-cell>
          <table:table-cell table:number-columns-repeated="5"/>
          <table:table-cell table:formula="of:=CONCATENATE(&quot;/home/driverless/ras_perception/DL_training/RAS_DATASET/&quot;;[.A148];&quot;.jpg&quot;)" office:value-type="string" office:string-value="/home/driverless/ras_perception/DL_training/RAS_DATASET/21.jpg" calcext:value-type="string">
            <text:p>/home/driverless/ras_perception/DL_training/RAS_DATASET/21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3)</text:p>
          </table:table-cell>
          <table:table-cell/>
          <table:table-cell table:formula="of:=CONCATENATE(&quot;/home/driverless/ras_perception/DL_training/RAS_DATASET/&quot;;[.A149];&quot;.jpg&quot;)" office:value-type="string" office:string-value="/home/driverless/ras_perception/DL_training/RAS_DATASET/21(3).jpg" calcext:value-type="string">
            <text:p>/home/driverless/ras_perception/DL_training/RAS_DATASET/21(3).jpg</text:p>
          </table:table-cell>
          <table:table-cell table:number-columns-repeated="5"/>
          <table:table-cell table:formula="of:=CONCATENATE(&quot;/home/driverless/ras_perception/DL_training/RAS_DATASET/&quot;;[.A149];&quot;.jpg&quot;)" office:value-type="string" office:string-value="/home/driverless/ras_perception/DL_training/RAS_DATASET/21(3).jpg" calcext:value-type="string">
            <text:p>/home/driverless/ras_perception/DL_training/RAS_DATASET/21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5)</text:p>
          </table:table-cell>
          <table:table-cell/>
          <table:table-cell table:formula="of:=CONCATENATE(&quot;/home/driverless/ras_perception/DL_training/RAS_DATASET/&quot;;[.A150];&quot;.jpg&quot;)" office:value-type="string" office:string-value="/home/driverless/ras_perception/DL_training/RAS_DATASET/21(5).jpg" calcext:value-type="string">
            <text:p>/home/driverless/ras_perception/DL_training/RAS_DATASET/21(5).jpg</text:p>
          </table:table-cell>
          <table:table-cell table:number-columns-repeated="5"/>
          <table:table-cell table:formula="of:=CONCATENATE(&quot;/home/driverless/ras_perception/DL_training/RAS_DATASET/&quot;;[.A150];&quot;.jpg&quot;)" office:value-type="string" office:string-value="/home/driverless/ras_perception/DL_training/RAS_DATASET/21(5).jpg" calcext:value-type="string">
            <text:p>/home/driverless/ras_perception/DL_training/RAS_DATASET/21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6)</text:p>
          </table:table-cell>
          <table:table-cell/>
          <table:table-cell table:formula="of:=CONCATENATE(&quot;/home/driverless/ras_perception/DL_training/RAS_DATASET/&quot;;[.A151];&quot;.jpg&quot;)" office:value-type="string" office:string-value="/home/driverless/ras_perception/DL_training/RAS_DATASET/21(6).jpg" calcext:value-type="string">
            <text:p>/home/driverless/ras_perception/DL_training/RAS_DATASET/21(6).jpg</text:p>
          </table:table-cell>
          <table:table-cell table:number-columns-repeated="5"/>
          <table:table-cell table:formula="of:=CONCATENATE(&quot;/home/driverless/ras_perception/DL_training/RAS_DATASET/&quot;;[.A151];&quot;.jpg&quot;)" office:value-type="string" office:string-value="/home/driverless/ras_perception/DL_training/RAS_DATASET/21(6).jpg" calcext:value-type="string">
            <text:p>/home/driverless/ras_perception/DL_training/RAS_DATASET/21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8)</text:p>
          </table:table-cell>
          <table:table-cell/>
          <table:table-cell table:formula="of:=CONCATENATE(&quot;/home/driverless/ras_perception/DL_training/RAS_DATASET/&quot;;[.A152];&quot;.jpg&quot;)" office:value-type="string" office:string-value="/home/driverless/ras_perception/DL_training/RAS_DATASET/21(8).jpg" calcext:value-type="string">
            <text:p>/home/driverless/ras_perception/DL_training/RAS_DATASET/21(8).jpg</text:p>
          </table:table-cell>
          <table:table-cell table:number-columns-repeated="5"/>
          <table:table-cell table:formula="of:=CONCATENATE(&quot;/home/driverless/ras_perception/DL_training/RAS_DATASET/&quot;;[.A152];&quot;.jpg&quot;)" office:value-type="string" office:string-value="/home/driverless/ras_perception/DL_training/RAS_DATASET/21(8).jpg" calcext:value-type="string">
            <text:p>/home/driverless/ras_perception/DL_training/RAS_DATASET/21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0)</text:p>
          </table:table-cell>
          <table:table-cell/>
          <table:table-cell table:formula="of:=CONCATENATE(&quot;/home/driverless/ras_perception/DL_training/RAS_DATASET/&quot;;[.A153];&quot;.jpg&quot;)" office:value-type="string" office:string-value="/home/driverless/ras_perception/DL_training/RAS_DATASET/21(10).jpg" calcext:value-type="string">
            <text:p>/home/driverless/ras_perception/DL_training/RAS_DATASET/21(10).jpg</text:p>
          </table:table-cell>
          <table:table-cell table:number-columns-repeated="5"/>
          <table:table-cell table:formula="of:=CONCATENATE(&quot;/home/driverless/ras_perception/DL_training/RAS_DATASET/&quot;;[.A153];&quot;.jpg&quot;)" office:value-type="string" office:string-value="/home/driverless/ras_perception/DL_training/RAS_DATASET/21(10).jpg" calcext:value-type="string">
            <text:p>/home/driverless/ras_perception/DL_training/RAS_DATASET/21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2)</text:p>
          </table:table-cell>
          <table:table-cell/>
          <table:table-cell table:formula="of:=CONCATENATE(&quot;/home/driverless/ras_perception/DL_training/RAS_DATASET/&quot;;[.A154];&quot;.jpg&quot;)" office:value-type="string" office:string-value="/home/driverless/ras_perception/DL_training/RAS_DATASET/21(12).jpg" calcext:value-type="string">
            <text:p>/home/driverless/ras_perception/DL_training/RAS_DATASET/21(12).jpg</text:p>
          </table:table-cell>
          <table:table-cell table:number-columns-repeated="5"/>
          <table:table-cell table:formula="of:=CONCATENATE(&quot;/home/driverless/ras_perception/DL_training/RAS_DATASET/&quot;;[.A154];&quot;.jpg&quot;)" office:value-type="string" office:string-value="/home/driverless/ras_perception/DL_training/RAS_DATASET/21(12).jpg" calcext:value-type="string">
            <text:p>/home/driverless/ras_perception/DL_training/RAS_DATASET/21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3)</text:p>
          </table:table-cell>
          <table:table-cell/>
          <table:table-cell table:formula="of:=CONCATENATE(&quot;/home/driverless/ras_perception/DL_training/RAS_DATASET/&quot;;[.A155];&quot;.jpg&quot;)" office:value-type="string" office:string-value="/home/driverless/ras_perception/DL_training/RAS_DATASET/21(13).jpg" calcext:value-type="string">
            <text:p>/home/driverless/ras_perception/DL_training/RAS_DATASET/21(13).jpg</text:p>
          </table:table-cell>
          <table:table-cell table:number-columns-repeated="5"/>
          <table:table-cell table:formula="of:=CONCATENATE(&quot;/home/driverless/ras_perception/DL_training/RAS_DATASET/&quot;;[.A155];&quot;.jpg&quot;)" office:value-type="string" office:string-value="/home/driverless/ras_perception/DL_training/RAS_DATASET/21(13).jpg" calcext:value-type="string">
            <text:p>/home/driverless/ras_perception/DL_training/RAS_DATASET/21(13).jpg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NCATENATE(&quot;/home/driverless/ras_perception/DL_training/RAS_DATASET/&quot;;[.A156];&quot;.jpg&quot;)" office:value-type="string" office:string-value="/home/driverless/ras_perception/DL_training/RAS_DATASET/22.jpg" calcext:value-type="string">
            <text:p>/home/driverless/ras_perception/DL_training/RAS_DATASET/22.jpg</text:p>
          </table:table-cell>
          <table:table-cell table:number-columns-repeated="5"/>
          <table:table-cell table:formula="of:=CONCATENATE(&quot;/home/driverless/ras_perception/DL_training/RAS_DATASET/&quot;;[.A156];&quot;.jpg&quot;)" office:value-type="string" office:string-value="/home/driverless/ras_perception/DL_training/RAS_DATASET/22.jpg" calcext:value-type="string">
            <text:p>/home/driverless/ras_perception/DL_training/RAS_DATASET/22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3)</text:p>
          </table:table-cell>
          <table:table-cell/>
          <table:table-cell table:formula="of:=CONCATENATE(&quot;/home/driverless/ras_perception/DL_training/RAS_DATASET/&quot;;[.A157];&quot;.jpg&quot;)" office:value-type="string" office:string-value="/home/driverless/ras_perception/DL_training/RAS_DATASET/22(3).jpg" calcext:value-type="string">
            <text:p>/home/driverless/ras_perception/DL_training/RAS_DATASET/22(3).jpg</text:p>
          </table:table-cell>
          <table:table-cell table:number-columns-repeated="5"/>
          <table:table-cell table:formula="of:=CONCATENATE(&quot;/home/driverless/ras_perception/DL_training/RAS_DATASET/&quot;;[.A157];&quot;.jpg&quot;)" office:value-type="string" office:string-value="/home/driverless/ras_perception/DL_training/RAS_DATASET/22(3).jpg" calcext:value-type="string">
            <text:p>/home/driverless/ras_perception/DL_training/RAS_DATASET/22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4)</text:p>
          </table:table-cell>
          <table:table-cell/>
          <table:table-cell table:formula="of:=CONCATENATE(&quot;/home/driverless/ras_perception/DL_training/RAS_DATASET/&quot;;[.A158];&quot;.jpg&quot;)" office:value-type="string" office:string-value="/home/driverless/ras_perception/DL_training/RAS_DATASET/22(4).jpg" calcext:value-type="string">
            <text:p>/home/driverless/ras_perception/DL_training/RAS_DATASET/22(4).jpg</text:p>
          </table:table-cell>
          <table:table-cell table:number-columns-repeated="5"/>
          <table:table-cell table:formula="of:=CONCATENATE(&quot;/home/driverless/ras_perception/DL_training/RAS_DATASET/&quot;;[.A158];&quot;.jpg&quot;)" office:value-type="string" office:string-value="/home/driverless/ras_perception/DL_training/RAS_DATASET/22(4).jpg" calcext:value-type="string">
            <text:p>/home/driverless/ras_perception/DL_training/RAS_DATASET/22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6)</text:p>
          </table:table-cell>
          <table:table-cell/>
          <table:table-cell table:formula="of:=CONCATENATE(&quot;/home/driverless/ras_perception/DL_training/RAS_DATASET/&quot;;[.A159];&quot;.jpg&quot;)" office:value-type="string" office:string-value="/home/driverless/ras_perception/DL_training/RAS_DATASET/22(6).jpg" calcext:value-type="string">
            <text:p>/home/driverless/ras_perception/DL_training/RAS_DATASET/22(6).jpg</text:p>
          </table:table-cell>
          <table:table-cell table:number-columns-repeated="5"/>
          <table:table-cell table:formula="of:=CONCATENATE(&quot;/home/driverless/ras_perception/DL_training/RAS_DATASET/&quot;;[.A159];&quot;.jpg&quot;)" office:value-type="string" office:string-value="/home/driverless/ras_perception/DL_training/RAS_DATASET/22(6).jpg" calcext:value-type="string">
            <text:p>/home/driverless/ras_perception/DL_training/RAS_DATASET/22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8)</text:p>
          </table:table-cell>
          <table:table-cell/>
          <table:table-cell table:formula="of:=CONCATENATE(&quot;/home/driverless/ras_perception/DL_training/RAS_DATASET/&quot;;[.A160];&quot;.jpg&quot;)" office:value-type="string" office:string-value="/home/driverless/ras_perception/DL_training/RAS_DATASET/22(8).jpg" calcext:value-type="string">
            <text:p>/home/driverless/ras_perception/DL_training/RAS_DATASET/22(8).jpg</text:p>
          </table:table-cell>
          <table:table-cell table:number-columns-repeated="5"/>
          <table:table-cell table:formula="of:=CONCATENATE(&quot;/home/driverless/ras_perception/DL_training/RAS_DATASET/&quot;;[.A160];&quot;.jpg&quot;)" office:value-type="string" office:string-value="/home/driverless/ras_perception/DL_training/RAS_DATASET/22(8).jpg" calcext:value-type="string">
            <text:p>/home/driverless/ras_perception/DL_training/RAS_DATASET/22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9)</text:p>
          </table:table-cell>
          <table:table-cell/>
          <table:table-cell table:formula="of:=CONCATENATE(&quot;/home/driverless/ras_perception/DL_training/RAS_DATASET/&quot;;[.A161];&quot;.jpg&quot;)" office:value-type="string" office:string-value="/home/driverless/ras_perception/DL_training/RAS_DATASET/22(9).jpg" calcext:value-type="string">
            <text:p>/home/driverless/ras_perception/DL_training/RAS_DATASET/22(9).jpg</text:p>
          </table:table-cell>
          <table:table-cell table:number-columns-repeated="5"/>
          <table:table-cell table:formula="of:=CONCATENATE(&quot;/home/driverless/ras_perception/DL_training/RAS_DATASET/&quot;;[.A161];&quot;.jpg&quot;)" office:value-type="string" office:string-value="/home/driverless/ras_perception/DL_training/RAS_DATASET/22(9).jpg" calcext:value-type="string">
            <text:p>/home/driverless/ras_perception/DL_training/RAS_DATASET/22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10)</text:p>
          </table:table-cell>
          <table:table-cell/>
          <table:table-cell table:formula="of:=CONCATENATE(&quot;/home/driverless/ras_perception/DL_training/RAS_DATASET/&quot;;[.A162];&quot;.jpg&quot;)" office:value-type="string" office:string-value="/home/driverless/ras_perception/DL_training/RAS_DATASET/22(10).jpg" calcext:value-type="string">
            <text:p>/home/driverless/ras_perception/DL_training/RAS_DATASET/22(10).jpg</text:p>
          </table:table-cell>
          <table:table-cell table:number-columns-repeated="5"/>
          <table:table-cell table:formula="of:=CONCATENATE(&quot;/home/driverless/ras_perception/DL_training/RAS_DATASET/&quot;;[.A162];&quot;.jpg&quot;)" office:value-type="string" office:string-value="/home/driverless/ras_perception/DL_training/RAS_DATASET/22(10).jpg" calcext:value-type="string">
            <text:p>/home/driverless/ras_perception/DL_training/RAS_DATASET/22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12)</text:p>
          </table:table-cell>
          <table:table-cell/>
          <table:table-cell table:formula="of:=CONCATENATE(&quot;/home/driverless/ras_perception/DL_training/RAS_DATASET/&quot;;[.A163];&quot;.jpg&quot;)" office:value-type="string" office:string-value="/home/driverless/ras_perception/DL_training/RAS_DATASET/22(12).jpg" calcext:value-type="string">
            <text:p>/home/driverless/ras_perception/DL_training/RAS_DATASET/22(12).jpg</text:p>
          </table:table-cell>
          <table:table-cell table:number-columns-repeated="5"/>
          <table:table-cell table:formula="of:=CONCATENATE(&quot;/home/driverless/ras_perception/DL_training/RAS_DATASET/&quot;;[.A163];&quot;.jpg&quot;)" office:value-type="string" office:string-value="/home/driverless/ras_perception/DL_training/RAS_DATASET/22(12).jpg" calcext:value-type="string">
            <text:p>/home/driverless/ras_perception/DL_training/RAS_DATASET/22(12).jpg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CONCATENATE(&quot;/home/driverless/ras_perception/DL_training/RAS_DATASET/&quot;;[.A164];&quot;.jpg&quot;)" office:value-type="string" office:string-value="/home/driverless/ras_perception/DL_training/RAS_DATASET/23.jpg" calcext:value-type="string">
            <text:p>/home/driverless/ras_perception/DL_training/RAS_DATASET/23.jpg</text:p>
          </table:table-cell>
          <table:table-cell table:number-columns-repeated="5"/>
          <table:table-cell table:formula="of:=CONCATENATE(&quot;/home/driverless/ras_perception/DL_training/RAS_DATASET/&quot;;[.A164];&quot;.jpg&quot;)" office:value-type="string" office:string-value="/home/driverless/ras_perception/DL_training/RAS_DATASET/23.jpg" calcext:value-type="string">
            <text:p>/home/driverless/ras_perception/DL_training/RAS_DATASET/23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(3)</text:p>
          </table:table-cell>
          <table:table-cell/>
          <table:table-cell table:formula="of:=CONCATENATE(&quot;/home/driverless/ras_perception/DL_training/RAS_DATASET/&quot;;[.A165];&quot;.jpg&quot;)" office:value-type="string" office:string-value="/home/driverless/ras_perception/DL_training/RAS_DATASET/23(3).jpg" calcext:value-type="string">
            <text:p>/home/driverless/ras_perception/DL_training/RAS_DATASET/23(3).jpg</text:p>
          </table:table-cell>
          <table:table-cell table:number-columns-repeated="5"/>
          <table:table-cell table:formula="of:=CONCATENATE(&quot;/home/driverless/ras_perception/DL_training/RAS_DATASET/&quot;;[.A165];&quot;.jpg&quot;)" office:value-type="string" office:string-value="/home/driverless/ras_perception/DL_training/RAS_DATASET/23(3).jpg" calcext:value-type="string">
            <text:p>/home/driverless/ras_perception/DL_training/RAS_DATASET/23(3).jpg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CONCATENATE(&quot;/home/driverless/ras_perception/DL_training/RAS_DATASET/&quot;;[.A166];&quot;.jpg&quot;)" office:value-type="string" office:string-value="/home/driverless/ras_perception/DL_training/RAS_DATASET/24.jpg" calcext:value-type="string">
            <text:p>/home/driverless/ras_perception/DL_training/RAS_DATASET/24.jpg</text:p>
          </table:table-cell>
          <table:table-cell table:number-columns-repeated="5"/>
          <table:table-cell table:formula="of:=CONCATENATE(&quot;/home/driverless/ras_perception/DL_training/RAS_DATASET/&quot;;[.A166];&quot;.jpg&quot;)" office:value-type="string" office:string-value="/home/driverless/ras_perception/DL_training/RAS_DATASET/24.jpg" calcext:value-type="string">
            <text:p>/home/driverless/ras_perception/DL_training/RAS_DATASET/2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3)</text:p>
          </table:table-cell>
          <table:table-cell/>
          <table:table-cell table:formula="of:=CONCATENATE(&quot;/home/driverless/ras_perception/DL_training/RAS_DATASET/&quot;;[.A167];&quot;.jpg&quot;)" office:value-type="string" office:string-value="/home/driverless/ras_perception/DL_training/RAS_DATASET/24(3).jpg" calcext:value-type="string">
            <text:p>/home/driverless/ras_perception/DL_training/RAS_DATASET/24(3).jpg</text:p>
          </table:table-cell>
          <table:table-cell table:number-columns-repeated="5"/>
          <table:table-cell table:formula="of:=CONCATENATE(&quot;/home/driverless/ras_perception/DL_training/RAS_DATASET/&quot;;[.A167];&quot;.jpg&quot;)" office:value-type="string" office:string-value="/home/driverless/ras_perception/DL_training/RAS_DATASET/24(3).jpg" calcext:value-type="string">
            <text:p>/home/driverless/ras_perception/DL_training/RAS_DATASET/24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4)</text:p>
          </table:table-cell>
          <table:table-cell/>
          <table:table-cell table:formula="of:=CONCATENATE(&quot;/home/driverless/ras_perception/DL_training/RAS_DATASET/&quot;;[.A168];&quot;.jpg&quot;)" office:value-type="string" office:string-value="/home/driverless/ras_perception/DL_training/RAS_DATASET/24(4).jpg" calcext:value-type="string">
            <text:p>/home/driverless/ras_perception/DL_training/RAS_DATASET/24(4).jpg</text:p>
          </table:table-cell>
          <table:table-cell table:number-columns-repeated="5"/>
          <table:table-cell table:formula="of:=CONCATENATE(&quot;/home/driverless/ras_perception/DL_training/RAS_DATASET/&quot;;[.A168];&quot;.jpg&quot;)" office:value-type="string" office:string-value="/home/driverless/ras_perception/DL_training/RAS_DATASET/24(4).jpg" calcext:value-type="string">
            <text:p>/home/driverless/ras_perception/DL_training/RAS_DATASET/24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6)</text:p>
          </table:table-cell>
          <table:table-cell/>
          <table:table-cell table:formula="of:=CONCATENATE(&quot;/home/driverless/ras_perception/DL_training/RAS_DATASET/&quot;;[.A169];&quot;.jpg&quot;)" office:value-type="string" office:string-value="/home/driverless/ras_perception/DL_training/RAS_DATASET/24(6).jpg" calcext:value-type="string">
            <text:p>/home/driverless/ras_perception/DL_training/RAS_DATASET/24(6).jpg</text:p>
          </table:table-cell>
          <table:table-cell table:number-columns-repeated="5"/>
          <table:table-cell table:formula="of:=CONCATENATE(&quot;/home/driverless/ras_perception/DL_training/RAS_DATASET/&quot;;[.A169];&quot;.jpg&quot;)" office:value-type="string" office:string-value="/home/driverless/ras_perception/DL_training/RAS_DATASET/24(6).jpg" calcext:value-type="string">
            <text:p>/home/driverless/ras_perception/DL_training/RAS_DATASET/24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7)</text:p>
          </table:table-cell>
          <table:table-cell/>
          <table:table-cell table:formula="of:=CONCATENATE(&quot;/home/driverless/ras_perception/DL_training/RAS_DATASET/&quot;;[.A170];&quot;.jpg&quot;)" office:value-type="string" office:string-value="/home/driverless/ras_perception/DL_training/RAS_DATASET/24(7).jpg" calcext:value-type="string">
            <text:p>/home/driverless/ras_perception/DL_training/RAS_DATASET/24(7).jpg</text:p>
          </table:table-cell>
          <table:table-cell table:number-columns-repeated="5"/>
          <table:table-cell table:formula="of:=CONCATENATE(&quot;/home/driverless/ras_perception/DL_training/RAS_DATASET/&quot;;[.A170];&quot;.jpg&quot;)" office:value-type="string" office:string-value="/home/driverless/ras_perception/DL_training/RAS_DATASET/24(7).jpg" calcext:value-type="string">
            <text:p>/home/driverless/ras_perception/DL_training/RAS_DATASET/24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8)</text:p>
          </table:table-cell>
          <table:table-cell/>
          <table:table-cell table:formula="of:=CONCATENATE(&quot;/home/driverless/ras_perception/DL_training/RAS_DATASET/&quot;;[.A171];&quot;.jpg&quot;)" office:value-type="string" office:string-value="/home/driverless/ras_perception/DL_training/RAS_DATASET/24(8).jpg" calcext:value-type="string">
            <text:p>/home/driverless/ras_perception/DL_training/RAS_DATASET/24(8).jpg</text:p>
          </table:table-cell>
          <table:table-cell table:number-columns-repeated="5"/>
          <table:table-cell table:formula="of:=CONCATENATE(&quot;/home/driverless/ras_perception/DL_training/RAS_DATASET/&quot;;[.A171];&quot;.jpg&quot;)" office:value-type="string" office:string-value="/home/driverless/ras_perception/DL_training/RAS_DATASET/24(8).jpg" calcext:value-type="string">
            <text:p>/home/driverless/ras_perception/DL_training/RAS_DATASET/24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11)</text:p>
          </table:table-cell>
          <table:table-cell/>
          <table:table-cell table:formula="of:=CONCATENATE(&quot;/home/driverless/ras_perception/DL_training/RAS_DATASET/&quot;;[.A172];&quot;.jpg&quot;)" office:value-type="string" office:string-value="/home/driverless/ras_perception/DL_training/RAS_DATASET/24(11).jpg" calcext:value-type="string">
            <text:p>/home/driverless/ras_perception/DL_training/RAS_DATASET/24(11).jpg</text:p>
          </table:table-cell>
          <table:table-cell table:number-columns-repeated="5"/>
          <table:table-cell table:formula="of:=CONCATENATE(&quot;/home/driverless/ras_perception/DL_training/RAS_DATASET/&quot;;[.A172];&quot;.jpg&quot;)" office:value-type="string" office:string-value="/home/driverless/ras_perception/DL_training/RAS_DATASET/24(11).jpg" calcext:value-type="string">
            <text:p>/home/driverless/ras_perception/DL_training/RAS_DATASET/24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13)</text:p>
          </table:table-cell>
          <table:table-cell/>
          <table:table-cell table:formula="of:=CONCATENATE(&quot;/home/driverless/ras_perception/DL_training/RAS_DATASET/&quot;;[.A173];&quot;.jpg&quot;)" office:value-type="string" office:string-value="/home/driverless/ras_perception/DL_training/RAS_DATASET/24(13).jpg" calcext:value-type="string">
            <text:p>/home/driverless/ras_perception/DL_training/RAS_DATASET/24(13).jpg</text:p>
          </table:table-cell>
          <table:table-cell table:number-columns-repeated="5"/>
          <table:table-cell table:formula="of:=CONCATENATE(&quot;/home/driverless/ras_perception/DL_training/RAS_DATASET/&quot;;[.A173];&quot;.jpg&quot;)" office:value-type="string" office:string-value="/home/driverless/ras_perception/DL_training/RAS_DATASET/24(13).jpg" calcext:value-type="string">
            <text:p>/home/driverless/ras_perception/DL_training/RAS_DATASET/24(13).jpg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NCATENATE(&quot;/home/driverless/ras_perception/DL_training/RAS_DATASET/&quot;;[.A174];&quot;.jpg&quot;)" office:value-type="string" office:string-value="/home/driverless/ras_perception/DL_training/RAS_DATASET/25.jpg" calcext:value-type="string">
            <text:p>/home/driverless/ras_perception/DL_training/RAS_DATASET/25.jpg</text:p>
          </table:table-cell>
          <table:table-cell table:number-columns-repeated="5"/>
          <table:table-cell table:formula="of:=CONCATENATE(&quot;/home/driverless/ras_perception/DL_training/RAS_DATASET/&quot;;[.A174];&quot;.jpg&quot;)" office:value-type="string" office:string-value="/home/driverless/ras_perception/DL_training/RAS_DATASET/25.jpg" calcext:value-type="string">
            <text:p>/home/driverless/ras_perception/DL_training/RAS_DATASET/25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2)</text:p>
          </table:table-cell>
          <table:table-cell/>
          <table:table-cell table:formula="of:=CONCATENATE(&quot;/home/driverless/ras_perception/DL_training/RAS_DATASET/&quot;;[.A175];&quot;.jpg&quot;)" office:value-type="string" office:string-value="/home/driverless/ras_perception/DL_training/RAS_DATASET/25(2).jpg" calcext:value-type="string">
            <text:p>/home/driverless/ras_perception/DL_training/RAS_DATASET/25(2).jpg</text:p>
          </table:table-cell>
          <table:table-cell table:number-columns-repeated="5"/>
          <table:table-cell table:formula="of:=CONCATENATE(&quot;/home/driverless/ras_perception/DL_training/RAS_DATASET/&quot;;[.A175];&quot;.jpg&quot;)" office:value-type="string" office:string-value="/home/driverless/ras_perception/DL_training/RAS_DATASET/25(2).jpg" calcext:value-type="string">
            <text:p>/home/driverless/ras_perception/DL_training/RAS_DATASET/25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3)</text:p>
          </table:table-cell>
          <table:table-cell/>
          <table:table-cell table:formula="of:=CONCATENATE(&quot;/home/driverless/ras_perception/DL_training/RAS_DATASET/&quot;;[.A176];&quot;.jpg&quot;)" office:value-type="string" office:string-value="/home/driverless/ras_perception/DL_training/RAS_DATASET/25(3).jpg" calcext:value-type="string">
            <text:p>/home/driverless/ras_perception/DL_training/RAS_DATASET/25(3).jpg</text:p>
          </table:table-cell>
          <table:table-cell table:number-columns-repeated="5"/>
          <table:table-cell table:formula="of:=CONCATENATE(&quot;/home/driverless/ras_perception/DL_training/RAS_DATASET/&quot;;[.A176];&quot;.jpg&quot;)" office:value-type="string" office:string-value="/home/driverless/ras_perception/DL_training/RAS_DATASET/25(3).jpg" calcext:value-type="string">
            <text:p>/home/driverless/ras_perception/DL_training/RAS_DATASET/25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4)</text:p>
          </table:table-cell>
          <table:table-cell/>
          <table:table-cell table:formula="of:=CONCATENATE(&quot;/home/driverless/ras_perception/DL_training/RAS_DATASET/&quot;;[.A177];&quot;.jpg&quot;)" office:value-type="string" office:string-value="/home/driverless/ras_perception/DL_training/RAS_DATASET/25(4).jpg" calcext:value-type="string">
            <text:p>/home/driverless/ras_perception/DL_training/RAS_DATASET/25(4).jpg</text:p>
          </table:table-cell>
          <table:table-cell table:number-columns-repeated="5"/>
          <table:table-cell table:formula="of:=CONCATENATE(&quot;/home/driverless/ras_perception/DL_training/RAS_DATASET/&quot;;[.A177];&quot;.jpg&quot;)" office:value-type="string" office:string-value="/home/driverless/ras_perception/DL_training/RAS_DATASET/25(4).jpg" calcext:value-type="string">
            <text:p>/home/driverless/ras_perception/DL_training/RAS_DATASET/25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5)</text:p>
          </table:table-cell>
          <table:table-cell/>
          <table:table-cell table:formula="of:=CONCATENATE(&quot;/home/driverless/ras_perception/DL_training/RAS_DATASET/&quot;;[.A178];&quot;.jpg&quot;)" office:value-type="string" office:string-value="/home/driverless/ras_perception/DL_training/RAS_DATASET/25(5).jpg" calcext:value-type="string">
            <text:p>/home/driverless/ras_perception/DL_training/RAS_DATASET/25(5).jpg</text:p>
          </table:table-cell>
          <table:table-cell table:number-columns-repeated="5"/>
          <table:table-cell table:formula="of:=CONCATENATE(&quot;/home/driverless/ras_perception/DL_training/RAS_DATASET/&quot;;[.A178];&quot;.jpg&quot;)" office:value-type="string" office:string-value="/home/driverless/ras_perception/DL_training/RAS_DATASET/25(5).jpg" calcext:value-type="string">
            <text:p>/home/driverless/ras_perception/DL_training/RAS_DATASET/25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6)</text:p>
          </table:table-cell>
          <table:table-cell/>
          <table:table-cell table:formula="of:=CONCATENATE(&quot;/home/driverless/ras_perception/DL_training/RAS_DATASET/&quot;;[.A179];&quot;.jpg&quot;)" office:value-type="string" office:string-value="/home/driverless/ras_perception/DL_training/RAS_DATASET/25(6).jpg" calcext:value-type="string">
            <text:p>/home/driverless/ras_perception/DL_training/RAS_DATASET/25(6).jpg</text:p>
          </table:table-cell>
          <table:table-cell table:number-columns-repeated="5"/>
          <table:table-cell table:formula="of:=CONCATENATE(&quot;/home/driverless/ras_perception/DL_training/RAS_DATASET/&quot;;[.A179];&quot;.jpg&quot;)" office:value-type="string" office:string-value="/home/driverless/ras_perception/DL_training/RAS_DATASET/25(6).jpg" calcext:value-type="string">
            <text:p>/home/driverless/ras_perception/DL_training/RAS_DATASET/25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8)</text:p>
          </table:table-cell>
          <table:table-cell/>
          <table:table-cell table:formula="of:=CONCATENATE(&quot;/home/driverless/ras_perception/DL_training/RAS_DATASET/&quot;;[.A180];&quot;.jpg&quot;)" office:value-type="string" office:string-value="/home/driverless/ras_perception/DL_training/RAS_DATASET/25(8).jpg" calcext:value-type="string">
            <text:p>/home/driverless/ras_perception/DL_training/RAS_DATASET/25(8).jpg</text:p>
          </table:table-cell>
          <table:table-cell table:number-columns-repeated="5"/>
          <table:table-cell table:formula="of:=CONCATENATE(&quot;/home/driverless/ras_perception/DL_training/RAS_DATASET/&quot;;[.A180];&quot;.jpg&quot;)" office:value-type="string" office:string-value="/home/driverless/ras_perception/DL_training/RAS_DATASET/25(8).jpg" calcext:value-type="string">
            <text:p>/home/driverless/ras_perception/DL_training/RAS_DATASET/25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9)</text:p>
          </table:table-cell>
          <table:table-cell/>
          <table:table-cell table:formula="of:=CONCATENATE(&quot;/home/driverless/ras_perception/DL_training/RAS_DATASET/&quot;;[.A181];&quot;.jpg&quot;)" office:value-type="string" office:string-value="/home/driverless/ras_perception/DL_training/RAS_DATASET/25(9).jpg" calcext:value-type="string">
            <text:p>/home/driverless/ras_perception/DL_training/RAS_DATASET/25(9).jpg</text:p>
          </table:table-cell>
          <table:table-cell table:number-columns-repeated="5"/>
          <table:table-cell table:formula="of:=CONCATENATE(&quot;/home/driverless/ras_perception/DL_training/RAS_DATASET/&quot;;[.A181];&quot;.jpg&quot;)" office:value-type="string" office:string-value="/home/driverless/ras_perception/DL_training/RAS_DATASET/25(9).jpg" calcext:value-type="string">
            <text:p>/home/driverless/ras_perception/DL_training/RAS_DATASET/25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10)</text:p>
          </table:table-cell>
          <table:table-cell/>
          <table:table-cell table:formula="of:=CONCATENATE(&quot;/home/driverless/ras_perception/DL_training/RAS_DATASET/&quot;;[.A182];&quot;.jpg&quot;)" office:value-type="string" office:string-value="/home/driverless/ras_perception/DL_training/RAS_DATASET/25(10).jpg" calcext:value-type="string">
            <text:p>/home/driverless/ras_perception/DL_training/RAS_DATASET/25(10).jpg</text:p>
          </table:table-cell>
          <table:table-cell table:number-columns-repeated="5"/>
          <table:table-cell table:formula="of:=CONCATENATE(&quot;/home/driverless/ras_perception/DL_training/RAS_DATASET/&quot;;[.A182];&quot;.jpg&quot;)" office:value-type="string" office:string-value="/home/driverless/ras_perception/DL_training/RAS_DATASET/25(10).jpg" calcext:value-type="string">
            <text:p>/home/driverless/ras_perception/DL_training/RAS_DATASET/25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12)</text:p>
          </table:table-cell>
          <table:table-cell/>
          <table:table-cell table:formula="of:=CONCATENATE(&quot;/home/driverless/ras_perception/DL_training/RAS_DATASET/&quot;;[.A183];&quot;.jpg&quot;)" office:value-type="string" office:string-value="/home/driverless/ras_perception/DL_training/RAS_DATASET/25(12).jpg" calcext:value-type="string">
            <text:p>/home/driverless/ras_perception/DL_training/RAS_DATASET/25(12).jpg</text:p>
          </table:table-cell>
          <table:table-cell table:number-columns-repeated="5"/>
          <table:table-cell table:formula="of:=CONCATENATE(&quot;/home/driverless/ras_perception/DL_training/RAS_DATASET/&quot;;[.A183];&quot;.jpg&quot;)" office:value-type="string" office:string-value="/home/driverless/ras_perception/DL_training/RAS_DATASET/25(12).jpg" calcext:value-type="string">
            <text:p>/home/driverless/ras_perception/DL_training/RAS_DATASET/25(12).jpg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NCATENATE(&quot;/home/driverless/ras_perception/DL_training/RAS_DATASET/&quot;;[.A184];&quot;.jpg&quot;)" office:value-type="string" office:string-value="/home/driverless/ras_perception/DL_training/RAS_DATASET/26.jpg" calcext:value-type="string">
            <text:p>/home/driverless/ras_perception/DL_training/RAS_DATASET/26.jpg</text:p>
          </table:table-cell>
          <table:table-cell table:number-columns-repeated="5"/>
          <table:table-cell table:formula="of:=CONCATENATE(&quot;/home/driverless/ras_perception/DL_training/RAS_DATASET/&quot;;[.A184];&quot;.jpg&quot;)" office:value-type="string" office:string-value="/home/driverless/ras_perception/DL_training/RAS_DATASET/26.jpg" calcext:value-type="string">
            <text:p>/home/driverless/ras_perception/DL_training/RAS_DATASET/26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2)</text:p>
          </table:table-cell>
          <table:table-cell/>
          <table:table-cell table:formula="of:=CONCATENATE(&quot;/home/driverless/ras_perception/DL_training/RAS_DATASET/&quot;;[.A185];&quot;.jpg&quot;)" office:value-type="string" office:string-value="/home/driverless/ras_perception/DL_training/RAS_DATASET/26(2).jpg" calcext:value-type="string">
            <text:p>/home/driverless/ras_perception/DL_training/RAS_DATASET/26(2).jpg</text:p>
          </table:table-cell>
          <table:table-cell table:number-columns-repeated="5"/>
          <table:table-cell table:formula="of:=CONCATENATE(&quot;/home/driverless/ras_perception/DL_training/RAS_DATASET/&quot;;[.A185];&quot;.jpg&quot;)" office:value-type="string" office:string-value="/home/driverless/ras_perception/DL_training/RAS_DATASET/26(2).jpg" calcext:value-type="string">
            <text:p>/home/driverless/ras_perception/DL_training/RAS_DATASET/26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3)</text:p>
          </table:table-cell>
          <table:table-cell/>
          <table:table-cell table:formula="of:=CONCATENATE(&quot;/home/driverless/ras_perception/DL_training/RAS_DATASET/&quot;;[.A186];&quot;.jpg&quot;)" office:value-type="string" office:string-value="/home/driverless/ras_perception/DL_training/RAS_DATASET/26(3).jpg" calcext:value-type="string">
            <text:p>/home/driverless/ras_perception/DL_training/RAS_DATASET/26(3).jpg</text:p>
          </table:table-cell>
          <table:table-cell table:number-columns-repeated="5"/>
          <table:table-cell table:formula="of:=CONCATENATE(&quot;/home/driverless/ras_perception/DL_training/RAS_DATASET/&quot;;[.A186];&quot;.jpg&quot;)" office:value-type="string" office:string-value="/home/driverless/ras_perception/DL_training/RAS_DATASET/26(3).jpg" calcext:value-type="string">
            <text:p>/home/driverless/ras_perception/DL_training/RAS_DATASET/26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4)</text:p>
          </table:table-cell>
          <table:table-cell/>
          <table:table-cell table:formula="of:=CONCATENATE(&quot;/home/driverless/ras_perception/DL_training/RAS_DATASET/&quot;;[.A187];&quot;.jpg&quot;)" office:value-type="string" office:string-value="/home/driverless/ras_perception/DL_training/RAS_DATASET/26(4).jpg" calcext:value-type="string">
            <text:p>/home/driverless/ras_perception/DL_training/RAS_DATASET/26(4).jpg</text:p>
          </table:table-cell>
          <table:table-cell table:number-columns-repeated="5"/>
          <table:table-cell table:formula="of:=CONCATENATE(&quot;/home/driverless/ras_perception/DL_training/RAS_DATASET/&quot;;[.A187];&quot;.jpg&quot;)" office:value-type="string" office:string-value="/home/driverless/ras_perception/DL_training/RAS_DATASET/26(4).jpg" calcext:value-type="string">
            <text:p>/home/driverless/ras_perception/DL_training/RAS_DATASET/26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5)</text:p>
          </table:table-cell>
          <table:table-cell/>
          <table:table-cell table:formula="of:=CONCATENATE(&quot;/home/driverless/ras_perception/DL_training/RAS_DATASET/&quot;;[.A188];&quot;.jpg&quot;)" office:value-type="string" office:string-value="/home/driverless/ras_perception/DL_training/RAS_DATASET/26(5).jpg" calcext:value-type="string">
            <text:p>/home/driverless/ras_perception/DL_training/RAS_DATASET/26(5).jpg</text:p>
          </table:table-cell>
          <table:table-cell table:number-columns-repeated="5"/>
          <table:table-cell table:formula="of:=CONCATENATE(&quot;/home/driverless/ras_perception/DL_training/RAS_DATASET/&quot;;[.A188];&quot;.jpg&quot;)" office:value-type="string" office:string-value="/home/driverless/ras_perception/DL_training/RAS_DATASET/26(5).jpg" calcext:value-type="string">
            <text:p>/home/driverless/ras_perception/DL_training/RAS_DATASET/26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6)</text:p>
          </table:table-cell>
          <table:table-cell/>
          <table:table-cell table:formula="of:=CONCATENATE(&quot;/home/driverless/ras_perception/DL_training/RAS_DATASET/&quot;;[.A189];&quot;.jpg&quot;)" office:value-type="string" office:string-value="/home/driverless/ras_perception/DL_training/RAS_DATASET/26(6).jpg" calcext:value-type="string">
            <text:p>/home/driverless/ras_perception/DL_training/RAS_DATASET/26(6).jpg</text:p>
          </table:table-cell>
          <table:table-cell table:number-columns-repeated="5"/>
          <table:table-cell table:formula="of:=CONCATENATE(&quot;/home/driverless/ras_perception/DL_training/RAS_DATASET/&quot;;[.A189];&quot;.jpg&quot;)" office:value-type="string" office:string-value="/home/driverless/ras_perception/DL_training/RAS_DATASET/26(6).jpg" calcext:value-type="string">
            <text:p>/home/driverless/ras_perception/DL_training/RAS_DATASET/26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8)</text:p>
          </table:table-cell>
          <table:table-cell/>
          <table:table-cell table:formula="of:=CONCATENATE(&quot;/home/driverless/ras_perception/DL_training/RAS_DATASET/&quot;;[.A190];&quot;.jpg&quot;)" office:value-type="string" office:string-value="/home/driverless/ras_perception/DL_training/RAS_DATASET/26(8).jpg" calcext:value-type="string">
            <text:p>/home/driverless/ras_perception/DL_training/RAS_DATASET/26(8).jpg</text:p>
          </table:table-cell>
          <table:table-cell table:number-columns-repeated="5"/>
          <table:table-cell table:formula="of:=CONCATENATE(&quot;/home/driverless/ras_perception/DL_training/RAS_DATASET/&quot;;[.A190];&quot;.jpg&quot;)" office:value-type="string" office:string-value="/home/driverless/ras_perception/DL_training/RAS_DATASET/26(8).jpg" calcext:value-type="string">
            <text:p>/home/driverless/ras_perception/DL_training/RAS_DATASET/26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0)</text:p>
          </table:table-cell>
          <table:table-cell/>
          <table:table-cell table:formula="of:=CONCATENATE(&quot;/home/driverless/ras_perception/DL_training/RAS_DATASET/&quot;;[.A191];&quot;.jpg&quot;)" office:value-type="string" office:string-value="/home/driverless/ras_perception/DL_training/RAS_DATASET/26(10).jpg" calcext:value-type="string">
            <text:p>/home/driverless/ras_perception/DL_training/RAS_DATASET/26(10).jpg</text:p>
          </table:table-cell>
          <table:table-cell table:number-columns-repeated="5"/>
          <table:table-cell table:formula="of:=CONCATENATE(&quot;/home/driverless/ras_perception/DL_training/RAS_DATASET/&quot;;[.A191];&quot;.jpg&quot;)" office:value-type="string" office:string-value="/home/driverless/ras_perception/DL_training/RAS_DATASET/26(10).jpg" calcext:value-type="string">
            <text:p>/home/driverless/ras_perception/DL_training/RAS_DATASET/26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2)</text:p>
          </table:table-cell>
          <table:table-cell/>
          <table:table-cell table:formula="of:=CONCATENATE(&quot;/home/driverless/ras_perception/DL_training/RAS_DATASET/&quot;;[.A192];&quot;.jpg&quot;)" office:value-type="string" office:string-value="/home/driverless/ras_perception/DL_training/RAS_DATASET/26(12).jpg" calcext:value-type="string">
            <text:p>/home/driverless/ras_perception/DL_training/RAS_DATASET/26(12).jpg</text:p>
          </table:table-cell>
          <table:table-cell table:number-columns-repeated="5"/>
          <table:table-cell table:formula="of:=CONCATENATE(&quot;/home/driverless/ras_perception/DL_training/RAS_DATASET/&quot;;[.A192];&quot;.jpg&quot;)" office:value-type="string" office:string-value="/home/driverless/ras_perception/DL_training/RAS_DATASET/26(12).jpg" calcext:value-type="string">
            <text:p>/home/driverless/ras_perception/DL_training/RAS_DATASET/26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3)</text:p>
          </table:table-cell>
          <table:table-cell/>
          <table:table-cell table:formula="of:=CONCATENATE(&quot;/home/driverless/ras_perception/DL_training/RAS_DATASET/&quot;;[.A193];&quot;.jpg&quot;)" office:value-type="string" office:string-value="/home/driverless/ras_perception/DL_training/RAS_DATASET/26(13).jpg" calcext:value-type="string">
            <text:p>/home/driverless/ras_perception/DL_training/RAS_DATASET/26(13).jpg</text:p>
          </table:table-cell>
          <table:table-cell table:number-columns-repeated="5"/>
          <table:table-cell table:formula="of:=CONCATENATE(&quot;/home/driverless/ras_perception/DL_training/RAS_DATASET/&quot;;[.A193];&quot;.jpg&quot;)" office:value-type="string" office:string-value="/home/driverless/ras_perception/DL_training/RAS_DATASET/26(13).jpg" calcext:value-type="string">
            <text:p>/home/driverless/ras_perception/DL_training/RAS_DATASET/26(13).jpg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CONCATENATE(&quot;/home/driverless/ras_perception/DL_training/RAS_DATASET/&quot;;[.A194];&quot;.jpg&quot;)" office:value-type="string" office:string-value="/home/driverless/ras_perception/DL_training/RAS_DATASET/27.jpg" calcext:value-type="string">
            <text:p>/home/driverless/ras_perception/DL_training/RAS_DATASET/27.jpg</text:p>
          </table:table-cell>
          <table:table-cell table:number-columns-repeated="5"/>
          <table:table-cell table:formula="of:=CONCATENATE(&quot;/home/driverless/ras_perception/DL_training/RAS_DATASET/&quot;;[.A194];&quot;.jpg&quot;)" office:value-type="string" office:string-value="/home/driverless/ras_perception/DL_training/RAS_DATASET/27.jpg" calcext:value-type="string">
            <text:p>/home/driverless/ras_perception/DL_training/RAS_DATASET/27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2)</text:p>
          </table:table-cell>
          <table:table-cell/>
          <table:table-cell table:formula="of:=CONCATENATE(&quot;/home/driverless/ras_perception/DL_training/RAS_DATASET/&quot;;[.A195];&quot;.jpg&quot;)" office:value-type="string" office:string-value="/home/driverless/ras_perception/DL_training/RAS_DATASET/27(2).jpg" calcext:value-type="string">
            <text:p>/home/driverless/ras_perception/DL_training/RAS_DATASET/27(2).jpg</text:p>
          </table:table-cell>
          <table:table-cell table:number-columns-repeated="5"/>
          <table:table-cell table:formula="of:=CONCATENATE(&quot;/home/driverless/ras_perception/DL_training/RAS_DATASET/&quot;;[.A195];&quot;.jpg&quot;)" office:value-type="string" office:string-value="/home/driverless/ras_perception/DL_training/RAS_DATASET/27(2).jpg" calcext:value-type="string">
            <text:p>/home/driverless/ras_perception/DL_training/RAS_DATASET/27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3)</text:p>
          </table:table-cell>
          <table:table-cell/>
          <table:table-cell table:formula="of:=CONCATENATE(&quot;/home/driverless/ras_perception/DL_training/RAS_DATASET/&quot;;[.A196];&quot;.jpg&quot;)" office:value-type="string" office:string-value="/home/driverless/ras_perception/DL_training/RAS_DATASET/27(3).jpg" calcext:value-type="string">
            <text:p>/home/driverless/ras_perception/DL_training/RAS_DATASET/27(3).jpg</text:p>
          </table:table-cell>
          <table:table-cell table:number-columns-repeated="5"/>
          <table:table-cell table:formula="of:=CONCATENATE(&quot;/home/driverless/ras_perception/DL_training/RAS_DATASET/&quot;;[.A196];&quot;.jpg&quot;)" office:value-type="string" office:string-value="/home/driverless/ras_perception/DL_training/RAS_DATASET/27(3).jpg" calcext:value-type="string">
            <text:p>/home/driverless/ras_perception/DL_training/RAS_DATASET/27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7)</text:p>
          </table:table-cell>
          <table:table-cell/>
          <table:table-cell table:formula="of:=CONCATENATE(&quot;/home/driverless/ras_perception/DL_training/RAS_DATASET/&quot;;[.A197];&quot;.jpg&quot;)" office:value-type="string" office:string-value="/home/driverless/ras_perception/DL_training/RAS_DATASET/27(7).jpg" calcext:value-type="string">
            <text:p>/home/driverless/ras_perception/DL_training/RAS_DATASET/27(7).jpg</text:p>
          </table:table-cell>
          <table:table-cell table:number-columns-repeated="5"/>
          <table:table-cell table:formula="of:=CONCATENATE(&quot;/home/driverless/ras_perception/DL_training/RAS_DATASET/&quot;;[.A197];&quot;.jpg&quot;)" office:value-type="string" office:string-value="/home/driverless/ras_perception/DL_training/RAS_DATASET/27(7).jpg" calcext:value-type="string">
            <text:p>/home/driverless/ras_perception/DL_training/RAS_DATASET/27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8)</text:p>
          </table:table-cell>
          <table:table-cell/>
          <table:table-cell table:formula="of:=CONCATENATE(&quot;/home/driverless/ras_perception/DL_training/RAS_DATASET/&quot;;[.A198];&quot;.jpg&quot;)" office:value-type="string" office:string-value="/home/driverless/ras_perception/DL_training/RAS_DATASET/27(8).jpg" calcext:value-type="string">
            <text:p>/home/driverless/ras_perception/DL_training/RAS_DATASET/27(8).jpg</text:p>
          </table:table-cell>
          <table:table-cell table:number-columns-repeated="5"/>
          <table:table-cell table:formula="of:=CONCATENATE(&quot;/home/driverless/ras_perception/DL_training/RAS_DATASET/&quot;;[.A198];&quot;.jpg&quot;)" office:value-type="string" office:string-value="/home/driverless/ras_perception/DL_training/RAS_DATASET/27(8).jpg" calcext:value-type="string">
            <text:p>/home/driverless/ras_perception/DL_training/RAS_DATASET/27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10)</text:p>
          </table:table-cell>
          <table:table-cell/>
          <table:table-cell table:formula="of:=CONCATENATE(&quot;/home/driverless/ras_perception/DL_training/RAS_DATASET/&quot;;[.A199];&quot;.jpg&quot;)" office:value-type="string" office:string-value="/home/driverless/ras_perception/DL_training/RAS_DATASET/27(10).jpg" calcext:value-type="string">
            <text:p>/home/driverless/ras_perception/DL_training/RAS_DATASET/27(10).jpg</text:p>
          </table:table-cell>
          <table:table-cell table:number-columns-repeated="5"/>
          <table:table-cell table:formula="of:=CONCATENATE(&quot;/home/driverless/ras_perception/DL_training/RAS_DATASET/&quot;;[.A199];&quot;.jpg&quot;)" office:value-type="string" office:string-value="/home/driverless/ras_perception/DL_training/RAS_DATASET/27(10).jpg" calcext:value-type="string">
            <text:p>/home/driverless/ras_perception/DL_training/RAS_DATASET/27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11)</text:p>
          </table:table-cell>
          <table:table-cell/>
          <table:table-cell table:formula="of:=CONCATENATE(&quot;/home/driverless/ras_perception/DL_training/RAS_DATASET/&quot;;[.A200];&quot;.jpg&quot;)" office:value-type="string" office:string-value="/home/driverless/ras_perception/DL_training/RAS_DATASET/27(11).jpg" calcext:value-type="string">
            <text:p>/home/driverless/ras_perception/DL_training/RAS_DATASET/27(11).jpg</text:p>
          </table:table-cell>
          <table:table-cell table:number-columns-repeated="5"/>
          <table:table-cell table:formula="of:=CONCATENATE(&quot;/home/driverless/ras_perception/DL_training/RAS_DATASET/&quot;;[.A200];&quot;.jpg&quot;)" office:value-type="string" office:string-value="/home/driverless/ras_perception/DL_training/RAS_DATASET/27(11).jpg" calcext:value-type="string">
            <text:p>/home/driverless/ras_perception/DL_training/RAS_DATASET/27(11).jpg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NCATENATE(&quot;/home/driverless/ras_perception/DL_training/RAS_DATASET/&quot;;[.A201];&quot;.jpg&quot;)" office:value-type="string" office:string-value="/home/driverless/ras_perception/DL_training/RAS_DATASET/28.jpg" calcext:value-type="string">
            <text:p>/home/driverless/ras_perception/DL_training/RAS_DATASET/28.jpg</text:p>
          </table:table-cell>
          <table:table-cell table:number-columns-repeated="5"/>
          <table:table-cell table:formula="of:=CONCATENATE(&quot;/home/driverless/ras_perception/DL_training/RAS_DATASET/&quot;;[.A201];&quot;.jpg&quot;)" office:value-type="string" office:string-value="/home/driverless/ras_perception/DL_training/RAS_DATASET/28.jpg" calcext:value-type="string">
            <text:p>/home/driverless/ras_perception/DL_training/RAS_DATASET/28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2)</text:p>
          </table:table-cell>
          <table:table-cell/>
          <table:table-cell table:formula="of:=CONCATENATE(&quot;/home/driverless/ras_perception/DL_training/RAS_DATASET/&quot;;[.A202];&quot;.jpg&quot;)" office:value-type="string" office:string-value="/home/driverless/ras_perception/DL_training/RAS_DATASET/28(2).jpg" calcext:value-type="string">
            <text:p>/home/driverless/ras_perception/DL_training/RAS_DATASET/28(2).jpg</text:p>
          </table:table-cell>
          <table:table-cell table:number-columns-repeated="5"/>
          <table:table-cell table:formula="of:=CONCATENATE(&quot;/home/driverless/ras_perception/DL_training/RAS_DATASET/&quot;;[.A202];&quot;.jpg&quot;)" office:value-type="string" office:string-value="/home/driverless/ras_perception/DL_training/RAS_DATASET/28(2).jpg" calcext:value-type="string">
            <text:p>/home/driverless/ras_perception/DL_training/RAS_DATASET/28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3)</text:p>
          </table:table-cell>
          <table:table-cell/>
          <table:table-cell table:formula="of:=CONCATENATE(&quot;/home/driverless/ras_perception/DL_training/RAS_DATASET/&quot;;[.A203];&quot;.jpg&quot;)" office:value-type="string" office:string-value="/home/driverless/ras_perception/DL_training/RAS_DATASET/28(3).jpg" calcext:value-type="string">
            <text:p>/home/driverless/ras_perception/DL_training/RAS_DATASET/28(3).jpg</text:p>
          </table:table-cell>
          <table:table-cell table:number-columns-repeated="5"/>
          <table:table-cell table:formula="of:=CONCATENATE(&quot;/home/driverless/ras_perception/DL_training/RAS_DATASET/&quot;;[.A203];&quot;.jpg&quot;)" office:value-type="string" office:string-value="/home/driverless/ras_perception/DL_training/RAS_DATASET/28(3).jpg" calcext:value-type="string">
            <text:p>/home/driverless/ras_perception/DL_training/RAS_DATASET/28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5)</text:p>
          </table:table-cell>
          <table:table-cell/>
          <table:table-cell table:formula="of:=CONCATENATE(&quot;/home/driverless/ras_perception/DL_training/RAS_DATASET/&quot;;[.A204];&quot;.jpg&quot;)" office:value-type="string" office:string-value="/home/driverless/ras_perception/DL_training/RAS_DATASET/28(5).jpg" calcext:value-type="string">
            <text:p>/home/driverless/ras_perception/DL_training/RAS_DATASET/28(5).jpg</text:p>
          </table:table-cell>
          <table:table-cell table:number-columns-repeated="5"/>
          <table:table-cell table:formula="of:=CONCATENATE(&quot;/home/driverless/ras_perception/DL_training/RAS_DATASET/&quot;;[.A204];&quot;.jpg&quot;)" office:value-type="string" office:string-value="/home/driverless/ras_perception/DL_training/RAS_DATASET/28(5).jpg" calcext:value-type="string">
            <text:p>/home/driverless/ras_perception/DL_training/RAS_DATASET/28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6)</text:p>
          </table:table-cell>
          <table:table-cell/>
          <table:table-cell table:formula="of:=CONCATENATE(&quot;/home/driverless/ras_perception/DL_training/RAS_DATASET/&quot;;[.A205];&quot;.jpg&quot;)" office:value-type="string" office:string-value="/home/driverless/ras_perception/DL_training/RAS_DATASET/28(6).jpg" calcext:value-type="string">
            <text:p>/home/driverless/ras_perception/DL_training/RAS_DATASET/28(6).jpg</text:p>
          </table:table-cell>
          <table:table-cell table:number-columns-repeated="5"/>
          <table:table-cell table:formula="of:=CONCATENATE(&quot;/home/driverless/ras_perception/DL_training/RAS_DATASET/&quot;;[.A205];&quot;.jpg&quot;)" office:value-type="string" office:string-value="/home/driverless/ras_perception/DL_training/RAS_DATASET/28(6).jpg" calcext:value-type="string">
            <text:p>/home/driverless/ras_perception/DL_training/RAS_DATASET/28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8)</text:p>
          </table:table-cell>
          <table:table-cell/>
          <table:table-cell table:formula="of:=CONCATENATE(&quot;/home/driverless/ras_perception/DL_training/RAS_DATASET/&quot;;[.A206];&quot;.jpg&quot;)" office:value-type="string" office:string-value="/home/driverless/ras_perception/DL_training/RAS_DATASET/28(8).jpg" calcext:value-type="string">
            <text:p>/home/driverless/ras_perception/DL_training/RAS_DATASET/28(8).jpg</text:p>
          </table:table-cell>
          <table:table-cell table:number-columns-repeated="5"/>
          <table:table-cell table:formula="of:=CONCATENATE(&quot;/home/driverless/ras_perception/DL_training/RAS_DATASET/&quot;;[.A206];&quot;.jpg&quot;)" office:value-type="string" office:string-value="/home/driverless/ras_perception/DL_training/RAS_DATASET/28(8).jpg" calcext:value-type="string">
            <text:p>/home/driverless/ras_perception/DL_training/RAS_DATASET/28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13)</text:p>
          </table:table-cell>
          <table:table-cell/>
          <table:table-cell table:formula="of:=CONCATENATE(&quot;/home/driverless/ras_perception/DL_training/RAS_DATASET/&quot;;[.A207];&quot;.jpg&quot;)" office:value-type="string" office:string-value="/home/driverless/ras_perception/DL_training/RAS_DATASET/28(13).jpg" calcext:value-type="string">
            <text:p>/home/driverless/ras_perception/DL_training/RAS_DATASET/28(13).jpg</text:p>
          </table:table-cell>
          <table:table-cell table:number-columns-repeated="5"/>
          <table:table-cell table:formula="of:=CONCATENATE(&quot;/home/driverless/ras_perception/DL_training/RAS_DATASET/&quot;;[.A207];&quot;.jpg&quot;)" office:value-type="string" office:string-value="/home/driverless/ras_perception/DL_training/RAS_DATASET/28(13).jpg" calcext:value-type="string">
            <text:p>/home/driverless/ras_perception/DL_training/RAS_DATASET/28(13).jpg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CONCATENATE(&quot;/home/driverless/ras_perception/DL_training/RAS_DATASET/&quot;;[.A208];&quot;.jpg&quot;)" office:value-type="string" office:string-value="/home/driverless/ras_perception/DL_training/RAS_DATASET/29.jpg" calcext:value-type="string">
            <text:p>/home/driverless/ras_perception/DL_training/RAS_DATASET/29.jpg</text:p>
          </table:table-cell>
          <table:table-cell table:number-columns-repeated="5"/>
          <table:table-cell table:formula="of:=CONCATENATE(&quot;/home/driverless/ras_perception/DL_training/RAS_DATASET/&quot;;[.A208];&quot;.jpg&quot;)" office:value-type="string" office:string-value="/home/driverless/ras_perception/DL_training/RAS_DATASET/29.jpg" calcext:value-type="string">
            <text:p>/home/driverless/ras_perception/DL_training/RAS_DATASET/29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1)</text:p>
          </table:table-cell>
          <table:table-cell/>
          <table:table-cell table:formula="of:=CONCATENATE(&quot;/home/driverless/ras_perception/DL_training/RAS_DATASET/&quot;;[.A209];&quot;.jpg&quot;)" office:value-type="string" office:string-value="/home/driverless/ras_perception/DL_training/RAS_DATASET/29(1).jpg" calcext:value-type="string">
            <text:p>/home/driverless/ras_perception/DL_training/RAS_DATASET/29(1).jpg</text:p>
          </table:table-cell>
          <table:table-cell table:number-columns-repeated="5"/>
          <table:table-cell table:formula="of:=CONCATENATE(&quot;/home/driverless/ras_perception/DL_training/RAS_DATASET/&quot;;[.A209];&quot;.jpg&quot;)" office:value-type="string" office:string-value="/home/driverless/ras_perception/DL_training/RAS_DATASET/29(1).jpg" calcext:value-type="string">
            <text:p>/home/driverless/ras_perception/DL_training/RAS_DATASET/29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2)</text:p>
          </table:table-cell>
          <table:table-cell/>
          <table:table-cell table:formula="of:=CONCATENATE(&quot;/home/driverless/ras_perception/DL_training/RAS_DATASET/&quot;;[.A210];&quot;.jpg&quot;)" office:value-type="string" office:string-value="/home/driverless/ras_perception/DL_training/RAS_DATASET/29(2).jpg" calcext:value-type="string">
            <text:p>/home/driverless/ras_perception/DL_training/RAS_DATASET/29(2).jpg</text:p>
          </table:table-cell>
          <table:table-cell table:number-columns-repeated="5"/>
          <table:table-cell table:formula="of:=CONCATENATE(&quot;/home/driverless/ras_perception/DL_training/RAS_DATASET/&quot;;[.A210];&quot;.jpg&quot;)" office:value-type="string" office:string-value="/home/driverless/ras_perception/DL_training/RAS_DATASET/29(2).jpg" calcext:value-type="string">
            <text:p>/home/driverless/ras_perception/DL_training/RAS_DATASET/29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3)</text:p>
          </table:table-cell>
          <table:table-cell/>
          <table:table-cell table:formula="of:=CONCATENATE(&quot;/home/driverless/ras_perception/DL_training/RAS_DATASET/&quot;;[.A211];&quot;.jpg&quot;)" office:value-type="string" office:string-value="/home/driverless/ras_perception/DL_training/RAS_DATASET/29(3).jpg" calcext:value-type="string">
            <text:p>/home/driverless/ras_perception/DL_training/RAS_DATASET/29(3).jpg</text:p>
          </table:table-cell>
          <table:table-cell table:number-columns-repeated="5"/>
          <table:table-cell table:formula="of:=CONCATENATE(&quot;/home/driverless/ras_perception/DL_training/RAS_DATASET/&quot;;[.A211];&quot;.jpg&quot;)" office:value-type="string" office:string-value="/home/driverless/ras_perception/DL_training/RAS_DATASET/29(3).jpg" calcext:value-type="string">
            <text:p>/home/driverless/ras_perception/DL_training/RAS_DATASET/29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4)</text:p>
          </table:table-cell>
          <table:table-cell/>
          <table:table-cell table:formula="of:=CONCATENATE(&quot;/home/driverless/ras_perception/DL_training/RAS_DATASET/&quot;;[.A212];&quot;.jpg&quot;)" office:value-type="string" office:string-value="/home/driverless/ras_perception/DL_training/RAS_DATASET/29(4).jpg" calcext:value-type="string">
            <text:p>/home/driverless/ras_perception/DL_training/RAS_DATASET/29(4).jpg</text:p>
          </table:table-cell>
          <table:table-cell table:number-columns-repeated="5"/>
          <table:table-cell table:formula="of:=CONCATENATE(&quot;/home/driverless/ras_perception/DL_training/RAS_DATASET/&quot;;[.A212];&quot;.jpg&quot;)" office:value-type="string" office:string-value="/home/driverless/ras_perception/DL_training/RAS_DATASET/29(4).jpg" calcext:value-type="string">
            <text:p>/home/driverless/ras_perception/DL_training/RAS_DATASET/29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7)</text:p>
          </table:table-cell>
          <table:table-cell/>
          <table:table-cell table:formula="of:=CONCATENATE(&quot;/home/driverless/ras_perception/DL_training/RAS_DATASET/&quot;;[.A213];&quot;.jpg&quot;)" office:value-type="string" office:string-value="/home/driverless/ras_perception/DL_training/RAS_DATASET/29(7).jpg" calcext:value-type="string">
            <text:p>/home/driverless/ras_perception/DL_training/RAS_DATASET/29(7).jpg</text:p>
          </table:table-cell>
          <table:table-cell table:number-columns-repeated="5"/>
          <table:table-cell table:formula="of:=CONCATENATE(&quot;/home/driverless/ras_perception/DL_training/RAS_DATASET/&quot;;[.A213];&quot;.jpg&quot;)" office:value-type="string" office:string-value="/home/driverless/ras_perception/DL_training/RAS_DATASET/29(7).jpg" calcext:value-type="string">
            <text:p>/home/driverless/ras_perception/DL_training/RAS_DATASET/29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10)</text:p>
          </table:table-cell>
          <table:table-cell/>
          <table:table-cell table:formula="of:=CONCATENATE(&quot;/home/driverless/ras_perception/DL_training/RAS_DATASET/&quot;;[.A214];&quot;.jpg&quot;)" office:value-type="string" office:string-value="/home/driverless/ras_perception/DL_training/RAS_DATASET/29(10).jpg" calcext:value-type="string">
            <text:p>/home/driverless/ras_perception/DL_training/RAS_DATASET/29(10).jpg</text:p>
          </table:table-cell>
          <table:table-cell table:number-columns-repeated="5"/>
          <table:table-cell table:formula="of:=CONCATENATE(&quot;/home/driverless/ras_perception/DL_training/RAS_DATASET/&quot;;[.A214];&quot;.jpg&quot;)" office:value-type="string" office:string-value="/home/driverless/ras_perception/DL_training/RAS_DATASET/29(10).jpg" calcext:value-type="string">
            <text:p>/home/driverless/ras_perception/DL_training/RAS_DATASET/29(10).jpg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NCATENATE(&quot;/home/driverless/ras_perception/DL_training/RAS_DATASET/&quot;;[.A215];&quot;.jpg&quot;)" office:value-type="string" office:string-value="/home/driverless/ras_perception/DL_training/RAS_DATASET/30.jpg" calcext:value-type="string">
            <text:p>/home/driverless/ras_perception/DL_training/RAS_DATASET/30.jpg</text:p>
          </table:table-cell>
          <table:table-cell table:number-columns-repeated="5"/>
          <table:table-cell table:formula="of:=CONCATENATE(&quot;/home/driverless/ras_perception/DL_training/RAS_DATASET/&quot;;[.A215];&quot;.jpg&quot;)" office:value-type="string" office:string-value="/home/driverless/ras_perception/DL_training/RAS_DATASET/30.jpg" calcext:value-type="string">
            <text:p>/home/driverless/ras_perception/DL_training/RAS_DATASET/30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2)</text:p>
          </table:table-cell>
          <table:table-cell/>
          <table:table-cell table:formula="of:=CONCATENATE(&quot;/home/driverless/ras_perception/DL_training/RAS_DATASET/&quot;;[.A216];&quot;.jpg&quot;)" office:value-type="string" office:string-value="/home/driverless/ras_perception/DL_training/RAS_DATASET/30(2).jpg" calcext:value-type="string">
            <text:p>/home/driverless/ras_perception/DL_training/RAS_DATASET/30(2).jpg</text:p>
          </table:table-cell>
          <table:table-cell table:number-columns-repeated="5"/>
          <table:table-cell table:formula="of:=CONCATENATE(&quot;/home/driverless/ras_perception/DL_training/RAS_DATASET/&quot;;[.A216];&quot;.jpg&quot;)" office:value-type="string" office:string-value="/home/driverless/ras_perception/DL_training/RAS_DATASET/30(2).jpg" calcext:value-type="string">
            <text:p>/home/driverless/ras_perception/DL_training/RAS_DATASET/30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3)</text:p>
          </table:table-cell>
          <table:table-cell/>
          <table:table-cell table:formula="of:=CONCATENATE(&quot;/home/driverless/ras_perception/DL_training/RAS_DATASET/&quot;;[.A217];&quot;.jpg&quot;)" office:value-type="string" office:string-value="/home/driverless/ras_perception/DL_training/RAS_DATASET/30(3).jpg" calcext:value-type="string">
            <text:p>/home/driverless/ras_perception/DL_training/RAS_DATASET/30(3).jpg</text:p>
          </table:table-cell>
          <table:table-cell table:number-columns-repeated="5"/>
          <table:table-cell table:formula="of:=CONCATENATE(&quot;/home/driverless/ras_perception/DL_training/RAS_DATASET/&quot;;[.A217];&quot;.jpg&quot;)" office:value-type="string" office:string-value="/home/driverless/ras_perception/DL_training/RAS_DATASET/30(3).jpg" calcext:value-type="string">
            <text:p>/home/driverless/ras_perception/DL_training/RAS_DATASET/30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4)</text:p>
          </table:table-cell>
          <table:table-cell/>
          <table:table-cell table:formula="of:=CONCATENATE(&quot;/home/driverless/ras_perception/DL_training/RAS_DATASET/&quot;;[.A218];&quot;.jpg&quot;)" office:value-type="string" office:string-value="/home/driverless/ras_perception/DL_training/RAS_DATASET/30(4).jpg" calcext:value-type="string">
            <text:p>/home/driverless/ras_perception/DL_training/RAS_DATASET/30(4).jpg</text:p>
          </table:table-cell>
          <table:table-cell table:number-columns-repeated="5"/>
          <table:table-cell table:formula="of:=CONCATENATE(&quot;/home/driverless/ras_perception/DL_training/RAS_DATASET/&quot;;[.A218];&quot;.jpg&quot;)" office:value-type="string" office:string-value="/home/driverless/ras_perception/DL_training/RAS_DATASET/30(4).jpg" calcext:value-type="string">
            <text:p>/home/driverless/ras_perception/DL_training/RAS_DATASET/30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7)</text:p>
          </table:table-cell>
          <table:table-cell/>
          <table:table-cell table:formula="of:=CONCATENATE(&quot;/home/driverless/ras_perception/DL_training/RAS_DATASET/&quot;;[.A219];&quot;.jpg&quot;)" office:value-type="string" office:string-value="/home/driverless/ras_perception/DL_training/RAS_DATASET/30(7).jpg" calcext:value-type="string">
            <text:p>/home/driverless/ras_perception/DL_training/RAS_DATASET/30(7).jpg</text:p>
          </table:table-cell>
          <table:table-cell table:number-columns-repeated="5"/>
          <table:table-cell table:formula="of:=CONCATENATE(&quot;/home/driverless/ras_perception/DL_training/RAS_DATASET/&quot;;[.A219];&quot;.jpg&quot;)" office:value-type="string" office:string-value="/home/driverless/ras_perception/DL_training/RAS_DATASET/30(7).jpg" calcext:value-type="string">
            <text:p>/home/driverless/ras_perception/DL_training/RAS_DATASET/30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8)</text:p>
          </table:table-cell>
          <table:table-cell/>
          <table:table-cell table:formula="of:=CONCATENATE(&quot;/home/driverless/ras_perception/DL_training/RAS_DATASET/&quot;;[.A220];&quot;.jpg&quot;)" office:value-type="string" office:string-value="/home/driverless/ras_perception/DL_training/RAS_DATASET/30(8).jpg" calcext:value-type="string">
            <text:p>/home/driverless/ras_perception/DL_training/RAS_DATASET/30(8).jpg</text:p>
          </table:table-cell>
          <table:table-cell table:number-columns-repeated="5"/>
          <table:table-cell table:formula="of:=CONCATENATE(&quot;/home/driverless/ras_perception/DL_training/RAS_DATASET/&quot;;[.A220];&quot;.jpg&quot;)" office:value-type="string" office:string-value="/home/driverless/ras_perception/DL_training/RAS_DATASET/30(8).jpg" calcext:value-type="string">
            <text:p>/home/driverless/ras_perception/DL_training/RAS_DATASET/30(8).jpg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CONCATENATE(&quot;/home/driverless/ras_perception/DL_training/RAS_DATASET/&quot;;[.A221];&quot;.jpg&quot;)" office:value-type="string" office:string-value="/home/driverless/ras_perception/DL_training/RAS_DATASET/31.jpg" calcext:value-type="string">
            <text:p>/home/driverless/ras_perception/DL_training/RAS_DATASET/31.jpg</text:p>
          </table:table-cell>
          <table:table-cell table:number-columns-repeated="5"/>
          <table:table-cell table:formula="of:=CONCATENATE(&quot;/home/driverless/ras_perception/DL_training/RAS_DATASET/&quot;;[.A221];&quot;.jpg&quot;)" office:value-type="string" office:string-value="/home/driverless/ras_perception/DL_training/RAS_DATASET/31.jpg" calcext:value-type="string">
            <text:p>/home/driverless/ras_perception/DL_training/RAS_DATASET/31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2)</text:p>
          </table:table-cell>
          <table:table-cell/>
          <table:table-cell table:formula="of:=CONCATENATE(&quot;/home/driverless/ras_perception/DL_training/RAS_DATASET/&quot;;[.A222];&quot;.jpg&quot;)" office:value-type="string" office:string-value="/home/driverless/ras_perception/DL_training/RAS_DATASET/31(2).jpg" calcext:value-type="string">
            <text:p>/home/driverless/ras_perception/DL_training/RAS_DATASET/31(2).jpg</text:p>
          </table:table-cell>
          <table:table-cell table:number-columns-repeated="5"/>
          <table:table-cell table:formula="of:=CONCATENATE(&quot;/home/driverless/ras_perception/DL_training/RAS_DATASET/&quot;;[.A222];&quot;.jpg&quot;)" office:value-type="string" office:string-value="/home/driverless/ras_perception/DL_training/RAS_DATASET/31(2).jpg" calcext:value-type="string">
            <text:p>/home/driverless/ras_perception/DL_training/RAS_DATASET/31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3)</text:p>
          </table:table-cell>
          <table:table-cell/>
          <table:table-cell table:formula="of:=CONCATENATE(&quot;/home/driverless/ras_perception/DL_training/RAS_DATASET/&quot;;[.A223];&quot;.jpg&quot;)" office:value-type="string" office:string-value="/home/driverless/ras_perception/DL_training/RAS_DATASET/31(3).jpg" calcext:value-type="string">
            <text:p>/home/driverless/ras_perception/DL_training/RAS_DATASET/31(3).jpg</text:p>
          </table:table-cell>
          <table:table-cell table:number-columns-repeated="5"/>
          <table:table-cell table:formula="of:=CONCATENATE(&quot;/home/driverless/ras_perception/DL_training/RAS_DATASET/&quot;;[.A223];&quot;.jpg&quot;)" office:value-type="string" office:string-value="/home/driverless/ras_perception/DL_training/RAS_DATASET/31(3).jpg" calcext:value-type="string">
            <text:p>/home/driverless/ras_perception/DL_training/RAS_DATASET/31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4)</text:p>
          </table:table-cell>
          <table:table-cell/>
          <table:table-cell table:formula="of:=CONCATENATE(&quot;/home/driverless/ras_perception/DL_training/RAS_DATASET/&quot;;[.A224];&quot;.jpg&quot;)" office:value-type="string" office:string-value="/home/driverless/ras_perception/DL_training/RAS_DATASET/31(4).jpg" calcext:value-type="string">
            <text:p>/home/driverless/ras_perception/DL_training/RAS_DATASET/31(4).jpg</text:p>
          </table:table-cell>
          <table:table-cell table:number-columns-repeated="5"/>
          <table:table-cell table:formula="of:=CONCATENATE(&quot;/home/driverless/ras_perception/DL_training/RAS_DATASET/&quot;;[.A224];&quot;.jpg&quot;)" office:value-type="string" office:string-value="/home/driverless/ras_perception/DL_training/RAS_DATASET/31(4).jpg" calcext:value-type="string">
            <text:p>/home/driverless/ras_perception/DL_training/RAS_DATASET/31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5)</text:p>
          </table:table-cell>
          <table:table-cell/>
          <table:table-cell table:formula="of:=CONCATENATE(&quot;/home/driverless/ras_perception/DL_training/RAS_DATASET/&quot;;[.A225];&quot;.jpg&quot;)" office:value-type="string" office:string-value="/home/driverless/ras_perception/DL_training/RAS_DATASET/31(5).jpg" calcext:value-type="string">
            <text:p>/home/driverless/ras_perception/DL_training/RAS_DATASET/31(5).jpg</text:p>
          </table:table-cell>
          <table:table-cell table:number-columns-repeated="5"/>
          <table:table-cell table:formula="of:=CONCATENATE(&quot;/home/driverless/ras_perception/DL_training/RAS_DATASET/&quot;;[.A225];&quot;.jpg&quot;)" office:value-type="string" office:string-value="/home/driverless/ras_perception/DL_training/RAS_DATASET/31(5).jpg" calcext:value-type="string">
            <text:p>/home/driverless/ras_perception/DL_training/RAS_DATASET/31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8)</text:p>
          </table:table-cell>
          <table:table-cell/>
          <table:table-cell table:formula="of:=CONCATENATE(&quot;/home/driverless/ras_perception/DL_training/RAS_DATASET/&quot;;[.A226];&quot;.jpg&quot;)" office:value-type="string" office:string-value="/home/driverless/ras_perception/DL_training/RAS_DATASET/31(8).jpg" calcext:value-type="string">
            <text:p>/home/driverless/ras_perception/DL_training/RAS_DATASET/31(8).jpg</text:p>
          </table:table-cell>
          <table:table-cell table:number-columns-repeated="5"/>
          <table:table-cell table:formula="of:=CONCATENATE(&quot;/home/driverless/ras_perception/DL_training/RAS_DATASET/&quot;;[.A226];&quot;.jpg&quot;)" office:value-type="string" office:string-value="/home/driverless/ras_perception/DL_training/RAS_DATASET/31(8).jpg" calcext:value-type="string">
            <text:p>/home/driverless/ras_perception/DL_training/RAS_DATASET/31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11)</text:p>
          </table:table-cell>
          <table:table-cell/>
          <table:table-cell table:formula="of:=CONCATENATE(&quot;/home/driverless/ras_perception/DL_training/RAS_DATASET/&quot;;[.A227];&quot;.jpg&quot;)" office:value-type="string" office:string-value="/home/driverless/ras_perception/DL_training/RAS_DATASET/31(11).jpg" calcext:value-type="string">
            <text:p>/home/driverless/ras_perception/DL_training/RAS_DATASET/31(11).jpg</text:p>
          </table:table-cell>
          <table:table-cell table:number-columns-repeated="5"/>
          <table:table-cell table:formula="of:=CONCATENATE(&quot;/home/driverless/ras_perception/DL_training/RAS_DATASET/&quot;;[.A227];&quot;.jpg&quot;)" office:value-type="string" office:string-value="/home/driverless/ras_perception/DL_training/RAS_DATASET/31(11).jpg" calcext:value-type="string">
            <text:p>/home/driverless/ras_perception/DL_training/RAS_DATASET/31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13)</text:p>
          </table:table-cell>
          <table:table-cell/>
          <table:table-cell table:formula="of:=CONCATENATE(&quot;/home/driverless/ras_perception/DL_training/RAS_DATASET/&quot;;[.A228];&quot;.jpg&quot;)" office:value-type="string" office:string-value="/home/driverless/ras_perception/DL_training/RAS_DATASET/31(13).jpg" calcext:value-type="string">
            <text:p>/home/driverless/ras_perception/DL_training/RAS_DATASET/31(13).jpg</text:p>
          </table:table-cell>
          <table:table-cell table:number-columns-repeated="5"/>
          <table:table-cell table:formula="of:=CONCATENATE(&quot;/home/driverless/ras_perception/DL_training/RAS_DATASET/&quot;;[.A228];&quot;.jpg&quot;)" office:value-type="string" office:string-value="/home/driverless/ras_perception/DL_training/RAS_DATASET/31(13).jpg" calcext:value-type="string">
            <text:p>/home/driverless/ras_perception/DL_training/RAS_DATASET/31(13).jpg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CONCATENATE(&quot;/home/driverless/ras_perception/DL_training/RAS_DATASET/&quot;;[.A229];&quot;.jpg&quot;)" office:value-type="string" office:string-value="/home/driverless/ras_perception/DL_training/RAS_DATASET/32.jpg" calcext:value-type="string">
            <text:p>/home/driverless/ras_perception/DL_training/RAS_DATASET/32.jpg</text:p>
          </table:table-cell>
          <table:table-cell table:number-columns-repeated="5"/>
          <table:table-cell table:formula="of:=CONCATENATE(&quot;/home/driverless/ras_perception/DL_training/RAS_DATASET/&quot;;[.A229];&quot;.jpg&quot;)" office:value-type="string" office:string-value="/home/driverless/ras_perception/DL_training/RAS_DATASET/32.jpg" calcext:value-type="string">
            <text:p>/home/driverless/ras_perception/DL_training/RAS_DATASET/32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7)</text:p>
          </table:table-cell>
          <table:table-cell/>
          <table:table-cell table:formula="of:=CONCATENATE(&quot;/home/driverless/ras_perception/DL_training/RAS_DATASET/&quot;;[.A230];&quot;.jpg&quot;)" office:value-type="string" office:string-value="/home/driverless/ras_perception/DL_training/RAS_DATASET/32(7).jpg" calcext:value-type="string">
            <text:p>/home/driverless/ras_perception/DL_training/RAS_DATASET/32(7).jpg</text:p>
          </table:table-cell>
          <table:table-cell table:number-columns-repeated="5"/>
          <table:table-cell table:formula="of:=CONCATENATE(&quot;/home/driverless/ras_perception/DL_training/RAS_DATASET/&quot;;[.A230];&quot;.jpg&quot;)" office:value-type="string" office:string-value="/home/driverless/ras_perception/DL_training/RAS_DATASET/32(7).jpg" calcext:value-type="string">
            <text:p>/home/driverless/ras_perception/DL_training/RAS_DATASET/32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11)</text:p>
          </table:table-cell>
          <table:table-cell/>
          <table:table-cell table:formula="of:=CONCATENATE(&quot;/home/driverless/ras_perception/DL_training/RAS_DATASET/&quot;;[.A231];&quot;.jpg&quot;)" office:value-type="string" office:string-value="/home/driverless/ras_perception/DL_training/RAS_DATASET/32(11).jpg" calcext:value-type="string">
            <text:p>/home/driverless/ras_perception/DL_training/RAS_DATASET/32(11).jpg</text:p>
          </table:table-cell>
          <table:table-cell table:number-columns-repeated="5"/>
          <table:table-cell table:formula="of:=CONCATENATE(&quot;/home/driverless/ras_perception/DL_training/RAS_DATASET/&quot;;[.A231];&quot;.jpg&quot;)" office:value-type="string" office:string-value="/home/driverless/ras_perception/DL_training/RAS_DATASET/32(11).jpg" calcext:value-type="string">
            <text:p>/home/driverless/ras_perception/DL_training/RAS_DATASET/32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12)</text:p>
          </table:table-cell>
          <table:table-cell/>
          <table:table-cell table:formula="of:=CONCATENATE(&quot;/home/driverless/ras_perception/DL_training/RAS_DATASET/&quot;;[.A232];&quot;.jpg&quot;)" office:value-type="string" office:string-value="/home/driverless/ras_perception/DL_training/RAS_DATASET/32(12).jpg" calcext:value-type="string">
            <text:p>/home/driverless/ras_perception/DL_training/RAS_DATASET/32(12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2(13)</text:p>
          </table:table-cell>
          <table:table-cell/>
          <table:table-cell table:formula="of:=CONCATENATE(&quot;/home/driverless/ras_perception/DL_training/RAS_DATASET/&quot;;[.A233];&quot;.jpg&quot;)" office:value-type="string" office:string-value="/home/driverless/ras_perception/DL_training/RAS_DATASET/32(13).jpg" calcext:value-type="string">
            <text:p>/home/driverless/ras_perception/DL_training/RAS_DATASET/32(13).jpg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CONCATENATE(&quot;/home/driverless/ras_perception/DL_training/RAS_DATASET/&quot;;[.A234];&quot;.jpg&quot;)" office:value-type="string" office:string-value="/home/driverless/ras_perception/DL_training/RAS_DATASET/33.jpg" calcext:value-type="string">
            <text:p>/home/driverless/ras_perception/DL_training/RAS_DATASET/3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5)</text:p>
          </table:table-cell>
          <table:table-cell/>
          <table:table-cell table:formula="of:=CONCATENATE(&quot;/home/driverless/ras_perception/DL_training/RAS_DATASET/&quot;;[.A235];&quot;.jpg&quot;)" office:value-type="string" office:string-value="/home/driverless/ras_perception/DL_training/RAS_DATASET/33(5).jpg" calcext:value-type="string">
            <text:p>/home/driverless/ras_perception/DL_training/RAS_DATASET/33(5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8)</text:p>
          </table:table-cell>
          <table:table-cell/>
          <table:table-cell table:formula="of:=CONCATENATE(&quot;/home/driverless/ras_perception/DL_training/RAS_DATASET/&quot;;[.A236];&quot;.jpg&quot;)" office:value-type="string" office:string-value="/home/driverless/ras_perception/DL_training/RAS_DATASET/33(8).jpg" calcext:value-type="string">
            <text:p>/home/driverless/ras_perception/DL_training/RAS_DATASET/33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10)</text:p>
          </table:table-cell>
          <table:table-cell/>
          <table:table-cell table:formula="of:=CONCATENATE(&quot;/home/driverless/ras_perception/DL_training/RAS_DATASET/&quot;;[.A237];&quot;.jpg&quot;)" office:value-type="string" office:string-value="/home/driverless/ras_perception/DL_training/RAS_DATASET/33(10).jpg" calcext:value-type="string">
            <text:p>/home/driverless/ras_perception/DL_training/RAS_DATASET/33(10).jpg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NCATENATE(&quot;/home/driverless/ras_perception/DL_training/RAS_DATASET/&quot;;[.A238];&quot;.jpg&quot;)" office:value-type="string" office:string-value="/home/driverless/ras_perception/DL_training/RAS_DATASET/34.jpg" calcext:value-type="string">
            <text:p>/home/driverless/ras_perception/DL_training/RAS_DATASET/34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8)</text:p>
          </table:table-cell>
          <table:table-cell/>
          <table:table-cell table:formula="of:=CONCATENATE(&quot;/home/driverless/ras_perception/DL_training/RAS_DATASET/&quot;;[.A239];&quot;.jpg&quot;)" office:value-type="string" office:string-value="/home/driverless/ras_perception/DL_training/RAS_DATASET/34(8).jpg" calcext:value-type="string">
            <text:p>/home/driverless/ras_perception/DL_training/RAS_DATASET/34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11)</text:p>
          </table:table-cell>
          <table:table-cell/>
          <table:table-cell table:formula="of:=CONCATENATE(&quot;/home/driverless/ras_perception/DL_training/RAS_DATASET/&quot;;[.A240];&quot;.jpg&quot;)" office:value-type="string" office:string-value="/home/driverless/ras_perception/DL_training/RAS_DATASET/34(11).jpg" calcext:value-type="string">
            <text:p>/home/driverless/ras_perception/DL_training/RAS_DATASET/34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12)</text:p>
          </table:table-cell>
          <table:table-cell/>
          <table:table-cell table:formula="of:=CONCATENATE(&quot;/home/driverless/ras_perception/DL_training/RAS_DATASET/&quot;;[.A241];&quot;.jpg&quot;)" office:value-type="string" office:string-value="/home/driverless/ras_perception/DL_training/RAS_DATASET/34(12).jpg" calcext:value-type="string">
            <text:p>/home/driverless/ras_perception/DL_training/RAS_DATASET/34(12).jpg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CONCATENATE(&quot;/home/driverless/ras_perception/DL_training/RAS_DATASET/&quot;;[.A242];&quot;.jpg&quot;)" office:value-type="string" office:string-value="/home/driverless/ras_perception/DL_training/RAS_DATASET/35.jpg" calcext:value-type="string">
            <text:p>/home/driverless/ras_perception/DL_training/RAS_DATASET/35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(8)</text:p>
          </table:table-cell>
          <table:table-cell/>
          <table:table-cell table:formula="of:=CONCATENATE(&quot;/home/driverless/ras_perception/DL_training/RAS_DATASET/&quot;;[.A243];&quot;.jpg&quot;)" office:value-type="string" office:string-value="/home/driverless/ras_perception/DL_training/RAS_DATASET/35(8).jpg" calcext:value-type="string">
            <text:p>/home/driverless/ras_perception/DL_training/RAS_DATASET/35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(10)</text:p>
          </table:table-cell>
          <table:table-cell/>
          <table:table-cell table:formula="of:=CONCATENATE(&quot;/home/driverless/ras_perception/DL_training/RAS_DATASET/&quot;;[.A244];&quot;.jpg&quot;)" office:value-type="string" office:string-value="/home/driverless/ras_perception/DL_training/RAS_DATASET/35(10).jpg" calcext:value-type="string">
            <text:p>/home/driverless/ras_perception/DL_training/RAS_DATASET/35(10).jpg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NCATENATE(&quot;/home/driverless/ras_perception/DL_training/RAS_DATASET/&quot;;[.A245];&quot;.jpg&quot;)" office:value-type="string" office:string-value="/home/driverless/ras_perception/DL_training/RAS_DATASET/36.jpg" calcext:value-type="string">
            <text:p>/home/driverless/ras_perception/DL_training/RAS_DATASET/36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0)</text:p>
          </table:table-cell>
          <table:table-cell/>
          <table:table-cell table:formula="of:=CONCATENATE(&quot;/home/driverless/ras_perception/DL_training/RAS_DATASET/&quot;;[.A246];&quot;.jpg&quot;)" office:value-type="string" office:string-value="/home/driverless/ras_perception/DL_training/RAS_DATASET/36(10).jpg" calcext:value-type="string">
            <text:p>/home/driverless/ras_perception/DL_training/RAS_DATASET/36(10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1)</text:p>
          </table:table-cell>
          <table:table-cell/>
          <table:table-cell table:formula="of:=CONCATENATE(&quot;/home/driverless/ras_perception/DL_training/RAS_DATASET/&quot;;[.A247];&quot;.jpg&quot;)" office:value-type="string" office:string-value="/home/driverless/ras_perception/DL_training/RAS_DATASET/36(11).jpg" calcext:value-type="string">
            <text:p>/home/driverless/ras_perception/DL_training/RAS_DATASET/36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2)</text:p>
          </table:table-cell>
          <table:table-cell/>
          <table:table-cell table:formula="of:=CONCATENATE(&quot;/home/driverless/ras_perception/DL_training/RAS_DATASET/&quot;;[.A248];&quot;.jpg&quot;)" office:value-type="string" office:string-value="/home/driverless/ras_perception/DL_training/RAS_DATASET/36(12).jpg" calcext:value-type="string">
            <text:p>/home/driverless/ras_perception/DL_training/RAS_DATASET/36(12).jpg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CONCATENATE(&quot;/home/driverless/ras_perception/DL_training/RAS_DATASET/&quot;;[.A249];&quot;.jpg&quot;)" office:value-type="string" office:string-value="/home/driverless/ras_perception/DL_training/RAS_DATASET/37.jpg" calcext:value-type="string">
            <text:p>/home/driverless/ras_perception/DL_training/RAS_DATASET/37.jpg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NCATENATE(&quot;/home/driverless/ras_perception/DL_training/RAS_DATASET/&quot;;[.A250];&quot;.jpg&quot;)" office:value-type="string" office:string-value="/home/driverless/ras_perception/DL_training/RAS_DATASET/38.jpg" calcext:value-type="string">
            <text:p>/home/driverless/ras_perception/DL_training/RAS_DATASET/38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5)</text:p>
          </table:table-cell>
          <table:table-cell/>
          <table:table-cell table:formula="of:=CONCATENATE(&quot;/home/driverless/ras_perception/DL_training/RAS_DATASET/&quot;;[.A251];&quot;.jpg&quot;)" office:value-type="string" office:string-value="/home/driverless/ras_perception/DL_training/RAS_DATASET/38(5).jpg" calcext:value-type="string">
            <text:p>/home/driverless/ras_perception/DL_training/RAS_DATASET/38(5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9)</text:p>
          </table:table-cell>
          <table:table-cell/>
          <table:table-cell table:formula="of:=CONCATENATE(&quot;/home/driverless/ras_perception/DL_training/RAS_DATASET/&quot;;[.A252];&quot;.jpg&quot;)" office:value-type="string" office:string-value="/home/driverless/ras_perception/DL_training/RAS_DATASET/38(9).jpg" calcext:value-type="string">
            <text:p>/home/driverless/ras_perception/DL_training/RAS_DATASET/38(9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11)</text:p>
          </table:table-cell>
          <table:table-cell/>
          <table:table-cell table:formula="of:=CONCATENATE(&quot;/home/driverless/ras_perception/DL_training/RAS_DATASET/&quot;;[.A253];&quot;.jpg&quot;)" office:value-type="string" office:string-value="/home/driverless/ras_perception/DL_training/RAS_DATASET/38(11).jpg" calcext:value-type="string">
            <text:p>/home/driverless/ras_perception/DL_training/RAS_DATASET/38(11).jpg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CONCATENATE(&quot;/home/driverless/ras_perception/DL_training/RAS_DATASET/&quot;;[.A254];&quot;.jpg&quot;)" office:value-type="string" office:string-value="/home/driverless/ras_perception/DL_training/RAS_DATASET/39.jpg" calcext:value-type="string">
            <text:p>/home/driverless/ras_perception/DL_training/RAS_DATASET/39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9(12)</text:p>
          </table:table-cell>
          <table:table-cell/>
          <table:table-cell table:formula="of:=CONCATENATE(&quot;/home/driverless/ras_perception/DL_training/RAS_DATASET/&quot;;[.A255];&quot;.jpg&quot;)" office:value-type="string" office:string-value="/home/driverless/ras_perception/DL_training/RAS_DATASET/39(12).jpg" calcext:value-type="string">
            <text:p>/home/driverless/ras_perception/DL_training/RAS_DATASET/39(12).jpg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NCATENATE(&quot;/home/driverless/ras_perception/DL_training/RAS_DATASET/&quot;;[.A256];&quot;.jpg&quot;)" office:value-type="string" office:string-value="/home/driverless/ras_perception/DL_training/RAS_DATASET/40.jpg" calcext:value-type="string">
            <text:p>/home/driverless/ras_perception/DL_training/RAS_DATASET/4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(9)</text:p>
          </table:table-cell>
          <table:table-cell/>
          <table:table-cell table:formula="of:=CONCATENATE(&quot;/home/driverless/ras_perception/DL_training/RAS_DATASET/&quot;;[.A257];&quot;.jpg&quot;)" office:value-type="string" office:string-value="/home/driverless/ras_perception/DL_training/RAS_DATASET/40(9).jpg" calcext:value-type="string">
            <text:p>/home/driverless/ras_perception/DL_training/RAS_DATASET/40(9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(11)</text:p>
          </table:table-cell>
          <table:table-cell/>
          <table:table-cell table:formula="of:=CONCATENATE(&quot;/home/driverless/ras_perception/DL_training/RAS_DATASET/&quot;;[.A258];&quot;.jpg&quot;)" office:value-type="string" office:string-value="/home/driverless/ras_perception/DL_training/RAS_DATASET/40(11).jpg" calcext:value-type="string">
            <text:p>/home/driverless/ras_perception/DL_training/RAS_DATASET/40(11).jpg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CONCATENATE(&quot;/home/driverless/ras_perception/DL_training/RAS_DATASET/&quot;;[.A259];&quot;.jpg&quot;)" office:value-type="string" office:string-value="/home/driverless/ras_perception/DL_training/RAS_DATASET/41.jpg" calcext:value-type="string">
            <text:p>/home/driverless/ras_perception/DL_training/RAS_DATASET/41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0)</text:p>
          </table:table-cell>
          <table:table-cell/>
          <table:table-cell table:formula="of:=CONCATENATE(&quot;/home/driverless/ras_perception/DL_training/RAS_DATASET/&quot;;[.A260];&quot;.jpg&quot;)" office:value-type="string" office:string-value="/home/driverless/ras_perception/DL_training/RAS_DATASET/41(10).jpg" calcext:value-type="string">
            <text:p>/home/driverless/ras_perception/DL_training/RAS_DATASET/41(10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1)</text:p>
          </table:table-cell>
          <table:table-cell/>
          <table:table-cell table:formula="of:=CONCATENATE(&quot;/home/driverless/ras_perception/DL_training/RAS_DATASET/&quot;;[.A261];&quot;.jpg&quot;)" office:value-type="string" office:string-value="/home/driverless/ras_perception/DL_training/RAS_DATASET/41(11).jpg" calcext:value-type="string">
            <text:p>/home/driverless/ras_perception/DL_training/RAS_DATASET/41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2)</text:p>
          </table:table-cell>
          <table:table-cell/>
          <table:table-cell table:formula="of:=CONCATENATE(&quot;/home/driverless/ras_perception/DL_training/RAS_DATASET/&quot;;[.A262];&quot;.jpg&quot;)" office:value-type="string" office:string-value="/home/driverless/ras_perception/DL_training/RAS_DATASET/41(12).jpg" calcext:value-type="string">
            <text:p>/home/driverless/ras_perception/DL_training/RAS_DATASET/41(12).jpg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NCATENATE(&quot;/home/driverless/ras_perception/DL_training/RAS_DATASET/&quot;;[.A263];&quot;.jpg&quot;)" office:value-type="string" office:string-value="/home/driverless/ras_perception/DL_training/RAS_DATASET/42.jpg" calcext:value-type="string">
            <text:p>/home/driverless/ras_perception/DL_training/RAS_DATASET/42.jpg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CONCATENATE(&quot;/home/driverless/ras_perception/DL_training/RAS_DATASET/&quot;;[.A264];&quot;.jpg&quot;)" office:value-type="string" office:string-value="/home/driverless/ras_perception/DL_training/RAS_DATASET/43.jpg" calcext:value-type="string">
            <text:p>/home/driverless/ras_perception/DL_training/RAS_DATASET/4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(10)</text:p>
          </table:table-cell>
          <table:table-cell/>
          <table:table-cell table:formula="of:=CONCATENATE(&quot;/home/driverless/ras_perception/DL_training/RAS_DATASET/&quot;;[.A265];&quot;.jpg&quot;)" office:value-type="string" office:string-value="/home/driverless/ras_perception/DL_training/RAS_DATASET/43(10).jpg" calcext:value-type="string">
            <text:p>/home/driverless/ras_perception/DL_training/RAS_DATASET/43(10).jpg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NCATENATE(&quot;/home/driverless/ras_perception/DL_training/RAS_DATASET/&quot;;[.A266];&quot;.jpg&quot;)" office:value-type="string" office:string-value="/home/driverless/ras_perception/DL_training/RAS_DATASET/44.jpg" calcext:value-type="string">
            <text:p>/home/driverless/ras_perception/DL_training/RAS_DATASET/44.jpg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CONCATENATE(&quot;/home/driverless/ras_perception/DL_training/RAS_DATASET/&quot;;[.A267];&quot;.jpg&quot;)" office:value-type="string" office:string-value="/home/driverless/ras_perception/DL_training/RAS_DATASET/45.jpg" calcext:value-type="string">
            <text:p>/home/driverless/ras_perception/DL_training/RAS_DATASET/45.jpg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NCATENATE(&quot;/home/driverless/ras_perception/DL_training/RAS_DATASET/&quot;;[.A268];&quot;.jpg&quot;)" office:value-type="string" office:string-value="/home/driverless/ras_perception/DL_training/RAS_DATASET/46.jpg" calcext:value-type="string">
            <text:p>/home/driverless/ras_perception/DL_training/RAS_DATASET/46.jpg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CONCATENATE(&quot;/home/driverless/ras_perception/DL_training/RAS_DATASET/&quot;;[.A269];&quot;.jpg&quot;)" office:value-type="string" office:string-value="/home/driverless/ras_perception/DL_training/RAS_DATASET/47.jpg" calcext:value-type="string">
            <text:p>/home/driverless/ras_perception/DL_training/RAS_DATASET/47.jpg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NCATENATE(&quot;/home/driverless/ras_perception/DL_training/RAS_DATASET/&quot;;[.A270];&quot;.jpg&quot;)" office:value-type="string" office:string-value="/home/driverless/ras_perception/DL_training/RAS_DATASET/50.jpg" calcext:value-type="string">
            <text:p>/home/driverless/ras_perception/DL_training/RAS_DATASET/50.jpg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NCATENATE(&quot;/home/driverless/ras_perception/DL_training/RAS_DATASET/&quot;;[.A271];&quot;.jpg&quot;)" office:value-type="string" office:string-value="/home/driverless/ras_perception/DL_training/RAS_DATASET/52.jpg" calcext:value-type="string">
            <text:p>/home/driverless/ras_perception/DL_training/RAS_DATASET/52.jpg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CONCATENATE(&quot;/home/driverless/ras_perception/DL_training/RAS_DATASET/&quot;;[.A272];&quot;.jpg&quot;)" office:value-type="string" office:string-value="/home/driverless/ras_perception/DL_training/RAS_DATASET/53.jpg" calcext:value-type="string">
            <text:p>/home/driverless/ras_perception/DL_training/RAS_DATASET/53.jpg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CONCATENATE(&quot;/home/driverless/ras_perception/DL_training/RAS_DATASET/&quot;;[.A273];&quot;.jpg&quot;)" office:value-type="string" office:string-value="/home/driverless/ras_perception/DL_training/RAS_DATASET/100.jpg" calcext:value-type="string">
            <text:p>/home/driverless/ras_perception/DL_training/RAS_DATASET/10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(6)</text:p>
          </table:table-cell>
          <table:table-cell/>
          <table:table-cell table:formula="of:=CONCATENATE(&quot;/home/driverless/ras_perception/DL_training/RAS_DATASET/&quot;;[.A274];&quot;.jpg&quot;)" office:value-type="string" office:string-value="/home/driverless/ras_perception/DL_training/RAS_DATASET/100(6).jpg" calcext:value-type="string">
            <text:p>/home/driverless/ras_perception/DL_training/RAS_DATASET/100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(7)</text:p>
          </table:table-cell>
          <table:table-cell/>
          <table:table-cell table:formula="of:=CONCATENATE(&quot;/home/driverless/ras_perception/DL_training/RAS_DATASET/&quot;;[.A275];&quot;.jpg&quot;)" office:value-type="string" office:string-value="/home/driverless/ras_perception/DL_training/RAS_DATASET/100(7).jpg" calcext:value-type="string">
            <text:p>/home/driverless/ras_perception/DL_training/RAS_DATASET/100(7).jpg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CONCATENATE(&quot;/home/driverless/ras_perception/DL_training/RAS_DATASET/&quot;;[.A276];&quot;.jpg&quot;)" office:value-type="string" office:string-value="/home/driverless/ras_perception/DL_training/RAS_DATASET/101.jpg" calcext:value-type="string">
            <text:p>/home/driverless/ras_perception/DL_training/RAS_DATASET/101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(6)</text:p>
          </table:table-cell>
          <table:table-cell/>
          <table:table-cell table:formula="of:=CONCATENATE(&quot;/home/driverless/ras_perception/DL_training/RAS_DATASET/&quot;;[.A277];&quot;.jpg&quot;)" office:value-type="string" office:string-value="/home/driverless/ras_perception/DL_training/RAS_DATASET/101(6).jpg" calcext:value-type="string">
            <text:p>/home/driverless/ras_perception/DL_training/RAS_DATASET/101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(7)</text:p>
          </table:table-cell>
          <table:table-cell/>
          <table:table-cell table:formula="of:=CONCATENATE(&quot;/home/driverless/ras_perception/DL_training/RAS_DATASET/&quot;;[.A278];&quot;.jpg&quot;)" office:value-type="string" office:string-value="/home/driverless/ras_perception/DL_training/RAS_DATASET/101(7).jpg" calcext:value-type="string">
            <text:p>/home/driverless/ras_perception/DL_training/RAS_DATASET/101(7).jpg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CONCATENATE(&quot;/home/driverless/ras_perception/DL_training/RAS_DATASET/&quot;;[.A279];&quot;.jpg&quot;)" office:value-type="string" office:string-value="/home/driverless/ras_perception/DL_training/RAS_DATASET/102.jpg" calcext:value-type="string">
            <text:p>/home/driverless/ras_perception/DL_training/RAS_DATASET/102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2(7)</text:p>
          </table:table-cell>
          <table:table-cell/>
          <table:table-cell table:formula="of:=CONCATENATE(&quot;/home/driverless/ras_perception/DL_training/RAS_DATASET/&quot;;[.A280];&quot;.jpg&quot;)" office:value-type="string" office:string-value="/home/driverless/ras_perception/DL_training/RAS_DATASET/102(7).jpg" calcext:value-type="string">
            <text:p>/home/driverless/ras_perception/DL_training/RAS_DATASET/102(7).jpg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CONCATENATE(&quot;/home/driverless/ras_perception/DL_training/RAS_DATASET/&quot;;[.A281];&quot;.jpg&quot;)" office:value-type="string" office:string-value="/home/driverless/ras_perception/DL_training/RAS_DATASET/103.jpg" calcext:value-type="string">
            <text:p>/home/driverless/ras_perception/DL_training/RAS_DATASET/10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3(6)</text:p>
          </table:table-cell>
          <table:table-cell/>
          <table:table-cell table:formula="of:=CONCATENATE(&quot;/home/driverless/ras_perception/DL_training/RAS_DATASET/&quot;;[.A282];&quot;.jpg&quot;)" office:value-type="string" office:string-value="/home/driverless/ras_perception/DL_training/RAS_DATASET/103(6).jpg" calcext:value-type="string">
            <text:p>/home/driverless/ras_perception/DL_training/RAS_DATASET/103(6).jpg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CONCATENATE(&quot;/home/driverless/ras_perception/DL_training/RAS_DATASET/&quot;;[.A283];&quot;.jpg&quot;)" office:value-type="string" office:string-value="/home/driverless/ras_perception/DL_training/RAS_DATASET/104.jpg" calcext:value-type="string">
            <text:p>/home/driverless/ras_perception/DL_training/RAS_DATASET/104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4(6)</text:p>
          </table:table-cell>
          <table:table-cell/>
          <table:table-cell table:formula="of:=CONCATENATE(&quot;/home/driverless/ras_perception/DL_training/RAS_DATASET/&quot;;[.A284];&quot;.jpg&quot;)" office:value-type="string" office:string-value="/home/driverless/ras_perception/DL_training/RAS_DATASET/104(6).jpg" calcext:value-type="string">
            <text:p>/home/driverless/ras_perception/DL_training/RAS_DATASET/104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4(7)</text:p>
          </table:table-cell>
          <table:table-cell/>
          <table:table-cell table:formula="of:=CONCATENATE(&quot;/home/driverless/ras_perception/DL_training/RAS_DATASET/&quot;;[.A285];&quot;.jpg&quot;)" office:value-type="string" office:string-value="/home/driverless/ras_perception/DL_training/RAS_DATASET/104(7).jpg" calcext:value-type="string">
            <text:p>/home/driverless/ras_perception/DL_training/RAS_DATASET/104(7).jpg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CONCATENATE(&quot;/home/driverless/ras_perception/DL_training/RAS_DATASET/&quot;;[.A286];&quot;.jpg&quot;)" office:value-type="string" office:string-value="/home/driverless/ras_perception/DL_training/RAS_DATASET/105.jpg" calcext:value-type="string">
            <text:p>/home/driverless/ras_perception/DL_training/RAS_DATASET/105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5(6)</text:p>
          </table:table-cell>
          <table:table-cell/>
          <table:table-cell table:formula="of:=CONCATENATE(&quot;/home/driverless/ras_perception/DL_training/RAS_DATASET/&quot;;[.A287];&quot;.jpg&quot;)" office:value-type="string" office:string-value="/home/driverless/ras_perception/DL_training/RAS_DATASET/105(6).jpg" calcext:value-type="string">
            <text:p>/home/driverless/ras_perception/DL_training/RAS_DATASET/105(6).jpg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CONCATENATE(&quot;/home/driverless/ras_perception/DL_training/RAS_DATASET/&quot;;[.A288];&quot;.jpg&quot;)" office:value-type="string" office:string-value="/home/driverless/ras_perception/DL_training/RAS_DATASET/107.jpg" calcext:value-type="string">
            <text:p>/home/driverless/ras_perception/DL_training/RAS_DATASET/107.jpg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CONCATENATE(&quot;/home/driverless/ras_perception/DL_training/RAS_DATASET/&quot;;[.A289];&quot;.jpg&quot;)" office:value-type="string" office:string-value="/home/driverless/ras_perception/DL_training/RAS_DATASET/108.jpg" calcext:value-type="string">
            <text:p>/home/driverless/ras_perception/DL_training/RAS_DATASET/108.jpg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CONCATENATE(&quot;/home/driverless/ras_perception/DL_training/RAS_DATASET/&quot;;[.A290];&quot;.jpg&quot;)" office:value-type="string" office:string-value="/home/driverless/ras_perception/DL_training/RAS_DATASET/110.jpg" calcext:value-type="string">
            <text:p>/home/driverless/ras_perception/DL_training/RAS_DATASET/1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080</text:p>
          </table:table-cell>
          <table:table-cell/>
          <table:table-cell table:formula="of:=CONCATENATE(&quot;/home/driverless/ras_perception/DL_training/RAS_DATASET/&quot;;[.A291];&quot;.jpg&quot;)" office:value-type="string" office:string-value="/home/driverless/ras_perception/DL_training/RAS_DATASET/frame_001080.jpg" calcext:value-type="string">
            <text:p>/home/driverless/ras_perception/DL_training/RAS_DATASET/frame_00108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110</text:p>
          </table:table-cell>
          <table:table-cell/>
          <table:table-cell table:formula="of:=CONCATENATE(&quot;/home/driverless/ras_perception/DL_training/RAS_DATASET/&quot;;[.A292];&quot;.jpg&quot;)" office:value-type="string" office:string-value="/home/driverless/ras_perception/DL_training/RAS_DATASET/frame_001110.jpg" calcext:value-type="string">
            <text:p>/home/driverless/ras_perception/DL_training/RAS_DATASET/frame_0011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10</text:p>
          </table:table-cell>
          <table:table-cell/>
          <table:table-cell table:formula="of:=CONCATENATE(&quot;/home/driverless/ras_perception/DL_training/RAS_DATASET/&quot;;[.A293];&quot;.jpg&quot;)" office:value-type="string" office:string-value="/home/driverless/ras_perception/DL_training/RAS_DATASET/frame_001410.jpg" calcext:value-type="string">
            <text:p>/home/driverless/ras_perception/DL_training/RAS_DATASET/frame_0014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20</text:p>
          </table:table-cell>
          <table:table-cell/>
          <table:table-cell table:formula="of:=CONCATENATE(&quot;/home/driverless/ras_perception/DL_training/RAS_DATASET/&quot;;[.A294];&quot;.jpg&quot;)" office:value-type="string" office:string-value="/home/driverless/ras_perception/DL_training/RAS_DATASET/frame_001420.jpg" calcext:value-type="string">
            <text:p>/home/driverless/ras_perception/DL_training/RAS_DATASET/frame_00142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40</text:p>
          </table:table-cell>
          <table:table-cell/>
          <table:table-cell table:formula="of:=CONCATENATE(&quot;/home/driverless/ras_perception/DL_training/RAS_DATASET/&quot;;[.A295];&quot;.jpg&quot;)" office:value-type="string" office:string-value="/home/driverless/ras_perception/DL_training/RAS_DATASET/frame_001440.jpg" calcext:value-type="string">
            <text:p>/home/driverless/ras_perception/DL_training/RAS_DATASET/frame_00144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760</text:p>
          </table:table-cell>
          <table:table-cell/>
          <table:table-cell table:formula="of:=CONCATENATE(&quot;/home/driverless/ras_perception/DL_training/RAS_DATASET/&quot;;[.A296];&quot;.jpg&quot;)" office:value-type="string" office:string-value="/home/driverless/ras_perception/DL_training/RAS_DATASET/frame_001760.jpg" calcext:value-type="string">
            <text:p>/home/driverless/ras_perception/DL_training/RAS_DATASET/frame_00176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2240</text:p>
          </table:table-cell>
          <table:table-cell/>
          <table:table-cell table:formula="of:=CONCATENATE(&quot;/home/driverless/ras_perception/DL_training/RAS_DATASET/&quot;;[.A297];&quot;.jpg&quot;)" office:value-type="string" office:string-value="/home/driverless/ras_perception/DL_training/RAS_DATASET/frame_002240.jpg" calcext:value-type="string">
            <text:p>/home/driverless/ras_perception/DL_training/RAS_DATASET/frame_002240.jpg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CONCATENATE(&quot;/home/driverless/ras_perception/DL_training/RAS_DATASET/&quot;;[.A298];&quot;.jpg&quot;)" office:value-type="string" office:string-value="/home/driverless/ras_perception/DL_training/RAS_DATASET/1000.jpg" calcext:value-type="string">
            <text:p>/home/driverless/ras_perception/DL_training/RAS_DATASET/1000.jpg</text:p>
          </table:table-cell>
          <table:table-cell table:number-columns-repeated="12"/>
        </table:table-row>
        <table:table-row table:style-name="ro1">
          <table:table-cell office:value-type="float" office:value="1001" calcext:value-type="float">
            <text:p>1001</text:p>
          </table:table-cell>
          <table:table-cell/>
          <table:table-cell table:formula="of:=CONCATENATE(&quot;/home/driverless/ras_perception/DL_training/RAS_DATASET/&quot;;[.A299];&quot;.jpg&quot;)" office:value-type="string" office:string-value="/home/driverless/ras_perception/DL_training/RAS_DATASET/1001.jpg" calcext:value-type="string">
            <text:p>/home/driverless/ras_perception/DL_training/RAS_DATASET/1001.jpg</text:p>
          </table:table-cell>
          <table:table-cell table:number-columns-repeated="12"/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  <table:table-cell table:formula="of:=CONCATENATE(&quot;/home/driverless/ras_perception/DL_training/RAS_DATASET/&quot;;[.A300];&quot;.jpg&quot;)" office:value-type="string" office:string-value="/home/driverless/ras_perception/DL_training/RAS_DATASET/1002.jpg" calcext:value-type="string">
            <text:p>/home/driverless/ras_perception/DL_training/RAS_DATASET/1002.jpg</text:p>
          </table:table-cell>
          <table:table-cell table:number-columns-repeated="12"/>
        </table:table-row>
        <table:table-row table:style-name="ro1">
          <table:table-cell office:value-type="float" office:value="1003" calcext:value-type="float">
            <text:p>1003</text:p>
          </table:table-cell>
          <table:table-cell/>
          <table:table-cell table:formula="of:=CONCATENATE(&quot;/home/driverless/ras_perception/DL_training/RAS_DATASET/&quot;;[.A301];&quot;.jpg&quot;)" office:value-type="string" office:string-value="/home/driverless/ras_perception/DL_training/RAS_DATASET/1003.jpg" calcext:value-type="string">
            <text:p>/home/driverless/ras_perception/DL_training/RAS_DATASET/1003.jpg</text:p>
          </table:table-cell>
          <table:table-cell table:number-columns-repeated="12"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table:formula="of:=CONCATENATE(&quot;/home/driverless/ras_perception/DL_training/RAS_DATASET/&quot;;[.A302];&quot;.jpg&quot;)" office:value-type="string" office:string-value="/home/driverless/ras_perception/DL_training/RAS_DATASET/1004.jpg" calcext:value-type="string">
            <text:p>/home/driverless/ras_perception/DL_training/RAS_DATASET/1004.jpg</text:p>
          </table:table-cell>
          <table:table-cell table:number-columns-repeated="12"/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table:formula="of:=CONCATENATE(&quot;/home/driverless/ras_perception/DL_training/RAS_DATASET/&quot;;[.A303];&quot;.jpg&quot;)" office:value-type="string" office:string-value="/home/driverless/ras_perception/DL_training/RAS_DATASET/1005.jpg" calcext:value-type="string">
            <text:p>/home/driverless/ras_perception/DL_training/RAS_DATASET/1005.jpg</text:p>
          </table:table-cell>
          <table:table-cell table:number-columns-repeated="12"/>
        </table:table-row>
        <table:table-row table:style-name="ro1">
          <table:table-cell office:value-type="float" office:value="1006" calcext:value-type="float">
            <text:p>1006</text:p>
          </table:table-cell>
          <table:table-cell/>
          <table:table-cell table:formula="of:=CONCATENATE(&quot;/home/driverless/ras_perception/DL_training/RAS_DATASET/&quot;;[.A304];&quot;.jpg&quot;)" office:value-type="string" office:string-value="/home/driverless/ras_perception/DL_training/RAS_DATASET/1006.jpg" calcext:value-type="string">
            <text:p>/home/driverless/ras_perception/DL_training/RAS_DATASET/1006.jpg</text:p>
          </table:table-cell>
          <table:table-cell table:number-columns-repeated="12"/>
        </table:table-row>
        <table:table-row table:style-name="ro1">
          <table:table-cell office:value-type="float" office:value="1007" calcext:value-type="float">
            <text:p>1007</text:p>
          </table:table-cell>
          <table:table-cell/>
          <table:table-cell table:formula="of:=CONCATENATE(&quot;/home/driverless/ras_perception/DL_training/RAS_DATASET/&quot;;[.A305];&quot;.jpg&quot;)" office:value-type="string" office:string-value="/home/driverless/ras_perception/DL_training/RAS_DATASET/1007.jpg" calcext:value-type="string">
            <text:p>/home/driverless/ras_perception/DL_training/RAS_DATASET/1007.jpg</text:p>
          </table:table-cell>
          <table:table-cell table:number-columns-repeated="12"/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table:formula="of:=CONCATENATE(&quot;/home/driverless/ras_perception/DL_training/RAS_DATASET/&quot;;[.A306];&quot;.jpg&quot;)" office:value-type="string" office:string-value="/home/driverless/ras_perception/DL_training/RAS_DATASET/1008.jpg" calcext:value-type="string">
            <text:p>/home/driverless/ras_perception/DL_training/RAS_DATASET/1008.jpg</text:p>
          </table:table-cell>
          <table:table-cell table:number-columns-repeated="12"/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table:formula="of:=CONCATENATE(&quot;/home/driverless/ras_perception/DL_training/RAS_DATASET/&quot;;[.A307];&quot;.jpg&quot;)" office:value-type="string" office:string-value="/home/driverless/ras_perception/DL_training/RAS_DATASET/1009.jpg" calcext:value-type="string">
            <text:p>/home/driverless/ras_perception/DL_training/RAS_DATASET/1009.jpg</text:p>
          </table:table-cell>
          <table:table-cell table:number-columns-repeated="12"/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table:formula="of:=CONCATENATE(&quot;/home/driverless/ras_perception/DL_training/RAS_DATASET/&quot;;[.A308];&quot;.jpg&quot;)" office:value-type="string" office:string-value="/home/driverless/ras_perception/DL_training/RAS_DATASET/1010.jpg" calcext:value-type="string">
            <text:p>/home/driverless/ras_perception/DL_training/RAS_DATASET/1010.jpg</text:p>
          </table:table-cell>
          <table:table-cell table:number-columns-repeated="12"/>
        </table:table-row>
        <table:table-row table:style-name="ro1">
          <table:table-cell office:value-type="float" office:value="1011" calcext:value-type="float">
            <text:p>1011</text:p>
          </table:table-cell>
          <table:table-cell/>
          <table:table-cell table:formula="of:=CONCATENATE(&quot;/home/driverless/ras_perception/DL_training/RAS_DATASET/&quot;;[.A309];&quot;.jpg&quot;)" office:value-type="string" office:string-value="/home/driverless/ras_perception/DL_training/RAS_DATASET/1011.jpg" calcext:value-type="string">
            <text:p>/home/driverless/ras_perception/DL_training/RAS_DATASET/1011.jpg</text:p>
          </table:table-cell>
          <table:table-cell table:number-columns-repeated="12"/>
        </table:table-row>
        <table:table-row table:style-name="ro1">
          <table:table-cell office:value-type="float" office:value="1012" calcext:value-type="float">
            <text:p>1012</text:p>
          </table:table-cell>
          <table:table-cell/>
          <table:table-cell table:formula="of:=CONCATENATE(&quot;/home/driverless/ras_perception/DL_training/RAS_DATASET/&quot;;[.A310];&quot;.jpg&quot;)" office:value-type="string" office:string-value="/home/driverless/ras_perception/DL_training/RAS_DATASET/1012.jpg" calcext:value-type="string">
            <text:p>/home/driverless/ras_perception/DL_training/RAS_DATASET/1012.jpg</text:p>
          </table:table-cell>
          <table:table-cell table:number-columns-repeated="12"/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table:formula="of:=CONCATENATE(&quot;/home/driverless/ras_perception/DL_training/RAS_DATASET/&quot;;[.A311];&quot;.jpg&quot;)" office:value-type="string" office:string-value="/home/driverless/ras_perception/DL_training/RAS_DATASET/1013.jpg" calcext:value-type="string">
            <text:p>/home/driverless/ras_perception/DL_training/RAS_DATASET/1013.jpg</text:p>
          </table:table-cell>
          <table:table-cell table:number-columns-repeated="12"/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  <table:table-cell table:formula="of:=CONCATENATE(&quot;/home/driverless/ras_perception/DL_training/RAS_DATASET/&quot;;[.A312];&quot;.jpg&quot;)" office:value-type="string" office:string-value="/home/driverless/ras_perception/DL_training/RAS_DATASET/1014.jpg" calcext:value-type="string">
            <text:p>/home/driverless/ras_perception/DL_training/RAS_DATASET/1014.jpg</text:p>
          </table:table-cell>
          <table:table-cell table:number-columns-repeated="12"/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table:formula="of:=CONCATENATE(&quot;/home/driverless/ras_perception/DL_training/RAS_DATASET/&quot;;[.A313];&quot;.jpg&quot;)" office:value-type="string" office:string-value="/home/driverless/ras_perception/DL_training/RAS_DATASET/1015.jpg" calcext:value-type="string">
            <text:p>/home/driverless/ras_perception/DL_training/RAS_DATASET/1015.jpg</text:p>
          </table:table-cell>
          <table:table-cell table:number-columns-repeated="12"/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table:formula="of:=CONCATENATE(&quot;/home/driverless/ras_perception/DL_training/RAS_DATASET/&quot;;[.A314];&quot;.jpg&quot;)" office:value-type="string" office:string-value="/home/driverless/ras_perception/DL_training/RAS_DATASET/1016.jpg" calcext:value-type="string">
            <text:p>/home/driverless/ras_perception/DL_training/RAS_DATASET/1016.jpg</text:p>
          </table:table-cell>
          <table:table-cell table:number-columns-repeated="12"/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  <table:table-cell table:formula="of:=CONCATENATE(&quot;/home/driverless/ras_perception/DL_training/RAS_DATASET/&quot;;[.A315];&quot;.jpg&quot;)" office:value-type="string" office:string-value="/home/driverless/ras_perception/DL_training/RAS_DATASET/1017.jpg" calcext:value-type="string">
            <text:p>/home/driverless/ras_perception/DL_training/RAS_DATASET/1017.jpg</text:p>
          </table:table-cell>
          <table:table-cell table:number-columns-repeated="12"/>
        </table:table-row>
        <table:table-row table:style-name="ro1">
          <table:table-cell office:value-type="float" office:value="1018" calcext:value-type="float">
            <text:p>1018</text:p>
          </table:table-cell>
          <table:table-cell/>
          <table:table-cell table:formula="of:=CONCATENATE(&quot;/home/driverless/ras_perception/DL_training/RAS_DATASET/&quot;;[.A316];&quot;.jpg&quot;)" office:value-type="string" office:string-value="/home/driverless/ras_perception/DL_training/RAS_DATASET/1018.jpg" calcext:value-type="string">
            <text:p>/home/driverless/ras_perception/DL_training/RAS_DATASET/1018.jpg</text:p>
          </table:table-cell>
          <table:table-cell table:number-columns-repeated="12"/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table:formula="of:=CONCATENATE(&quot;/home/driverless/ras_perception/DL_training/RAS_DATASET/&quot;;[.A317];&quot;.jpg&quot;)" office:value-type="string" office:string-value="/home/driverless/ras_perception/DL_training/RAS_DATASET/1021.jpg" calcext:value-type="string">
            <text:p>/home/driverless/ras_perception/DL_training/RAS_DATASET/1021.jpg</text:p>
          </table:table-cell>
          <table:table-cell table:number-columns-repeated="12"/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table:formula="of:=CONCATENATE(&quot;/home/driverless/ras_perception/DL_training/RAS_DATASET/&quot;;[.A318];&quot;.jpg&quot;)" office:value-type="string" office:string-value="/home/driverless/ras_perception/DL_training/RAS_DATASET/1022.jpg" calcext:value-type="string">
            <text:p>/home/driverless/ras_perception/DL_training/RAS_DATASET/1022.jpg</text:p>
          </table:table-cell>
          <table:table-cell table:number-columns-repeated="12"/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table:formula="of:=CONCATENATE(&quot;/home/driverless/ras_perception/DL_training/RAS_DATASET/&quot;;[.A319];&quot;.jpg&quot;)" office:value-type="string" office:string-value="/home/driverless/ras_perception/DL_training/RAS_DATASET/1023.jpg" calcext:value-type="string">
            <text:p>/home/driverless/ras_perception/DL_training/RAS_DATASET/1023.jpg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table:formula="of:=CONCATENATE(&quot;/home/driverless/ras_perception/DL_training/RAS_DATASET/&quot;;[.A320];&quot;.jpg&quot;)" office:value-type="string" office:string-value="/home/driverless/ras_perception/DL_training/RAS_DATASET/1024.jpg" calcext:value-type="string">
            <text:p>/home/driverless/ras_perception/DL_training/RAS_DATASET/1024.jpg</text:p>
          </table:table-cell>
          <table:table-cell table:number-columns-repeated="12"/>
        </table:table-row>
        <table:table-row table:style-name="ro1">
          <table:table-cell office:value-type="float" office:value="1026" calcext:value-type="float">
            <text:p>1026</text:p>
          </table:table-cell>
          <table:table-cell/>
          <table:table-cell table:formula="of:=CONCATENATE(&quot;/home/driverless/ras_perception/DL_training/RAS_DATASET/&quot;;[.A321];&quot;.jpg&quot;)" office:value-type="string" office:string-value="/home/driverless/ras_perception/DL_training/RAS_DATASET/1026.jpg" calcext:value-type="string">
            <text:p>/home/driverless/ras_perception/DL_training/RAS_DATASET/1026.jpg</text:p>
          </table:table-cell>
          <table:table-cell table:number-columns-repeated="12"/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  <table:table-cell table:formula="of:=CONCATENATE(&quot;/home/driverless/ras_perception/DL_training/RAS_DATASET/&quot;;[.A322];&quot;.jpg&quot;)" office:value-type="string" office:string-value="/home/driverless/ras_perception/DL_training/RAS_DATASET/1027.jpg" calcext:value-type="string">
            <text:p>/home/driverless/ras_perception/DL_training/RAS_DATASET/1027.jpg</text:p>
          </table:table-cell>
          <table:table-cell table:number-columns-repeated="12"/>
        </table:table-row>
        <table:table-row table:style-name="ro1">
          <table:table-cell office:value-type="float" office:value="1028" calcext:value-type="float">
            <text:p>1028</text:p>
          </table:table-cell>
          <table:table-cell/>
          <table:table-cell table:formula="of:=CONCATENATE(&quot;/home/driverless/ras_perception/DL_training/RAS_DATASET/&quot;;[.A323];&quot;.jpg&quot;)" office:value-type="string" office:string-value="/home/driverless/ras_perception/DL_training/RAS_DATASET/1028.jpg" calcext:value-type="string">
            <text:p>/home/driverless/ras_perception/DL_training/RAS_DATASET/1028.jpg</text:p>
          </table:table-cell>
          <table:table-cell table:number-columns-repeated="12"/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  <table:table-cell table:formula="of:=CONCATENATE(&quot;/home/driverless/ras_perception/DL_training/RAS_DATASET/&quot;;[.A324];&quot;.jpg&quot;)" office:value-type="string" office:string-value="/home/driverless/ras_perception/DL_training/RAS_DATASET/1029.jpg" calcext:value-type="string">
            <text:p>/home/driverless/ras_perception/DL_training/RAS_DATASET/1029.jpg</text:p>
          </table:table-cell>
          <table:table-cell table:number-columns-repeated="12"/>
        </table:table-row>
        <table:table-row table:style-name="ro1">
          <table:table-cell office:value-type="float" office:value="1030" calcext:value-type="float">
            <text:p>1030</text:p>
          </table:table-cell>
          <table:table-cell/>
          <table:table-cell table:formula="of:=CONCATENATE(&quot;/home/driverless/ras_perception/DL_training/RAS_DATASET/&quot;;[.A325];&quot;.jpg&quot;)" office:value-type="string" office:string-value="/home/driverless/ras_perception/DL_training/RAS_DATASET/1030.jpg" calcext:value-type="string">
            <text:p>/home/driverless/ras_perception/DL_training/RAS_DATASET/1030.jpg</text:p>
          </table:table-cell>
          <table:table-cell table:number-columns-repeated="12"/>
        </table:table-row>
        <table:table-row table:style-name="ro1">
          <table:table-cell office:value-type="float" office:value="1031" calcext:value-type="float">
            <text:p>1031</text:p>
          </table:table-cell>
          <table:table-cell/>
          <table:table-cell table:formula="of:=CONCATENATE(&quot;/home/driverless/ras_perception/DL_training/RAS_DATASET/&quot;;[.A326];&quot;.jpg&quot;)" office:value-type="string" office:string-value="/home/driverless/ras_perception/DL_training/RAS_DATASET/1031.jpg" calcext:value-type="string">
            <text:p>/home/driverless/ras_perception/DL_training/RAS_DATASET/1031.jpg</text:p>
          </table:table-cell>
          <table:table-cell table:number-columns-repeated="12"/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  <table:table-cell table:formula="of:=CONCATENATE(&quot;/home/driverless/ras_perception/DL_training/RAS_DATASET/&quot;;[.A327];&quot;.jpg&quot;)" office:value-type="string" office:string-value="/home/driverless/ras_perception/DL_training/RAS_DATASET/1032.jpg" calcext:value-type="string">
            <text:p>/home/driverless/ras_perception/DL_training/RAS_DATASET/1032.jpg</text:p>
          </table:table-cell>
          <table:table-cell table:number-columns-repeated="12"/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  <table:table-cell table:formula="of:=CONCATENATE(&quot;/home/driverless/ras_perception/DL_training/RAS_DATASET/&quot;;[.A328];&quot;.jpg&quot;)" office:value-type="string" office:string-value="/home/driverless/ras_perception/DL_training/RAS_DATASET/1033.jpg" calcext:value-type="string">
            <text:p>/home/driverless/ras_perception/DL_training/RAS_DATASET/1033.jpg</text:p>
          </table:table-cell>
          <table:table-cell table:number-columns-repeated="12"/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table:formula="of:=CONCATENATE(&quot;/home/driverless/ras_perception/DL_training/RAS_DATASET/&quot;;[.A329];&quot;.jpg&quot;)" office:value-type="string" office:string-value="/home/driverless/ras_perception/DL_training/RAS_DATASET/1034.jpg" calcext:value-type="string">
            <text:p>/home/driverless/ras_perception/DL_training/RAS_DATASET/1034.jpg</text:p>
          </table:table-cell>
          <table:table-cell table:number-columns-repeated="12"/>
        </table:table-row>
        <table:table-row table:style-name="ro1">
          <table:table-cell office:value-type="float" office:value="1035" calcext:value-type="float">
            <text:p>1035</text:p>
          </table:table-cell>
          <table:table-cell/>
          <table:table-cell table:formula="of:=CONCATENATE(&quot;/home/driverless/ras_perception/DL_training/RAS_DATASET/&quot;;[.A330];&quot;.jpg&quot;)" office:value-type="string" office:string-value="/home/driverless/ras_perception/DL_training/RAS_DATASET/1035.jpg" calcext:value-type="string">
            <text:p>/home/driverless/ras_perception/DL_training/RAS_DATASET/1035.jpg</text:p>
          </table:table-cell>
          <table:table-cell table:number-columns-repeated="12"/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table:formula="of:=CONCATENATE(&quot;/home/driverless/ras_perception/DL_training/RAS_DATASET/&quot;;[.A331];&quot;.jpg&quot;)" office:value-type="string" office:string-value="/home/driverless/ras_perception/DL_training/RAS_DATASET/1036.jpg" calcext:value-type="string">
            <text:p>/home/driverless/ras_perception/DL_training/RAS_DATASET/1036.jpg</text:p>
          </table:table-cell>
          <table:table-cell table:number-columns-repeated="12"/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  <table:table-cell table:formula="of:=CONCATENATE(&quot;/home/driverless/ras_perception/DL_training/RAS_DATASET/&quot;;[.A332];&quot;.jpg&quot;)" office:value-type="string" office:string-value="/home/driverless/ras_perception/DL_training/RAS_DATASET/1037.jpg" calcext:value-type="string">
            <text:p>/home/driverless/ras_perception/DL_training/RAS_DATASET/1037.jpg</text:p>
          </table:table-cell>
          <table:table-cell table:number-columns-repeated="12"/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  <table:table-cell table:formula="of:=CONCATENATE(&quot;/home/driverless/ras_perception/DL_training/RAS_DATASET/&quot;;[.A333];&quot;.jpg&quot;)" office:value-type="string" office:string-value="/home/driverless/ras_perception/DL_training/RAS_DATASET/1038.jpg" calcext:value-type="string">
            <text:p>/home/driverless/ras_perception/DL_training/RAS_DATASET/1038.jpg</text:p>
          </table:table-cell>
          <table:table-cell table:number-columns-repeated="12"/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  <table:table-cell table:formula="of:=CONCATENATE(&quot;/home/driverless/ras_perception/DL_training/RAS_DATASET/&quot;;[.A334];&quot;.jpg&quot;)" office:value-type="string" office:string-value="/home/driverless/ras_perception/DL_training/RAS_DATASET/1039.jpg" calcext:value-type="string">
            <text:p>/home/driverless/ras_perception/DL_training/RAS_DATASET/1039.jpg</text:p>
          </table:table-cell>
          <table:table-cell table:number-columns-repeated="12"/>
        </table:table-row>
        <table:table-row table:style-name="ro1">
          <table:table-cell office:value-type="float" office:value="1040" calcext:value-type="float">
            <text:p>1040</text:p>
          </table:table-cell>
          <table:table-cell/>
          <table:table-cell table:formula="of:=CONCATENATE(&quot;/home/driverless/ras_perception/DL_training/RAS_DATASET/&quot;;[.A335];&quot;.jpg&quot;)" office:value-type="string" office:string-value="/home/driverless/ras_perception/DL_training/RAS_DATASET/1040.jpg" calcext:value-type="string">
            <text:p>/home/driverless/ras_perception/DL_training/RAS_DATASET/1040.jpg</text:p>
          </table:table-cell>
          <table:table-cell table:number-columns-repeated="12"/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  <table:table-cell table:formula="of:=CONCATENATE(&quot;/home/driverless/ras_perception/DL_training/RAS_DATASET/&quot;;[.A336];&quot;.jpg&quot;)" office:value-type="string" office:string-value="/home/driverless/ras_perception/DL_training/RAS_DATASET/1041.jpg" calcext:value-type="string">
            <text:p>/home/driverless/ras_perception/DL_training/RAS_DATASET/1041.jpg</text:p>
          </table:table-cell>
          <table:table-cell table:number-columns-repeated="12"/>
        </table:table-row>
        <table:table-row table:style-name="ro1">
          <table:table-cell office:value-type="float" office:value="1042" calcext:value-type="float">
            <text:p>1042</text:p>
          </table:table-cell>
          <table:table-cell/>
          <table:table-cell table:formula="of:=CONCATENATE(&quot;/home/driverless/ras_perception/DL_training/RAS_DATASET/&quot;;[.A337];&quot;.jpg&quot;)" office:value-type="string" office:string-value="/home/driverless/ras_perception/DL_training/RAS_DATASET/1042.jpg" calcext:value-type="string">
            <text:p>/home/driverless/ras_perception/DL_training/RAS_DATASET/1042.jpg</text:p>
          </table:table-cell>
          <table:table-cell table:number-columns-repeated="12"/>
        </table:table-row>
        <table:table-row table:style-name="ro1">
          <table:table-cell office:value-type="float" office:value="1043" calcext:value-type="float">
            <text:p>1043</text:p>
          </table:table-cell>
          <table:table-cell/>
          <table:table-cell table:formula="of:=CONCATENATE(&quot;/home/driverless/ras_perception/DL_training/RAS_DATASET/&quot;;[.A338];&quot;.jpg&quot;)" office:value-type="string" office:string-value="/home/driverless/ras_perception/DL_training/RAS_DATASET/1043.jpg" calcext:value-type="string">
            <text:p>/home/driverless/ras_perception/DL_training/RAS_DATASET/1043.jpg</text:p>
          </table:table-cell>
          <table:table-cell table:number-columns-repeated="12"/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  <table:table-cell table:formula="of:=CONCATENATE(&quot;/home/driverless/ras_perception/DL_training/RAS_DATASET/&quot;;[.A339];&quot;.jpg&quot;)" office:value-type="string" office:string-value="/home/driverless/ras_perception/DL_training/RAS_DATASET/1046.jpg" calcext:value-type="string">
            <text:p>/home/driverless/ras_perception/DL_training/RAS_DATASET/1046.jpg</text:p>
          </table:table-cell>
          <table:table-cell table:number-columns-repeated="12"/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table:formula="of:=CONCATENATE(&quot;/home/driverless/ras_perception/DL_training/RAS_DATASET/&quot;;[.A340];&quot;.jpg&quot;)" office:value-type="string" office:string-value="/home/driverless/ras_perception/DL_training/RAS_DATASET/1048.jpg" calcext:value-type="string">
            <text:p>/home/driverless/ras_perception/DL_training/RAS_DATASET/1048.jpg</text:p>
          </table:table-cell>
          <table:table-cell table:number-columns-repeated="12"/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  <table:table-cell table:formula="of:=CONCATENATE(&quot;/home/driverless/ras_perception/DL_training/RAS_DATASET/&quot;;[.A341];&quot;.jpg&quot;)" office:value-type="string" office:string-value="/home/driverless/ras_perception/DL_training/RAS_DATASET/1052.jpg" calcext:value-type="string">
            <text:p>/home/driverless/ras_perception/DL_training/RAS_DATASET/1052.jpg</text:p>
          </table:table-cell>
          <table:table-cell table:number-columns-repeated="12"/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  <table:table-cell table:formula="of:=CONCATENATE(&quot;/home/driverless/ras_perception/DL_training/RAS_DATASET/&quot;;[.A342];&quot;.jpg&quot;)" office:value-type="string" office:string-value="/home/driverless/ras_perception/DL_training/RAS_DATASET/1053.jpg" calcext:value-type="string">
            <text:p>/home/driverless/ras_perception/DL_training/RAS_DATASET/1053.jpg</text:p>
          </table:table-cell>
          <table:table-cell table:number-columns-repeated="12"/>
        </table:table-row>
        <table:table-row table:style-name="ro1">
          <table:table-cell office:value-type="float" office:value="1054" calcext:value-type="float">
            <text:p>1054</text:p>
          </table:table-cell>
          <table:table-cell/>
          <table:table-cell table:formula="of:=CONCATENATE(&quot;/home/driverless/ras_perception/DL_training/RAS_DATASET/&quot;;[.A343];&quot;.jpg&quot;)" office:value-type="string" office:string-value="/home/driverless/ras_perception/DL_training/RAS_DATASET/1054.jpg" calcext:value-type="string">
            <text:p>/home/driverless/ras_perception/DL_training/RAS_DATASET/1054.jpg</text:p>
          </table:table-cell>
          <table:table-cell table:number-columns-repeated="12"/>
        </table:table-row>
        <table:table-row table:style-name="ro1">
          <table:table-cell office:value-type="float" office:value="1055" calcext:value-type="float">
            <text:p>1055</text:p>
          </table:table-cell>
          <table:table-cell/>
          <table:table-cell table:formula="of:=CONCATENATE(&quot;/home/driverless/ras_perception/DL_training/RAS_DATASET/&quot;;[.A344];&quot;.jpg&quot;)" office:value-type="string" office:string-value="/home/driverless/ras_perception/DL_training/RAS_DATASET/1055.jpg" calcext:value-type="string">
            <text:p>/home/driverless/ras_perception/DL_training/RAS_DATASET/1055.jpg</text:p>
          </table:table-cell>
          <table:table-cell table:number-columns-repeated="12"/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table:formula="of:=CONCATENATE(&quot;/home/driverless/ras_perception/DL_training/RAS_DATASET/&quot;;[.A345];&quot;.jpg&quot;)" office:value-type="string" office:string-value="/home/driverless/ras_perception/DL_training/RAS_DATASET/1056.jpg" calcext:value-type="string">
            <text:p>/home/driverless/ras_perception/DL_training/RAS_DATASET/1056.jpg</text:p>
          </table:table-cell>
          <table:table-cell table:number-columns-repeated="12"/>
        </table:table-row>
        <table:table-row table:style-name="ro1">
          <table:table-cell office:value-type="float" office:value="1057" calcext:value-type="float">
            <text:p>1057</text:p>
          </table:table-cell>
          <table:table-cell/>
          <table:table-cell table:formula="of:=CONCATENATE(&quot;/home/driverless/ras_perception/DL_training/RAS_DATASET/&quot;;[.A346];&quot;.jpg&quot;)" office:value-type="string" office:string-value="/home/driverless/ras_perception/DL_training/RAS_DATASET/1057.jpg" calcext:value-type="string">
            <text:p>/home/driverless/ras_perception/DL_training/RAS_DATASET/1057.jpg</text:p>
          </table:table-cell>
          <table:table-cell table:number-columns-repeated="12"/>
        </table:table-row>
        <table:table-row table:style-name="ro1">
          <table:table-cell office:value-type="float" office:value="1058" calcext:value-type="float">
            <text:p>1058</text:p>
          </table:table-cell>
          <table:table-cell/>
          <table:table-cell table:formula="of:=CONCATENATE(&quot;/home/driverless/ras_perception/DL_training/RAS_DATASET/&quot;;[.A347];&quot;.jpg&quot;)" office:value-type="string" office:string-value="/home/driverless/ras_perception/DL_training/RAS_DATASET/1058.jpg" calcext:value-type="string">
            <text:p>/home/driverless/ras_perception/DL_training/RAS_DATASET/1058.jpg</text:p>
          </table:table-cell>
          <table:table-cell table:number-columns-repeated="12"/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  <table:table-cell table:formula="of:=CONCATENATE(&quot;/home/driverless/ras_perception/DL_training/RAS_DATASET/&quot;;[.A348];&quot;.jpg&quot;)" office:value-type="string" office:string-value="/home/driverless/ras_perception/DL_training/RAS_DATASET/1059.jpg" calcext:value-type="string">
            <text:p>/home/driverless/ras_perception/DL_training/RAS_DATASET/1059.jpg</text:p>
          </table:table-cell>
          <table:table-cell table:number-columns-repeated="12"/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table:formula="of:=CONCATENATE(&quot;/home/driverless/ras_perception/DL_training/RAS_DATASET/&quot;;[.A349];&quot;.jpg&quot;)" office:value-type="string" office:string-value="/home/driverless/ras_perception/DL_training/RAS_DATASET/1060.jpg" calcext:value-type="string">
            <text:p>/home/driverless/ras_perception/DL_training/RAS_DATASET/1060.jpg</text:p>
          </table:table-cell>
          <table:table-cell table:number-columns-repeated="12"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table:formula="of:=CONCATENATE(&quot;/home/driverless/ras_perception/DL_training/RAS_DATASET/&quot;;[.A350];&quot;.jpg&quot;)" office:value-type="string" office:string-value="/home/driverless/ras_perception/DL_training/RAS_DATASET/1061.jpg" calcext:value-type="string">
            <text:p>/home/driverless/ras_perception/DL_training/RAS_DATASET/1061.jpg</text:p>
          </table:table-cell>
          <table:table-cell table:number-columns-repeated="12"/>
        </table:table-row>
        <table:table-row table:style-name="ro1">
          <table:table-cell office:value-type="float" office:value="1062" calcext:value-type="float">
            <text:p>1062</text:p>
          </table:table-cell>
          <table:table-cell/>
          <table:table-cell table:formula="of:=CONCATENATE(&quot;/home/driverless/ras_perception/DL_training/RAS_DATASET/&quot;;[.A351];&quot;.jpg&quot;)" office:value-type="string" office:string-value="/home/driverless/ras_perception/DL_training/RAS_DATASET/1062.jpg" calcext:value-type="string">
            <text:p>/home/driverless/ras_perception/DL_training/RAS_DATASET/1062.jpg</text:p>
          </table:table-cell>
          <table:table-cell table:number-columns-repeated="12"/>
        </table:table-row>
        <table:table-row table:style-name="ro1">
          <table:table-cell office:value-type="float" office:value="1063" calcext:value-type="float">
            <text:p>1063</text:p>
          </table:table-cell>
          <table:table-cell/>
          <table:table-cell table:formula="of:=CONCATENATE(&quot;/home/driverless/ras_perception/DL_training/RAS_DATASET/&quot;;[.A352];&quot;.jpg&quot;)" office:value-type="string" office:string-value="/home/driverless/ras_perception/DL_training/RAS_DATASET/1063.jpg" calcext:value-type="string">
            <text:p>/home/driverless/ras_perception/DL_training/RAS_DATASET/1063.jpg</text:p>
          </table:table-cell>
          <table:table-cell table:number-columns-repeated="12"/>
        </table:table-row>
        <table:table-row table:style-name="ro1">
          <table:table-cell office:value-type="float" office:value="1064" calcext:value-type="float">
            <text:p>1064</text:p>
          </table:table-cell>
          <table:table-cell/>
          <table:table-cell table:formula="of:=CONCATENATE(&quot;/home/driverless/ras_perception/DL_training/RAS_DATASET/&quot;;[.A353];&quot;.jpg&quot;)" office:value-type="string" office:string-value="/home/driverless/ras_perception/DL_training/RAS_DATASET/1064.jpg" calcext:value-type="string">
            <text:p>/home/driverless/ras_perception/DL_training/RAS_DATASET/1064.jpg</text:p>
          </table:table-cell>
          <table:table-cell table:number-columns-repeated="12"/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  <table:table-cell table:formula="of:=CONCATENATE(&quot;/home/driverless/ras_perception/DL_training/RAS_DATASET/&quot;;[.A354];&quot;.jpg&quot;)" office:value-type="string" office:string-value="/home/driverless/ras_perception/DL_training/RAS_DATASET/1065.jpg" calcext:value-type="string">
            <text:p>/home/driverless/ras_perception/DL_training/RAS_DATASET/1065.jpg</text:p>
          </table:table-cell>
          <table:table-cell table:number-columns-repeated="12"/>
        </table:table-row>
        <table:table-row table:style-name="ro1">
          <table:table-cell office:value-type="float" office:value="1066" calcext:value-type="float">
            <text:p>1066</text:p>
          </table:table-cell>
          <table:table-cell/>
          <table:table-cell table:formula="of:=CONCATENATE(&quot;/home/driverless/ras_perception/DL_training/RAS_DATASET/&quot;;[.A355];&quot;.jpg&quot;)" office:value-type="string" office:string-value="/home/driverless/ras_perception/DL_training/RAS_DATASET/1066.jpg" calcext:value-type="string">
            <text:p>/home/driverless/ras_perception/DL_training/RAS_DATASET/1066.jpg</text:p>
          </table:table-cell>
          <table:table-cell table:number-columns-repeated="12"/>
        </table:table-row>
        <table:table-row table:style-name="ro1">
          <table:table-cell office:value-type="float" office:value="1067" calcext:value-type="float">
            <text:p>1067</text:p>
          </table:table-cell>
          <table:table-cell/>
          <table:table-cell table:formula="of:=CONCATENATE(&quot;/home/driverless/ras_perception/DL_training/RAS_DATASET/&quot;;[.A356];&quot;.jpg&quot;)" office:value-type="string" office:string-value="/home/driverless/ras_perception/DL_training/RAS_DATASET/1067.jpg" calcext:value-type="string">
            <text:p>/home/driverless/ras_perception/DL_training/RAS_DATASET/1067.jpg</text:p>
          </table:table-cell>
          <table:table-cell table:number-columns-repeated="12"/>
        </table:table-row>
        <table:table-row table:style-name="ro1">
          <table:table-cell office:value-type="float" office:value="1068" calcext:value-type="float">
            <text:p>1068</text:p>
          </table:table-cell>
          <table:table-cell/>
          <table:table-cell table:formula="of:=CONCATENATE(&quot;/home/driverless/ras_perception/DL_training/RAS_DATASET/&quot;;[.A357];&quot;.jpg&quot;)" office:value-type="string" office:string-value="/home/driverless/ras_perception/DL_training/RAS_DATASET/1068.jpg" calcext:value-type="string">
            <text:p>/home/driverless/ras_perception/DL_training/RAS_DATASET/1068.jpg</text:p>
          </table:table-cell>
          <table:table-cell table:number-columns-repeated="12"/>
        </table:table-row>
      </table:table>
      <table:table table:name="classes_shape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 OF IMAGES</text:p>
          </table:table-cell>
          <table:table-cell office:value-type="string" calcext:value-type="string">
            <text:p>static path:</text:p>
          </table:table-cell>
          <table:table-cell table:number-columns-repeated="2"/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number-columns-repeated="4"/>
        </table:table-row>
        <table:table-row table:style-name="ro1">
          <table:table-cell office:value-type="float" office:value="10002" calcext:value-type="float">
            <text:p>10002</text:p>
          </table:table-cell>
          <table:table-cell table:number-columns-repeated="4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number-columns-repeated="4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office:value-type="float" office:value="10016" calcext:value-type="float">
            <text:p>10016</text:p>
          </table:table-cell>
          <table:table-cell table:number-columns-repeated="4"/>
        </table:table-row>
        <table:table-row table:style-name="ro1">
          <table:table-cell office:value-type="float" office:value="10017" calcext:value-type="float">
            <text:p>10017</text:p>
          </table:table-cell>
          <table:table-cell table:number-columns-repeated="4"/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number-columns-repeated="4"/>
        </table:table-row>
        <table:table-row table:style-name="ro1">
          <table:table-cell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number-columns-repeated="4"/>
        </table:table-row>
        <table:table-row table:style-name="ro1">
          <table:table-cell office:value-type="float" office:value="20001" calcext:value-type="float">
            <text:p>20001</text:p>
          </table:table-cell>
          <table:table-cell table:number-columns-repeated="4"/>
        </table:table-row>
        <table:table-row table:style-name="ro1">
          <table:table-cell office:value-type="float" office:value="20002" calcext:value-type="float">
            <text:p>20002</text:p>
          </table:table-cell>
          <table:table-cell table:number-columns-repeated="4"/>
        </table:table-row>
        <table:table-row table:style-name="ro1">
          <table:table-cell office:value-type="float" office:value="20003" calcext:value-type="float">
            <text:p>20003</text:p>
          </table:table-cell>
          <table:table-cell table:number-columns-repeated="4"/>
        </table:table-row>
        <table:table-row table:style-name="ro1">
          <table:table-cell office:value-type="float" office:value="20004" calcext:value-type="float">
            <text:p>20004</text:p>
          </table:table-cell>
          <table:table-cell table:number-columns-repeated="4"/>
        </table:table-row>
        <table:table-row table:style-name="ro1">
          <table:table-cell office:value-type="float" office:value="20005" calcext:value-type="float">
            <text:p>20005</text:p>
          </table:table-cell>
          <table:table-cell table:number-columns-repeated="4"/>
        </table:table-row>
        <table:table-row table:style-name="ro1">
          <table:table-cell office:value-type="float" office:value="20006" calcext:value-type="float">
            <text:p>20006</text:p>
          </table:table-cell>
          <table:table-cell table:number-columns-repeated="4"/>
        </table:table-row>
        <table:table-row table:style-name="ro1">
          <table:table-cell office:value-type="float" office:value="20007" calcext:value-type="float">
            <text:p>20007</text:p>
          </table:table-cell>
          <table:table-cell table:number-columns-repeated="4"/>
        </table:table-row>
        <table:table-row table:style-name="ro1">
          <table:table-cell office:value-type="float" office:value="20008" calcext:value-type="float">
            <text:p>20008</text:p>
          </table:table-cell>
          <table:table-cell table:number-columns-repeated="4"/>
        </table:table-row>
        <table:table-row table:style-name="ro1">
          <table:table-cell office:value-type="float" office:value="20009" calcext:value-type="float">
            <text:p>20009</text:p>
          </table:table-cell>
          <table:table-cell table:number-columns-repeated="4"/>
        </table:table-row>
        <table:table-row table:style-name="ro1">
          <table:table-cell office:value-type="float" office:value="20010" calcext:value-type="float">
            <text:p>20010</text:p>
          </table:table-cell>
          <table:table-cell table:number-columns-repeated="4"/>
        </table:table-row>
        <table:table-row table:style-name="ro1">
          <table:table-cell office:value-type="float" office:value="20011" calcext:value-type="float">
            <text:p>20011</text:p>
          </table:table-cell>
          <table:table-cell table:number-columns-repeated="4"/>
        </table:table-row>
        <table:table-row table:style-name="ro1">
          <table:table-cell office:value-type="float" office:value="20012" calcext:value-type="float">
            <text:p>20012</text:p>
          </table:table-cell>
          <table:table-cell table:number-columns-repeated="4"/>
        </table:table-row>
        <table:table-row table:style-name="ro1">
          <table:table-cell office:value-type="float" office:value="20013" calcext:value-type="float">
            <text:p>20013</text:p>
          </table:table-cell>
          <table:table-cell table:number-columns-repeated="4"/>
        </table:table-row>
        <table:table-row table:style-name="ro1">
          <table:table-cell office:value-type="float" office:value="20014" calcext:value-type="float">
            <text:p>20014</text:p>
          </table:table-cell>
          <table:table-cell table:number-columns-repeated="4"/>
        </table:table-row>
        <table:table-row table:style-name="ro1">
          <table:table-cell office:value-type="float" office:value="20015" calcext:value-type="float">
            <text:p>20015</text:p>
          </table:table-cell>
          <table:table-cell table:number-columns-repeated="4"/>
        </table:table-row>
        <table:table-row table:style-name="ro1">
          <table:table-cell office:value-type="float" office:value="20016" calcext:value-type="float">
            <text:p>20016</text:p>
          </table:table-cell>
          <table:table-cell table:number-columns-repeated="4"/>
        </table:table-row>
        <table:table-row table:style-name="ro1">
          <table:table-cell office:value-type="float" office:value="20017" calcext:value-type="float">
            <text:p>20017</text:p>
          </table:table-cell>
          <table:table-cell table:number-columns-repeated="4"/>
        </table:table-row>
        <table:table-row table:style-name="ro1">
          <table:table-cell office:value-type="float" office:value="20018" calcext:value-type="float">
            <text:p>20018</text:p>
          </table:table-cell>
          <table:table-cell table:number-columns-repeated="4"/>
        </table:table-row>
        <table:table-row table:style-name="ro1">
          <table:table-cell office:value-type="float" office:value="20019" calcext:value-type="float">
            <text:p>20019</text:p>
          </table:table-cell>
          <table:table-cell table:number-columns-repeated="4"/>
        </table:table-row>
        <table:table-row table:style-name="ro1">
          <table:table-cell office:value-type="float" office:value="20020" calcext:value-type="float">
            <text:p>20020</text:p>
          </table:table-cell>
          <table:table-cell table:number-columns-repeated="4"/>
        </table:table-row>
        <table:table-row table:style-name="ro1">
          <table:table-cell office:value-type="float" office:value="20021" calcext:value-type="float">
            <text:p>20021</text:p>
          </table:table-cell>
          <table:table-cell table:number-columns-repeated="4"/>
        </table:table-row>
        <table:table-row table:style-name="ro1">
          <table:table-cell office:value-type="float" office:value="20022" calcext:value-type="float">
            <text:p>20022</text:p>
          </table:table-cell>
          <table:table-cell table:number-columns-repeated="4"/>
        </table:table-row>
        <table:table-row table:style-name="ro1">
          <table:table-cell office:value-type="float" office:value="20023" calcext:value-type="float">
            <text:p>20023</text:p>
          </table:table-cell>
          <table:table-cell table:number-columns-repeated="4"/>
        </table:table-row>
        <table:table-row table:style-name="ro1">
          <table:table-cell office:value-type="float" office:value="20024" calcext:value-type="float">
            <text:p>20024</text:p>
          </table:table-cell>
          <table:table-cell table:number-columns-repeated="4"/>
        </table:table-row>
        <table:table-row table:style-name="ro1">
          <table:table-cell office:value-type="float" office:value="20025" calcext:value-type="float">
            <text:p>20025</text:p>
          </table:table-cell>
          <table:table-cell table:number-columns-repeated="4"/>
        </table:table-row>
        <table:table-row table:style-name="ro1">
          <table:table-cell office:value-type="float" office:value="20026" calcext:value-type="float">
            <text:p>20026</text:p>
          </table:table-cell>
          <table:table-cell table:number-columns-repeated="4"/>
        </table:table-row>
        <table:table-row table:style-name="ro1">
          <table:table-cell office:value-type="float" office:value="20027" calcext:value-type="float">
            <text:p>20027</text:p>
          </table:table-cell>
          <table:table-cell table:number-columns-repeated="4"/>
        </table:table-row>
        <table:table-row table:style-name="ro1">
          <table:table-cell office:value-type="float" office:value="20028" calcext:value-type="float">
            <text:p>20028</text:p>
          </table:table-cell>
          <table:table-cell table:number-columns-repeated="4"/>
        </table:table-row>
        <table:table-row table:style-name="ro1">
          <table:table-cell office:value-type="float" office:value="20029" calcext:value-type="float">
            <text:p>20029</text:p>
          </table:table-cell>
          <table:table-cell table:number-columns-repeated="4"/>
        </table:table-row>
        <table:table-row table:style-name="ro1">
          <table:table-cell office:value-type="float" office:value="20030" calcext:value-type="float">
            <text:p>20030</text:p>
          </table:table-cell>
          <table:table-cell table:number-columns-repeated="4"/>
        </table:table-row>
        <table:table-row table:style-name="ro1">
          <table:table-cell office:value-type="float" office:value="30002" calcext:value-type="float">
            <text:p>30002</text:p>
          </table:table-cell>
          <table:table-cell table:number-columns-repeated="4"/>
        </table:table-row>
        <table:table-row table:style-name="ro1">
          <table:table-cell office:value-type="float" office:value="30003" calcext:value-type="float">
            <text:p>30003</text:p>
          </table:table-cell>
          <table:table-cell table:number-columns-repeated="4"/>
        </table:table-row>
        <table:table-row table:style-name="ro1">
          <table:table-cell office:value-type="float" office:value="30004" calcext:value-type="float">
            <text:p>30004</text:p>
          </table:table-cell>
          <table:table-cell table:number-columns-repeated="4"/>
        </table:table-row>
        <table:table-row table:style-name="ro1">
          <table:table-cell office:value-type="float" office:value="30005" calcext:value-type="float">
            <text:p>30005</text:p>
          </table:table-cell>
          <table:table-cell table:number-columns-repeated="4"/>
        </table:table-row>
        <table:table-row table:style-name="ro1">
          <table:table-cell office:value-type="float" office:value="30006" calcext:value-type="float">
            <text:p>30006</text:p>
          </table:table-cell>
          <table:table-cell table:number-columns-repeated="4"/>
        </table:table-row>
        <table:table-row table:style-name="ro1">
          <table:table-cell office:value-type="float" office:value="30007" calcext:value-type="float">
            <text:p>30007</text:p>
          </table:table-cell>
          <table:table-cell table:number-columns-repeated="4"/>
        </table:table-row>
        <table:table-row table:style-name="ro1">
          <table:table-cell office:value-type="float" office:value="30008" calcext:value-type="float">
            <text:p>30008</text:p>
          </table:table-cell>
          <table:table-cell table:number-columns-repeated="4"/>
        </table:table-row>
        <table:table-row table:style-name="ro1">
          <table:table-cell office:value-type="float" office:value="30009" calcext:value-type="float">
            <text:p>30009</text:p>
          </table:table-cell>
          <table:table-cell table:number-columns-repeated="4"/>
        </table:table-row>
        <table:table-row table:style-name="ro1">
          <table:table-cell office:value-type="float" office:value="30010" calcext:value-type="float">
            <text:p>30010</text:p>
          </table:table-cell>
          <table:table-cell table:number-columns-repeated="4"/>
        </table:table-row>
        <table:table-row table:style-name="ro1">
          <table:table-cell office:value-type="float" office:value="30011" calcext:value-type="float">
            <text:p>30011</text:p>
          </table:table-cell>
          <table:table-cell table:number-columns-repeated="4"/>
        </table:table-row>
        <table:table-row table:style-name="ro1">
          <table:table-cell office:value-type="float" office:value="30012" calcext:value-type="float">
            <text:p>30012</text:p>
          </table:table-cell>
          <table:table-cell table:number-columns-repeated="4"/>
        </table:table-row>
        <table:table-row table:style-name="ro1">
          <table:table-cell office:value-type="float" office:value="30013" calcext:value-type="float">
            <text:p>30013</text:p>
          </table:table-cell>
          <table:table-cell table:number-columns-repeated="4"/>
        </table:table-row>
        <table:table-row table:style-name="ro1">
          <table:table-cell office:value-type="float" office:value="30014" calcext:value-type="float">
            <text:p>30014</text:p>
          </table:table-cell>
          <table:table-cell table:number-columns-repeated="4"/>
        </table:table-row>
        <table:table-row table:style-name="ro1">
          <table:table-cell office:value-type="float" office:value="30015" calcext:value-type="float">
            <text:p>30015</text:p>
          </table:table-cell>
          <table:table-cell table:number-columns-repeated="4"/>
        </table:table-row>
        <table:table-row table:style-name="ro1">
          <table:table-cell office:value-type="float" office:value="30016" calcext:value-type="float">
            <text:p>30016</text:p>
          </table:table-cell>
          <table:table-cell table:number-columns-repeated="4"/>
        </table:table-row>
        <table:table-row table:style-name="ro1">
          <table:table-cell office:value-type="float" office:value="30017" calcext:value-type="float">
            <text:p>30017</text:p>
          </table:table-cell>
          <table:table-cell table:number-columns-repeated="4"/>
        </table:table-row>
        <table:table-row table:style-name="ro1">
          <table:table-cell office:value-type="float" office:value="30018" calcext:value-type="float">
            <text:p>30018</text:p>
          </table:table-cell>
          <table:table-cell table:number-columns-repeated="4"/>
        </table:table-row>
        <table:table-row table:style-name="ro1">
          <table:table-cell office:value-type="float" office:value="30019" calcext:value-type="float">
            <text:p>30019</text:p>
          </table:table-cell>
          <table:table-cell table:number-columns-repeated="4"/>
        </table:table-row>
        <table:table-row table:style-name="ro1">
          <table:table-cell office:value-type="float" office:value="30020" calcext:value-type="float">
            <text:p>30020</text:p>
          </table:table-cell>
          <table:table-cell table:number-columns-repeated="4"/>
        </table:table-row>
        <table:table-row table:style-name="ro1">
          <table:table-cell office:value-type="float" office:value="30021" calcext:value-type="float">
            <text:p>30021</text:p>
          </table:table-cell>
          <table:table-cell table:number-columns-repeated="4"/>
        </table:table-row>
        <table:table-row table:style-name="ro1">
          <table:table-cell office:value-type="float" office:value="30022" calcext:value-type="float">
            <text:p>30022</text:p>
          </table:table-cell>
          <table:table-cell table:number-columns-repeated="4"/>
        </table:table-row>
        <table:table-row table:style-name="ro1">
          <table:table-cell office:value-type="float" office:value="30023" calcext:value-type="float">
            <text:p>30023</text:p>
          </table:table-cell>
          <table:table-cell table:number-columns-repeated="4"/>
        </table:table-row>
        <table:table-row table:style-name="ro1">
          <table:table-cell office:value-type="float" office:value="30024" calcext:value-type="float">
            <text:p>30024</text:p>
          </table:table-cell>
          <table:table-cell table:number-columns-repeated="4"/>
        </table:table-row>
        <table:table-row table:style-name="ro1">
          <table:table-cell office:value-type="float" office:value="30025" calcext:value-type="float">
            <text:p>30025</text:p>
          </table:table-cell>
          <table:table-cell table:number-columns-repeated="4"/>
        </table:table-row>
        <table:table-row table:style-name="ro1">
          <table:table-cell office:value-type="float" office:value="30026" calcext:value-type="float">
            <text:p>30026</text:p>
          </table:table-cell>
          <table:table-cell table:number-columns-repeated="4"/>
        </table:table-row>
        <table:table-row table:style-name="ro1">
          <table:table-cell office:value-type="float" office:value="40001" calcext:value-type="float">
            <text:p>40001</text:p>
          </table:table-cell>
          <table:table-cell table:number-columns-repeated="4"/>
        </table:table-row>
        <table:table-row table:style-name="ro1">
          <table:table-cell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40003" calcext:value-type="float">
            <text:p>40003</text:p>
          </table:table-cell>
          <table:table-cell table:number-columns-repeated="4"/>
        </table:table-row>
        <table:table-row table:style-name="ro1">
          <table:table-cell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40005" calcext:value-type="float">
            <text:p>40005</text:p>
          </table:table-cell>
          <table:table-cell table:number-columns-repeated="4"/>
        </table:table-row>
        <table:table-row table:style-name="ro1">
          <table:table-cell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40007" calcext:value-type="float">
            <text:p>40007</text:p>
          </table:table-cell>
          <table:table-cell table:number-columns-repeated="4"/>
        </table:table-row>
        <table:table-row table:style-name="ro1">
          <table:table-cell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40009" calcext:value-type="float">
            <text:p>40009</text:p>
          </table:table-cell>
          <table:table-cell table:number-columns-repeated="4"/>
        </table:table-row>
        <table:table-row table:style-name="ro1">
          <table:table-cell office:value-type="float" office:value="40010" calcext:value-type="float">
            <text:p>40010</text:p>
          </table:table-cell>
          <table:table-cell table:number-columns-repeated="4"/>
        </table:table-row>
        <table:table-row table:style-name="ro1">
          <table:table-cell office:value-type="float" office:value="40011" calcext:value-type="float">
            <text:p>40011</text:p>
          </table:table-cell>
          <table:table-cell table:number-columns-repeated="4"/>
        </table:table-row>
        <table:table-row table:style-name="ro1">
          <table:table-cell office:value-type="float" office:value="40012" calcext:value-type="float">
            <text:p>40012</text:p>
          </table:table-cell>
          <table:table-cell table:number-columns-repeated="4"/>
        </table:table-row>
        <table:table-row table:style-name="ro1">
          <table:table-cell office:value-type="float" office:value="40013" calcext:value-type="float">
            <text:p>40013</text:p>
          </table:table-cell>
          <table:table-cell table:number-columns-repeated="4"/>
        </table:table-row>
        <table:table-row table:style-name="ro1">
          <table:table-cell office:value-type="float" office:value="40014" calcext:value-type="float">
            <text:p>40014</text:p>
          </table:table-cell>
          <table:table-cell table:number-columns-repeated="4"/>
        </table:table-row>
        <table:table-row table:style-name="ro1">
          <table:table-cell office:value-type="float" office:value="40015" calcext:value-type="float">
            <text:p>40015</text:p>
          </table:table-cell>
          <table:table-cell table:number-columns-repeated="4"/>
        </table:table-row>
        <table:table-row table:style-name="ro1">
          <table:table-cell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40017" calcext:value-type="float">
            <text:p>40017</text:p>
          </table:table-cell>
          <table:table-cell table:number-columns-repeated="4"/>
        </table:table-row>
        <table:table-row table:style-name="ro1">
          <table:table-cell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40020" calcext:value-type="float">
            <text:p>40020</text:p>
          </table:table-cell>
          <table:table-cell table:number-columns-repeated="4"/>
        </table:table-row>
        <table:table-row table:style-name="ro1">
          <table:table-cell office:value-type="float" office:value="40021" calcext:value-type="float">
            <text:p>40021</text:p>
          </table:table-cell>
          <table:table-cell table:number-columns-repeated="4"/>
        </table:table-row>
        <table:table-row table:style-name="ro1">
          <table:table-cell office:value-type="float" office:value="40022" calcext:value-type="float">
            <text:p>40022</text:p>
          </table:table-cell>
          <table:table-cell table:number-columns-repeated="4"/>
        </table:table-row>
        <table:table-row table:style-name="ro1">
          <table:table-cell office:value-type="float" office:value="40023" calcext:value-type="float">
            <text:p>40023</text:p>
          </table:table-cell>
          <table:table-cell table:number-columns-repeated="4"/>
        </table:table-row>
        <table:table-row table:style-name="ro1">
          <table:table-cell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40026" calcext:value-type="float">
            <text:p>40026</text:p>
          </table:table-cell>
          <table:table-cell table:number-columns-repeated="4"/>
        </table:table-row>
        <table:table-row table:style-name="ro1">
          <table:table-cell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50001" calcext:value-type="float">
            <text:p>50001</text:p>
          </table:table-cell>
          <table:table-cell table:number-columns-repeated="4"/>
        </table:table-row>
        <table:table-row table:style-name="ro1">
          <table:table-cell office:value-type="float" office:value="50002" calcext:value-type="float">
            <text:p>50002</text:p>
          </table:table-cell>
          <table:table-cell table:number-columns-repeated="4"/>
        </table:table-row>
        <table:table-row table:style-name="ro1">
          <table:table-cell office:value-type="float" office:value="50003" calcext:value-type="float">
            <text:p>50003</text:p>
          </table:table-cell>
          <table:table-cell table:number-columns-repeated="4"/>
        </table:table-row>
        <table:table-row table:style-name="ro1">
          <table:table-cell office:value-type="float" office:value="50004" calcext:value-type="float">
            <text:p>50004</text:p>
          </table:table-cell>
          <table:table-cell table:number-columns-repeated="4"/>
        </table:table-row>
        <table:table-row table:style-name="ro1">
          <table:table-cell office:value-type="float" office:value="50005" calcext:value-type="float">
            <text:p>50005</text:p>
          </table:table-cell>
          <table:table-cell table:number-columns-repeated="4"/>
        </table:table-row>
        <table:table-row table:style-name="ro1">
          <table:table-cell office:value-type="float" office:value="50006" calcext:value-type="float">
            <text:p>50006</text:p>
          </table:table-cell>
          <table:table-cell table:number-columns-repeated="4"/>
        </table:table-row>
        <table:table-row table:style-name="ro1">
          <table:table-cell office:value-type="float" office:value="50008" calcext:value-type="float">
            <text:p>50008</text:p>
          </table:table-cell>
          <table:table-cell table:number-columns-repeated="4"/>
        </table:table-row>
        <table:table-row table:style-name="ro1">
          <table:table-cell office:value-type="float" office:value="50009" calcext:value-type="float">
            <text:p>50009</text:p>
          </table:table-cell>
          <table:table-cell table:number-columns-repeated="4"/>
        </table:table-row>
        <table:table-row table:style-name="ro1">
          <table:table-cell office:value-type="float" office:value="50010" calcext:value-type="float">
            <text:p>50010</text:p>
          </table:table-cell>
          <table:table-cell table:number-columns-repeated="4"/>
        </table:table-row>
        <table:table-row table:style-name="ro1">
          <table:table-cell office:value-type="float" office:value="50011" calcext:value-type="float">
            <text:p>50011</text:p>
          </table:table-cell>
          <table:table-cell table:number-columns-repeated="4"/>
        </table:table-row>
        <table:table-row table:style-name="ro1">
          <table:table-cell office:value-type="float" office:value="50012" calcext:value-type="float">
            <text:p>50012</text:p>
          </table:table-cell>
          <table:table-cell table:number-columns-repeated="4"/>
        </table:table-row>
        <table:table-row table:style-name="ro1">
          <table:table-cell office:value-type="float" office:value="50013" calcext:value-type="float">
            <text:p>50013</text:p>
          </table:table-cell>
          <table:table-cell table:number-columns-repeated="4"/>
        </table:table-row>
        <table:table-row table:style-name="ro1">
          <table:table-cell office:value-type="float" office:value="50014" calcext:value-type="float">
            <text:p>50014</text:p>
          </table:table-cell>
          <table:table-cell table:number-columns-repeated="4"/>
        </table:table-row>
        <table:table-row table:style-name="ro1">
          <table:table-cell office:value-type="float" office:value="50015" calcext:value-type="float">
            <text:p>50015</text:p>
          </table:table-cell>
          <table:table-cell table:number-columns-repeated="4"/>
        </table:table-row>
        <table:table-row table:style-name="ro1">
          <table:table-cell office:value-type="float" office:value="50016" calcext:value-type="float">
            <text:p>50016</text:p>
          </table:table-cell>
          <table:table-cell table:number-columns-repeated="4"/>
        </table:table-row>
        <table:table-row table:style-name="ro1">
          <table:table-cell office:value-type="float" office:value="50017" calcext:value-type="float">
            <text:p>50017</text:p>
          </table:table-cell>
          <table:table-cell table:number-columns-repeated="4"/>
        </table:table-row>
        <table:table-row table:style-name="ro1">
          <table:table-cell office:value-type="float" office:value="50018" calcext:value-type="float">
            <text:p>50018</text:p>
          </table:table-cell>
          <table:table-cell table:number-columns-repeated="4"/>
        </table:table-row>
        <table:table-row table:style-name="ro1">
          <table:table-cell office:value-type="float" office:value="50019" calcext:value-type="float">
            <text:p>50019</text:p>
          </table:table-cell>
          <table:table-cell table:number-columns-repeated="4"/>
        </table:table-row>
        <table:table-row table:style-name="ro1">
          <table:table-cell office:value-type="float" office:value="50021" calcext:value-type="float">
            <text:p>50021</text:p>
          </table:table-cell>
          <table:table-cell table:number-columns-repeated="4"/>
        </table:table-row>
        <table:table-row table:style-name="ro1">
          <table:table-cell office:value-type="float" office:value="50022" calcext:value-type="float">
            <text:p>50022</text:p>
          </table:table-cell>
          <table:table-cell table:number-columns-repeated="4"/>
        </table:table-row>
        <table:table-row table:style-name="ro1">
          <table:table-cell office:value-type="float" office:value="50023" calcext:value-type="float">
            <text:p>50023</text:p>
          </table:table-cell>
          <table:table-cell table:number-columns-repeated="4"/>
        </table:table-row>
        <table:table-row table:style-name="ro1">
          <table:table-cell office:value-type="float" office:value="50024" calcext:value-type="float">
            <text:p>50024</text:p>
          </table:table-cell>
          <table:table-cell table:number-columns-repeated="4"/>
        </table:table-row>
        <table:table-row table:style-name="ro1">
          <table:table-cell office:value-type="float" office:value="50025" calcext:value-type="float">
            <text:p>50025</text:p>
          </table:table-cell>
          <table:table-cell table:number-columns-repeated="4"/>
        </table:table-row>
        <table:table-row table:style-name="ro1">
          <table:table-cell office:value-type="float" office:value="50026" calcext:value-type="float">
            <text:p>50026</text:p>
          </table:table-cell>
          <table:table-cell table:number-columns-repeated="4"/>
        </table:table-row>
        <table:table-row table:style-name="ro1">
          <table:table-cell office:value-type="float" office:value="50027" calcext:value-type="float">
            <text:p>50027</text:p>
          </table:table-cell>
          <table:table-cell table:number-columns-repeated="4"/>
        </table:table-row>
        <table:table-row table:style-name="ro1">
          <table:table-cell office:value-type="float" office:value="50028" calcext:value-type="float">
            <text:p>50028</text:p>
          </table:table-cell>
          <table:table-cell table:number-columns-repeated="4"/>
        </table:table-row>
        <table:table-row table:style-name="ro1">
          <table:table-cell office:value-type="float" office:value="50029" calcext:value-type="float">
            <text:p>50029</text:p>
          </table:table-cell>
          <table:table-cell table:number-columns-repeated="4"/>
        </table:table-row>
        <table:table-row table:style-name="ro1">
          <table:table-cell office:value-type="float" office:value="50030" calcext:value-type="float">
            <text:p>50030</text:p>
          </table:table-cell>
          <table:table-cell table:number-columns-repeated="4"/>
        </table:table-row>
        <table:table-row table:style-name="ro1">
          <table:table-cell office:value-type="float" office:value="50031" calcext:value-type="float">
            <text:p>50031</text:p>
          </table:table-cell>
          <table:table-cell table:number-columns-repeated="4"/>
        </table:table-row>
        <table:table-row table:style-name="ro1">
          <table:table-cell office:value-type="float" office:value="50032" calcext:value-type="float">
            <text:p>50032</text:p>
          </table:table-cell>
          <table:table-cell table:number-columns-repeated="4"/>
        </table:table-row>
        <table:table-row table:style-name="ro1">
          <table:table-cell office:value-type="float" office:value="50033" calcext:value-type="float">
            <text:p>50033</text:p>
          </table:table-cell>
          <table:table-cell table:number-columns-repeated="4"/>
        </table:table-row>
        <table:table-row table:style-name="ro1">
          <table:table-cell office:value-type="float" office:value="50034" calcext:value-type="float">
            <text:p>50034</text:p>
          </table:table-cell>
          <table:table-cell table:number-columns-repeated="4"/>
        </table:table-row>
        <table:table-row table:style-name="ro1">
          <table:table-cell office:value-type="float" office:value="50035" calcext:value-type="float">
            <text:p>50035</text:p>
          </table:table-cell>
          <table:table-cell table:number-columns-repeated="4"/>
        </table:table-row>
        <table:table-row table:style-name="ro1">
          <table:table-cell office:value-type="float" office:value="60002" calcext:value-type="float">
            <text:p>60002</text:p>
          </table:table-cell>
          <table:table-cell table:number-columns-repeated="4"/>
        </table:table-row>
        <table:table-row table:style-name="ro1">
          <table:table-cell office:value-type="float" office:value="60003" calcext:value-type="float">
            <text:p>60003</text:p>
          </table:table-cell>
          <table:table-cell table:number-columns-repeated="4"/>
        </table:table-row>
        <table:table-row table:style-name="ro1">
          <table:table-cell office:value-type="float" office:value="60004" calcext:value-type="float">
            <text:p>60004</text:p>
          </table:table-cell>
          <table:table-cell table:number-columns-repeated="4"/>
        </table:table-row>
        <table:table-row table:style-name="ro1">
          <table:table-cell office:value-type="float" office:value="60005" calcext:value-type="float">
            <text:p>60005</text:p>
          </table:table-cell>
          <table:table-cell table:number-columns-repeated="4"/>
        </table:table-row>
        <table:table-row table:style-name="ro1">
          <table:table-cell office:value-type="float" office:value="60006" calcext:value-type="float">
            <text:p>60006</text:p>
          </table:table-cell>
          <table:table-cell table:number-columns-repeated="4"/>
        </table:table-row>
        <table:table-row table:style-name="ro1">
          <table:table-cell office:value-type="float" office:value="60007" calcext:value-type="float">
            <text:p>60007</text:p>
          </table:table-cell>
          <table:table-cell table:number-columns-repeated="4"/>
        </table:table-row>
        <table:table-row table:style-name="ro1">
          <table:table-cell office:value-type="float" office:value="60008" calcext:value-type="float">
            <text:p>60008</text:p>
          </table:table-cell>
          <table:table-cell table:number-columns-repeated="4"/>
        </table:table-row>
        <table:table-row table:style-name="ro1">
          <table:table-cell office:value-type="float" office:value="60009" calcext:value-type="float">
            <text:p>60009</text:p>
          </table:table-cell>
          <table:table-cell table:number-columns-repeated="4"/>
        </table:table-row>
        <table:table-row table:style-name="ro1">
          <table:table-cell office:value-type="float" office:value="60010" calcext:value-type="float">
            <text:p>60010</text:p>
          </table:table-cell>
          <table:table-cell table:number-columns-repeated="4"/>
        </table:table-row>
        <table:table-row table:style-name="ro1">
          <table:table-cell office:value-type="float" office:value="60011" calcext:value-type="float">
            <text:p>60011</text:p>
          </table:table-cell>
          <table:table-cell table:number-columns-repeated="4"/>
        </table:table-row>
        <table:table-row table:style-name="ro1">
          <table:table-cell office:value-type="float" office:value="60012" calcext:value-type="float">
            <text:p>60012</text:p>
          </table:table-cell>
          <table:table-cell table:number-columns-repeated="4"/>
        </table:table-row>
        <table:table-row table:style-name="ro1">
          <table:table-cell office:value-type="float" office:value="60013" calcext:value-type="float">
            <text:p>60013</text:p>
          </table:table-cell>
          <table:table-cell table:number-columns-repeated="4"/>
        </table:table-row>
        <table:table-row table:style-name="ro1">
          <table:table-cell office:value-type="float" office:value="60014" calcext:value-type="float">
            <text:p>60014</text:p>
          </table:table-cell>
          <table:table-cell table:number-columns-repeated="4"/>
        </table:table-row>
        <table:table-row table:style-name="ro1">
          <table:table-cell office:value-type="float" office:value="60016" calcext:value-type="float">
            <text:p>60016</text:p>
          </table:table-cell>
          <table:table-cell table:number-columns-repeated="4"/>
        </table:table-row>
        <table:table-row table:style-name="ro1">
          <table:table-cell office:value-type="float" office:value="60017" calcext:value-type="float">
            <text:p>60017</text:p>
          </table:table-cell>
          <table:table-cell table:number-columns-repeated="4"/>
        </table:table-row>
        <table:table-row table:style-name="ro1">
          <table:table-cell office:value-type="float" office:value="60018" calcext:value-type="float">
            <text:p>60018</text:p>
          </table:table-cell>
          <table:table-cell table:number-columns-repeated="4"/>
        </table:table-row>
        <table:table-row table:style-name="ro1">
          <table:table-cell office:value-type="float" office:value="60019" calcext:value-type="float">
            <text:p>60019</text:p>
          </table:table-cell>
          <table:table-cell table:number-columns-repeated="4"/>
        </table:table-row>
        <table:table-row table:style-name="ro1">
          <table:table-cell office:value-type="float" office:value="60020" calcext:value-type="float">
            <text:p>60020</text:p>
          </table:table-cell>
          <table:table-cell table:number-columns-repeated="4"/>
        </table:table-row>
        <table:table-row table:style-name="ro1">
          <table:table-cell office:value-type="float" office:value="60021" calcext:value-type="float">
            <text:p>60021</text:p>
          </table:table-cell>
          <table:table-cell table:number-columns-repeated="4"/>
        </table:table-row>
        <table:table-row table:style-name="ro1">
          <table:table-cell office:value-type="float" office:value="60022" calcext:value-type="float">
            <text:p>60022</text:p>
          </table:table-cell>
          <table:table-cell table:number-columns-repeated="4"/>
        </table:table-row>
        <table:table-row table:style-name="ro1">
          <table:table-cell office:value-type="float" office:value="60023" calcext:value-type="float">
            <text:p>60023</text:p>
          </table:table-cell>
          <table:table-cell table:number-columns-repeated="4"/>
        </table:table-row>
        <table:table-row table:style-name="ro1">
          <table:table-cell office:value-type="float" office:value="60024" calcext:value-type="float">
            <text:p>60024</text:p>
          </table:table-cell>
          <table:table-cell table:number-columns-repeated="4"/>
        </table:table-row>
        <table:table-row table:style-name="ro1">
          <table:table-cell office:value-type="float" office:value="60025" calcext:value-type="float">
            <text:p>60025</text:p>
          </table:table-cell>
          <table:table-cell table:number-columns-repeated="4"/>
        </table:table-row>
        <table:table-row table:style-name="ro1">
          <table:table-cell office:value-type="float" office:value="60026" calcext:value-type="float">
            <text:p>60026</text:p>
          </table:table-cell>
          <table:table-cell table:number-columns-repeated="4"/>
        </table:table-row>
        <table:table-row table:style-name="ro1">
          <table:table-cell office:value-type="float" office:value="60027" calcext:value-type="float">
            <text:p>60027</text:p>
          </table:table-cell>
          <table:table-cell table:number-columns-repeated="4"/>
        </table:table-row>
        <table:table-row table:style-name="ro1">
          <table:table-cell office:value-type="float" office:value="60028" calcext:value-type="float">
            <text:p>60028</text:p>
          </table:table-cell>
          <table:table-cell table:number-columns-repeated="4"/>
        </table:table-row>
        <table:table-row table:style-name="ro1">
          <table:table-cell office:value-type="float" office:value="60029" calcext:value-type="float">
            <text:p>60029</text:p>
          </table:table-cell>
          <table:table-cell table:number-columns-repeated="4"/>
        </table:table-row>
        <table:table-row table:style-name="ro1">
          <table:table-cell office:value-type="float" office:value="70001" calcext:value-type="float">
            <text:p>70001</text:p>
          </table:table-cell>
          <table:table-cell table:number-columns-repeated="4"/>
        </table:table-row>
        <table:table-row table:style-name="ro1">
          <table:table-cell office:value-type="float" office:value="70002" calcext:value-type="float">
            <text:p>70002</text:p>
          </table:table-cell>
          <table:table-cell table:number-columns-repeated="4"/>
        </table:table-row>
        <table:table-row table:style-name="ro1">
          <table:table-cell office:value-type="float" office:value="70003" calcext:value-type="float">
            <text:p>70003</text:p>
          </table:table-cell>
          <table:table-cell table:number-columns-repeated="4"/>
        </table:table-row>
        <table:table-row table:style-name="ro1">
          <table:table-cell office:value-type="float" office:value="70004" calcext:value-type="float">
            <text:p>70004</text:p>
          </table:table-cell>
          <table:table-cell table:number-columns-repeated="4"/>
        </table:table-row>
        <table:table-row table:style-name="ro1">
          <table:table-cell office:value-type="float" office:value="70005" calcext:value-type="float">
            <text:p>70005</text:p>
          </table:table-cell>
          <table:table-cell table:number-columns-repeated="4"/>
        </table:table-row>
        <table:table-row table:style-name="ro1">
          <table:table-cell office:value-type="float" office:value="70006" calcext:value-type="float">
            <text:p>70006</text:p>
          </table:table-cell>
          <table:table-cell table:number-columns-repeated="4"/>
        </table:table-row>
        <table:table-row table:style-name="ro1">
          <table:table-cell office:value-type="float" office:value="70007" calcext:value-type="float">
            <text:p>70007</text:p>
          </table:table-cell>
          <table:table-cell table:number-columns-repeated="4"/>
        </table:table-row>
        <table:table-row table:style-name="ro1">
          <table:table-cell office:value-type="float" office:value="70008" calcext:value-type="float">
            <text:p>70008</text:p>
          </table:table-cell>
          <table:table-cell table:number-columns-repeated="4"/>
        </table:table-row>
        <table:table-row table:style-name="ro1">
          <table:table-cell office:value-type="float" office:value="70009" calcext:value-type="float">
            <text:p>70009</text:p>
          </table:table-cell>
          <table:table-cell table:number-columns-repeated="4"/>
        </table:table-row>
        <table:table-row table:style-name="ro1">
          <table:table-cell office:value-type="float" office:value="70010" calcext:value-type="float">
            <text:p>70010</text:p>
          </table:table-cell>
          <table:table-cell table:number-columns-repeated="4"/>
        </table:table-row>
        <table:table-row table:style-name="ro1">
          <table:table-cell office:value-type="float" office:value="70011" calcext:value-type="float">
            <text:p>70011</text:p>
          </table:table-cell>
          <table:table-cell table:number-columns-repeated="4"/>
        </table:table-row>
        <table:table-row table:style-name="ro1">
          <table:table-cell office:value-type="float" office:value="70013" calcext:value-type="float">
            <text:p>70013</text:p>
          </table:table-cell>
          <table:table-cell table:number-columns-repeated="4"/>
        </table:table-row>
        <table:table-row table:style-name="ro1">
          <table:table-cell office:value-type="float" office:value="70014" calcext:value-type="float">
            <text:p>70014</text:p>
          </table:table-cell>
          <table:table-cell table:number-columns-repeated="4"/>
        </table:table-row>
        <table:table-row table:style-name="ro1">
          <table:table-cell office:value-type="float" office:value="70015" calcext:value-type="float">
            <text:p>70015</text:p>
          </table:table-cell>
          <table:table-cell table:number-columns-repeated="4"/>
        </table:table-row>
        <table:table-row table:style-name="ro1">
          <table:table-cell office:value-type="float" office:value="70016" calcext:value-type="float">
            <text:p>70016</text:p>
          </table:table-cell>
          <table:table-cell table:number-columns-repeated="4"/>
        </table:table-row>
        <table:table-row table:style-name="ro1">
          <table:table-cell office:value-type="float" office:value="70017" calcext:value-type="float">
            <text:p>70017</text:p>
          </table:table-cell>
          <table:table-cell table:number-columns-repeated="4"/>
        </table:table-row>
        <table:table-row table:style-name="ro1">
          <table:table-cell office:value-type="float" office:value="70018" calcext:value-type="float">
            <text:p>70018</text:p>
          </table:table-cell>
          <table:table-cell table:number-columns-repeated="4"/>
        </table:table-row>
        <table:table-row table:style-name="ro1">
          <table:table-cell office:value-type="float" office:value="70019" calcext:value-type="float">
            <text:p>70019</text:p>
          </table:table-cell>
          <table:table-cell table:number-columns-repeated="4"/>
        </table:table-row>
        <table:table-row table:style-name="ro1">
          <table:table-cell office:value-type="float" office:value="70020" calcext:value-type="float">
            <text:p>70020</text:p>
          </table:table-cell>
          <table:table-cell table:number-columns-repeated="4"/>
        </table:table-row>
        <table:table-row table:style-name="ro1">
          <table:table-cell office:value-type="float" office:value="70021" calcext:value-type="float">
            <text:p>70021</text:p>
          </table:table-cell>
          <table:table-cell table:number-columns-repeated="4"/>
        </table:table-row>
        <table:table-row table:style-name="ro1">
          <table:table-cell office:value-type="float" office:value="70022" calcext:value-type="float">
            <text:p>70022</text:p>
          </table:table-cell>
          <table:table-cell table:number-columns-repeated="4"/>
        </table:table-row>
        <table:table-row table:style-name="ro1">
          <table:table-cell office:value-type="float" office:value="70025" calcext:value-type="float">
            <text:p>70025</text:p>
          </table:table-cell>
          <table:table-cell table:number-columns-repeated="4"/>
        </table:table-row>
        <table:table-row table:style-name="ro1">
          <table:table-cell office:value-type="float" office:value="70026" calcext:value-type="float">
            <text:p>70026</text:p>
          </table:table-cell>
          <table:table-cell table:number-columns-repeated="4"/>
        </table:table-row>
        <table:table-row table:style-name="ro1">
          <table:table-cell office:value-type="float" office:value="70027" calcext:value-type="float">
            <text:p>70027</text:p>
          </table:table-cell>
          <table:table-cell table:number-columns-repeated="4"/>
        </table:table-row>
        <table:table-row table:style-name="ro1">
          <table:table-cell office:value-type="float" office:value="70028" calcext:value-type="float">
            <text:p>70028</text:p>
          </table:table-cell>
          <table:table-cell table:number-columns-repeated="4"/>
        </table:table-row>
        <table:table-row table:style-name="ro1">
          <table:table-cell office:value-type="float" office:value="70029" calcext:value-type="float">
            <text:p>70029</text:p>
          </table:table-cell>
          <table:table-cell table:number-columns-repeated="4"/>
        </table:table-row>
        <table:table-row table:style-name="ro1">
          <table:table-cell office:value-type="float" office:value="70030" calcext:value-type="float">
            <text:p>70030</text:p>
          </table:table-cell>
          <table:table-cell table:number-columns-repeated="4"/>
        </table:table-row>
        <table:table-row table:style-name="ro1">
          <table:table-cell office:value-type="float" office:value="70031" calcext:value-type="float">
            <text:p>70031</text:p>
          </table:table-cell>
          <table:table-cell table:number-columns-repeated="4"/>
        </table:table-row>
        <table:table-row table:style-name="ro1">
          <table:table-cell office:value-type="float" office:value="70033" calcext:value-type="float">
            <text:p>70033</text:p>
          </table:table-cell>
          <table:table-cell table:number-columns-repeated="4"/>
        </table:table-row>
        <table:table-row table:style-name="ro1">
          <table:table-cell office:value-type="float" office:value="70034" calcext:value-type="float">
            <text:p>70034</text:p>
          </table:table-cell>
          <table:table-cell table:number-columns-repeated="4"/>
        </table:table-row>
        <table:table-row table:style-name="ro1">
          <table:table-cell office:value-type="float" office:value="70035" calcext:value-type="float">
            <text:p>70035</text:p>
          </table:table-cell>
          <table:table-cell table:number-columns-repeated="4"/>
        </table:table-row>
        <table:table-row table:style-name="ro1">
          <table:table-cell office:value-type="float" office:value="70036" calcext:value-type="float">
            <text:p>70036</text:p>
          </table:table-cell>
          <table:table-cell table:number-columns-repeated="4"/>
        </table:table-row>
        <table:table-row table:style-name="ro1">
          <table:table-cell office:value-type="float" office:value="70038" calcext:value-type="float">
            <text:p>70038</text:p>
          </table:table-cell>
          <table:table-cell table:number-columns-repeated="4"/>
        </table:table-row>
        <table:table-row table:style-name="ro1">
          <table:table-cell office:value-type="float" office:value="70039" calcext:value-type="float">
            <text:p>70039</text:p>
          </table:table-cell>
          <table:table-cell table:number-columns-repeated="4"/>
        </table:table-row>
        <table:table-row table:style-name="ro1">
          <table:table-cell office:value-type="float" office:value="70040" calcext:value-type="float">
            <text:p>70040</text:p>
          </table:table-cell>
          <table:table-cell table:number-columns-repeated="4"/>
        </table:table-row>
        <table:table-row table:style-name="ro1">
          <table:table-cell office:value-type="float" office:value="70041" calcext:value-type="float">
            <text:p>70041</text:p>
          </table:table-cell>
          <table:table-cell table:number-columns-repeated="4"/>
        </table:table-row>
        <table:table-row table:style-name="ro1">
          <table:table-cell office:value-type="float" office:value="70042" calcext:value-type="float">
            <text:p>70042</text:p>
          </table:table-cell>
          <table:table-cell table:number-columns-repeated="4"/>
        </table:table-row>
        <table:table-row table:style-name="ro1">
          <table:table-cell office:value-type="float" office:value="70043" calcext:value-type="float">
            <text:p>70043</text:p>
          </table:table-cell>
          <table:table-cell table:number-columns-repeated="4"/>
        </table:table-row>
        <table:table-row table:style-name="ro1">
          <table:table-cell office:value-type="float" office:value="70044" calcext:value-type="float">
            <text:p>70044</text:p>
          </table:table-cell>
          <table:table-cell table:number-columns-repeated="4"/>
        </table:table-row>
        <table:table-row table:style-name="ro1">
          <table:table-cell office:value-type="float" office:value="70045" calcext:value-type="float">
            <text:p>70045</text:p>
          </table:table-cell>
          <table:table-cell table:number-columns-repeated="4"/>
        </table:table-row>
        <table:table-row table:style-name="ro1">
          <table:table-cell office:value-type="float" office:value="70046" calcext:value-type="float">
            <text:p>70046</text:p>
          </table:table-cell>
          <table:table-cell table:number-columns-repeated="4"/>
        </table:table-row>
        <table:table-row table:style-name="ro1">
          <table:table-cell office:value-type="float" office:value="70047" calcext:value-type="float">
            <text:p>70047</text:p>
          </table:table-cell>
          <table:table-cell table:number-columns-repeated="4"/>
        </table:table-row>
        <table:table-row table:style-name="ro1">
          <table:table-cell office:value-type="float" office:value="70048" calcext:value-type="float">
            <text:p>70048</text:p>
          </table:table-cell>
          <table:table-cell table:number-columns-repeated="4"/>
        </table:table-row>
        <table:table-row table:style-name="ro1">
          <table:table-cell office:value-type="float" office:value="70049" calcext:value-type="float">
            <text:p>70049</text:p>
          </table:table-cell>
          <table:table-cell table:number-columns-repeated="4"/>
        </table:table-row>
        <table:table-row table:style-name="ro1">
          <table:table-cell office:value-type="float" office:value="70050" calcext:value-type="float">
            <text:p>70050</text:p>
          </table:table-cell>
          <table:table-cell table:number-columns-repeated="4"/>
        </table:table-row>
        <table:table-row table:style-name="ro1">
          <table:table-cell office:value-type="float" office:value="70051" calcext:value-type="float">
            <text:p>70051</text:p>
          </table:table-cell>
          <table:table-cell table:number-columns-repeated="4"/>
        </table:table-row>
        <table:table-row table:style-name="ro1">
          <table:table-cell office:value-type="float" office:value="70052" calcext:value-type="float">
            <text:p>70052</text:p>
          </table:table-cell>
          <table:table-cell table:number-columns-repeated="4"/>
        </table:table-row>
        <table:table-row table:style-name="ro1">
          <table:table-cell office:value-type="float" office:value="70053" calcext:value-type="float">
            <text:p>70053</text:p>
          </table:table-cell>
          <table:table-cell table:number-columns-repeated="4"/>
        </table:table-row>
        <table:table-row table:style-name="ro1">
          <table:table-cell office:value-type="float" office:value="70054" calcext:value-type="float">
            <text:p>70054</text:p>
          </table:table-cell>
          <table:table-cell table:number-columns-repeated="4"/>
        </table:table-row>
        <table:table-row table:style-name="ro1">
          <table:table-cell office:value-type="float" office:value="70055" calcext:value-type="float">
            <text:p>70055</text:p>
          </table:table-cell>
          <table:table-cell table:number-columns-repeated="4"/>
        </table:table-row>
        <table:table-row table:style-name="ro1">
          <table:table-cell office:value-type="float" office:value="70056" calcext:value-type="float">
            <text:p>70056</text:p>
          </table:table-cell>
          <table:table-cell table:number-columns-repeated="4"/>
        </table:table-row>
        <table:table-row table:style-name="ro1">
          <table:table-cell office:value-type="float" office:value="70057" calcext:value-type="float">
            <text:p>70057</text:p>
          </table:table-cell>
          <table:table-cell table:number-columns-repeated="4"/>
        </table:table-row>
        <table:table-row table:style-name="ro1">
          <table:table-cell office:value-type="float" office:value="70058" calcext:value-type="float">
            <text:p>70058</text:p>
          </table:table-cell>
          <table:table-cell table:number-columns-repeated="4"/>
        </table:table-row>
        <table:table-row table:style-name="ro1">
          <table:table-cell office:value-type="float" office:value="70059" calcext:value-type="float">
            <text:p>70059</text:p>
          </table:table-cell>
          <table:table-cell table:number-columns-repeated="4"/>
        </table:table-row>
        <table:table-row table:style-name="ro1">
          <table:table-cell office:value-type="float" office:value="70060" calcext:value-type="float">
            <text:p>70060</text:p>
          </table:table-cell>
          <table:table-cell table:number-columns-repeated="4"/>
        </table:table-row>
        <table:table-row table:style-name="ro1">
          <table:table-cell office:value-type="float" office:value="70061" calcext:value-type="float">
            <text:p>70061</text:p>
          </table:table-cell>
          <table:table-cell table:number-columns-repeated="4"/>
        </table:table-row>
        <table:table-row table:style-name="ro1">
          <table:table-cell office:value-type="float" office:value="70062" calcext:value-type="float">
            <text:p>70062</text:p>
          </table:table-cell>
          <table:table-cell table:number-columns-repeated="4"/>
        </table:table-row>
        <table:table-row table:style-name="ro1">
          <table:table-cell office:value-type="float" office:value="70063" calcext:value-type="float">
            <text:p>70063</text:p>
          </table:table-cell>
          <table:table-cell table:number-columns-repeated="4"/>
        </table:table-row>
        <table:table-row table:style-name="ro1">
          <table:table-cell office:value-type="float" office:value="70064" calcext:value-type="float">
            <text:p>70064</text:p>
          </table:table-cell>
          <table:table-cell table:number-columns-repeated="4"/>
        </table:table-row>
        <table:table-row table:style-name="ro1">
          <table:table-cell office:value-type="float" office:value="70065" calcext:value-type="float">
            <text:p>70065</text:p>
          </table:table-cell>
          <table:table-cell table:number-columns-repeated="4"/>
        </table:table-row>
        <table:table-row table:style-name="ro1">
          <table:table-cell office:value-type="float" office:value="70066" calcext:value-type="float">
            <text:p>70066</text:p>
          </table:table-cell>
          <table:table-cell table:number-columns-repeated="4"/>
        </table:table-row>
        <table:table-row table:style-name="ro1">
          <table:table-cell office:value-type="float" office:value="70067" calcext:value-type="float">
            <text:p>70067</text:p>
          </table:table-cell>
          <table:table-cell table:number-columns-repeated="4"/>
        </table:table-row>
        <table:table-row table:style-name="ro1">
          <table:table-cell office:value-type="float" office:value="70068" calcext:value-type="float">
            <text:p>70068</text:p>
          </table:table-cell>
          <table:table-cell table:number-columns-repeated="4"/>
        </table:table-row>
        <table:table-row table:style-name="ro1">
          <table:table-cell office:value-type="float" office:value="70069" calcext:value-type="float">
            <text:p>70069</text:p>
          </table:table-cell>
          <table:table-cell table:number-columns-repeated="4"/>
        </table:table-row>
        <table:table-row table:style-name="ro1">
          <table:table-cell office:value-type="float" office:value="70070" calcext:value-type="float">
            <text:p>70070</text:p>
          </table:table-cell>
          <table:table-cell table:number-columns-repeated="4"/>
        </table:table-row>
        <table:table-row table:style-name="ro1">
          <table:table-cell office:value-type="float" office:value="70071" calcext:value-type="float">
            <text:p>70071</text:p>
          </table:table-cell>
          <table:table-cell table:number-columns-repeated="4"/>
        </table:table-row>
        <table:table-row table:style-name="ro1">
          <table:table-cell office:value-type="float" office:value="70072" calcext:value-type="float">
            <text:p>70072</text:p>
          </table:table-cell>
          <table:table-cell table:number-columns-repeated="4"/>
        </table:table-row>
        <table:table-row table:style-name="ro1">
          <table:table-cell office:value-type="float" office:value="70074" calcext:value-type="float">
            <text:p>70074</text:p>
          </table:table-cell>
          <table:table-cell table:number-columns-repeated="4"/>
        </table:table-row>
        <table:table-row table:style-name="ro1">
          <table:table-cell office:value-type="float" office:value="70075" calcext:value-type="float">
            <text:p>70075</text:p>
          </table:table-cell>
          <table:table-cell table:number-columns-repeated="4"/>
        </table:table-row>
        <table:table-row table:style-name="ro1">
          <table:table-cell office:value-type="float" office:value="80001" calcext:value-type="float">
            <text:p>80001</text:p>
          </table:table-cell>
          <table:table-cell table:number-columns-repeated="4"/>
        </table:table-row>
        <table:table-row table:style-name="ro1">
          <table:table-cell office:value-type="float" office:value="80002" calcext:value-type="float">
            <text:p>80002</text:p>
          </table:table-cell>
          <table:table-cell table:number-columns-repeated="4"/>
        </table:table-row>
        <table:table-row table:style-name="ro1">
          <table:table-cell office:value-type="float" office:value="80003" calcext:value-type="float">
            <text:p>80003</text:p>
          </table:table-cell>
          <table:table-cell table:number-columns-repeated="4"/>
        </table:table-row>
        <table:table-row table:style-name="ro1">
          <table:table-cell office:value-type="float" office:value="80005" calcext:value-type="float">
            <text:p>80005</text:p>
          </table:table-cell>
          <table:table-cell table:number-columns-repeated="4"/>
        </table:table-row>
        <table:table-row table:style-name="ro1">
          <table:table-cell office:value-type="float" office:value="80006" calcext:value-type="float">
            <text:p>80006</text:p>
          </table:table-cell>
          <table:table-cell table:number-columns-repeated="4"/>
        </table:table-row>
        <table:table-row table:style-name="ro1">
          <table:table-cell office:value-type="float" office:value="80007" calcext:value-type="float">
            <text:p>80007</text:p>
          </table:table-cell>
          <table:table-cell table:number-columns-repeated="4"/>
        </table:table-row>
        <table:table-row table:style-name="ro1">
          <table:table-cell office:value-type="float" office:value="80008" calcext:value-type="float">
            <text:p>80008</text:p>
          </table:table-cell>
          <table:table-cell table:number-columns-repeated="4"/>
        </table:table-row>
        <table:table-row table:style-name="ro1">
          <table:table-cell office:value-type="float" office:value="80009" calcext:value-type="float">
            <text:p>80009</text:p>
          </table:table-cell>
          <table:table-cell table:number-columns-repeated="4"/>
        </table:table-row>
        <table:table-row table:style-name="ro1">
          <table:table-cell office:value-type="float" office:value="80010" calcext:value-type="float">
            <text:p>80010</text:p>
          </table:table-cell>
          <table:table-cell table:number-columns-repeated="4"/>
        </table:table-row>
        <table:table-row table:style-name="ro1">
          <table:table-cell office:value-type="float" office:value="80011" calcext:value-type="float">
            <text:p>80011</text:p>
          </table:table-cell>
          <table:table-cell table:number-columns-repeated="4"/>
        </table:table-row>
        <table:table-row table:style-name="ro1">
          <table:table-cell office:value-type="float" office:value="80012" calcext:value-type="float">
            <text:p>80012</text:p>
          </table:table-cell>
          <table:table-cell table:number-columns-repeated="4"/>
        </table:table-row>
        <table:table-row table:style-name="ro1">
          <table:table-cell office:value-type="float" office:value="80013" calcext:value-type="float">
            <text:p>80013</text:p>
          </table:table-cell>
          <table:table-cell table:number-columns-repeated="4"/>
        </table:table-row>
        <table:table-row table:style-name="ro1">
          <table:table-cell office:value-type="float" office:value="80014" calcext:value-type="float">
            <text:p>80014</text:p>
          </table:table-cell>
          <table:table-cell table:number-columns-repeated="4"/>
        </table:table-row>
        <table:table-row table:style-name="ro1">
          <table:table-cell office:value-type="float" office:value="80015" calcext:value-type="float">
            <text:p>80015</text:p>
          </table:table-cell>
          <table:table-cell table:number-columns-repeated="4"/>
        </table:table-row>
        <table:table-row table:style-name="ro1">
          <table:table-cell office:value-type="float" office:value="80016" calcext:value-type="float">
            <text:p>80016</text:p>
          </table:table-cell>
          <table:table-cell table:number-columns-repeated="4"/>
        </table:table-row>
        <table:table-row table:style-name="ro1">
          <table:table-cell office:value-type="float" office:value="80017" calcext:value-type="float">
            <text:p>80017</text:p>
          </table:table-cell>
          <table:table-cell table:number-columns-repeated="4"/>
        </table:table-row>
        <table:table-row table:style-name="ro1">
          <table:table-cell office:value-type="float" office:value="80018" calcext:value-type="float">
            <text:p>80018</text:p>
          </table:table-cell>
          <table:table-cell table:number-columns-repeated="4"/>
        </table:table-row>
        <table:table-row table:style-name="ro1">
          <table:table-cell office:value-type="float" office:value="80019" calcext:value-type="float">
            <text:p>80019</text:p>
          </table:table-cell>
          <table:table-cell table:number-columns-repeated="4"/>
        </table:table-row>
        <table:table-row table:style-name="ro1">
          <table:table-cell office:value-type="float" office:value="80020" calcext:value-type="float">
            <text:p>80020</text:p>
          </table:table-cell>
          <table:table-cell table:number-columns-repeated="4"/>
        </table:table-row>
        <table:table-row table:style-name="ro1">
          <table:table-cell office:value-type="float" office:value="80021" calcext:value-type="float">
            <text:p>80021</text:p>
          </table:table-cell>
          <table:table-cell table:number-columns-repeated="4"/>
        </table:table-row>
        <table:table-row table:style-name="ro1">
          <table:table-cell office:value-type="float" office:value="80022" calcext:value-type="float">
            <text:p>80022</text:p>
          </table:table-cell>
          <table:table-cell table:number-columns-repeated="4"/>
        </table:table-row>
        <table:table-row table:style-name="ro1">
          <table:table-cell office:value-type="float" office:value="80023" calcext:value-type="float">
            <text:p>80023</text:p>
          </table:table-cell>
          <table:table-cell table:number-columns-repeated="4"/>
        </table:table-row>
        <table:table-row table:style-name="ro1">
          <table:table-cell office:value-type="float" office:value="80024" calcext:value-type="float">
            <text:p>80024</text:p>
          </table:table-cell>
          <table:table-cell table:number-columns-repeated="4"/>
        </table:table-row>
        <table:table-row table:style-name="ro1">
          <table:table-cell office:value-type="float" office:value="80025" calcext:value-type="float">
            <text:p>80025</text:p>
          </table:table-cell>
          <table:table-cell table:number-columns-repeated="4"/>
        </table:table-row>
        <table:table-row table:style-name="ro1">
          <table:table-cell office:value-type="float" office:value="80026" calcext:value-type="float">
            <text:p>80026</text:p>
          </table:table-cell>
          <table:table-cell table:number-columns-repeated="4"/>
        </table:table-row>
        <table:table-row table:style-name="ro1">
          <table:table-cell office:value-type="float" office:value="80027" calcext:value-type="float">
            <text:p>80027</text:p>
          </table:table-cell>
          <table:table-cell table:number-columns-repeated="4"/>
        </table:table-row>
        <table:table-row table:style-name="ro1">
          <table:table-cell office:value-type="float" office:value="80028" calcext:value-type="float">
            <text:p>80028</text:p>
          </table:table-cell>
          <table:table-cell table:number-columns-repeated="4"/>
        </table:table-row>
        <table:table-row table:style-name="ro1">
          <table:table-cell office:value-type="float" office:value="90001" calcext:value-type="float">
            <text:p>90001</text:p>
          </table:table-cell>
          <table:table-cell table:number-columns-repeated="4"/>
        </table:table-row>
        <table:table-row table:style-name="ro1">
          <table:table-cell office:value-type="float" office:value="90002" calcext:value-type="float">
            <text:p>90002</text:p>
          </table:table-cell>
          <table:table-cell table:number-columns-repeated="4"/>
        </table:table-row>
        <table:table-row table:style-name="ro1">
          <table:table-cell office:value-type="float" office:value="90003" calcext:value-type="float">
            <text:p>90003</text:p>
          </table:table-cell>
          <table:table-cell table:number-columns-repeated="4"/>
        </table:table-row>
        <table:table-row table:style-name="ro1">
          <table:table-cell office:value-type="float" office:value="90004" calcext:value-type="float">
            <text:p>90004</text:p>
          </table:table-cell>
          <table:table-cell table:number-columns-repeated="4"/>
        </table:table-row>
        <table:table-row table:style-name="ro1">
          <table:table-cell office:value-type="float" office:value="90005" calcext:value-type="float">
            <text:p>90005</text:p>
          </table:table-cell>
          <table:table-cell table:number-columns-repeated="4"/>
        </table:table-row>
        <table:table-row table:style-name="ro1">
          <table:table-cell office:value-type="float" office:value="90006" calcext:value-type="float">
            <text:p>90006</text:p>
          </table:table-cell>
          <table:table-cell table:number-columns-repeated="4"/>
        </table:table-row>
        <table:table-row table:style-name="ro1">
          <table:table-cell office:value-type="float" office:value="90007" calcext:value-type="float">
            <text:p>90007</text:p>
          </table:table-cell>
          <table:table-cell table:number-columns-repeated="4"/>
        </table:table-row>
        <table:table-row table:style-name="ro1">
          <table:table-cell office:value-type="float" office:value="90008" calcext:value-type="float">
            <text:p>90008</text:p>
          </table:table-cell>
          <table:table-cell table:number-columns-repeated="4"/>
        </table:table-row>
        <table:table-row table:style-name="ro1">
          <table:table-cell office:value-type="float" office:value="90009" calcext:value-type="float">
            <text:p>90009</text:p>
          </table:table-cell>
          <table:table-cell table:number-columns-repeated="4"/>
        </table:table-row>
        <table:table-row table:style-name="ro1">
          <table:table-cell office:value-type="float" office:value="90010" calcext:value-type="float">
            <text:p>90010</text:p>
          </table:table-cell>
          <table:table-cell table:number-columns-repeated="4"/>
        </table:table-row>
        <table:table-row table:style-name="ro1">
          <table:table-cell office:value-type="float" office:value="90011" calcext:value-type="float">
            <text:p>90011</text:p>
          </table:table-cell>
          <table:table-cell table:number-columns-repeated="4"/>
        </table:table-row>
        <table:table-row table:style-name="ro1">
          <table:table-cell office:value-type="float" office:value="90012" calcext:value-type="float">
            <text:p>90012</text:p>
          </table:table-cell>
          <table:table-cell table:number-columns-repeated="4"/>
        </table:table-row>
        <table:table-row table:style-name="ro1">
          <table:table-cell office:value-type="float" office:value="90013" calcext:value-type="float">
            <text:p>90013</text:p>
          </table:table-cell>
          <table:table-cell table:number-columns-repeated="4"/>
        </table:table-row>
        <table:table-row table:style-name="ro1">
          <table:table-cell office:value-type="float" office:value="90014" calcext:value-type="float">
            <text:p>90014</text:p>
          </table:table-cell>
          <table:table-cell table:number-columns-repeated="4"/>
        </table:table-row>
        <table:table-row table:style-name="ro1">
          <table:table-cell office:value-type="float" office:value="90015" calcext:value-type="float">
            <text:p>90015</text:p>
          </table:table-cell>
          <table:table-cell table:number-columns-repeated="4"/>
        </table:table-row>
        <table:table-row table:style-name="ro1">
          <table:table-cell office:value-type="float" office:value="90016" calcext:value-type="float">
            <text:p>90016</text:p>
          </table:table-cell>
          <table:table-cell table:number-columns-repeated="4"/>
        </table:table-row>
        <table:table-row table:style-name="ro1">
          <table:table-cell office:value-type="float" office:value="90017" calcext:value-type="float">
            <text:p>90017</text:p>
          </table:table-cell>
          <table:table-cell table:number-columns-repeated="4"/>
        </table:table-row>
        <table:table-row table:style-name="ro1">
          <table:table-cell office:value-type="float" office:value="90018" calcext:value-type="float">
            <text:p>90018</text:p>
          </table:table-cell>
          <table:table-cell table:number-columns-repeated="4"/>
        </table:table-row>
        <table:table-row table:style-name="ro1">
          <table:table-cell office:value-type="float" office:value="90019" calcext:value-type="float">
            <text:p>90019</text:p>
          </table:table-cell>
          <table:table-cell table:number-columns-repeated="4"/>
        </table:table-row>
        <table:table-row table:style-name="ro1">
          <table:table-cell office:value-type="float" office:value="90020" calcext:value-type="float">
            <text:p>90020</text:p>
          </table:table-cell>
          <table:table-cell table:number-columns-repeated="4"/>
        </table:table-row>
        <table:table-row table:style-name="ro1">
          <table:table-cell office:value-type="float" office:value="90021" calcext:value-type="float">
            <text:p>90021</text:p>
          </table:table-cell>
          <table:table-cell table:number-columns-repeated="4"/>
        </table:table-row>
        <table:table-row table:style-name="ro1">
          <table:table-cell office:value-type="float" office:value="90023" calcext:value-type="float">
            <text:p>90023</text:p>
          </table:table-cell>
          <table:table-cell table:number-columns-repeated="4"/>
        </table:table-row>
        <table:table-row table:style-name="ro1">
          <table:table-cell office:value-type="float" office:value="90024" calcext:value-type="float">
            <text:p>90024</text:p>
          </table:table-cell>
          <table:table-cell table:number-columns-repeated="4"/>
        </table:table-row>
        <table:table-row table:style-name="ro1">
          <table:table-cell office:value-type="float" office:value="90025" calcext:value-type="float">
            <text:p>90025</text:p>
          </table:table-cell>
          <table:table-cell table:number-columns-repeated="4"/>
        </table:table-row>
        <table:table-row table:style-name="ro1">
          <table:table-cell office:value-type="float" office:value="90026" calcext:value-type="float">
            <text:p>90026</text:p>
          </table:table-cell>
          <table:table-cell table:number-columns-repeated="4"/>
        </table:table-row>
        <table:table-row table:style-name="ro1">
          <table:table-cell office:value-type="float" office:value="90027" calcext:value-type="float">
            <text:p>90027</text:p>
          </table:table-cell>
          <table:table-cell table:number-columns-repeated="4"/>
        </table:table-row>
        <table:table-row table:style-name="ro1">
          <table:table-cell office:value-type="float" office:value="90029" calcext:value-type="float">
            <text:p>90029</text:p>
          </table:table-cell>
          <table:table-cell table:number-columns-repeated="4"/>
        </table:table-row>
        <table:table-row table:style-name="ro1">
          <table:table-cell office:value-type="float" office:value="90030" calcext:value-type="float">
            <text:p>90030</text:p>
          </table:table-cell>
          <table:table-cell table:number-columns-repeated="4"/>
        </table:table-row>
        <table:table-row table:style-name="ro1">
          <table:table-cell office:value-type="float" office:value="100001" calcext:value-type="float">
            <text:p>100001</text:p>
          </table:table-cell>
          <table:table-cell table:number-columns-repeated="4"/>
        </table:table-row>
        <table:table-row table:style-name="ro1">
          <table:table-cell office:value-type="float" office:value="100002" calcext:value-type="float">
            <text:p>100002</text:p>
          </table:table-cell>
          <table:table-cell table:number-columns-repeated="4"/>
        </table:table-row>
        <table:table-row table:style-name="ro1">
          <table:table-cell office:value-type="float" office:value="100003" calcext:value-type="float">
            <text:p>100003</text:p>
          </table:table-cell>
          <table:table-cell table:number-columns-repeated="4"/>
        </table:table-row>
        <table:table-row table:style-name="ro1">
          <table:table-cell office:value-type="float" office:value="100004" calcext:value-type="float">
            <text:p>100004</text:p>
          </table:table-cell>
          <table:table-cell table:number-columns-repeated="4"/>
        </table:table-row>
        <table:table-row table:style-name="ro1">
          <table:table-cell office:value-type="float" office:value="100005" calcext:value-type="float">
            <text:p>100005</text:p>
          </table:table-cell>
          <table:table-cell table:number-columns-repeated="4"/>
        </table:table-row>
        <table:table-row table:style-name="ro1">
          <table:table-cell office:value-type="float" office:value="100006" calcext:value-type="float">
            <text:p>100006</text:p>
          </table:table-cell>
          <table:table-cell table:number-columns-repeated="4"/>
        </table:table-row>
        <table:table-row table:style-name="ro1">
          <table:table-cell office:value-type="float" office:value="100007" calcext:value-type="float">
            <text:p>100007</text:p>
          </table:table-cell>
          <table:table-cell table:number-columns-repeated="4"/>
        </table:table-row>
        <table:table-row table:style-name="ro1">
          <table:table-cell office:value-type="float" office:value="100008" calcext:value-type="float">
            <text:p>100008</text:p>
          </table:table-cell>
          <table:table-cell table:number-columns-repeated="4"/>
        </table:table-row>
        <table:table-row table:style-name="ro1">
          <table:table-cell office:value-type="float" office:value="100009" calcext:value-type="float">
            <text:p>100009</text:p>
          </table:table-cell>
          <table:table-cell table:number-columns-repeated="4"/>
        </table:table-row>
        <table:table-row table:style-name="ro1">
          <table:table-cell office:value-type="float" office:value="100010" calcext:value-type="float">
            <text:p>100010</text:p>
          </table:table-cell>
          <table:table-cell table:number-columns-repeated="4"/>
        </table:table-row>
        <table:table-row table:style-name="ro1">
          <table:table-cell office:value-type="float" office:value="100011" calcext:value-type="float">
            <text:p>100011</text:p>
          </table:table-cell>
          <table:table-cell table:number-columns-repeated="4"/>
        </table:table-row>
        <table:table-row table:style-name="ro1">
          <table:table-cell office:value-type="float" office:value="100012" calcext:value-type="float">
            <text:p>100012</text:p>
          </table:table-cell>
          <table:table-cell table:number-columns-repeated="4"/>
        </table:table-row>
        <table:table-row table:style-name="ro1">
          <table:table-cell office:value-type="float" office:value="100013" calcext:value-type="float">
            <text:p>100013</text:p>
          </table:table-cell>
          <table:table-cell table:number-columns-repeated="4"/>
        </table:table-row>
        <table:table-row table:style-name="ro1">
          <table:table-cell office:value-type="float" office:value="100014" calcext:value-type="float">
            <text:p>100014</text:p>
          </table:table-cell>
          <table:table-cell table:number-columns-repeated="4"/>
        </table:table-row>
        <table:table-row table:style-name="ro1">
          <table:table-cell office:value-type="float" office:value="100016" calcext:value-type="float">
            <text:p>100016</text:p>
          </table:table-cell>
          <table:table-cell table:number-columns-repeated="4"/>
        </table:table-row>
        <table:table-row table:style-name="ro1">
          <table:table-cell office:value-type="float" office:value="100017" calcext:value-type="float">
            <text:p>100017</text:p>
          </table:table-cell>
          <table:table-cell table:number-columns-repeated="4"/>
        </table:table-row>
        <table:table-row table:style-name="ro1">
          <table:table-cell office:value-type="float" office:value="100018" calcext:value-type="float">
            <text:p>100018</text:p>
          </table:table-cell>
          <table:table-cell table:number-columns-repeated="4"/>
        </table:table-row>
        <table:table-row table:style-name="ro1">
          <table:table-cell office:value-type="float" office:value="100019" calcext:value-type="float">
            <text:p>100019</text:p>
          </table:table-cell>
          <table:table-cell table:number-columns-repeated="4"/>
        </table:table-row>
        <table:table-row table:style-name="ro1">
          <table:table-cell office:value-type="float" office:value="100020" calcext:value-type="float">
            <text:p>100020</text:p>
          </table:table-cell>
          <table:table-cell table:number-columns-repeated="4"/>
        </table:table-row>
        <table:table-row table:style-name="ro1">
          <table:table-cell office:value-type="float" office:value="100021" calcext:value-type="float">
            <text:p>100021</text:p>
          </table:table-cell>
          <table:table-cell table:number-columns-repeated="4"/>
        </table:table-row>
        <table:table-row table:style-name="ro1">
          <table:table-cell office:value-type="float" office:value="100022" calcext:value-type="float">
            <text:p>100022</text:p>
          </table:table-cell>
          <table:table-cell table:number-columns-repeated="4"/>
        </table:table-row>
        <table:table-row table:style-name="ro1">
          <table:table-cell office:value-type="float" office:value="100024" calcext:value-type="float">
            <text:p>100024</text:p>
          </table:table-cell>
          <table:table-cell table:number-columns-repeated="4"/>
        </table:table-row>
        <table:table-row table:style-name="ro1">
          <table:table-cell office:value-type="float" office:value="100025" calcext:value-type="float">
            <text:p>100025</text:p>
          </table:table-cell>
          <table:table-cell table:number-columns-repeated="4"/>
        </table:table-row>
        <table:table-row table:style-name="ro1">
          <table:table-cell office:value-type="float" office:value="100026" calcext:value-type="float">
            <text:p>100026</text:p>
          </table:table-cell>
          <table:table-cell table:number-columns-repeated="4"/>
        </table:table-row>
        <table:table-row table:style-name="ro1">
          <table:table-cell office:value-type="float" office:value="100027" calcext:value-type="float">
            <text:p>100027</text:p>
          </table:table-cell>
          <table:table-cell table:number-columns-repeated="4"/>
        </table:table-row>
        <table:table-row table:style-name="ro1">
          <table:table-cell office:value-type="float" office:value="100028" calcext:value-type="float">
            <text:p>100028</text:p>
          </table:table-cell>
          <table:table-cell table:number-columns-repeated="4"/>
        </table:table-row>
        <table:table-row table:style-name="ro1">
          <table:table-cell office:value-type="float" office:value="100029" calcext:value-type="float">
            <text:p>100029</text:p>
          </table:table-cell>
          <table:table-cell table:number-columns-repeated="4"/>
        </table:table-row>
        <table:table-row table:style-name="ro1">
          <table:table-cell office:value-type="float" office:value="100030" calcext:value-type="float">
            <text:p>100030</text:p>
          </table:table-cell>
          <table:table-cell table:number-columns-repeated="4"/>
        </table:table-row>
        <table:table-row table:style-name="ro1">
          <table:table-cell office:value-type="float" office:value="100031" calcext:value-type="float">
            <text:p>100031</text:p>
          </table:table-cell>
          <table:table-cell table:number-columns-repeated="4"/>
        </table:table-row>
        <table:table-row table:style-name="ro1">
          <table:table-cell office:value-type="float" office:value="110001" calcext:value-type="float">
            <text:p>110001</text:p>
          </table:table-cell>
          <table:table-cell table:number-columns-repeated="4"/>
        </table:table-row>
        <table:table-row table:style-name="ro1">
          <table:table-cell office:value-type="float" office:value="110002" calcext:value-type="float">
            <text:p>110002</text:p>
          </table:table-cell>
          <table:table-cell table:number-columns-repeated="4"/>
        </table:table-row>
        <table:table-row table:style-name="ro1">
          <table:table-cell office:value-type="float" office:value="110003" calcext:value-type="float">
            <text:p>110003</text:p>
          </table:table-cell>
          <table:table-cell table:number-columns-repeated="4"/>
        </table:table-row>
        <table:table-row table:style-name="ro1">
          <table:table-cell office:value-type="float" office:value="110004" calcext:value-type="float">
            <text:p>110004</text:p>
          </table:table-cell>
          <table:table-cell table:number-columns-repeated="4"/>
        </table:table-row>
        <table:table-row table:style-name="ro1">
          <table:table-cell office:value-type="float" office:value="110005" calcext:value-type="float">
            <text:p>110005</text:p>
          </table:table-cell>
          <table:table-cell table:number-columns-repeated="4"/>
        </table:table-row>
        <table:table-row table:style-name="ro1">
          <table:table-cell office:value-type="float" office:value="110006" calcext:value-type="float">
            <text:p>110006</text:p>
          </table:table-cell>
          <table:table-cell table:number-columns-repeated="4"/>
        </table:table-row>
        <table:table-row table:style-name="ro1">
          <table:table-cell office:value-type="float" office:value="110007" calcext:value-type="float">
            <text:p>110007</text:p>
          </table:table-cell>
          <table:table-cell table:number-columns-repeated="4"/>
        </table:table-row>
        <table:table-row table:style-name="ro1">
          <table:table-cell office:value-type="float" office:value="110008" calcext:value-type="float">
            <text:p>110008</text:p>
          </table:table-cell>
          <table:table-cell table:number-columns-repeated="4"/>
        </table:table-row>
        <table:table-row table:style-name="ro1">
          <table:table-cell office:value-type="float" office:value="110009" calcext:value-type="float">
            <text:p>110009</text:p>
          </table:table-cell>
          <table:table-cell table:number-columns-repeated="4"/>
        </table:table-row>
        <table:table-row table:style-name="ro1">
          <table:table-cell office:value-type="float" office:value="110010" calcext:value-type="float">
            <text:p>110010</text:p>
          </table:table-cell>
          <table:table-cell table:number-columns-repeated="4"/>
        </table:table-row>
        <table:table-row table:style-name="ro1">
          <table:table-cell office:value-type="float" office:value="110011" calcext:value-type="float">
            <text:p>110011</text:p>
          </table:table-cell>
          <table:table-cell table:number-columns-repeated="4"/>
        </table:table-row>
        <table:table-row table:style-name="ro1">
          <table:table-cell office:value-type="float" office:value="110012" calcext:value-type="float">
            <text:p>110012</text:p>
          </table:table-cell>
          <table:table-cell table:number-columns-repeated="4"/>
        </table:table-row>
        <table:table-row table:style-name="ro1">
          <table:table-cell office:value-type="float" office:value="110013" calcext:value-type="float">
            <text:p>110013</text:p>
          </table:table-cell>
          <table:table-cell table:number-columns-repeated="4"/>
        </table:table-row>
        <table:table-row table:style-name="ro1">
          <table:table-cell office:value-type="float" office:value="110014" calcext:value-type="float">
            <text:p>110014</text:p>
          </table:table-cell>
          <table:table-cell table:number-columns-repeated="4"/>
        </table:table-row>
        <table:table-row table:style-name="ro1">
          <table:table-cell office:value-type="float" office:value="110015" calcext:value-type="float">
            <text:p>110015</text:p>
          </table:table-cell>
          <table:table-cell table:number-columns-repeated="4"/>
        </table:table-row>
        <table:table-row table:style-name="ro1">
          <table:table-cell office:value-type="float" office:value="110016" calcext:value-type="float">
            <text:p>110016</text:p>
          </table:table-cell>
          <table:table-cell table:number-columns-repeated="4"/>
        </table:table-row>
        <table:table-row table:style-name="ro1">
          <table:table-cell office:value-type="float" office:value="110017" calcext:value-type="float">
            <text:p>110017</text:p>
          </table:table-cell>
          <table:table-cell table:number-columns-repeated="4"/>
        </table:table-row>
        <table:table-row table:style-name="ro1">
          <table:table-cell office:value-type="float" office:value="110018" calcext:value-type="float">
            <text:p>110018</text:p>
          </table:table-cell>
          <table:table-cell table:number-columns-repeated="4"/>
        </table:table-row>
        <table:table-row table:style-name="ro1">
          <table:table-cell office:value-type="float" office:value="110019" calcext:value-type="float">
            <text:p>110019</text:p>
          </table:table-cell>
          <table:table-cell table:number-columns-repeated="4"/>
        </table:table-row>
        <table:table-row table:style-name="ro1">
          <table:table-cell office:value-type="float" office:value="110020" calcext:value-type="float">
            <text:p>110020</text:p>
          </table:table-cell>
          <table:table-cell table:number-columns-repeated="4"/>
        </table:table-row>
        <table:table-row table:style-name="ro1">
          <table:table-cell office:value-type="float" office:value="110021" calcext:value-type="float">
            <text:p>110021</text:p>
          </table:table-cell>
          <table:table-cell table:number-columns-repeated="4"/>
        </table:table-row>
        <table:table-row table:style-name="ro1">
          <table:table-cell office:value-type="float" office:value="110022" calcext:value-type="float">
            <text:p>110022</text:p>
          </table:table-cell>
          <table:table-cell table:number-columns-repeated="4"/>
        </table:table-row>
        <table:table-row table:style-name="ro1">
          <table:table-cell office:value-type="float" office:value="110023" calcext:value-type="float">
            <text:p>110023</text:p>
          </table:table-cell>
          <table:table-cell table:number-columns-repeated="4"/>
        </table:table-row>
        <table:table-row table:style-name="ro1">
          <table:table-cell office:value-type="float" office:value="110024" calcext:value-type="float">
            <text:p>110024</text:p>
          </table:table-cell>
          <table:table-cell table:number-columns-repeated="4"/>
        </table:table-row>
        <table:table-row table:style-name="ro1">
          <table:table-cell office:value-type="float" office:value="110025" calcext:value-type="float">
            <text:p>110025</text:p>
          </table:table-cell>
          <table:table-cell table:number-columns-repeated="4"/>
        </table:table-row>
        <table:table-row table:style-name="ro1">
          <table:table-cell office:value-type="float" office:value="120001" calcext:value-type="float">
            <text:p>120001</text:p>
          </table:table-cell>
          <table:table-cell table:number-columns-repeated="4"/>
        </table:table-row>
        <table:table-row table:style-name="ro1">
          <table:table-cell office:value-type="float" office:value="120002" calcext:value-type="float">
            <text:p>120002</text:p>
          </table:table-cell>
          <table:table-cell table:number-columns-repeated="4"/>
        </table:table-row>
        <table:table-row table:style-name="ro1">
          <table:table-cell office:value-type="float" office:value="120003" calcext:value-type="float">
            <text:p>120003</text:p>
          </table:table-cell>
          <table:table-cell table:number-columns-repeated="4"/>
        </table:table-row>
        <table:table-row table:style-name="ro1">
          <table:table-cell office:value-type="float" office:value="120004" calcext:value-type="float">
            <text:p>120004</text:p>
          </table:table-cell>
          <table:table-cell table:number-columns-repeated="4"/>
        </table:table-row>
        <table:table-row table:style-name="ro1">
          <table:table-cell office:value-type="float" office:value="120005" calcext:value-type="float">
            <text:p>120005</text:p>
          </table:table-cell>
          <table:table-cell table:number-columns-repeated="4"/>
        </table:table-row>
        <table:table-row table:style-name="ro1">
          <table:table-cell office:value-type="float" office:value="120006" calcext:value-type="float">
            <text:p>120006</text:p>
          </table:table-cell>
          <table:table-cell table:number-columns-repeated="4"/>
        </table:table-row>
        <table:table-row table:style-name="ro1">
          <table:table-cell office:value-type="float" office:value="120008" calcext:value-type="float">
            <text:p>120008</text:p>
          </table:table-cell>
          <table:table-cell table:number-columns-repeated="4"/>
        </table:table-row>
        <table:table-row table:style-name="ro1">
          <table:table-cell office:value-type="float" office:value="120009" calcext:value-type="float">
            <text:p>120009</text:p>
          </table:table-cell>
          <table:table-cell table:number-columns-repeated="4"/>
        </table:table-row>
        <table:table-row table:style-name="ro1">
          <table:table-cell office:value-type="float" office:value="120010" calcext:value-type="float">
            <text:p>120010</text:p>
          </table:table-cell>
          <table:table-cell table:number-columns-repeated="4"/>
        </table:table-row>
        <table:table-row table:style-name="ro1">
          <table:table-cell office:value-type="float" office:value="120011" calcext:value-type="float">
            <text:p>120011</text:p>
          </table:table-cell>
          <table:table-cell table:number-columns-repeated="4"/>
        </table:table-row>
        <table:table-row table:style-name="ro1">
          <table:table-cell office:value-type="float" office:value="120012" calcext:value-type="float">
            <text:p>120012</text:p>
          </table:table-cell>
          <table:table-cell table:number-columns-repeated="4"/>
        </table:table-row>
        <table:table-row table:style-name="ro1">
          <table:table-cell office:value-type="float" office:value="120013" calcext:value-type="float">
            <text:p>120013</text:p>
          </table:table-cell>
          <table:table-cell table:number-columns-repeated="4"/>
        </table:table-row>
        <table:table-row table:style-name="ro1">
          <table:table-cell office:value-type="float" office:value="120014" calcext:value-type="float">
            <text:p>120014</text:p>
          </table:table-cell>
          <table:table-cell table:number-columns-repeated="4"/>
        </table:table-row>
        <table:table-row table:style-name="ro1">
          <table:table-cell office:value-type="float" office:value="120015" calcext:value-type="float">
            <text:p>120015</text:p>
          </table:table-cell>
          <table:table-cell table:number-columns-repeated="4"/>
        </table:table-row>
        <table:table-row table:style-name="ro1">
          <table:table-cell office:value-type="float" office:value="120016" calcext:value-type="float">
            <text:p>120016</text:p>
          </table:table-cell>
          <table:table-cell table:number-columns-repeated="4"/>
        </table:table-row>
        <table:table-row table:style-name="ro1">
          <table:table-cell office:value-type="float" office:value="120017" calcext:value-type="float">
            <text:p>120017</text:p>
          </table:table-cell>
          <table:table-cell table:number-columns-repeated="4"/>
        </table:table-row>
        <table:table-row table:style-name="ro1">
          <table:table-cell office:value-type="float" office:value="120018" calcext:value-type="float">
            <text:p>120018</text:p>
          </table:table-cell>
          <table:table-cell table:number-columns-repeated="4"/>
        </table:table-row>
        <table:table-row table:style-name="ro1">
          <table:table-cell office:value-type="float" office:value="120019" calcext:value-type="float">
            <text:p>120019</text:p>
          </table:table-cell>
          <table:table-cell table:number-columns-repeated="4"/>
        </table:table-row>
        <table:table-row table:style-name="ro1">
          <table:table-cell office:value-type="float" office:value="120020" calcext:value-type="float">
            <text:p>120020</text:p>
          </table:table-cell>
          <table:table-cell table:number-columns-repeated="4"/>
        </table:table-row>
        <table:table-row table:style-name="ro1">
          <table:table-cell office:value-type="float" office:value="120021" calcext:value-type="float">
            <text:p>120021</text:p>
          </table:table-cell>
          <table:table-cell table:number-columns-repeated="4"/>
        </table:table-row>
        <table:table-row table:style-name="ro1">
          <table:table-cell office:value-type="float" office:value="120022" calcext:value-type="float">
            <text:p>120022</text:p>
          </table:table-cell>
          <table:table-cell table:number-columns-repeated="4"/>
        </table:table-row>
        <table:table-row table:style-name="ro1">
          <table:table-cell office:value-type="float" office:value="120023" calcext:value-type="float">
            <text:p>120023</text:p>
          </table:table-cell>
          <table:table-cell table:number-columns-repeated="4"/>
        </table:table-row>
        <table:table-row table:style-name="ro1">
          <table:table-cell office:value-type="float" office:value="120024" calcext:value-type="float">
            <text:p>120024</text:p>
          </table:table-cell>
          <table:table-cell table:number-columns-repeated="4"/>
        </table:table-row>
        <table:table-row table:style-name="ro1">
          <table:table-cell office:value-type="float" office:value="120025" calcext:value-type="float">
            <text:p>120025</text:p>
          </table:table-cell>
          <table:table-cell table:number-columns-repeated="4"/>
        </table:table-row>
        <table:table-row table:style-name="ro1">
          <table:table-cell office:value-type="float" office:value="120026" calcext:value-type="float">
            <text:p>120026</text:p>
          </table:table-cell>
          <table:table-cell table:number-columns-repeated="4"/>
        </table:table-row>
        <table:table-row table:style-name="ro1">
          <table:table-cell office:value-type="float" office:value="120027" calcext:value-type="float">
            <text:p>120027</text:p>
          </table:table-cell>
          <table:table-cell table:number-columns-repeated="4"/>
        </table:table-row>
        <table:table-row table:style-name="ro1">
          <table:table-cell office:value-type="float" office:value="120028" calcext:value-type="float">
            <text:p>120028</text:p>
          </table:table-cell>
          <table:table-cell table:number-columns-repeated="4"/>
        </table:table-row>
        <table:table-row table:style-name="ro1">
          <table:table-cell office:value-type="float" office:value="120029" calcext:value-type="float">
            <text:p>120029</text:p>
          </table:table-cell>
          <table:table-cell table:number-columns-repeated="4"/>
        </table:table-row>
        <table:table-row table:style-name="ro1">
          <table:table-cell office:value-type="float" office:value="120030" calcext:value-type="float">
            <text:p>120030</text:p>
          </table:table-cell>
          <table:table-cell table:number-columns-repeated="4"/>
        </table:table-row>
        <table:table-row table:style-name="ro1">
          <table:table-cell office:value-type="float" office:value="120031" calcext:value-type="float">
            <text:p>120031</text:p>
          </table:table-cell>
          <table:table-cell table:number-columns-repeated="4"/>
        </table:table-row>
        <table:table-row table:style-name="ro1">
          <table:table-cell office:value-type="float" office:value="120032" calcext:value-type="float">
            <text:p>120032</text:p>
          </table:table-cell>
          <table:table-cell table:number-columns-repeated="4"/>
        </table:table-row>
        <table:table-row table:style-name="ro1">
          <table:table-cell office:value-type="float" office:value="120033" calcext:value-type="float">
            <text:p>120033</text:p>
          </table:table-cell>
          <table:table-cell table:number-columns-repeated="4"/>
        </table:table-row>
        <table:table-row table:style-name="ro1">
          <table:table-cell office:value-type="float" office:value="120034" calcext:value-type="float">
            <text:p>120034</text:p>
          </table:table-cell>
          <table:table-cell table:number-columns-repeated="4"/>
        </table:table-row>
        <table:table-row table:style-name="ro1">
          <table:table-cell office:value-type="float" office:value="120035" calcext:value-type="float">
            <text:p>120035</text:p>
          </table:table-cell>
          <table:table-cell table:number-columns-repeated="4"/>
        </table:table-row>
        <table:table-row table:style-name="ro1">
          <table:table-cell office:value-type="float" office:value="120036" calcext:value-type="float">
            <text:p>120036</text:p>
          </table:table-cell>
          <table:table-cell table:number-columns-repeated="4"/>
        </table:table-row>
        <table:table-row table:style-name="ro1">
          <table:table-cell office:value-type="float" office:value="120037" calcext:value-type="float">
            <text:p>120037</text:p>
          </table:table-cell>
          <table:table-cell table:number-columns-repeated="4"/>
        </table:table-row>
        <table:table-row table:style-name="ro1">
          <table:table-cell office:value-type="float" office:value="120038" calcext:value-type="float">
            <text:p>120038</text:p>
          </table:table-cell>
          <table:table-cell table:number-columns-repeated="4"/>
        </table:table-row>
        <table:table-row table:style-name="ro1">
          <table:table-cell office:value-type="float" office:value="120039" calcext:value-type="float">
            <text:p>120039</text:p>
          </table:table-cell>
          <table:table-cell table:number-columns-repeated="4"/>
        </table:table-row>
        <table:table-row table:style-name="ro1">
          <table:table-cell office:value-type="float" office:value="120040" calcext:value-type="float">
            <text:p>120040</text:p>
          </table:table-cell>
          <table:table-cell table:number-columns-repeated="4"/>
        </table:table-row>
        <table:table-row table:style-name="ro1">
          <table:table-cell office:value-type="float" office:value="120041" calcext:value-type="float">
            <text:p>120041</text:p>
          </table:table-cell>
          <table:table-cell table:number-columns-repeated="4"/>
        </table:table-row>
        <table:table-row table:style-name="ro1">
          <table:table-cell office:value-type="float" office:value="120042" calcext:value-type="float">
            <text:p>120042</text:p>
          </table:table-cell>
          <table:table-cell table:number-columns-repeated="4"/>
        </table:table-row>
        <table:table-row table:style-name="ro1">
          <table:table-cell office:value-type="float" office:value="120043" calcext:value-type="float">
            <text:p>120043</text:p>
          </table:table-cell>
          <table:table-cell table:number-columns-repeated="4"/>
        </table:table-row>
        <table:table-row table:style-name="ro1">
          <table:table-cell office:value-type="float" office:value="120044" calcext:value-type="float">
            <text:p>120044</text:p>
          </table:table-cell>
          <table:table-cell table:number-columns-repeated="4"/>
        </table:table-row>
        <table:table-row table:style-name="ro1">
          <table:table-cell office:value-type="float" office:value="120045" calcext:value-type="float">
            <text:p>120045</text:p>
          </table:table-cell>
          <table:table-cell table:number-columns-repeated="4"/>
        </table:table-row>
        <table:table-row table:style-name="ro1">
          <table:table-cell office:value-type="float" office:value="120046" calcext:value-type="float">
            <text:p>120046</text:p>
          </table:table-cell>
          <table:table-cell table:number-columns-repeated="4"/>
        </table:table-row>
        <table:table-row table:style-name="ro1">
          <table:table-cell office:value-type="float" office:value="120047" calcext:value-type="float">
            <text:p>120047</text:p>
          </table:table-cell>
          <table:table-cell table:number-columns-repeated="4"/>
        </table:table-row>
        <table:table-row table:style-name="ro1">
          <table:table-cell office:value-type="float" office:value="120048" calcext:value-type="float">
            <text:p>120048</text:p>
          </table:table-cell>
          <table:table-cell table:number-columns-repeated="4"/>
        </table:table-row>
        <table:table-row table:style-name="ro1">
          <table:table-cell office:value-type="float" office:value="120049" calcext:value-type="float">
            <text:p>120049</text:p>
          </table:table-cell>
          <table:table-cell table:number-columns-repeated="4"/>
        </table:table-row>
        <table:table-row table:style-name="ro1">
          <table:table-cell office:value-type="float" office:value="120050" calcext:value-type="float">
            <text:p>120050</text:p>
          </table:table-cell>
          <table:table-cell table:number-columns-repeated="4"/>
        </table:table-row>
        <table:table-row table:style-name="ro1">
          <table:table-cell office:value-type="float" office:value="120051" calcext:value-type="float">
            <text:p>120051</text:p>
          </table:table-cell>
          <table:table-cell table:number-columns-repeated="4"/>
        </table:table-row>
        <table:table-row table:style-name="ro1">
          <table:table-cell office:value-type="float" office:value="120052" calcext:value-type="float">
            <text:p>120052</text:p>
          </table:table-cell>
          <table:table-cell table:number-columns-repeated="4"/>
        </table:table-row>
        <table:table-row table:style-name="ro1">
          <table:table-cell office:value-type="float" office:value="120053" calcext:value-type="float">
            <text:p>120053</text:p>
          </table:table-cell>
          <table:table-cell table:number-columns-repeated="4"/>
        </table:table-row>
        <table:table-row table:style-name="ro1">
          <table:table-cell office:value-type="float" office:value="120054" calcext:value-type="float">
            <text:p>120054</text:p>
          </table:table-cell>
          <table:table-cell table:number-columns-repeated="4"/>
        </table:table-row>
        <table:table-row table:style-name="ro1">
          <table:table-cell office:value-type="float" office:value="120055" calcext:value-type="float">
            <text:p>120055</text:p>
          </table:table-cell>
          <table:table-cell table:number-columns-repeated="4"/>
        </table:table-row>
        <table:table-row table:style-name="ro1">
          <table:table-cell office:value-type="float" office:value="120056" calcext:value-type="float">
            <text:p>120056</text:p>
          </table:table-cell>
          <table:table-cell table:number-columns-repeated="4"/>
        </table:table-row>
        <table:table-row table:style-name="ro1">
          <table:table-cell office:value-type="float" office:value="120057" calcext:value-type="float">
            <text:p>120057</text:p>
          </table:table-cell>
          <table:table-cell table:number-columns-repeated="4"/>
        </table:table-row>
        <table:table-row table:style-name="ro1">
          <table:table-cell office:value-type="float" office:value="120058" calcext:value-type="float">
            <text:p>120058</text:p>
          </table:table-cell>
          <table:table-cell table:number-columns-repeated="4"/>
        </table:table-row>
        <table:table-row table:style-name="ro1">
          <table:table-cell office:value-type="float" office:value="120059" calcext:value-type="float">
            <text:p>120059</text:p>
          </table:table-cell>
          <table:table-cell table:number-columns-repeated="4"/>
        </table:table-row>
        <table:table-row table:style-name="ro1">
          <table:table-cell office:value-type="float" office:value="120060" calcext:value-type="float">
            <text:p>120060</text:p>
          </table:table-cell>
          <table:table-cell table:number-columns-repeated="4"/>
        </table:table-row>
        <table:table-row table:style-name="ro1">
          <table:table-cell office:value-type="float" office:value="120061" calcext:value-type="float">
            <text:p>120061</text:p>
          </table:table-cell>
          <table:table-cell table:number-columns-repeated="4"/>
        </table:table-row>
        <table:table-row table:style-name="ro1">
          <table:table-cell office:value-type="float" office:value="130001" calcext:value-type="float">
            <text:p>130001</text:p>
          </table:table-cell>
          <table:table-cell table:number-columns-repeated="4"/>
        </table:table-row>
        <table:table-row table:style-name="ro1">
          <table:table-cell office:value-type="float" office:value="130002" calcext:value-type="float">
            <text:p>130002</text:p>
          </table:table-cell>
          <table:table-cell table:number-columns-repeated="4"/>
        </table:table-row>
        <table:table-row table:style-name="ro1">
          <table:table-cell office:value-type="float" office:value="130004" calcext:value-type="float">
            <text:p>130004</text:p>
          </table:table-cell>
          <table:table-cell table:number-columns-repeated="4"/>
        </table:table-row>
        <table:table-row table:style-name="ro1">
          <table:table-cell office:value-type="float" office:value="130005" calcext:value-type="float">
            <text:p>130005</text:p>
          </table:table-cell>
          <table:table-cell table:number-columns-repeated="4"/>
        </table:table-row>
        <table:table-row table:style-name="ro1">
          <table:table-cell office:value-type="float" office:value="130007" calcext:value-type="float">
            <text:p>130007</text:p>
          </table:table-cell>
          <table:table-cell table:number-columns-repeated="4"/>
        </table:table-row>
        <table:table-row table:style-name="ro1">
          <table:table-cell office:value-type="float" office:value="130008" calcext:value-type="float">
            <text:p>130008</text:p>
          </table:table-cell>
          <table:table-cell table:number-columns-repeated="4"/>
        </table:table-row>
        <table:table-row table:style-name="ro1">
          <table:table-cell office:value-type="float" office:value="130009" calcext:value-type="float">
            <text:p>130009</text:p>
          </table:table-cell>
          <table:table-cell table:number-columns-repeated="4"/>
        </table:table-row>
        <table:table-row table:style-name="ro1">
          <table:table-cell office:value-type="float" office:value="130010" calcext:value-type="float">
            <text:p>130010</text:p>
          </table:table-cell>
          <table:table-cell table:number-columns-repeated="4"/>
        </table:table-row>
        <table:table-row table:style-name="ro1">
          <table:table-cell office:value-type="float" office:value="130011" calcext:value-type="float">
            <text:p>130011</text:p>
          </table:table-cell>
          <table:table-cell table:number-columns-repeated="4"/>
        </table:table-row>
        <table:table-row table:style-name="ro1">
          <table:table-cell office:value-type="float" office:value="130012" calcext:value-type="float">
            <text:p>130012</text:p>
          </table:table-cell>
          <table:table-cell table:number-columns-repeated="4"/>
        </table:table-row>
        <table:table-row table:style-name="ro1">
          <table:table-cell office:value-type="float" office:value="130013" calcext:value-type="float">
            <text:p>130013</text:p>
          </table:table-cell>
          <table:table-cell table:number-columns-repeated="4"/>
        </table:table-row>
        <table:table-row table:style-name="ro1">
          <table:table-cell office:value-type="float" office:value="130015" calcext:value-type="float">
            <text:p>130015</text:p>
          </table:table-cell>
          <table:table-cell table:number-columns-repeated="4"/>
        </table:table-row>
        <table:table-row table:style-name="ro1">
          <table:table-cell office:value-type="float" office:value="130016" calcext:value-type="float">
            <text:p>130016</text:p>
          </table:table-cell>
          <table:table-cell table:number-columns-repeated="4"/>
        </table:table-row>
        <table:table-row table:style-name="ro1">
          <table:table-cell office:value-type="float" office:value="130018" calcext:value-type="float">
            <text:p>130018</text:p>
          </table:table-cell>
          <table:table-cell table:number-columns-repeated="4"/>
        </table:table-row>
        <table:table-row table:style-name="ro1">
          <table:table-cell office:value-type="float" office:value="130019" calcext:value-type="float">
            <text:p>130019</text:p>
          </table:table-cell>
          <table:table-cell table:number-columns-repeated="4"/>
        </table:table-row>
        <table:table-row table:style-name="ro1">
          <table:table-cell office:value-type="float" office:value="130020" calcext:value-type="float">
            <text:p>130020</text:p>
          </table:table-cell>
          <table:table-cell table:number-columns-repeated="4"/>
        </table:table-row>
        <table:table-row table:style-name="ro1">
          <table:table-cell office:value-type="float" office:value="130023" calcext:value-type="float">
            <text:p>130023</text:p>
          </table:table-cell>
          <table:table-cell table:number-columns-repeated="4"/>
        </table:table-row>
        <table:table-row table:style-name="ro1">
          <table:table-cell office:value-type="float" office:value="130024" calcext:value-type="float">
            <text:p>130024</text:p>
          </table:table-cell>
          <table:table-cell table:number-columns-repeated="4"/>
        </table:table-row>
        <table:table-row table:style-name="ro1">
          <table:table-cell office:value-type="float" office:value="130025" calcext:value-type="float">
            <text:p>130025</text:p>
          </table:table-cell>
          <table:table-cell table:number-columns-repeated="4"/>
        </table:table-row>
        <table:table-row table:style-name="ro1">
          <table:table-cell office:value-type="float" office:value="130027" calcext:value-type="float">
            <text:p>130027</text:p>
          </table:table-cell>
          <table:table-cell table:number-columns-repeated="4"/>
        </table:table-row>
        <table:table-row table:style-name="ro1">
          <table:table-cell office:value-type="float" office:value="130029" calcext:value-type="float">
            <text:p>130029</text:p>
          </table:table-cell>
          <table:table-cell table:number-columns-repeated="4"/>
        </table:table-row>
        <table:table-row table:style-name="ro1">
          <table:table-cell office:value-type="float" office:value="130030" calcext:value-type="float">
            <text:p>130030</text:p>
          </table:table-cell>
          <table:table-cell table:number-columns-repeated="4"/>
        </table:table-row>
        <table:table-row table:style-name="ro1">
          <table:table-cell office:value-type="float" office:value="130031" calcext:value-type="float">
            <text:p>130031</text:p>
          </table:table-cell>
          <table:table-cell table:number-columns-repeated="4"/>
        </table:table-row>
        <table:table-row table:style-name="ro1">
          <table:table-cell office:value-type="float" office:value="130032" calcext:value-type="float">
            <text:p>130032</text:p>
          </table:table-cell>
          <table:table-cell table:number-columns-repeated="4"/>
        </table:table-row>
        <table:table-row table:style-name="ro1">
          <table:table-cell office:value-type="float" office:value="140001" calcext:value-type="float">
            <text:p>140001</text:p>
          </table:table-cell>
          <table:table-cell table:number-columns-repeated="4"/>
        </table:table-row>
        <table:table-row table:style-name="ro1">
          <table:table-cell office:value-type="float" office:value="140002" calcext:value-type="float">
            <text:p>140002</text:p>
          </table:table-cell>
          <table:table-cell table:number-columns-repeated="4"/>
        </table:table-row>
        <table:table-row table:style-name="ro1">
          <table:table-cell office:value-type="float" office:value="140003" calcext:value-type="float">
            <text:p>140003</text:p>
          </table:table-cell>
          <table:table-cell table:number-columns-repeated="4"/>
        </table:table-row>
        <table:table-row table:style-name="ro1">
          <table:table-cell office:value-type="float" office:value="140004" calcext:value-type="float">
            <text:p>140004</text:p>
          </table:table-cell>
          <table:table-cell table:number-columns-repeated="4"/>
        </table:table-row>
        <table:table-row table:style-name="ro1">
          <table:table-cell office:value-type="float" office:value="140005" calcext:value-type="float">
            <text:p>140005</text:p>
          </table:table-cell>
          <table:table-cell table:number-columns-repeated="4"/>
        </table:table-row>
        <table:table-row table:style-name="ro1">
          <table:table-cell office:value-type="float" office:value="140006" calcext:value-type="float">
            <text:p>140006</text:p>
          </table:table-cell>
          <table:table-cell table:number-columns-repeated="4"/>
        </table:table-row>
        <table:table-row table:style-name="ro1">
          <table:table-cell office:value-type="float" office:value="140007" calcext:value-type="float">
            <text:p>140007</text:p>
          </table:table-cell>
          <table:table-cell table:number-columns-repeated="4"/>
        </table:table-row>
        <table:table-row table:style-name="ro1">
          <table:table-cell office:value-type="float" office:value="140008" calcext:value-type="float">
            <text:p>140008</text:p>
          </table:table-cell>
          <table:table-cell table:number-columns-repeated="4"/>
        </table:table-row>
        <table:table-row table:style-name="ro1">
          <table:table-cell office:value-type="float" office:value="140009" calcext:value-type="float">
            <text:p>140009</text:p>
          </table:table-cell>
          <table:table-cell table:number-columns-repeated="4"/>
        </table:table-row>
        <table:table-row table:style-name="ro1">
          <table:table-cell office:value-type="float" office:value="140011" calcext:value-type="float">
            <text:p>140011</text:p>
          </table:table-cell>
          <table:table-cell table:number-columns-repeated="4"/>
        </table:table-row>
        <table:table-row table:style-name="ro1">
          <table:table-cell office:value-type="float" office:value="140012" calcext:value-type="float">
            <text:p>140012</text:p>
          </table:table-cell>
          <table:table-cell table:number-columns-repeated="4"/>
        </table:table-row>
        <table:table-row table:style-name="ro1">
          <table:table-cell office:value-type="float" office:value="140013" calcext:value-type="float">
            <text:p>140013</text:p>
          </table:table-cell>
          <table:table-cell table:number-columns-repeated="4"/>
        </table:table-row>
        <table:table-row table:style-name="ro1">
          <table:table-cell office:value-type="float" office:value="140014" calcext:value-type="float">
            <text:p>140014</text:p>
          </table:table-cell>
          <table:table-cell table:number-columns-repeated="4"/>
        </table:table-row>
        <table:table-row table:style-name="ro1">
          <table:table-cell office:value-type="float" office:value="140015" calcext:value-type="float">
            <text:p>140015</text:p>
          </table:table-cell>
          <table:table-cell table:number-columns-repeated="4"/>
        </table:table-row>
        <table:table-row table:style-name="ro1">
          <table:table-cell office:value-type="float" office:value="140018" calcext:value-type="float">
            <text:p>140018</text:p>
          </table:table-cell>
          <table:table-cell table:number-columns-repeated="4"/>
        </table:table-row>
        <table:table-row table:style-name="ro1">
          <table:table-cell office:value-type="float" office:value="140019" calcext:value-type="float">
            <text:p>140019</text:p>
          </table:table-cell>
          <table:table-cell table:number-columns-repeated="4"/>
        </table:table-row>
        <table:table-row table:style-name="ro1">
          <table:table-cell office:value-type="float" office:value="140020" calcext:value-type="float">
            <text:p>140020</text:p>
          </table:table-cell>
          <table:table-cell table:number-columns-repeated="4"/>
        </table:table-row>
        <table:table-row table:style-name="ro1">
          <table:table-cell office:value-type="float" office:value="140023" calcext:value-type="float">
            <text:p>140023</text:p>
          </table:table-cell>
          <table:table-cell table:number-columns-repeated="4"/>
        </table:table-row>
        <table:table-row table:style-name="ro1">
          <table:table-cell office:value-type="float" office:value="140024" calcext:value-type="float">
            <text:p>140024</text:p>
          </table:table-cell>
          <table:table-cell table:number-columns-repeated="4"/>
        </table:table-row>
        <table:table-row table:style-name="ro1">
          <table:table-cell office:value-type="float" office:value="140025" calcext:value-type="float">
            <text:p>140025</text:p>
          </table:table-cell>
          <table:table-cell table:number-columns-repeated="4"/>
        </table:table-row>
        <table:table-row table:style-name="ro1">
          <table:table-cell office:value-type="float" office:value="140026" calcext:value-type="float">
            <text:p>140026</text:p>
          </table:table-cell>
          <table:table-cell table:number-columns-repeated="4"/>
        </table:table-row>
        <table:table-row table:style-name="ro1">
          <table:table-cell office:value-type="float" office:value="140027" calcext:value-type="float">
            <text:p>140027</text:p>
          </table:table-cell>
          <table:table-cell table:number-columns-repeated="4"/>
        </table:table-row>
        <table:table-row table:style-name="ro1">
          <table:table-cell office:value-type="float" office:value="140030" calcext:value-type="float">
            <text:p>140030</text:p>
          </table:table-cell>
          <table:table-cell table:number-columns-repeated="4"/>
        </table:table-row>
        <table:table-row table:style-name="ro1">
          <table:table-cell office:value-type="float" office:value="140031" calcext:value-type="float">
            <text:p>140031</text:p>
          </table:table-cell>
          <table:table-cell table:number-columns-repeated="4"/>
        </table:table-row>
        <table:table-row table:style-name="ro1">
          <table:table-cell office:value-type="float" office:value="140032" calcext:value-type="float">
            <text:p>140032</text:p>
          </table:table-cell>
          <table:table-cell table:number-columns-repeated="4"/>
        </table:table-row>
        <table:table-row table:style-name="ro1">
          <table:table-cell office:value-type="float" office:value="140033" calcext:value-type="float">
            <text:p>1400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13:16:25.401097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4:49:44.943614947</meta:creation-date>
    <dc:date>2018-11-11T13:36:26.912920302</dc:date>
    <meta:editing-duration>PT2H49M59S</meta:editing-duration>
    <meta:editing-cycles>5</meta:editing-cycles>
    <meta:generator>LibreOffice/5.1.6.2$Linux_X86_64 LibreOffice_project/10m0$Build-2</meta:generator>
    <meta:document-statistic meta:table-count="2" meta:cell-count="1476" meta:object-count="0"/>
  </office:meta>
</office:document-meta>
</file>